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01be" officeooo:paragraph-rsid="001401be"/>
    </style:style>
    <style:style style:name="P2" style:family="paragraph" style:parent-style-name="Standard">
      <style:text-properties officeooo:rsid="001401be" officeooo:paragraph-rsid="001556d6"/>
    </style:style>
    <style:style style:name="P3" style:family="paragraph" style:parent-style-name="Standard">
      <style:text-properties officeooo:rsid="001401be" officeooo:paragraph-rsid="0017370a"/>
    </style:style>
    <style:style style:name="P4" style:family="paragraph" style:parent-style-name="Standard">
      <style:text-properties officeooo:rsid="001401be" officeooo:paragraph-rsid="0017a0e7"/>
    </style:style>
    <style:style style:name="P5" style:family="paragraph" style:parent-style-name="Standard">
      <style:text-properties officeooo:rsid="001401be" officeooo:paragraph-rsid="0022f836"/>
    </style:style>
    <style:style style:name="P6" style:family="paragraph" style:parent-style-name="Standard">
      <style:text-properties officeooo:rsid="001401be" officeooo:paragraph-rsid="00233050"/>
    </style:style>
    <style:style style:name="P7" style:family="paragraph" style:parent-style-name="Standard">
      <style:text-properties officeooo:rsid="0017370a" officeooo:paragraph-rsid="0017370a"/>
    </style:style>
    <style:style style:name="P8" style:family="paragraph" style:parent-style-name="Standard">
      <style:text-properties officeooo:rsid="00173f5f" officeooo:paragraph-rsid="00173f5f"/>
    </style:style>
    <style:style style:name="P9" style:family="paragraph" style:parent-style-name="Standard">
      <style:text-properties officeooo:rsid="00173f5f" officeooo:paragraph-rsid="001dfdca"/>
    </style:style>
    <style:style style:name="P10" style:family="paragraph" style:parent-style-name="Standard">
      <style:text-properties officeooo:rsid="00173f5f" officeooo:paragraph-rsid="001e27b2"/>
    </style:style>
    <style:style style:name="P11" style:family="paragraph" style:parent-style-name="Standard">
      <style:text-properties officeooo:rsid="0017a0e7" officeooo:paragraph-rsid="0017a0e7"/>
    </style:style>
    <style:style style:name="P12" style:family="paragraph" style:parent-style-name="Standard">
      <style:text-properties officeooo:rsid="0017a0e7" officeooo:paragraph-rsid="001e27b2"/>
    </style:style>
    <style:style style:name="P13" style:family="paragraph" style:parent-style-name="Standard">
      <style:text-properties officeooo:rsid="0016474f" officeooo:paragraph-rsid="001b5125"/>
    </style:style>
    <style:style style:name="P14" style:family="paragraph" style:parent-style-name="Standard">
      <style:text-properties officeooo:rsid="001d6972" officeooo:paragraph-rsid="001d6972"/>
    </style:style>
    <style:style style:name="P15" style:family="paragraph" style:parent-style-name="Standard">
      <style:text-properties officeooo:rsid="001dfdca" officeooo:paragraph-rsid="001dfdca"/>
    </style:style>
    <style:style style:name="P16" style:family="paragraph" style:parent-style-name="Standard">
      <style:text-properties officeooo:rsid="001fe429" officeooo:paragraph-rsid="001401be"/>
    </style:style>
    <style:style style:name="P17" style:family="paragraph" style:parent-style-name="Standard">
      <style:text-properties officeooo:rsid="001fe429" officeooo:paragraph-rsid="00233050"/>
    </style:style>
    <style:style style:name="P18" style:family="paragraph" style:parent-style-name="Standard">
      <style:text-properties officeooo:rsid="00b3bc45" officeooo:paragraph-rsid="0025b4bb"/>
    </style:style>
    <style:style style:name="P19" style:family="paragraph" style:parent-style-name="Standard">
      <style:text-properties officeooo:rsid="00a348dc" officeooo:paragraph-rsid="0025b4bb"/>
    </style:style>
    <style:style style:name="P20" style:family="paragraph" style:parent-style-name="Standard">
      <style:text-properties officeooo:rsid="00a3fdb2" officeooo:paragraph-rsid="0025b4bb"/>
    </style:style>
    <style:style style:name="P21" style:family="paragraph" style:parent-style-name="Standard">
      <style:text-properties officeooo:rsid="00a574c6" officeooo:paragraph-rsid="0025b4bb"/>
    </style:style>
    <style:style style:name="P22" style:family="paragraph" style:parent-style-name="Standard">
      <style:text-properties officeooo:rsid="00a6a1d7" officeooo:paragraph-rsid="0025b4bb"/>
    </style:style>
    <style:style style:name="P23" style:family="paragraph" style:parent-style-name="Standard">
      <style:text-properties officeooo:rsid="00a7f889" officeooo:paragraph-rsid="0025b4bb"/>
    </style:style>
    <style:style style:name="P24" style:family="paragraph" style:parent-style-name="Standard">
      <style:text-properties officeooo:rsid="00a816c7" officeooo:paragraph-rsid="0025b4bb"/>
    </style:style>
    <style:style style:name="P25" style:family="paragraph" style:parent-style-name="Standard">
      <style:text-properties officeooo:rsid="00a9e5d1" officeooo:paragraph-rsid="0025b4bb"/>
    </style:style>
    <style:style style:name="P26" style:family="paragraph" style:parent-style-name="Standard">
      <style:text-properties officeooo:rsid="00aae1a7" officeooo:paragraph-rsid="0025b4bb"/>
    </style:style>
    <style:style style:name="P27" style:family="paragraph" style:parent-style-name="Standard">
      <style:text-properties officeooo:rsid="00ab1234" officeooo:paragraph-rsid="0025b4bb"/>
    </style:style>
    <style:style style:name="P28" style:family="paragraph" style:parent-style-name="Standard">
      <style:text-properties officeooo:rsid="00ac7fb2" officeooo:paragraph-rsid="0025b4bb"/>
    </style:style>
    <style:style style:name="P29" style:family="paragraph" style:parent-style-name="Standard">
      <style:text-properties officeooo:rsid="00ae16dc" officeooo:paragraph-rsid="0025b4bb"/>
    </style:style>
    <style:style style:name="P30" style:family="paragraph" style:parent-style-name="Standard">
      <style:text-properties officeooo:rsid="00aeaaf1" officeooo:paragraph-rsid="0025b4bb"/>
    </style:style>
    <style:style style:name="P31" style:family="paragraph" style:parent-style-name="Standard">
      <style:text-properties officeooo:rsid="00aef52f" officeooo:paragraph-rsid="0025b4bb"/>
    </style:style>
    <style:style style:name="P32" style:family="paragraph" style:parent-style-name="Standard">
      <style:text-properties officeooo:rsid="00aef52f" officeooo:paragraph-rsid="005ead5f"/>
    </style:style>
    <style:style style:name="P33" style:family="paragraph" style:parent-style-name="Standard">
      <style:text-properties officeooo:rsid="00af2ec2" officeooo:paragraph-rsid="0025b4bb"/>
    </style:style>
    <style:style style:name="P34" style:family="paragraph" style:parent-style-name="Standard">
      <style:text-properties officeooo:rsid="00af2ec2" officeooo:paragraph-rsid="004fc4f5"/>
    </style:style>
    <style:style style:name="P35" style:family="paragraph" style:parent-style-name="Standard">
      <style:text-properties officeooo:rsid="00b0a158" officeooo:paragraph-rsid="0025b4bb"/>
    </style:style>
    <style:style style:name="P36" style:family="paragraph" style:parent-style-name="Standard">
      <style:text-properties officeooo:rsid="00b0a158" officeooo:paragraph-rsid="004fc4f5"/>
    </style:style>
    <style:style style:name="P37" style:family="paragraph" style:parent-style-name="Standard">
      <style:text-properties officeooo:rsid="00b47930" officeooo:paragraph-rsid="0025b4bb"/>
    </style:style>
    <style:style style:name="P38" style:family="paragraph" style:parent-style-name="Standard">
      <style:text-properties officeooo:rsid="00b5f4ae" officeooo:paragraph-rsid="0025b4bb"/>
    </style:style>
    <style:style style:name="P39" style:family="paragraph" style:parent-style-name="Standard">
      <style:text-properties officeooo:rsid="00b66133" officeooo:paragraph-rsid="0025b4bb"/>
    </style:style>
    <style:style style:name="P40" style:family="paragraph" style:parent-style-name="Standard">
      <style:text-properties officeooo:rsid="00b6d477" officeooo:paragraph-rsid="0025b4bb"/>
    </style:style>
    <style:style style:name="P41" style:family="paragraph" style:parent-style-name="Standard">
      <style:text-properties officeooo:rsid="00256ac3" officeooo:paragraph-rsid="0025b4bb"/>
    </style:style>
    <style:style style:name="P42" style:family="paragraph" style:parent-style-name="Standard">
      <style:text-properties officeooo:rsid="00b7edd0" officeooo:paragraph-rsid="0025b4bb"/>
    </style:style>
    <style:style style:name="P43" style:family="paragraph" style:parent-style-name="Standard">
      <style:text-properties officeooo:rsid="00b898f0" officeooo:paragraph-rsid="0025b4bb"/>
    </style:style>
    <style:style style:name="P44" style:family="paragraph" style:parent-style-name="Standard">
      <style:text-properties officeooo:rsid="00b8e395" officeooo:paragraph-rsid="0025b4bb"/>
    </style:style>
    <style:style style:name="P45" style:family="paragraph" style:parent-style-name="Standard">
      <style:text-properties officeooo:rsid="00ba33fc" officeooo:paragraph-rsid="0025b4bb"/>
    </style:style>
    <style:style style:name="P46" style:family="paragraph" style:parent-style-name="Standard">
      <style:text-properties officeooo:rsid="00bbf414" officeooo:paragraph-rsid="0025b4bb"/>
    </style:style>
    <style:style style:name="P47" style:family="paragraph" style:parent-style-name="Standard">
      <style:text-properties officeooo:rsid="00bbf414" officeooo:paragraph-rsid="0072d913"/>
    </style:style>
    <style:style style:name="P48" style:family="paragraph" style:parent-style-name="Standard">
      <style:text-properties officeooo:rsid="00bd3075" officeooo:paragraph-rsid="0025b4bb"/>
    </style:style>
    <style:style style:name="P49" style:family="paragraph" style:parent-style-name="Standard">
      <style:text-properties fo:font-style="normal" fo:font-weight="normal" officeooo:rsid="00df2724" officeooo:paragraph-rsid="0026c722" style:font-style-asian="normal" style:font-weight-asian="normal" style:font-style-complex="normal" style:font-weight-complex="normal"/>
    </style:style>
    <style:style style:name="P50" style:family="paragraph" style:parent-style-name="Standard">
      <style:text-properties fo:font-style="normal" fo:font-weight="normal" officeooo:rsid="00baba40" officeooo:paragraph-rsid="0026c722" style:font-style-asian="normal" style:font-weight-asian="normal" style:font-style-complex="normal" style:font-weight-complex="normal"/>
    </style:style>
    <style:style style:name="P51" style:family="paragraph" style:parent-style-name="Standard">
      <style:text-properties fo:font-style="normal" fo:font-weight="normal" officeooo:rsid="00bb28cd" officeooo:paragraph-rsid="0026c722" style:font-style-asian="normal" style:font-weight-asian="normal" style:font-style-complex="normal" style:font-weight-complex="normal"/>
    </style:style>
    <style:style style:name="P52" style:family="paragraph" style:parent-style-name="Standard">
      <style:text-properties fo:font-style="normal" fo:font-weight="normal" officeooo:rsid="00bb973d" officeooo:paragraph-rsid="0026c722" style:font-style-asian="normal" style:font-weight-asian="normal" style:font-style-complex="normal" style:font-weight-complex="normal"/>
    </style:style>
    <style:style style:name="P53" style:family="paragraph" style:parent-style-name="Standard">
      <style:text-properties fo:font-style="normal" fo:font-weight="normal" officeooo:rsid="00bc3d51" officeooo:paragraph-rsid="0026c722" style:font-style-asian="normal" style:font-weight-asian="normal" style:font-style-complex="normal" style:font-weight-complex="normal"/>
    </style:style>
    <style:style style:name="P54" style:family="paragraph" style:parent-style-name="Standard">
      <style:text-properties fo:font-style="normal" fo:font-weight="normal" officeooo:rsid="00bc5286" officeooo:paragraph-rsid="0026c722" style:font-style-asian="normal" style:font-weight-asian="normal" style:font-style-complex="normal" style:font-weight-complex="normal"/>
    </style:style>
    <style:style style:name="P55" style:family="paragraph" style:parent-style-name="Standard">
      <style:text-properties fo:font-style="normal" fo:font-weight="normal" officeooo:rsid="00be12ce" officeooo:paragraph-rsid="0026c722" style:font-style-asian="normal" style:font-weight-asian="normal" style:font-style-complex="normal" style:font-weight-complex="normal"/>
    </style:style>
    <style:style style:name="P56" style:family="paragraph" style:parent-style-name="Standard">
      <style:text-properties fo:font-style="normal" fo:font-weight="normal" officeooo:rsid="00beed92" officeooo:paragraph-rsid="0026c722" style:font-style-asian="normal" style:font-weight-asian="normal" style:font-style-complex="normal" style:font-weight-complex="normal"/>
    </style:style>
    <style:style style:name="P57" style:family="paragraph" style:parent-style-name="Standard">
      <style:text-properties fo:font-style="normal" fo:font-weight="normal" officeooo:rsid="00bf1ee2" officeooo:paragraph-rsid="0026c722" style:font-style-asian="normal" style:font-weight-asian="normal" style:font-style-complex="normal" style:font-weight-complex="normal"/>
    </style:style>
    <style:style style:name="P58" style:family="paragraph" style:parent-style-name="Standard">
      <style:text-properties fo:font-style="normal" fo:font-weight="normal" officeooo:rsid="00bfa8e2" officeooo:paragraph-rsid="0026c722" style:font-style-asian="normal" style:font-weight-asian="normal" style:font-style-complex="normal" style:font-weight-complex="normal"/>
    </style:style>
    <style:style style:name="P59" style:family="paragraph" style:parent-style-name="Standard">
      <style:text-properties fo:font-style="normal" fo:font-weight="normal" officeooo:rsid="00c06aa2" officeooo:paragraph-rsid="0026c722" style:font-style-asian="normal" style:font-weight-asian="normal" style:font-style-complex="normal" style:font-weight-complex="normal"/>
    </style:style>
    <style:style style:name="P60" style:family="paragraph" style:parent-style-name="Standard">
      <style:text-properties fo:font-style="normal" fo:font-weight="normal" officeooo:rsid="00c07ce4" officeooo:paragraph-rsid="0026c722" style:font-style-asian="normal" style:font-weight-asian="normal" style:font-style-complex="normal" style:font-weight-complex="normal"/>
    </style:style>
    <style:style style:name="P61" style:family="paragraph" style:parent-style-name="Standard">
      <style:text-properties fo:font-style="normal" fo:font-weight="normal" officeooo:rsid="00c1e106" officeooo:paragraph-rsid="0026c722" style:font-style-asian="normal" style:font-weight-asian="normal" style:font-style-complex="normal" style:font-weight-complex="normal"/>
    </style:style>
    <style:style style:name="P62" style:family="paragraph" style:parent-style-name="Standard">
      <style:text-properties fo:font-style="normal" fo:font-weight="normal" officeooo:rsid="00c3b218" officeooo:paragraph-rsid="0026c722" style:font-style-asian="normal" style:font-weight-asian="normal" style:font-style-complex="normal" style:font-weight-complex="normal"/>
    </style:style>
    <style:style style:name="P63" style:family="paragraph" style:parent-style-name="Standard">
      <style:text-properties fo:font-style="normal" fo:font-weight="normal" officeooo:rsid="00c42746" officeooo:paragraph-rsid="0026c722" style:font-style-asian="normal" style:font-weight-asian="normal" style:font-style-complex="normal" style:font-weight-complex="normal"/>
    </style:style>
    <style:style style:name="P64" style:family="paragraph" style:parent-style-name="Standard">
      <style:text-properties fo:font-style="normal" fo:font-weight="normal" officeooo:rsid="00c5328e" officeooo:paragraph-rsid="0026c722" style:font-style-asian="normal" style:font-weight-asian="normal" style:font-style-complex="normal" style:font-weight-complex="normal"/>
    </style:style>
    <style:style style:name="P65" style:family="paragraph" style:parent-style-name="Standard">
      <style:text-properties fo:font-style="normal" fo:font-weight="normal" officeooo:rsid="00c6159f" officeooo:paragraph-rsid="0026c722" style:font-style-asian="normal" style:font-weight-asian="normal" style:font-style-complex="normal" style:font-weight-complex="normal"/>
    </style:style>
    <style:style style:name="P66" style:family="paragraph" style:parent-style-name="Standard">
      <style:text-properties fo:font-style="normal" fo:font-weight="normal" officeooo:rsid="00c62521" officeooo:paragraph-rsid="0026c722" style:font-style-asian="normal" style:font-weight-asian="normal" style:font-style-complex="normal" style:font-weight-complex="normal"/>
    </style:style>
    <style:style style:name="P67" style:family="paragraph" style:parent-style-name="Standard">
      <style:text-properties fo:font-style="normal" fo:font-weight="normal" officeooo:rsid="00c7f31c" officeooo:paragraph-rsid="0026c722" style:font-style-asian="normal" style:font-weight-asian="normal" style:font-style-complex="normal" style:font-weight-complex="normal"/>
    </style:style>
    <style:style style:name="P68" style:family="paragraph" style:parent-style-name="Standard">
      <style:text-properties fo:font-style="normal" fo:font-weight="normal" officeooo:rsid="00c959e7" officeooo:paragraph-rsid="0026c722" style:font-style-asian="normal" style:font-weight-asian="normal" style:font-style-complex="normal" style:font-weight-complex="normal"/>
    </style:style>
    <style:style style:name="P69" style:family="paragraph" style:parent-style-name="Standard">
      <style:text-properties fo:font-style="normal" fo:font-weight="normal" officeooo:rsid="00ca7979" officeooo:paragraph-rsid="0026c722" style:font-style-asian="normal" style:font-weight-asian="normal" style:font-style-complex="normal" style:font-weight-complex="normal"/>
    </style:style>
    <style:style style:name="P70" style:family="paragraph" style:parent-style-name="Standard">
      <style:text-properties fo:font-style="normal" fo:font-weight="normal" officeooo:rsid="00cb4f3c" officeooo:paragraph-rsid="0026c722" style:font-style-asian="normal" style:font-weight-asian="normal" style:font-style-complex="normal" style:font-weight-complex="normal"/>
    </style:style>
    <style:style style:name="P71" style:family="paragraph" style:parent-style-name="Standard">
      <style:text-properties fo:font-style="normal" fo:font-weight="normal" officeooo:rsid="00cd3c99" officeooo:paragraph-rsid="0026c722" style:font-style-asian="normal" style:font-weight-asian="normal" style:font-style-complex="normal" style:font-weight-complex="normal"/>
    </style:style>
    <style:style style:name="P72" style:family="paragraph" style:parent-style-name="Standard">
      <style:text-properties fo:font-style="normal" fo:font-weight="normal" officeooo:rsid="00ced52e" officeooo:paragraph-rsid="0026c722" style:font-style-asian="normal" style:font-weight-asian="normal" style:font-style-complex="normal" style:font-weight-complex="normal"/>
    </style:style>
    <style:style style:name="P73" style:family="paragraph" style:parent-style-name="Standard">
      <style:text-properties fo:font-style="normal" fo:font-weight="normal" officeooo:rsid="00cf3102" officeooo:paragraph-rsid="0026c722" style:font-style-asian="normal" style:font-weight-asian="normal" style:font-style-complex="normal" style:font-weight-complex="normal"/>
    </style:style>
    <style:style style:name="P74" style:family="paragraph" style:parent-style-name="Standard">
      <style:text-properties fo:font-style="normal" fo:font-weight="normal" officeooo:rsid="00d0baee" officeooo:paragraph-rsid="0026c722" style:font-style-asian="normal" style:font-weight-asian="normal" style:font-style-complex="normal" style:font-weight-complex="normal"/>
    </style:style>
    <style:style style:name="P75" style:family="paragraph" style:parent-style-name="Standard">
      <style:text-properties fo:font-style="normal" fo:font-weight="normal" officeooo:rsid="00d21297" officeooo:paragraph-rsid="0026c722" style:font-style-asian="normal" style:font-weight-asian="normal" style:font-style-complex="normal" style:font-weight-complex="normal"/>
    </style:style>
    <style:style style:name="P76" style:family="paragraph" style:parent-style-name="Standard">
      <style:text-properties fo:font-style="normal" fo:font-weight="normal" officeooo:rsid="00d32213" officeooo:paragraph-rsid="0026c722" style:font-style-asian="normal" style:font-weight-asian="normal" style:font-style-complex="normal" style:font-weight-complex="normal"/>
    </style:style>
    <style:style style:name="P77" style:family="paragraph" style:parent-style-name="Standard">
      <style:text-properties fo:font-style="normal" fo:font-weight="normal" officeooo:rsid="00d4ff90" officeooo:paragraph-rsid="0026c722" style:font-style-asian="normal" style:font-weight-asian="normal" style:font-style-complex="normal" style:font-weight-complex="normal"/>
    </style:style>
    <style:style style:name="P78" style:family="paragraph" style:parent-style-name="Standard">
      <style:text-properties fo:font-style="normal" fo:font-weight="normal" officeooo:rsid="00d5695d" officeooo:paragraph-rsid="0026c722" style:font-style-asian="normal" style:font-weight-asian="normal" style:font-style-complex="normal" style:font-weight-complex="normal"/>
    </style:style>
    <style:style style:name="P79" style:family="paragraph" style:parent-style-name="Standard">
      <style:text-properties fo:font-style="normal" fo:font-weight="normal" officeooo:rsid="00d69a82" officeooo:paragraph-rsid="0026c722" style:font-style-asian="normal" style:font-weight-asian="normal" style:font-style-complex="normal" style:font-weight-complex="normal"/>
    </style:style>
    <style:style style:name="P80" style:family="paragraph" style:parent-style-name="Standard">
      <style:text-properties fo:font-style="normal" fo:font-weight="normal" officeooo:rsid="00d74017" officeooo:paragraph-rsid="0026c722" style:font-style-asian="normal" style:font-weight-asian="normal" style:font-style-complex="normal" style:font-weight-complex="normal"/>
    </style:style>
    <style:style style:name="P81" style:family="paragraph" style:parent-style-name="Standard">
      <style:text-properties fo:font-style="normal" fo:font-weight="normal" officeooo:rsid="00d80efe" officeooo:paragraph-rsid="0026c722" style:font-style-asian="normal" style:font-weight-asian="normal" style:font-style-complex="normal" style:font-weight-complex="normal"/>
    </style:style>
    <style:style style:name="P82" style:family="paragraph" style:parent-style-name="Standard">
      <style:text-properties fo:font-style="normal" fo:font-weight="normal" officeooo:rsid="00d8ddcf" officeooo:paragraph-rsid="0026c722" style:font-style-asian="normal" style:font-weight-asian="normal" style:font-style-complex="normal" style:font-weight-complex="normal"/>
    </style:style>
    <style:style style:name="P83" style:family="paragraph" style:parent-style-name="Standard">
      <style:text-properties fo:font-style="normal" fo:font-weight="normal" officeooo:rsid="00daa6a3" officeooo:paragraph-rsid="0026c722" style:font-style-asian="normal" style:font-weight-asian="normal" style:font-style-complex="normal" style:font-weight-complex="normal"/>
    </style:style>
    <style:style style:name="P84" style:family="paragraph" style:parent-style-name="Standard">
      <style:text-properties fo:font-style="normal" fo:font-weight="normal" officeooo:rsid="00dc00c2" officeooo:paragraph-rsid="0026c722" style:font-style-asian="normal" style:font-weight-asian="normal" style:font-style-complex="normal" style:font-weight-complex="normal"/>
    </style:style>
    <style:style style:name="P85" style:family="paragraph" style:parent-style-name="Standard">
      <style:text-properties fo:font-style="normal" fo:font-weight="normal" officeooo:rsid="00dc2e96" officeooo:paragraph-rsid="0026c722" style:font-style-asian="normal" style:font-weight-asian="normal" style:font-style-complex="normal" style:font-weight-complex="normal"/>
    </style:style>
    <style:style style:name="P86" style:family="paragraph" style:parent-style-name="Standard">
      <style:text-properties fo:font-style="normal" fo:font-weight="normal" officeooo:rsid="00ddac28" officeooo:paragraph-rsid="0026c722" style:font-style-asian="normal" style:font-weight-asian="normal" style:font-style-complex="normal" style:font-weight-complex="normal"/>
    </style:style>
    <style:style style:name="P87" style:family="paragraph" style:parent-style-name="Standard">
      <style:text-properties fo:font-style="normal" fo:font-weight="normal" officeooo:rsid="00de4846" officeooo:paragraph-rsid="0026c722" style:font-style-asian="normal" style:font-weight-asian="normal" style:font-style-complex="normal" style:font-weight-complex="normal"/>
    </style:style>
    <style:style style:name="P88" style:family="paragraph" style:parent-style-name="Standard">
      <style:text-properties fo:font-style="normal" fo:font-weight="normal" officeooo:rsid="00df10be" officeooo:paragraph-rsid="0026c722" style:font-style-asian="normal" style:font-weight-asian="normal" style:font-style-complex="normal" style:font-weight-complex="normal"/>
    </style:style>
    <style:style style:name="P89" style:family="paragraph" style:parent-style-name="Standard">
      <style:text-properties fo:font-style="normal" fo:font-weight="normal" officeooo:rsid="00df2a53" officeooo:paragraph-rsid="0026c722" style:font-style-asian="normal" style:font-weight-asian="normal" style:font-style-complex="normal" style:font-weight-complex="normal"/>
    </style:style>
    <style:style style:name="P90" style:family="paragraph" style:parent-style-name="Standard">
      <style:text-properties fo:font-style="normal" fo:font-weight="normal" officeooo:rsid="00e05ba7" officeooo:paragraph-rsid="0026c722" style:font-style-asian="normal" style:font-weight-asian="normal" style:font-style-complex="normal" style:font-weight-complex="normal"/>
    </style:style>
    <style:style style:name="P91" style:family="paragraph" style:parent-style-name="Standard">
      <style:text-properties fo:font-style="normal" fo:font-weight="normal" officeooo:rsid="00e0fba5" officeooo:paragraph-rsid="0026c722" style:font-style-asian="normal" style:font-weight-asian="normal" style:font-style-complex="normal" style:font-weight-complex="normal"/>
    </style:style>
    <style:style style:name="P92" style:family="paragraph" style:parent-style-name="Standard">
      <style:text-properties fo:font-style="normal" fo:font-weight="normal" officeooo:rsid="00e2110a" officeooo:paragraph-rsid="0026c722" style:font-style-asian="normal" style:font-weight-asian="normal" style:font-style-complex="normal" style:font-weight-complex="normal"/>
    </style:style>
    <style:style style:name="P93" style:family="paragraph" style:parent-style-name="Standard">
      <style:text-properties fo:font-style="normal" fo:font-weight="normal" officeooo:rsid="00e31d4d" officeooo:paragraph-rsid="0026c722" style:font-style-asian="normal" style:font-weight-asian="normal" style:font-style-complex="normal" style:font-weight-complex="normal"/>
    </style:style>
    <style:style style:name="P94" style:family="paragraph" style:parent-style-name="Standard">
      <style:text-properties fo:font-style="normal" fo:font-weight="normal" officeooo:rsid="00e34393" officeooo:paragraph-rsid="0026c722" style:font-style-asian="normal" style:font-weight-asian="normal" style:font-style-complex="normal" style:font-weight-complex="normal"/>
    </style:style>
    <style:style style:name="P95" style:family="paragraph" style:parent-style-name="Standard">
      <style:text-properties fo:font-style="normal" fo:font-weight="normal" officeooo:rsid="00e3a954" officeooo:paragraph-rsid="0026c722" style:font-style-asian="normal" style:font-weight-asian="normal" style:font-style-complex="normal" style:font-weight-complex="normal"/>
    </style:style>
    <style:style style:name="P96" style:family="paragraph" style:parent-style-name="Standard">
      <style:text-properties fo:font-style="normal" fo:font-weight="normal" officeooo:rsid="00e723e2" officeooo:paragraph-rsid="0026c722" style:font-style-asian="normal" style:font-weight-asian="normal" style:font-style-complex="normal" style:font-weight-complex="normal"/>
    </style:style>
    <style:style style:name="P97" style:family="paragraph" style:parent-style-name="Standard">
      <style:text-properties fo:font-style="normal" fo:font-weight="normal" officeooo:rsid="00e3abcc" officeooo:paragraph-rsid="0026c722" style:font-style-asian="normal" style:font-weight-asian="normal" style:font-style-complex="normal" style:font-weight-complex="normal"/>
    </style:style>
    <style:style style:name="P98" style:family="paragraph" style:parent-style-name="Standard">
      <style:text-properties fo:font-style="normal" fo:font-weight="normal" officeooo:rsid="00e44c6e" officeooo:paragraph-rsid="0026c722" style:font-style-asian="normal" style:font-weight-asian="normal" style:font-style-complex="normal" style:font-weight-complex="normal"/>
    </style:style>
    <style:style style:name="P99" style:family="paragraph" style:parent-style-name="Standard">
      <style:text-properties fo:font-style="normal" fo:font-weight="normal" officeooo:rsid="00e8bf2c" officeooo:paragraph-rsid="0026c722" style:font-style-asian="normal" style:font-weight-asian="normal" style:font-style-complex="normal" style:font-weight-complex="normal"/>
    </style:style>
    <style:style style:name="P100" style:family="paragraph" style:parent-style-name="Standard">
      <style:text-properties fo:font-style="normal" fo:font-weight="normal" officeooo:rsid="00e91b0e" officeooo:paragraph-rsid="0026c722" style:font-style-asian="normal" style:font-weight-asian="normal" style:font-style-complex="normal" style:font-weight-complex="normal"/>
    </style:style>
    <style:style style:name="P101" style:family="paragraph" style:parent-style-name="Standard">
      <style:text-properties fo:font-style="normal" fo:font-weight="normal" officeooo:rsid="00b8738b" officeooo:paragraph-rsid="0026c722" style:font-style-asian="normal" style:font-weight-asian="normal" style:font-style-complex="normal" style:font-weight-complex="normal"/>
    </style:style>
    <style:style style:name="P102" style:family="paragraph" style:parent-style-name="Standard">
      <style:text-properties fo:font-style="normal" fo:font-weight="normal" officeooo:rsid="0089f440" officeooo:paragraph-rsid="0026c722" style:font-style-asian="normal" style:font-weight-asian="normal" style:font-style-complex="normal" style:font-weight-complex="normal"/>
    </style:style>
    <style:style style:name="P103" style:family="paragraph" style:parent-style-name="Standard">
      <style:text-properties fo:font-style="normal" fo:font-weight="normal" officeooo:rsid="008b93d3" officeooo:paragraph-rsid="0026c722" style:font-style-asian="normal" style:font-weight-asian="normal" style:font-style-complex="normal" style:font-weight-complex="normal"/>
    </style:style>
    <style:style style:name="P104" style:family="paragraph" style:parent-style-name="Standard">
      <style:text-properties fo:font-style="normal" fo:font-weight="normal" officeooo:rsid="008bc763" officeooo:paragraph-rsid="0026c722" style:font-style-asian="normal" style:font-weight-asian="normal" style:font-style-complex="normal" style:font-weight-complex="normal"/>
    </style:style>
    <style:style style:name="P105" style:family="paragraph" style:parent-style-name="Standard">
      <style:text-properties fo:font-style="normal" fo:font-weight="normal" officeooo:rsid="008caac0" officeooo:paragraph-rsid="0026c722" style:font-style-asian="normal" style:font-weight-asian="normal" style:font-style-complex="normal" style:font-weight-complex="normal"/>
    </style:style>
    <style:style style:name="P106" style:family="paragraph" style:parent-style-name="Standard">
      <style:text-properties fo:font-style="normal" fo:font-weight="normal" officeooo:rsid="008e58f0" officeooo:paragraph-rsid="0026c722" style:font-style-asian="normal" style:font-weight-asian="normal" style:font-style-complex="normal" style:font-weight-complex="normal"/>
    </style:style>
    <style:style style:name="P107" style:family="paragraph" style:parent-style-name="Standard">
      <style:text-properties fo:font-style="normal" fo:font-weight="normal" officeooo:rsid="008e7984" officeooo:paragraph-rsid="0026c722" style:font-style-asian="normal" style:font-weight-asian="normal" style:font-style-complex="normal" style:font-weight-complex="normal"/>
    </style:style>
    <style:style style:name="P108" style:family="paragraph" style:parent-style-name="Standard">
      <style:text-properties fo:font-style="normal" fo:font-weight="normal" officeooo:rsid="008f11be" officeooo:paragraph-rsid="0026c722" style:font-style-asian="normal" style:font-weight-asian="normal" style:font-style-complex="normal" style:font-weight-complex="normal"/>
    </style:style>
    <style:style style:name="P109" style:family="paragraph" style:parent-style-name="Standard">
      <style:text-properties fo:font-style="normal" fo:font-weight="normal" officeooo:rsid="0090bc77" officeooo:paragraph-rsid="0026c722" style:font-style-asian="normal" style:font-weight-asian="normal" style:font-style-complex="normal" style:font-weight-complex="normal"/>
    </style:style>
    <style:style style:name="P110" style:family="paragraph" style:parent-style-name="Standard">
      <style:text-properties fo:font-style="normal" fo:font-weight="normal" officeooo:rsid="009103ef" officeooo:paragraph-rsid="0026c722" style:font-style-asian="normal" style:font-weight-asian="normal" style:font-style-complex="normal" style:font-weight-complex="normal"/>
    </style:style>
    <style:style style:name="P111" style:family="paragraph" style:parent-style-name="Standard">
      <style:text-properties fo:font-style="normal" fo:font-weight="normal" officeooo:rsid="00922a32" officeooo:paragraph-rsid="0026c722" style:font-style-asian="normal" style:font-weight-asian="normal" style:font-style-complex="normal" style:font-weight-complex="normal"/>
    </style:style>
    <style:style style:name="P112" style:family="paragraph" style:parent-style-name="Standard">
      <style:text-properties fo:font-style="normal" fo:font-weight="normal" officeooo:rsid="0093f470" officeooo:paragraph-rsid="0026c722" style:font-style-asian="normal" style:font-weight-asian="normal" style:font-style-complex="normal" style:font-weight-complex="normal"/>
    </style:style>
    <style:style style:name="P113" style:family="paragraph" style:parent-style-name="Standard">
      <style:text-properties fo:font-style="normal" fo:font-weight="normal" officeooo:rsid="0094c4ae" officeooo:paragraph-rsid="0026c722" style:font-style-asian="normal" style:font-weight-asian="normal" style:font-style-complex="normal" style:font-weight-complex="normal"/>
    </style:style>
    <style:style style:name="P114" style:family="paragraph" style:parent-style-name="Standard">
      <style:text-properties fo:font-style="normal" fo:font-weight="normal" officeooo:rsid="0095061b" officeooo:paragraph-rsid="0026c722" style:font-style-asian="normal" style:font-weight-asian="normal" style:font-style-complex="normal" style:font-weight-complex="normal"/>
    </style:style>
    <style:style style:name="P115" style:family="paragraph" style:parent-style-name="Standard">
      <style:text-properties fo:font-style="normal" fo:font-weight="normal" officeooo:rsid="00960d69" officeooo:paragraph-rsid="0026c722" style:font-style-asian="normal" style:font-weight-asian="normal" style:font-style-complex="normal" style:font-weight-complex="normal"/>
    </style:style>
    <style:style style:name="P116" style:family="paragraph" style:parent-style-name="Standard">
      <style:text-properties fo:font-style="normal" fo:font-weight="normal" officeooo:rsid="009871da" officeooo:paragraph-rsid="0026c722" style:font-style-asian="normal" style:font-weight-asian="normal" style:font-style-complex="normal" style:font-weight-complex="normal"/>
    </style:style>
    <style:style style:name="P117" style:family="paragraph" style:parent-style-name="Standard">
      <style:text-properties fo:font-style="normal" fo:font-weight="normal" officeooo:rsid="0098c8e9" officeooo:paragraph-rsid="0026c722" style:font-style-asian="normal" style:font-weight-asian="normal" style:font-style-complex="normal" style:font-weight-complex="normal"/>
    </style:style>
    <style:style style:name="P118" style:family="paragraph" style:parent-style-name="Standard">
      <style:text-properties fo:font-style="normal" fo:font-weight="normal" officeooo:rsid="009a9276" officeooo:paragraph-rsid="0026c722" style:font-style-asian="normal" style:font-weight-asian="normal" style:font-style-complex="normal" style:font-weight-complex="normal"/>
    </style:style>
    <style:style style:name="P119" style:family="paragraph" style:parent-style-name="Standard">
      <style:text-properties fo:font-style="normal" fo:font-weight="normal" officeooo:rsid="009bf2f1" officeooo:paragraph-rsid="0026c722" style:font-style-asian="normal" style:font-weight-asian="normal" style:font-style-complex="normal" style:font-weight-complex="normal"/>
    </style:style>
    <style:style style:name="P120" style:family="paragraph" style:parent-style-name="Standard">
      <style:text-properties fo:font-style="normal" fo:font-weight="normal" officeooo:rsid="009ce934" officeooo:paragraph-rsid="0026c722" style:font-style-asian="normal" style:font-weight-asian="normal" style:font-style-complex="normal" style:font-weight-complex="normal"/>
    </style:style>
    <style:style style:name="P121" style:family="paragraph" style:parent-style-name="Standard">
      <style:text-properties fo:font-style="normal" fo:font-weight="normal" officeooo:rsid="009e4b4e" officeooo:paragraph-rsid="0026c722" style:font-style-asian="normal" style:font-weight-asian="normal" style:font-style-complex="normal" style:font-weight-complex="normal"/>
    </style:style>
    <style:style style:name="P122" style:family="paragraph" style:parent-style-name="Standard">
      <style:text-properties fo:font-style="normal" fo:font-weight="normal" officeooo:rsid="009fddf6" officeooo:paragraph-rsid="0026c722" style:font-style-asian="normal" style:font-weight-asian="normal" style:font-style-complex="normal" style:font-weight-complex="normal"/>
    </style:style>
    <style:style style:name="P123" style:family="paragraph" style:parent-style-name="Standard">
      <style:text-properties fo:font-style="normal" fo:font-weight="normal" officeooo:rsid="00a18924" officeooo:paragraph-rsid="0026c722" style:font-style-asian="normal" style:font-weight-asian="normal" style:font-style-complex="normal" style:font-weight-complex="normal"/>
    </style:style>
    <style:style style:name="P124" style:family="paragraph" style:parent-style-name="Standard">
      <style:text-properties fo:font-style="normal" fo:font-weight="normal" officeooo:rsid="00a194d5" officeooo:paragraph-rsid="0026c722" style:font-style-asian="normal" style:font-weight-asian="normal" style:font-style-complex="normal" style:font-weight-complex="normal"/>
    </style:style>
    <style:style style:name="P125" style:family="paragraph" style:parent-style-name="Standard">
      <style:text-properties fo:font-style="normal" fo:font-weight="normal" officeooo:rsid="00a3476f" officeooo:paragraph-rsid="0026c722" style:font-style-asian="normal" style:font-weight-asian="normal" style:font-style-complex="normal" style:font-weight-complex="normal"/>
    </style:style>
    <style:style style:name="P126" style:family="paragraph" style:parent-style-name="Standard">
      <style:text-properties fo:font-style="normal" fo:font-weight="normal" officeooo:rsid="00a50baa" officeooo:paragraph-rsid="0026c722" style:font-style-asian="normal" style:font-weight-asian="normal" style:font-style-complex="normal" style:font-weight-complex="normal"/>
    </style:style>
    <style:style style:name="P127" style:family="paragraph" style:parent-style-name="Standard">
      <style:text-properties fo:font-style="normal" fo:font-weight="normal" officeooo:rsid="00a5a4f7" officeooo:paragraph-rsid="0026c722" style:font-style-asian="normal" style:font-weight-asian="normal" style:font-style-complex="normal" style:font-weight-complex="normal"/>
    </style:style>
    <style:style style:name="P128" style:family="paragraph" style:parent-style-name="Standard">
      <style:text-properties fo:font-style="normal" fo:font-weight="normal" officeooo:rsid="00a69fed" officeooo:paragraph-rsid="0026c722" style:font-style-asian="normal" style:font-weight-asian="normal" style:font-style-complex="normal" style:font-weight-complex="normal"/>
    </style:style>
    <style:style style:name="P129" style:family="paragraph" style:parent-style-name="Standard">
      <style:text-properties fo:font-style="normal" fo:font-weight="normal" officeooo:rsid="00a89e7f" officeooo:paragraph-rsid="0026c722" style:font-style-asian="normal" style:font-weight-asian="normal" style:font-style-complex="normal" style:font-weight-complex="normal"/>
    </style:style>
    <style:style style:name="P130" style:family="paragraph" style:parent-style-name="Standard">
      <style:text-properties fo:font-style="normal" fo:font-weight="normal" officeooo:rsid="00a8e669" officeooo:paragraph-rsid="0026c722" style:font-style-asian="normal" style:font-weight-asian="normal" style:font-style-complex="normal" style:font-weight-complex="normal"/>
    </style:style>
    <style:style style:name="P131" style:family="paragraph" style:parent-style-name="Standard">
      <style:text-properties fo:font-style="normal" fo:font-weight="normal" officeooo:rsid="00aa9696" officeooo:paragraph-rsid="0026c722" style:font-style-asian="normal" style:font-weight-asian="normal" style:font-style-complex="normal" style:font-weight-complex="normal"/>
    </style:style>
    <style:style style:name="P132" style:family="paragraph" style:parent-style-name="Standard">
      <style:text-properties fo:font-style="normal" fo:font-weight="normal" officeooo:rsid="00ab051b" officeooo:paragraph-rsid="0026c722" style:font-style-asian="normal" style:font-weight-asian="normal" style:font-style-complex="normal" style:font-weight-complex="normal"/>
    </style:style>
    <style:style style:name="P133" style:family="paragraph" style:parent-style-name="Standard">
      <style:text-properties fo:font-style="normal" fo:font-weight="normal" officeooo:rsid="00ac3564" officeooo:paragraph-rsid="0026c722" style:font-style-asian="normal" style:font-weight-asian="normal" style:font-style-complex="normal" style:font-weight-complex="normal"/>
    </style:style>
    <style:style style:name="P134" style:family="paragraph" style:parent-style-name="Standard">
      <style:text-properties fo:font-style="normal" fo:font-weight="normal" officeooo:rsid="00ad2aa1" officeooo:paragraph-rsid="0026c722" style:font-style-asian="normal" style:font-weight-asian="normal" style:font-style-complex="normal" style:font-weight-complex="normal"/>
    </style:style>
    <style:style style:name="P135" style:family="paragraph" style:parent-style-name="Standard">
      <style:text-properties fo:font-style="normal" fo:font-weight="normal" officeooo:rsid="00ad578b" officeooo:paragraph-rsid="0026c722" style:font-style-asian="normal" style:font-weight-asian="normal" style:font-style-complex="normal" style:font-weight-complex="normal"/>
    </style:style>
    <style:style style:name="P136" style:family="paragraph" style:parent-style-name="Standard">
      <style:text-properties fo:font-style="normal" fo:font-weight="normal" officeooo:rsid="00ad9026" officeooo:paragraph-rsid="0026c722" style:font-style-asian="normal" style:font-weight-asian="normal" style:font-style-complex="normal" style:font-weight-complex="normal"/>
    </style:style>
    <style:style style:name="P137" style:family="paragraph" style:parent-style-name="Standard">
      <style:text-properties fo:font-style="normal" fo:font-weight="normal" officeooo:rsid="00ae6225" officeooo:paragraph-rsid="0026c722" style:font-style-asian="normal" style:font-weight-asian="normal" style:font-style-complex="normal" style:font-weight-complex="normal"/>
    </style:style>
    <style:style style:name="P138" style:family="paragraph" style:parent-style-name="Standard">
      <style:text-properties fo:font-style="normal" fo:font-weight="normal" officeooo:rsid="00af99e7" officeooo:paragraph-rsid="0026c722" style:font-style-asian="normal" style:font-weight-asian="normal" style:font-style-complex="normal" style:font-weight-complex="normal"/>
    </style:style>
    <style:style style:name="P139" style:family="paragraph" style:parent-style-name="Standard">
      <style:text-properties fo:font-style="normal" fo:font-weight="normal" officeooo:rsid="00b0aad5" officeooo:paragraph-rsid="0026c722" style:font-style-asian="normal" style:font-weight-asian="normal" style:font-style-complex="normal" style:font-weight-complex="normal"/>
    </style:style>
    <style:style style:name="P140" style:family="paragraph" style:parent-style-name="Standard">
      <style:text-properties fo:font-style="normal" fo:font-weight="normal" officeooo:rsid="00b297cd" officeooo:paragraph-rsid="0026c722" style:font-style-asian="normal" style:font-weight-asian="normal" style:font-style-complex="normal" style:font-weight-complex="normal"/>
    </style:style>
    <style:style style:name="P141" style:family="paragraph" style:parent-style-name="Standard">
      <style:text-properties fo:font-style="normal" fo:font-weight="normal" officeooo:rsid="00b35b45" officeooo:paragraph-rsid="0026c722" style:font-style-asian="normal" style:font-weight-asian="normal" style:font-style-complex="normal" style:font-weight-complex="normal"/>
    </style:style>
    <style:style style:name="P142" style:family="paragraph" style:parent-style-name="Standard">
      <style:text-properties fo:font-style="normal" fo:font-weight="normal" officeooo:rsid="00b3a8f8" officeooo:paragraph-rsid="0026c722" style:font-style-asian="normal" style:font-weight-asian="normal" style:font-style-complex="normal" style:font-weight-complex="normal"/>
    </style:style>
    <style:style style:name="P143" style:family="paragraph" style:parent-style-name="Standard">
      <style:text-properties fo:font-style="normal" fo:font-weight="normal" officeooo:rsid="00b4368a" officeooo:paragraph-rsid="0026c722" style:font-style-asian="normal" style:font-weight-asian="normal" style:font-style-complex="normal" style:font-weight-complex="normal"/>
    </style:style>
    <style:style style:name="P144" style:family="paragraph" style:parent-style-name="Standard">
      <style:text-properties fo:font-style="normal" fo:font-weight="normal" officeooo:rsid="00b52a76" officeooo:paragraph-rsid="0026c722" style:font-style-asian="normal" style:font-weight-asian="normal" style:font-style-complex="normal" style:font-weight-complex="normal"/>
    </style:style>
    <style:style style:name="P145" style:family="paragraph" style:parent-style-name="Standard">
      <style:text-properties fo:font-style="normal" fo:font-weight="normal" officeooo:rsid="00b68f85" officeooo:paragraph-rsid="0026c722" style:font-style-asian="normal" style:font-weight-asian="normal" style:font-style-complex="normal" style:font-weight-complex="normal"/>
    </style:style>
    <style:style style:name="P146" style:family="paragraph" style:parent-style-name="Standard">
      <style:text-properties fo:font-style="normal" fo:font-weight="normal" officeooo:rsid="00b82bb6" officeooo:paragraph-rsid="0026c722" style:font-style-asian="normal" style:font-weight-asian="normal" style:font-style-complex="normal" style:font-weight-complex="normal"/>
    </style:style>
    <style:style style:name="P147" style:family="paragraph" style:parent-style-name="Standard">
      <style:text-properties fo:font-style="normal" fo:font-weight="normal" officeooo:rsid="00a2024d" officeooo:paragraph-rsid="0026c722" style:font-style-asian="normal" style:font-weight-asian="normal" style:font-style-complex="normal" style:font-weight-complex="normal"/>
    </style:style>
    <style:style style:name="P148" style:family="paragraph" style:parent-style-name="Standard">
      <style:text-properties fo:font-style="normal" fo:font-weight="normal" officeooo:rsid="00759f38" officeooo:paragraph-rsid="0026c722" style:font-style-asian="normal" style:font-weight-asian="normal" style:font-style-complex="normal" style:font-weight-complex="normal"/>
    </style:style>
    <style:style style:name="P149" style:family="paragraph" style:parent-style-name="Standard">
      <style:text-properties fo:font-style="normal" fo:font-weight="normal" officeooo:rsid="0075e34b" officeooo:paragraph-rsid="0026c722" style:font-style-asian="normal" style:font-weight-asian="normal" style:font-style-complex="normal" style:font-weight-complex="normal"/>
    </style:style>
    <style:style style:name="P150" style:family="paragraph" style:parent-style-name="Standard">
      <style:text-properties fo:font-style="normal" fo:font-weight="normal" officeooo:rsid="007620b7" officeooo:paragraph-rsid="0026c722" style:font-style-asian="normal" style:font-weight-asian="normal" style:font-style-complex="normal" style:font-weight-complex="normal"/>
    </style:style>
    <style:style style:name="P151" style:family="paragraph" style:parent-style-name="Standard">
      <style:text-properties fo:font-style="normal" fo:font-weight="normal" officeooo:rsid="00774718" officeooo:paragraph-rsid="0026c722" style:font-style-asian="normal" style:font-weight-asian="normal" style:font-style-complex="normal" style:font-weight-complex="normal"/>
    </style:style>
    <style:style style:name="P152" style:family="paragraph" style:parent-style-name="Standard">
      <style:text-properties fo:font-style="normal" fo:font-weight="normal" officeooo:rsid="00775c75" officeooo:paragraph-rsid="0026c722" style:font-style-asian="normal" style:font-weight-asian="normal" style:font-style-complex="normal" style:font-weight-complex="normal"/>
    </style:style>
    <style:style style:name="P153" style:family="paragraph" style:parent-style-name="Standard">
      <style:text-properties fo:font-style="normal" fo:font-weight="normal" officeooo:rsid="00786989" officeooo:paragraph-rsid="0026c722" style:font-style-asian="normal" style:font-weight-asian="normal" style:font-style-complex="normal" style:font-weight-complex="normal"/>
    </style:style>
    <style:style style:name="P154" style:family="paragraph" style:parent-style-name="Standard">
      <style:text-properties fo:font-style="normal" fo:font-weight="normal" officeooo:rsid="007911df" officeooo:paragraph-rsid="0026c722" style:font-style-asian="normal" style:font-weight-asian="normal" style:font-style-complex="normal" style:font-weight-complex="normal"/>
    </style:style>
    <style:style style:name="P155" style:family="paragraph" style:parent-style-name="Standard">
      <style:text-properties fo:font-style="normal" fo:font-weight="normal" officeooo:rsid="00795d59" officeooo:paragraph-rsid="0026c722" style:font-style-asian="normal" style:font-weight-asian="normal" style:font-style-complex="normal" style:font-weight-complex="normal"/>
    </style:style>
    <style:style style:name="P156" style:family="paragraph" style:parent-style-name="Standard">
      <style:text-properties fo:font-style="normal" fo:font-weight="normal" officeooo:rsid="00799e32" officeooo:paragraph-rsid="0026c722" style:font-style-asian="normal" style:font-weight-asian="normal" style:font-style-complex="normal" style:font-weight-complex="normal"/>
    </style:style>
    <style:style style:name="P157" style:family="paragraph" style:parent-style-name="Standard">
      <style:text-properties fo:font-style="normal" fo:font-weight="normal" officeooo:rsid="007b7bc2" officeooo:paragraph-rsid="0026c722" style:font-style-asian="normal" style:font-weight-asian="normal" style:font-style-complex="normal" style:font-weight-complex="normal"/>
    </style:style>
    <style:style style:name="P158" style:family="paragraph" style:parent-style-name="Standard">
      <style:text-properties fo:font-style="normal" fo:font-weight="normal" officeooo:rsid="007c3514" officeooo:paragraph-rsid="0026c722" style:font-style-asian="normal" style:font-weight-asian="normal" style:font-style-complex="normal" style:font-weight-complex="normal"/>
    </style:style>
    <style:style style:name="P159" style:family="paragraph" style:parent-style-name="Standard">
      <style:text-properties fo:font-style="normal" fo:font-weight="normal" officeooo:rsid="007d587b" officeooo:paragraph-rsid="0026c722" style:font-style-asian="normal" style:font-weight-asian="normal" style:font-style-complex="normal" style:font-weight-complex="normal"/>
    </style:style>
    <style:style style:name="P160" style:family="paragraph" style:parent-style-name="Standard">
      <style:text-properties fo:font-style="normal" fo:font-weight="normal" officeooo:rsid="007eb22d" officeooo:paragraph-rsid="0026c722" style:font-style-asian="normal" style:font-weight-asian="normal" style:font-style-complex="normal" style:font-weight-complex="normal"/>
    </style:style>
    <style:style style:name="P161" style:family="paragraph" style:parent-style-name="Standard">
      <style:text-properties fo:font-style="normal" fo:font-weight="normal" officeooo:rsid="0081ecd3" officeooo:paragraph-rsid="0026c722" style:font-style-asian="normal" style:font-weight-asian="normal" style:font-style-complex="normal" style:font-weight-complex="normal"/>
    </style:style>
    <style:style style:name="P162" style:family="paragraph" style:parent-style-name="Standard">
      <style:text-properties fo:font-style="normal" fo:font-weight="normal" officeooo:rsid="007f10d0" officeooo:paragraph-rsid="0026c722" style:font-style-asian="normal" style:font-weight-asian="normal" style:font-style-complex="normal" style:font-weight-complex="normal"/>
    </style:style>
    <style:style style:name="P163" style:family="paragraph" style:parent-style-name="Standard">
      <style:text-properties fo:font-style="normal" fo:font-weight="normal" officeooo:rsid="007f6ec7" officeooo:paragraph-rsid="0026c722" style:font-style-asian="normal" style:font-weight-asian="normal" style:font-style-complex="normal" style:font-weight-complex="normal"/>
    </style:style>
    <style:style style:name="P164" style:family="paragraph" style:parent-style-name="Standard">
      <style:text-properties fo:font-style="normal" fo:font-weight="normal" officeooo:rsid="008040eb" officeooo:paragraph-rsid="0026c722" style:font-style-asian="normal" style:font-weight-asian="normal" style:font-style-complex="normal" style:font-weight-complex="normal"/>
    </style:style>
    <style:style style:name="P165" style:family="paragraph" style:parent-style-name="Standard">
      <style:text-properties fo:font-style="normal" fo:font-weight="normal" officeooo:rsid="0089eeff" officeooo:paragraph-rsid="0026c722" style:font-style-asian="normal" style:font-weight-asian="normal" style:font-style-complex="normal" style:font-weight-complex="normal"/>
    </style:style>
    <style:style style:name="P166" style:family="paragraph" style:parent-style-name="Standard">
      <style:text-properties fo:font-style="normal" fo:font-weight="normal" officeooo:rsid="008adad3" officeooo:paragraph-rsid="0026c722" style:font-style-asian="normal" style:font-weight-asian="normal" style:font-style-complex="normal" style:font-weight-complex="normal"/>
    </style:style>
    <style:style style:name="P167" style:family="paragraph" style:parent-style-name="Standard">
      <style:text-properties fo:font-style="normal" fo:font-weight="normal" officeooo:rsid="0088a3c9" officeooo:paragraph-rsid="0026c722" style:font-style-asian="normal" style:font-weight-asian="normal" style:font-style-complex="normal" style:font-weight-complex="normal"/>
    </style:style>
    <style:style style:name="P168" style:family="paragraph" style:parent-style-name="Standard">
      <style:text-properties fo:font-style="normal" fo:font-weight="normal" officeooo:rsid="0088a3c9" officeooo:paragraph-rsid="0065fa3f" style:font-style-asian="normal" style:font-weight-asian="normal" style:font-style-complex="normal" style:font-weight-complex="normal"/>
    </style:style>
    <style:style style:name="P169" style:family="paragraph" style:parent-style-name="Standard">
      <style:text-properties fo:font-style="normal" fo:font-weight="normal" officeooo:rsid="0088a3c9" officeooo:paragraph-rsid="00673bd9" style:font-style-asian="normal" style:font-weight-asian="normal" style:font-style-complex="normal" style:font-weight-complex="normal"/>
    </style:style>
    <style:style style:name="P170" style:family="paragraph" style:parent-style-name="Standard">
      <style:text-properties fo:font-style="normal" fo:font-weight="normal" officeooo:rsid="008c91c6" officeooo:paragraph-rsid="0026c722" style:font-style-asian="normal" style:font-weight-asian="normal" style:font-style-complex="normal" style:font-weight-complex="normal"/>
    </style:style>
    <style:style style:name="P171" style:family="paragraph" style:parent-style-name="Standard">
      <style:text-properties fo:font-style="normal" fo:font-weight="normal" officeooo:rsid="008c926e" officeooo:paragraph-rsid="0026c722" style:font-style-asian="normal" style:font-weight-asian="normal" style:font-style-complex="normal" style:font-weight-complex="normal"/>
    </style:style>
    <style:style style:name="P172" style:family="paragraph" style:parent-style-name="Standard">
      <style:text-properties fo:font-style="normal" fo:font-weight="normal" officeooo:rsid="008d7595" officeooo:paragraph-rsid="0026c722" style:font-style-asian="normal" style:font-weight-asian="normal" style:font-style-complex="normal" style:font-weight-complex="normal"/>
    </style:style>
    <style:style style:name="P173" style:family="paragraph" style:parent-style-name="Standard">
      <style:text-properties fo:font-style="normal" fo:font-weight="normal" officeooo:rsid="008e0324" officeooo:paragraph-rsid="0026c722" style:font-style-asian="normal" style:font-weight-asian="normal" style:font-style-complex="normal" style:font-weight-complex="normal"/>
    </style:style>
    <style:style style:name="P174" style:family="paragraph" style:parent-style-name="Standard">
      <style:text-properties fo:font-style="normal" fo:font-weight="normal" officeooo:rsid="008fd25f" officeooo:paragraph-rsid="0026c722" style:font-style-asian="normal" style:font-weight-asian="normal" style:font-style-complex="normal" style:font-weight-complex="normal"/>
    </style:style>
    <style:style style:name="P175" style:family="paragraph" style:parent-style-name="Standard">
      <style:text-properties fo:font-style="normal" fo:font-weight="normal" officeooo:rsid="0096beb4" officeooo:paragraph-rsid="0026c722" style:font-style-asian="normal" style:font-weight-asian="normal" style:font-style-complex="normal" style:font-weight-complex="normal"/>
    </style:style>
    <style:style style:name="P176" style:family="paragraph" style:parent-style-name="Standard">
      <style:text-properties fo:font-style="normal" fo:font-weight="normal" officeooo:rsid="0098772e" officeooo:paragraph-rsid="0026c722" style:font-style-asian="normal" style:font-weight-asian="normal" style:font-style-complex="normal" style:font-weight-complex="normal"/>
    </style:style>
    <style:style style:name="P177" style:family="paragraph" style:parent-style-name="Standard">
      <style:text-properties fo:font-style="normal" fo:font-weight="normal" officeooo:rsid="0099e459" officeooo:paragraph-rsid="0026c722" style:font-style-asian="normal" style:font-weight-asian="normal" style:font-style-complex="normal" style:font-weight-complex="normal"/>
    </style:style>
    <style:style style:name="P178" style:family="paragraph" style:parent-style-name="Standard">
      <style:text-properties fo:font-style="normal" fo:font-weight="normal" officeooo:rsid="009b62ea" officeooo:paragraph-rsid="0026c722" style:font-style-asian="normal" style:font-weight-asian="normal" style:font-style-complex="normal" style:font-weight-complex="normal"/>
    </style:style>
    <style:style style:name="P179" style:family="paragraph" style:parent-style-name="Standard">
      <style:text-properties fo:font-style="normal" fo:font-weight="normal" officeooo:rsid="009bc413" officeooo:paragraph-rsid="0026c722" style:font-style-asian="normal" style:font-weight-asian="normal" style:font-style-complex="normal" style:font-weight-complex="normal"/>
    </style:style>
    <style:style style:name="P180" style:family="paragraph" style:parent-style-name="Standard">
      <style:text-properties fo:font-style="normal" fo:font-weight="normal" officeooo:rsid="009d5f0a" officeooo:paragraph-rsid="0026c722" style:font-style-asian="normal" style:font-weight-asian="normal" style:font-style-complex="normal" style:font-weight-complex="normal"/>
    </style:style>
    <style:style style:name="P181" style:family="paragraph" style:parent-style-name="Standard">
      <style:text-properties fo:font-style="normal" fo:font-weight="normal" officeooo:rsid="00923f07" officeooo:paragraph-rsid="0026c722" style:font-style-asian="normal" style:font-weight-asian="normal" style:font-style-complex="normal" style:font-weight-complex="normal"/>
    </style:style>
    <style:style style:name="P182" style:family="paragraph" style:parent-style-name="Standard">
      <style:text-properties fo:font-style="normal" fo:font-weight="normal" officeooo:rsid="0093413c" officeooo:paragraph-rsid="0026c722" style:font-style-asian="normal" style:font-weight-asian="normal" style:font-style-complex="normal" style:font-weight-complex="normal"/>
    </style:style>
    <style:style style:name="P183" style:family="paragraph" style:parent-style-name="Standard">
      <style:text-properties fo:font-style="normal" fo:font-weight="normal" officeooo:rsid="00953f54" officeooo:paragraph-rsid="0026c722" style:font-style-asian="normal" style:font-weight-asian="normal" style:font-style-complex="normal" style:font-weight-complex="normal"/>
    </style:style>
    <style:style style:name="P184" style:family="paragraph" style:parent-style-name="Standard">
      <style:text-properties fo:font-style="normal" fo:font-weight="normal" officeooo:rsid="00a060cc" officeooo:paragraph-rsid="0026c722" style:font-style-asian="normal" style:font-weight-asian="normal" style:font-style-complex="normal" style:font-weight-complex="normal"/>
    </style:style>
    <style:style style:name="P185" style:family="paragraph" style:parent-style-name="Standard">
      <style:text-properties fo:font-style="normal" fo:font-weight="normal" officeooo:rsid="00a19403" officeooo:paragraph-rsid="0026c722" style:font-style-asian="normal" style:font-weight-asian="normal" style:font-style-complex="normal" style:font-weight-complex="normal"/>
    </style:style>
    <style:style style:name="P186" style:family="paragraph" style:parent-style-name="Standard">
      <style:text-properties fo:font-style="normal" fo:font-weight="normal" officeooo:rsid="0073ec4a" officeooo:paragraph-rsid="0026c722" style:font-style-asian="normal" style:font-weight-asian="normal" style:font-style-complex="normal" style:font-weight-complex="normal"/>
    </style:style>
    <style:style style:name="P187" style:family="paragraph" style:parent-style-name="Standard">
      <style:text-properties fo:font-style="normal" fo:font-weight="normal" officeooo:rsid="00680cdf" officeooo:paragraph-rsid="0026c722" style:font-style-asian="normal" style:font-weight-asian="normal" style:font-style-complex="normal" style:font-weight-complex="normal"/>
    </style:style>
    <style:style style:name="P188" style:family="paragraph" style:parent-style-name="Standard">
      <style:text-properties fo:font-style="normal" fo:font-weight="normal" officeooo:rsid="00692725" officeooo:paragraph-rsid="0026c722" style:font-style-asian="normal" style:font-weight-asian="normal" style:font-style-complex="normal" style:font-weight-complex="normal"/>
    </style:style>
    <style:style style:name="P189" style:family="paragraph" style:parent-style-name="Standard">
      <style:text-properties fo:font-style="normal" fo:font-weight="normal" officeooo:rsid="00699e4e" officeooo:paragraph-rsid="0026c722" style:font-style-asian="normal" style:font-weight-asian="normal" style:font-style-complex="normal" style:font-weight-complex="normal"/>
    </style:style>
    <style:style style:name="P190" style:family="paragraph" style:parent-style-name="Standard">
      <style:text-properties fo:font-style="normal" fo:font-weight="normal" officeooo:rsid="006aae72" officeooo:paragraph-rsid="0026c722" style:font-style-asian="normal" style:font-weight-asian="normal" style:font-style-complex="normal" style:font-weight-complex="normal"/>
    </style:style>
    <style:style style:name="P191" style:family="paragraph" style:parent-style-name="Standard">
      <style:text-properties fo:font-style="normal" fo:font-weight="normal" officeooo:rsid="006bb926" officeooo:paragraph-rsid="0026c722" style:font-style-asian="normal" style:font-weight-asian="normal" style:font-style-complex="normal" style:font-weight-complex="normal"/>
    </style:style>
    <style:style style:name="P192" style:family="paragraph" style:parent-style-name="Standard">
      <style:text-properties fo:font-style="normal" fo:font-weight="normal" officeooo:rsid="006c7dd8" officeooo:paragraph-rsid="0026c722" style:font-style-asian="normal" style:font-weight-asian="normal" style:font-style-complex="normal" style:font-weight-complex="normal"/>
    </style:style>
    <style:style style:name="P193" style:family="paragraph" style:parent-style-name="Standard">
      <style:text-properties fo:font-style="normal" fo:font-weight="normal" officeooo:rsid="006e2a64" officeooo:paragraph-rsid="0026c722" style:font-style-asian="normal" style:font-weight-asian="normal" style:font-style-complex="normal" style:font-weight-complex="normal"/>
    </style:style>
    <style:style style:name="P194" style:family="paragraph" style:parent-style-name="Standard">
      <style:text-properties fo:font-style="normal" fo:font-weight="normal" officeooo:rsid="006f8831" officeooo:paragraph-rsid="0026c722" style:font-style-asian="normal" style:font-weight-asian="normal" style:font-style-complex="normal" style:font-weight-complex="normal"/>
    </style:style>
    <style:style style:name="P195" style:family="paragraph" style:parent-style-name="Standard">
      <style:text-properties fo:font-style="normal" fo:font-weight="normal" officeooo:rsid="006ec392" officeooo:paragraph-rsid="0026c722" style:font-style-asian="normal" style:font-weight-asian="normal" style:font-style-complex="normal" style:font-weight-complex="normal"/>
    </style:style>
    <style:style style:name="P196" style:family="paragraph" style:parent-style-name="Standard">
      <style:text-properties fo:font-style="normal" fo:font-weight="normal" officeooo:rsid="007115ff" officeooo:paragraph-rsid="0026c722" style:font-style-asian="normal" style:font-weight-asian="normal" style:font-style-complex="normal" style:font-weight-complex="normal"/>
    </style:style>
    <style:style style:name="P197" style:family="paragraph" style:parent-style-name="Standard">
      <style:text-properties fo:font-style="normal" fo:font-weight="normal" officeooo:rsid="007189f6" officeooo:paragraph-rsid="0026c722" style:font-style-asian="normal" style:font-weight-asian="normal" style:font-style-complex="normal" style:font-weight-complex="normal"/>
    </style:style>
    <style:style style:name="P198" style:family="paragraph" style:parent-style-name="Standard">
      <style:text-properties fo:font-style="normal" fo:font-weight="normal" officeooo:rsid="0071b191" officeooo:paragraph-rsid="0026c722" style:font-style-asian="normal" style:font-weight-asian="normal" style:font-style-complex="normal" style:font-weight-complex="normal"/>
    </style:style>
    <style:style style:name="P199" style:family="paragraph" style:parent-style-name="Standard">
      <style:text-properties fo:font-style="normal" fo:font-weight="normal" officeooo:rsid="00728465" officeooo:paragraph-rsid="0026c722" style:font-style-asian="normal" style:font-weight-asian="normal" style:font-style-complex="normal" style:font-weight-complex="normal"/>
    </style:style>
    <style:style style:name="P200" style:family="paragraph" style:parent-style-name="Standard">
      <style:text-properties fo:font-style="normal" fo:font-weight="normal" officeooo:rsid="0073169b" officeooo:paragraph-rsid="0026c722" style:font-style-asian="normal" style:font-weight-asian="normal" style:font-style-complex="normal" style:font-weight-complex="normal"/>
    </style:style>
    <style:style style:name="P201" style:family="paragraph" style:parent-style-name="Standard">
      <style:text-properties fo:font-style="normal" fo:font-weight="normal" officeooo:rsid="002f0c4c" officeooo:paragraph-rsid="002f0c4c" style:font-style-asian="normal" style:font-weight-asian="normal" style:font-style-complex="normal" style:font-weight-complex="normal"/>
    </style:style>
    <style:style style:name="P202" style:family="paragraph" style:parent-style-name="Standard">
      <style:text-properties fo:font-style="normal" fo:font-weight="normal" officeooo:rsid="0030c6e8" officeooo:paragraph-rsid="0030c6e8" style:font-style-asian="normal" style:font-weight-asian="normal" style:font-style-complex="normal" style:font-weight-complex="normal"/>
    </style:style>
    <style:style style:name="P203" style:family="paragraph" style:parent-style-name="Standard">
      <style:text-properties fo:font-style="normal" fo:font-weight="normal" officeooo:rsid="00311d4b" officeooo:paragraph-rsid="00311d4b" style:font-style-asian="normal" style:font-weight-asian="normal" style:font-style-complex="normal" style:font-weight-complex="normal"/>
    </style:style>
    <style:style style:name="P204" style:family="paragraph" style:parent-style-name="Standard">
      <style:text-properties fo:font-style="normal" fo:font-weight="normal" officeooo:rsid="0033086e" officeooo:paragraph-rsid="0033086e" style:font-style-asian="normal" style:font-weight-asian="normal" style:font-style-complex="normal" style:font-weight-complex="normal"/>
    </style:style>
    <style:style style:name="P205" style:family="paragraph" style:parent-style-name="Standard">
      <style:text-properties fo:font-style="normal" fo:font-weight="normal" officeooo:rsid="0033086e" officeooo:paragraph-rsid="0034bc8d" style:font-style-asian="normal" style:font-weight-asian="normal" style:font-style-complex="normal" style:font-weight-complex="normal"/>
    </style:style>
    <style:style style:name="P206" style:family="paragraph" style:parent-style-name="Standard">
      <style:text-properties fo:font-style="normal" fo:font-weight="normal" officeooo:rsid="0034bc8d" officeooo:paragraph-rsid="0034bc8d" style:font-style-asian="normal" style:font-weight-asian="normal" style:font-style-complex="normal" style:font-weight-complex="normal"/>
    </style:style>
    <style:style style:name="P207" style:family="paragraph" style:parent-style-name="Standard">
      <style:text-properties fo:font-style="normal" fo:font-weight="normal" officeooo:rsid="003590c5" officeooo:paragraph-rsid="003590c5" style:font-style-asian="normal" style:font-weight-asian="normal" style:font-style-complex="normal" style:font-weight-complex="normal"/>
    </style:style>
    <style:style style:name="P208" style:family="paragraph" style:parent-style-name="Standard">
      <style:text-properties fo:font-style="normal" fo:font-weight="normal" officeooo:rsid="00376b30" officeooo:paragraph-rsid="00376b30" style:font-style-asian="normal" style:font-weight-asian="normal" style:font-style-complex="normal" style:font-weight-complex="normal"/>
    </style:style>
    <style:style style:name="P209" style:family="paragraph" style:parent-style-name="Standard">
      <style:text-properties fo:font-style="normal" fo:font-weight="normal" officeooo:rsid="0065fa3f" officeooo:paragraph-rsid="00673bd9" style:font-style-asian="normal" style:font-weight-asian="normal" style:font-style-complex="normal" style:font-weight-complex="normal"/>
    </style:style>
    <style:style style:name="P210" style:family="paragraph" style:parent-style-name="Standard">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211" style:family="paragraph" style:parent-style-name="Standard">
      <style:text-properties fo:font-variant="normal" fo:text-transform="none" fo:color="#252525" style:font-name="Liberation Serif" fo:font-size="12pt" fo:letter-spacing="normal" fo:font-style="normal" fo:font-weight="normal" officeooo:rsid="00287c99" officeooo:paragraph-rsid="0026c722" style:font-size-asian="12pt" style:font-size-complex="12pt"/>
    </style:style>
    <style:style style:name="P212" style:family="paragraph" style:parent-style-name="Standard">
      <style:text-properties fo:font-variant="normal" fo:text-transform="none" fo:color="#252525" style:font-name="Liberation Serif" fo:font-size="12pt" fo:letter-spacing="normal" fo:font-style="normal" fo:font-weight="normal" officeooo:rsid="002a6827" officeooo:paragraph-rsid="0026c722" style:font-size-asian="12pt" style:font-size-complex="12pt"/>
    </style:style>
    <style:style style:name="P213" style:family="paragraph" style:parent-style-name="Standard">
      <style:text-properties fo:font-variant="normal" fo:text-transform="none" fo:color="#252525" style:font-name="Liberation Serif" fo:font-size="12pt" fo:letter-spacing="normal" fo:font-style="italic" fo:font-weight="normal" officeooo:rsid="0026c09b" officeooo:paragraph-rsid="0026c722" style:font-size-asian="12pt" style:font-style-asian="italic" style:font-size-complex="12pt" style:font-style-complex="italic"/>
    </style:style>
    <style:style style:name="P214" style:family="paragraph" style:parent-style-name="Standard">
      <style:text-properties officeooo:rsid="00145ffb" officeooo:paragraph-rsid="0026c722"/>
    </style:style>
    <style:style style:name="P215" style:family="paragraph" style:parent-style-name="Standard">
      <style:text-properties officeooo:rsid="0016c570" officeooo:paragraph-rsid="0026c722"/>
    </style:style>
    <style:style style:name="P216" style:family="paragraph" style:parent-style-name="Standard">
      <style:text-properties officeooo:rsid="0017566a" officeooo:paragraph-rsid="0026c722"/>
    </style:style>
    <style:style style:name="P217" style:family="paragraph" style:parent-style-name="Standard">
      <style:text-properties officeooo:rsid="0017cc44" officeooo:paragraph-rsid="0026c722"/>
    </style:style>
    <style:style style:name="P218" style:family="paragraph" style:parent-style-name="Standard">
      <style:text-properties fo:font-style="italic" officeooo:rsid="0017cc44" officeooo:paragraph-rsid="0026c722" style:font-style-asian="italic" style:font-style-complex="italic"/>
    </style:style>
    <style:style style:name="P219" style:family="paragraph" style:parent-style-name="Standard">
      <style:text-properties fo:font-style="italic" officeooo:rsid="001c5ad8" officeooo:paragraph-rsid="0026c722" style:font-style-asian="italic" style:font-style-complex="italic"/>
    </style:style>
    <style:style style:name="P220" style:family="paragraph" style:parent-style-name="Standard">
      <style:text-properties fo:font-style="italic" officeooo:rsid="002f6bfd" officeooo:paragraph-rsid="0026c722" style:font-style-asian="italic" style:font-style-complex="italic"/>
    </style:style>
    <style:style style:name="P221" style:family="paragraph" style:parent-style-name="Standard">
      <style:text-properties fo:font-style="italic" officeooo:rsid="0026c09b" officeooo:paragraph-rsid="0026c722" style:font-style-asian="italic" style:font-style-complex="italic"/>
    </style:style>
    <style:style style:name="P222" style:family="paragraph" style:parent-style-name="Standard">
      <style:text-properties fo:font-style="italic" officeooo:rsid="0058bd82" officeooo:paragraph-rsid="0026c722" style:font-style-asian="italic" style:font-style-complex="italic"/>
    </style:style>
    <style:style style:name="P223" style:family="paragraph" style:parent-style-name="Standard">
      <style:text-properties fo:font-style="italic" fo:font-weight="normal" officeooo:rsid="00960d69" officeooo:paragraph-rsid="0026c722" style:font-style-asian="italic" style:font-weight-asian="normal" style:font-style-complex="italic" style:font-weight-complex="normal"/>
    </style:style>
    <style:style style:name="P224" style:family="paragraph" style:parent-style-name="Standard">
      <style:text-properties fo:font-style="italic" fo:font-weight="normal" officeooo:rsid="0098c8e9" officeooo:paragraph-rsid="0026c722" style:font-style-asian="italic" style:font-weight-asian="normal" style:font-style-complex="italic" style:font-weight-complex="normal"/>
    </style:style>
    <style:style style:name="P225" style:family="paragraph" style:parent-style-name="Standard">
      <style:text-properties fo:font-style="italic" fo:font-weight="normal" officeooo:rsid="006406f6" officeooo:paragraph-rsid="0026c722" style:font-style-asian="italic" style:font-weight-asian="normal" style:font-style-complex="italic" style:font-weight-complex="normal"/>
    </style:style>
    <style:style style:name="P226" style:family="paragraph" style:parent-style-name="Standard">
      <style:text-properties fo:font-style="italic" fo:font-weight="normal" officeooo:rsid="00677f4c" officeooo:paragraph-rsid="0026c722" style:font-style-asian="italic" style:font-weight-asian="normal" style:font-style-complex="italic" style:font-weight-complex="normal"/>
    </style:style>
    <style:style style:name="P227" style:family="paragraph" style:parent-style-name="Standard">
      <style:text-properties officeooo:rsid="00191dac" officeooo:paragraph-rsid="0026c722"/>
    </style:style>
    <style:style style:name="P228" style:family="paragraph" style:parent-style-name="Standard">
      <style:text-properties officeooo:rsid="001b03b4" officeooo:paragraph-rsid="0026c722"/>
    </style:style>
    <style:style style:name="P229" style:family="paragraph" style:parent-style-name="Standard">
      <style:text-properties officeooo:rsid="001c5ad8" officeooo:paragraph-rsid="0026c722"/>
    </style:style>
    <style:style style:name="P230" style:family="paragraph" style:parent-style-name="Standard">
      <style:text-properties officeooo:rsid="001da51c" officeooo:paragraph-rsid="0026c722"/>
    </style:style>
    <style:style style:name="P231" style:family="paragraph" style:parent-style-name="Standard">
      <style:text-properties officeooo:rsid="001f488d" officeooo:paragraph-rsid="0026c722"/>
    </style:style>
    <style:style style:name="P232" style:family="paragraph" style:parent-style-name="Standard">
      <style:text-properties officeooo:rsid="001f7635" officeooo:paragraph-rsid="0026c722"/>
    </style:style>
    <style:style style:name="P233" style:family="paragraph" style:parent-style-name="Standard">
      <style:text-properties officeooo:rsid="00208949" officeooo:paragraph-rsid="0026c722"/>
    </style:style>
    <style:style style:name="P234" style:family="paragraph" style:parent-style-name="Standard">
      <style:text-properties officeooo:rsid="00220a3b" officeooo:paragraph-rsid="0026c722"/>
    </style:style>
    <style:style style:name="P235" style:family="paragraph" style:parent-style-name="Standard">
      <style:text-properties officeooo:rsid="002e126b" officeooo:paragraph-rsid="0026c722"/>
    </style:style>
    <style:style style:name="P236" style:family="paragraph" style:parent-style-name="Standard">
      <style:text-properties officeooo:rsid="002e8b7c" officeooo:paragraph-rsid="0026c722"/>
    </style:style>
    <style:style style:name="P237" style:family="paragraph" style:parent-style-name="Standard">
      <style:text-properties officeooo:rsid="002e8b7c" officeooo:paragraph-rsid="005ead5f"/>
    </style:style>
    <style:style style:name="P238" style:family="paragraph" style:parent-style-name="Standard">
      <style:text-properties officeooo:rsid="002f6bfd" officeooo:paragraph-rsid="0026c722"/>
    </style:style>
    <style:style style:name="P239" style:family="paragraph" style:parent-style-name="Standard">
      <style:text-properties officeooo:rsid="002fbf86" officeooo:paragraph-rsid="0026c722"/>
    </style:style>
    <style:style style:name="P240" style:family="paragraph" style:parent-style-name="Standard">
      <style:text-properties officeooo:rsid="00232808" officeooo:paragraph-rsid="0026c722"/>
    </style:style>
    <style:style style:name="P241" style:family="paragraph" style:parent-style-name="Standard">
      <style:text-properties officeooo:rsid="0024e02d" officeooo:paragraph-rsid="0026c722"/>
    </style:style>
    <style:style style:name="P242" style:family="paragraph" style:parent-style-name="Standard">
      <style:text-properties officeooo:rsid="0026c09b" officeooo:paragraph-rsid="0026c722"/>
    </style:style>
    <style:style style:name="P243" style:family="paragraph" style:parent-style-name="Standard">
      <style:text-properties officeooo:rsid="002a6827" officeooo:paragraph-rsid="0026c722"/>
    </style:style>
    <style:style style:name="P244" style:family="paragraph" style:parent-style-name="Standard">
      <style:text-properties fo:color="#000000" style:font-name="Liberation Serif" fo:font-style="normal" fo:font-weight="normal" officeooo:rsid="00837824" officeooo:paragraph-rsid="0026c722" style:font-style-asian="normal" style:font-weight-asian="normal" style:font-style-complex="normal" style:font-weight-complex="normal"/>
    </style:style>
    <style:style style:name="P245" style:family="paragraph" style:parent-style-name="Standard">
      <style:text-properties fo:color="#000000" style:font-name="Liberation Serif" fo:font-style="normal" fo:font-weight="normal" officeooo:rsid="0083b5db" officeooo:paragraph-rsid="0026c722" style:font-style-asian="normal" style:font-weight-asian="normal" style:font-style-complex="normal" style:font-weight-complex="normal"/>
    </style:style>
    <style:style style:name="P246" style:family="paragraph" style:parent-style-name="Standard">
      <style:text-properties fo:color="#000000" style:font-name="Liberation Serif" fo:font-style="normal" fo:font-weight="normal" officeooo:rsid="0084cd8e" officeooo:paragraph-rsid="0026c722" style:font-style-asian="normal" style:font-weight-asian="normal" style:font-style-complex="normal" style:font-weight-complex="normal"/>
    </style:style>
    <style:style style:name="P247" style:family="paragraph" style:parent-style-name="Standard">
      <style:text-properties fo:color="#000000" style:font-name="Liberation Serif" fo:font-style="normal" fo:font-weight="normal" officeooo:rsid="00852e37" officeooo:paragraph-rsid="0026c722" style:font-style-asian="normal" style:font-weight-asian="normal" style:font-style-complex="normal" style:font-weight-complex="normal"/>
    </style:style>
    <style:style style:name="P248" style:family="paragraph" style:parent-style-name="Standard">
      <style:text-properties fo:color="#000000" style:font-name="Liberation Serif" fo:font-style="normal" fo:font-weight="normal" officeooo:rsid="008628be" officeooo:paragraph-rsid="0026c722" style:font-style-asian="normal" style:font-weight-asian="normal" style:font-style-complex="normal" style:font-weight-complex="normal"/>
    </style:style>
    <style:style style:name="P249" style:family="paragraph" style:parent-style-name="Standard">
      <style:text-properties fo:color="#000000" style:font-name="Liberation Serif" fo:font-style="normal" fo:font-weight="normal" officeooo:rsid="00a6bcfd" officeooo:paragraph-rsid="0026c722" style:font-style-asian="normal" style:font-weight-asian="normal" style:font-style-complex="normal" style:font-weight-complex="normal"/>
    </style:style>
    <style:style style:name="P250" style:family="paragraph" style:parent-style-name="Standard">
      <style:text-properties officeooo:rsid="008628be" officeooo:paragraph-rsid="0026c722"/>
    </style:style>
    <style:style style:name="P251" style:family="paragraph" style:parent-style-name="Standard">
      <style:text-properties officeooo:rsid="0087af18" officeooo:paragraph-rsid="0026c722"/>
    </style:style>
    <style:style style:name="P252" style:family="paragraph" style:parent-style-name="Standard">
      <style:text-properties officeooo:rsid="0088a3c9" officeooo:paragraph-rsid="0026c722"/>
    </style:style>
    <style:style style:name="P253" style:family="paragraph" style:parent-style-name="Standard">
      <style:text-properties officeooo:paragraph-rsid="0026c722"/>
    </style:style>
    <style:style style:name="P254" style:family="paragraph" style:parent-style-name="Standard">
      <style:text-properties officeooo:rsid="00512ccb" officeooo:paragraph-rsid="0026c722"/>
    </style:style>
    <style:style style:name="P255" style:family="paragraph" style:parent-style-name="Standard">
      <style:text-properties officeooo:rsid="0052a079" officeooo:paragraph-rsid="0026c722"/>
    </style:style>
    <style:style style:name="P256" style:family="paragraph" style:parent-style-name="Standard">
      <style:text-properties officeooo:rsid="0053660c" officeooo:paragraph-rsid="0026c722"/>
    </style:style>
    <style:style style:name="P257" style:family="paragraph" style:parent-style-name="Standard">
      <style:text-properties officeooo:rsid="0054cf07" officeooo:paragraph-rsid="0026c722"/>
    </style:style>
    <style:style style:name="P258" style:family="paragraph" style:parent-style-name="Standard">
      <style:text-properties officeooo:rsid="0056bdd7" officeooo:paragraph-rsid="0026c722"/>
    </style:style>
    <style:style style:name="P259" style:family="paragraph" style:parent-style-name="Standard">
      <style:text-properties officeooo:rsid="005840f4" officeooo:paragraph-rsid="0026c722"/>
    </style:style>
    <style:style style:name="P260" style:family="paragraph" style:parent-style-name="Standard">
      <style:text-properties officeooo:rsid="0058925c" officeooo:paragraph-rsid="0026c722"/>
    </style:style>
    <style:style style:name="P261" style:family="paragraph" style:parent-style-name="Standard">
      <style:text-properties officeooo:rsid="0058bd82" officeooo:paragraph-rsid="0026c722"/>
    </style:style>
    <style:style style:name="P262" style:family="paragraph" style:parent-style-name="Standard">
      <style:text-properties officeooo:rsid="0059617b" officeooo:paragraph-rsid="0026c722"/>
    </style:style>
    <style:style style:name="P263" style:family="paragraph" style:parent-style-name="Standard">
      <style:text-properties officeooo:rsid="005989fb" officeooo:paragraph-rsid="0026c722"/>
    </style:style>
    <style:style style:name="P264" style:family="paragraph" style:parent-style-name="Standard">
      <style:text-properties officeooo:rsid="0059fd1e" officeooo:paragraph-rsid="0026c722"/>
    </style:style>
    <style:style style:name="P265" style:family="paragraph" style:parent-style-name="Standard">
      <style:text-properties officeooo:rsid="005a5971" officeooo:paragraph-rsid="0026c722"/>
    </style:style>
    <style:style style:name="P266" style:family="paragraph" style:parent-style-name="Standard">
      <style:text-properties officeooo:rsid="005a5b14" officeooo:paragraph-rsid="0026c722"/>
    </style:style>
    <style:style style:name="P267" style:family="paragraph" style:parent-style-name="Standard">
      <style:text-properties officeooo:rsid="005b5f7e" officeooo:paragraph-rsid="0026c722"/>
    </style:style>
    <style:style style:name="P268" style:family="paragraph" style:parent-style-name="Standard">
      <style:text-properties officeooo:rsid="005ca9f7" officeooo:paragraph-rsid="0026c722"/>
    </style:style>
    <style:style style:name="P269" style:family="paragraph" style:parent-style-name="Standard">
      <style:text-properties officeooo:rsid="005e2cfd" officeooo:paragraph-rsid="0026c722"/>
    </style:style>
    <style:style style:name="P270" style:family="paragraph" style:parent-style-name="Standard">
      <style:text-properties officeooo:rsid="005eb0f2" officeooo:paragraph-rsid="0026c722"/>
    </style:style>
    <style:style style:name="P271" style:family="paragraph" style:parent-style-name="Standard">
      <style:text-properties fo:font-weight="normal" officeooo:rsid="005eb0f2" officeooo:paragraph-rsid="0026c722" style:font-weight-asian="normal" style:font-weight-complex="normal"/>
    </style:style>
    <style:style style:name="P272" style:family="paragraph" style:parent-style-name="Standard">
      <style:text-properties fo:font-weight="normal" officeooo:rsid="006015b2" officeooo:paragraph-rsid="0026c722" style:font-weight-asian="normal" style:font-weight-complex="normal"/>
    </style:style>
    <style:style style:name="P273" style:family="paragraph" style:parent-style-name="Standard">
      <style:text-properties fo:font-weight="normal" officeooo:rsid="00607778" officeooo:paragraph-rsid="0026c722" style:font-weight-asian="normal" style:font-weight-complex="normal"/>
    </style:style>
    <style:style style:name="P274" style:family="paragraph" style:parent-style-name="Standard">
      <style:text-properties fo:font-weight="normal" officeooo:rsid="00621e67" officeooo:paragraph-rsid="0026c722" style:font-weight-asian="normal" style:font-weight-complex="normal"/>
    </style:style>
    <style:style style:name="P275" style:family="paragraph" style:parent-style-name="Standard">
      <style:text-properties fo:font-weight="normal" officeooo:rsid="006406f6" officeooo:paragraph-rsid="0026c722" style:font-weight-asian="normal" style:font-weight-complex="normal"/>
    </style:style>
    <style:style style:name="P276" style:family="paragraph" style:parent-style-name="Standard">
      <style:text-properties fo:font-weight="normal" officeooo:rsid="00651b11" officeooo:paragraph-rsid="0026c722" style:font-weight-asian="normal" style:font-weight-complex="normal"/>
    </style:style>
    <style:style style:name="P277" style:family="paragraph" style:parent-style-name="Standard">
      <style:text-properties fo:font-weight="normal" officeooo:rsid="0065251b" officeooo:paragraph-rsid="0026c722" style:font-weight-asian="normal" style:font-weight-complex="normal"/>
    </style:style>
    <style:style style:name="P278" style:family="paragraph" style:parent-style-name="Standard">
      <style:text-properties fo:font-weight="normal" officeooo:rsid="00659fb0" officeooo:paragraph-rsid="0026c722" style:font-weight-asian="normal" style:font-weight-complex="normal"/>
    </style:style>
    <style:style style:name="P279" style:family="paragraph" style:parent-style-name="Standard">
      <style:text-properties fo:font-weight="normal" officeooo:rsid="0065f66a" officeooo:paragraph-rsid="0026c722" style:font-weight-asian="normal" style:font-weight-complex="normal"/>
    </style:style>
    <style:style style:name="P280" style:family="paragraph" style:parent-style-name="Standard">
      <style:text-properties fo:font-weight="normal" officeooo:rsid="006653bc" officeooo:paragraph-rsid="0026c722" style:font-weight-asian="normal" style:font-weight-complex="normal"/>
    </style:style>
    <style:style style:name="P281" style:family="paragraph" style:parent-style-name="Standard">
      <style:text-properties fo:font-weight="normal" officeooo:rsid="00669619" officeooo:paragraph-rsid="0026c722" style:font-weight-asian="normal" style:font-weight-complex="normal"/>
    </style:style>
    <style:style style:name="P282" style:family="paragraph" style:parent-style-name="Standard">
      <style:text-properties fo:font-weight="normal" officeooo:rsid="0066f4cb" officeooo:paragraph-rsid="0026c722" style:font-weight-asian="normal" style:font-weight-complex="normal"/>
    </style:style>
    <style:style style:name="P283" style:family="paragraph" style:parent-style-name="Standard">
      <style:text-properties fo:font-weight="normal" officeooo:rsid="00676855" officeooo:paragraph-rsid="0026c722" style:font-weight-asian="normal" style:font-weight-complex="normal"/>
    </style:style>
    <style:style style:name="P284" style:family="paragraph" style:parent-style-name="Standard">
      <style:text-properties fo:font-weight="normal" officeooo:rsid="00677f4c" officeooo:paragraph-rsid="0026c722" style:font-weight-asian="normal" style:font-weight-complex="normal"/>
    </style:style>
    <style:style style:name="P285" style:family="paragraph" style:parent-style-name="Standard">
      <style:text-properties fo:font-weight="normal" officeooo:rsid="00a6bcfd" officeooo:paragraph-rsid="0026c722" style:font-weight-asian="normal" style:font-weight-complex="normal"/>
    </style:style>
    <style:style style:name="P286" style:family="paragraph" style:parent-style-name="Standard">
      <style:text-properties fo:font-weight="normal" officeooo:rsid="004bd1ab" officeooo:paragraph-rsid="0026c722" style:font-weight-asian="normal" style:font-weight-complex="normal"/>
    </style:style>
    <style:style style:name="P287" style:family="paragraph" style:parent-style-name="Standard">
      <style:text-properties fo:font-weight="normal" officeooo:rsid="004b13c2" officeooo:paragraph-rsid="004b13c2" style:font-weight-asian="normal" style:font-weight-complex="normal"/>
    </style:style>
    <style:style style:name="P288" style:family="paragraph" style:parent-style-name="Standard">
      <style:text-properties fo:font-weight="normal" officeooo:rsid="004cdbe4" officeooo:paragraph-rsid="004cdbe4" style:font-weight-asian="normal" style:font-weight-complex="normal"/>
    </style:style>
    <style:style style:name="P289" style:family="paragraph" style:parent-style-name="Standard">
      <style:text-properties fo:font-weight="normal" officeooo:rsid="0062dff9" officeooo:paragraph-rsid="0062dff9" style:font-weight-asian="normal" style:font-weight-complex="normal"/>
    </style:style>
    <style:style style:name="P290" style:family="paragraph" style:parent-style-name="Standard">
      <style:text-properties fo:font-weight="normal" officeooo:rsid="0064bb5c" officeooo:paragraph-rsid="0064bb5c" style:font-weight-asian="normal" style:font-weight-complex="normal"/>
    </style:style>
    <style:style style:name="P291" style:family="paragraph" style:parent-style-name="Standard">
      <style:text-properties officeooo:rsid="006015b2" officeooo:paragraph-rsid="0026c722"/>
    </style:style>
    <style:style style:name="P292" style:family="paragraph" style:parent-style-name="Standard">
      <style:text-properties officeooo:rsid="00607778" officeooo:paragraph-rsid="0026c722"/>
    </style:style>
    <style:style style:name="P293" style:family="paragraph" style:parent-style-name="Standard">
      <style:text-properties officeooo:rsid="00621e67" officeooo:paragraph-rsid="0026c722"/>
    </style:style>
    <style:style style:name="P294" style:family="paragraph" style:parent-style-name="Standard">
      <style:text-properties officeooo:rsid="006406f6" officeooo:paragraph-rsid="0026c722"/>
    </style:style>
    <style:style style:name="P295" style:family="paragraph" style:parent-style-name="Standard">
      <style:text-properties officeooo:rsid="00651b11" officeooo:paragraph-rsid="0026c722"/>
    </style:style>
    <style:style style:name="P296" style:family="paragraph" style:parent-style-name="Standard">
      <style:text-properties officeooo:rsid="0065251b" officeooo:paragraph-rsid="0026c722"/>
    </style:style>
    <style:style style:name="P297" style:family="paragraph" style:parent-style-name="Standard">
      <style:text-properties officeooo:rsid="00659fb0" officeooo:paragraph-rsid="0026c722"/>
    </style:style>
    <style:style style:name="P298" style:family="paragraph" style:parent-style-name="Standard">
      <style:text-properties officeooo:rsid="00421ed5" officeooo:paragraph-rsid="0026c722"/>
    </style:style>
    <style:style style:name="P299" style:family="paragraph" style:parent-style-name="Standard">
      <style:text-properties officeooo:rsid="0020c1ae" officeooo:paragraph-rsid="0026c722"/>
    </style:style>
    <style:style style:name="P300" style:family="paragraph" style:parent-style-name="Standard">
      <style:text-properties officeooo:rsid="0020ef86" officeooo:paragraph-rsid="0026c722"/>
    </style:style>
    <style:style style:name="P301" style:family="paragraph" style:parent-style-name="Standard">
      <style:text-properties officeooo:rsid="0022c475" officeooo:paragraph-rsid="0026c722"/>
    </style:style>
    <style:style style:name="P302" style:family="paragraph" style:parent-style-name="Standard">
      <style:text-properties officeooo:rsid="00242202" officeooo:paragraph-rsid="0026c722"/>
    </style:style>
    <style:style style:name="P303" style:family="paragraph" style:parent-style-name="Standard">
      <style:text-properties officeooo:rsid="0025ab70" officeooo:paragraph-rsid="0026c722"/>
    </style:style>
    <style:style style:name="P304" style:family="paragraph" style:parent-style-name="Standard">
      <style:text-properties officeooo:rsid="002680e2" officeooo:paragraph-rsid="0026c722"/>
    </style:style>
    <style:style style:name="P305" style:family="paragraph" style:parent-style-name="Standard">
      <style:text-properties officeooo:rsid="00463b81" officeooo:paragraph-rsid="0026c722"/>
    </style:style>
    <style:style style:name="P306" style:family="paragraph" style:parent-style-name="Standard">
      <style:text-properties officeooo:rsid="004777ed" officeooo:paragraph-rsid="0026c722"/>
    </style:style>
    <style:style style:name="P307" style:family="paragraph" style:parent-style-name="Standard">
      <style:text-properties officeooo:rsid="004992d1" officeooo:paragraph-rsid="0026c722"/>
    </style:style>
    <style:style style:name="P308" style:family="paragraph" style:parent-style-name="Standard">
      <style:text-properties style:text-underline-style="none" officeooo:rsid="0049e387" officeooo:paragraph-rsid="0026c722"/>
    </style:style>
    <style:style style:name="P309" style:family="paragraph" style:parent-style-name="Standard">
      <style:text-properties style:text-underline-style="none" officeooo:rsid="004a4ed7" officeooo:paragraph-rsid="0026c722"/>
    </style:style>
    <style:style style:name="P310" style:family="paragraph" style:parent-style-name="Standard">
      <style:text-properties style:text-underline-style="none" officeooo:rsid="004b1717" officeooo:paragraph-rsid="0026c722"/>
    </style:style>
    <style:style style:name="P311" style:family="paragraph" style:parent-style-name="Standard">
      <style:text-properties style:text-underline-style="none" officeooo:rsid="004bd1ab" officeooo:paragraph-rsid="0026c722"/>
    </style:style>
    <style:style style:name="P312" style:family="paragraph" style:parent-style-name="Standard">
      <style:text-properties style:text-underline-style="none" fo:font-weight="normal" officeooo:rsid="00a6bcfd" officeooo:paragraph-rsid="0026c722" style:font-weight-asian="normal" style:font-weight-complex="normal"/>
    </style:style>
    <style:style style:name="P313" style:family="paragraph" style:parent-style-name="Standard">
      <style:text-properties style:text-underline-style="none" fo:font-weight="normal" officeooo:rsid="004bd1ab" officeooo:paragraph-rsid="0026c722" style:font-weight-asian="normal" style:font-weight-complex="normal"/>
    </style:style>
    <style:style style:name="P314" style:family="paragraph" style:parent-style-name="Standard">
      <style:text-properties style:text-underline-style="none" fo:font-weight="normal" officeooo:rsid="004d67ee" officeooo:paragraph-rsid="0026c722" style:font-weight-asian="normal" style:font-weight-complex="normal"/>
    </style:style>
    <style:style style:name="P315" style:family="paragraph" style:parent-style-name="Standard">
      <style:text-properties officeooo:rsid="0049e387" officeooo:paragraph-rsid="0026c722"/>
    </style:style>
    <style:style style:name="P316" style:family="paragraph" style:parent-style-name="Standard">
      <style:text-properties officeooo:rsid="004b1717" officeooo:paragraph-rsid="0026c722"/>
    </style:style>
    <style:style style:name="P317" style:family="paragraph" style:parent-style-name="Standard">
      <style:text-properties officeooo:rsid="0026e4e3" officeooo:paragraph-rsid="0026c722"/>
    </style:style>
    <style:style style:name="P318" style:family="paragraph" style:parent-style-name="Standard">
      <style:text-properties officeooo:rsid="002875b6" officeooo:paragraph-rsid="0026c722"/>
    </style:style>
    <style:style style:name="P319" style:family="paragraph" style:parent-style-name="Standard">
      <style:text-properties officeooo:rsid="0029da0b" officeooo:paragraph-rsid="0026c722"/>
    </style:style>
    <style:style style:name="P320" style:family="paragraph" style:parent-style-name="Standard">
      <style:text-properties officeooo:rsid="002b584b" officeooo:paragraph-rsid="0026c722"/>
    </style:style>
    <style:style style:name="P321" style:family="paragraph" style:parent-style-name="Standard">
      <style:text-properties officeooo:rsid="002d409a" officeooo:paragraph-rsid="0026c722"/>
    </style:style>
    <style:style style:name="P322" style:family="paragraph" style:parent-style-name="Standard">
      <style:text-properties officeooo:rsid="002d985b" officeooo:paragraph-rsid="0026c722"/>
    </style:style>
    <style:style style:name="P323" style:family="paragraph" style:parent-style-name="Standard">
      <style:text-properties officeooo:rsid="002f624b" officeooo:paragraph-rsid="0026c722"/>
    </style:style>
    <style:style style:name="P324" style:family="paragraph" style:parent-style-name="Standard">
      <style:text-properties officeooo:rsid="0030b023" officeooo:paragraph-rsid="0026c722"/>
    </style:style>
    <style:style style:name="P325" style:family="paragraph" style:parent-style-name="Standard">
      <style:text-properties officeooo:rsid="003263d8" officeooo:paragraph-rsid="0026c722"/>
    </style:style>
    <style:style style:name="P326" style:family="paragraph" style:parent-style-name="Standard">
      <style:text-properties officeooo:rsid="00339408" officeooo:paragraph-rsid="0026c722"/>
    </style:style>
    <style:style style:name="P327" style:family="paragraph" style:parent-style-name="Standard">
      <style:text-properties officeooo:rsid="00342b87" officeooo:paragraph-rsid="0026c722"/>
    </style:style>
    <style:style style:name="P328" style:family="paragraph" style:parent-style-name="Standard">
      <style:text-properties officeooo:rsid="00349530" officeooo:paragraph-rsid="0026c722"/>
    </style:style>
    <style:style style:name="P329" style:family="paragraph" style:parent-style-name="Standard">
      <style:text-properties officeooo:rsid="003496f9" officeooo:paragraph-rsid="0026c722"/>
    </style:style>
    <style:style style:name="P330" style:family="paragraph" style:parent-style-name="Standard">
      <style:text-properties officeooo:rsid="0034c1b8" officeooo:paragraph-rsid="0026c722"/>
    </style:style>
    <style:style style:name="P331" style:family="paragraph" style:parent-style-name="Standard">
      <style:text-properties officeooo:rsid="0035d6c2" officeooo:paragraph-rsid="0026c722"/>
    </style:style>
    <style:style style:name="P332" style:family="paragraph" style:parent-style-name="Standard">
      <style:text-properties officeooo:rsid="00360c8e" officeooo:paragraph-rsid="0026c722"/>
    </style:style>
    <style:style style:name="P333" style:family="paragraph" style:parent-style-name="Standard">
      <style:text-properties officeooo:rsid="0036e301" officeooo:paragraph-rsid="0026c722"/>
    </style:style>
    <style:style style:name="P334" style:family="paragraph" style:parent-style-name="Standard">
      <style:text-properties officeooo:rsid="0037be3f" officeooo:paragraph-rsid="0026c722"/>
    </style:style>
    <style:style style:name="P335" style:family="paragraph" style:parent-style-name="Standard">
      <style:text-properties officeooo:rsid="0039b8e8" officeooo:paragraph-rsid="0026c722"/>
    </style:style>
    <style:style style:name="P336" style:family="paragraph" style:parent-style-name="Standard">
      <style:text-properties officeooo:rsid="003b290e" officeooo:paragraph-rsid="0026c722"/>
    </style:style>
    <style:style style:name="P337" style:family="paragraph" style:parent-style-name="Standard">
      <style:text-properties officeooo:rsid="003bef91" officeooo:paragraph-rsid="0026c722"/>
    </style:style>
    <style:style style:name="P338" style:family="paragraph" style:parent-style-name="Standard">
      <style:text-properties officeooo:rsid="003bef91" officeooo:paragraph-rsid="006ce0ca"/>
    </style:style>
    <style:style style:name="P339" style:family="paragraph" style:parent-style-name="Standard">
      <style:text-properties officeooo:rsid="003dbbd7" officeooo:paragraph-rsid="0026c722"/>
    </style:style>
    <style:style style:name="P340" style:family="paragraph" style:parent-style-name="Standard">
      <style:text-properties officeooo:rsid="003dbbd7" officeooo:paragraph-rsid="006ce0ca"/>
    </style:style>
    <style:style style:name="P341" style:family="paragraph" style:parent-style-name="Standard">
      <style:text-properties officeooo:rsid="003e599c" officeooo:paragraph-rsid="0026c722"/>
    </style:style>
    <style:style style:name="P342" style:family="paragraph" style:parent-style-name="Standard">
      <style:text-properties officeooo:rsid="004177a6" officeooo:paragraph-rsid="0026c722"/>
    </style:style>
    <style:style style:name="P343" style:family="paragraph" style:parent-style-name="Standard">
      <style:text-properties officeooo:rsid="00419bf0" officeooo:paragraph-rsid="0026c722"/>
    </style:style>
    <style:style style:name="P344" style:family="paragraph" style:parent-style-name="Standard">
      <style:text-properties officeooo:rsid="004e11e7" officeooo:paragraph-rsid="0026c722"/>
    </style:style>
    <style:style style:name="P345" style:family="paragraph" style:parent-style-name="Standard">
      <style:text-properties officeooo:rsid="00426800" officeooo:paragraph-rsid="0026c722"/>
    </style:style>
    <style:style style:name="P346" style:family="paragraph" style:parent-style-name="Standard">
      <style:text-properties officeooo:rsid="00442dea" officeooo:paragraph-rsid="0026c722"/>
    </style:style>
    <style:style style:name="P347" style:family="paragraph" style:parent-style-name="Standard">
      <style:text-properties officeooo:rsid="004e5935" officeooo:paragraph-rsid="0026c722"/>
    </style:style>
    <style:style style:name="P348" style:family="paragraph" style:parent-style-name="Standard">
      <style:text-properties officeooo:rsid="0053c991" officeooo:paragraph-rsid="0053c991"/>
    </style:style>
    <style:style style:name="P349" style:family="paragraph" style:parent-style-name="Standard">
      <style:text-properties officeooo:rsid="005ead5f" officeooo:paragraph-rsid="005ead5f"/>
    </style:style>
    <style:style style:name="P350" style:family="paragraph" style:parent-style-name="Standard">
      <style:text-properties officeooo:rsid="007741b9" officeooo:paragraph-rsid="007741b9"/>
    </style:style>
    <style:style style:name="P351"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352" style:family="paragraph" style:parent-style-name="Text_20_body">
      <style:paragraph-properties fo:margin-top="0in" fo:margin-bottom="0in" loext:contextual-spacing="true"/>
      <style:text-properties officeooo:rsid="000a8372" officeooo:paragraph-rsid="0025b4bb"/>
    </style:style>
    <style:style style:name="P353" style:family="paragraph" style:parent-style-name="Text_20_body">
      <style:paragraph-properties fo:margin-top="0in" fo:margin-bottom="0in" loext:contextual-spacing="true"/>
      <style:text-properties officeooo:rsid="000457e2" officeooo:paragraph-rsid="0025b4bb"/>
    </style:style>
    <style:style style:name="P354" style:family="paragraph" style:parent-style-name="Text_20_body">
      <style:paragraph-properties fo:margin-top="0in" fo:margin-bottom="0in" loext:contextual-spacing="true"/>
      <style:text-properties officeooo:rsid="000457e2" officeooo:paragraph-rsid="0026c722"/>
    </style:style>
    <style:style style:name="P355" style:family="paragraph" style:parent-style-name="Text_20_body">
      <style:paragraph-properties fo:margin-top="0in" fo:margin-bottom="0in" loext:contextual-spacing="true"/>
      <style:text-properties officeooo:paragraph-rsid="0025b4bb"/>
    </style:style>
    <style:style style:name="P356" style:family="paragraph" style:parent-style-name="Text_20_body">
      <style:paragraph-properties fo:margin-top="0in" fo:margin-bottom="0in" loext:contextual-spacing="true"/>
      <style:text-properties fo:font-style="normal" fo:font-weight="normal" officeooo:rsid="00e05ba7" officeooo:paragraph-rsid="0026c722" style:font-style-asian="normal" style:font-weight-asian="normal" style:font-style-complex="normal" style:font-weight-complex="normal"/>
    </style:style>
    <style:style style:name="P357" style:family="paragraph" style:parent-style-name="Text_20_body">
      <style:paragraph-properties fo:margin-top="0in" fo:margin-bottom="0in" loext:contextual-spacing="true"/>
      <style:text-properties fo:font-style="normal" fo:font-weight="normal" officeooo:rsid="00e0fba5" officeooo:paragraph-rsid="0026c722" style:font-style-asian="normal" style:font-weight-asian="normal" style:font-style-complex="normal" style:font-weight-complex="normal"/>
    </style:style>
    <style:style style:name="P358" style:family="paragraph" style:parent-style-name="Text_20_body">
      <style:paragraph-properties fo:margin-top="0in" fo:margin-bottom="0in" loext:contextual-spacing="true"/>
      <style:text-properties officeooo:paragraph-rsid="0026c722"/>
    </style:style>
    <style:style style:name="P359" style:family="paragraph" style:parent-style-name="Text_20_body">
      <style:paragraph-properties fo:margin-top="0in" fo:margin-bottom="0in" loext:contextual-spacing="true"/>
      <style:text-properties officeooo:rsid="001a2483" officeooo:paragraph-rsid="0026c722"/>
    </style:style>
    <style:style style:name="P360" style:family="paragraph" style:parent-style-name="Text_20_body">
      <style:paragraph-properties fo:margin-top="0in" fo:margin-bottom="0in" loext:contextual-spacing="true"/>
      <style:text-properties officeooo:rsid="001b1a49" officeooo:paragraph-rsid="0026c722"/>
    </style:style>
    <style:style style:name="P361" style:family="paragraph" style:parent-style-name="Text_20_body">
      <style:paragraph-properties fo:margin-top="0in" fo:margin-bottom="0in" loext:contextual-spacing="true"/>
      <style:text-properties officeooo:rsid="001d970e" officeooo:paragraph-rsid="0026c722"/>
    </style:style>
    <style:style style:name="P36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26c722" style:font-size-asian="12pt" style:font-size-complex="12pt"/>
    </style:style>
    <style:style style:name="P36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26c722" style:font-size-asian="12pt" style:font-size-complex="12pt"/>
    </style:style>
    <style:style style:name="P36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26c722" style:font-size-asian="12pt" style:font-size-complex="12pt"/>
    </style:style>
    <style:style style:name="P36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26c722" style:font-size-asian="12pt" style:font-size-complex="12pt"/>
    </style:style>
    <style:style style:name="P36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26c722" style:font-size-asian="12pt" style:font-size-complex="12pt"/>
    </style:style>
    <style:style style:name="P36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26c722" style:font-size-asian="12pt" style:font-size-complex="12pt"/>
    </style:style>
    <style:style style:name="P36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26c722" style:font-size-asian="12pt" style:font-size-complex="12pt"/>
    </style:style>
    <style:style style:name="P36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26c722" style:font-size-asian="12pt" style:font-size-complex="12pt"/>
    </style:style>
    <style:style style:name="P37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26c722" style:font-size-asian="12pt" style:font-size-complex="12pt"/>
    </style:style>
    <style:style style:name="P37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26c722" style:font-size-asian="12pt" style:font-size-complex="12pt"/>
    </style:style>
    <style:style style:name="P37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81b97" style:font-size-asian="12pt" style:font-size-complex="12pt"/>
    </style:style>
    <style:style style:name="P37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e966c" style:font-size-asian="12pt" style:font-size-complex="12pt"/>
    </style:style>
    <style:style style:name="P37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288cf3" style:font-size-asian="12pt" style:font-size-complex="12pt"/>
    </style:style>
    <style:style style:name="P37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294f0e" style:font-size-asian="12pt" style:font-size-complex="12pt"/>
    </style:style>
    <style:style style:name="P37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2a7e09" style:font-size-asian="12pt" style:font-size-complex="12pt"/>
    </style:style>
    <style:style style:name="P37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2b8a54" style:font-size-asian="12pt" style:font-size-complex="12pt"/>
    </style:style>
    <style:style style:name="P37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2d88aa" style:font-size-asian="12pt" style:font-size-complex="12pt"/>
    </style:style>
    <style:style style:name="P379" style:family="paragraph" style:parent-style-name="Text_20_body">
      <style:paragraph-properties fo:margin-top="0in" fo:margin-bottom="0in" loext:contextual-spacing="true"/>
      <style:text-properties officeooo:rsid="00054ec2" officeooo:paragraph-rsid="0026c722"/>
    </style:style>
    <style:style style:name="P380" style:family="paragraph" style:parent-style-name="Text_20_body">
      <style:paragraph-properties fo:margin-top="0in" fo:margin-bottom="0in" loext:contextual-spacing="true"/>
      <style:text-properties officeooo:rsid="00101382" officeooo:paragraph-rsid="0026c722"/>
    </style:style>
    <style:style style:name="P381" style:family="paragraph" style:parent-style-name="Text_20_body">
      <style:paragraph-properties fo:margin-top="0in" fo:margin-bottom="0in" loext:contextual-spacing="true"/>
      <style:text-properties officeooo:rsid="0009b6cd" officeooo:paragraph-rsid="0026c722"/>
    </style:style>
    <style:style style:name="P382" style:family="paragraph" style:parent-style-name="Text_20_body">
      <style:paragraph-properties fo:margin-top="0in" fo:margin-bottom="0in" loext:contextual-spacing="true"/>
      <style:text-properties officeooo:rsid="00436dfc" officeooo:paragraph-rsid="0026c722"/>
    </style:style>
    <style:style style:name="P383" style:family="paragraph" style:parent-style-name="Text_20_body">
      <style:paragraph-properties fo:margin-top="0in" fo:margin-bottom="0in" loext:contextual-spacing="true"/>
      <style:text-properties officeooo:rsid="0043ccf6" officeooo:paragraph-rsid="0026c722"/>
    </style:style>
    <style:style style:name="P384" style:family="paragraph" style:parent-style-name="Text_20_body">
      <style:paragraph-properties fo:margin-top="0in" fo:margin-bottom="0in" loext:contextual-spacing="true"/>
      <style:text-properties officeooo:rsid="00458e92" officeooo:paragraph-rsid="0026c722"/>
    </style:style>
    <style:style style:name="P385" style:family="paragraph" style:parent-style-name="Text_20_body">
      <style:paragraph-properties fo:margin-top="0in" fo:margin-bottom="0in" loext:contextual-spacing="true"/>
      <style:text-properties officeooo:rsid="0046b5de" officeooo:paragraph-rsid="0026c722"/>
    </style:style>
    <style:style style:name="P386" style:family="paragraph" style:parent-style-name="Text_20_body">
      <style:paragraph-properties fo:margin-top="0in" fo:margin-bottom="0in" loext:contextual-spacing="true"/>
      <style:text-properties officeooo:rsid="0047dfcb" officeooo:paragraph-rsid="0026c722"/>
    </style:style>
    <style:style style:name="P387" style:family="paragraph" style:parent-style-name="Text_20_body">
      <style:paragraph-properties fo:margin-top="0in" fo:margin-bottom="0in" loext:contextual-spacing="true"/>
      <style:text-properties officeooo:rsid="0049aaae" officeooo:paragraph-rsid="0026c722"/>
    </style:style>
    <style:style style:name="P388" style:family="paragraph" style:parent-style-name="Text_20_body">
      <style:paragraph-properties fo:margin-top="0in" fo:margin-bottom="0in" loext:contextual-spacing="true"/>
      <style:text-properties officeooo:rsid="001e7ca7" officeooo:paragraph-rsid="0026c722"/>
    </style:style>
    <style:style style:name="P389" style:family="paragraph" style:parent-style-name="Text_20_body">
      <style:paragraph-properties fo:margin-top="0in" fo:margin-bottom="0in" loext:contextual-spacing="true"/>
      <style:text-properties officeooo:rsid="002030dc" officeooo:paragraph-rsid="0026c722"/>
    </style:style>
    <style:style style:name="P390" style:family="paragraph" style:parent-style-name="Text_20_body">
      <style:paragraph-properties fo:margin-top="0in" fo:margin-bottom="0in" loext:contextual-spacing="true"/>
      <style:text-properties officeooo:rsid="00209a25" officeooo:paragraph-rsid="0026c722"/>
    </style:style>
    <style:style style:name="P391" style:family="paragraph" style:parent-style-name="Text_20_body">
      <style:paragraph-properties fo:margin-top="0in" fo:margin-bottom="0in" loext:contextual-spacing="true"/>
      <style:text-properties officeooo:rsid="0019bf8c" officeooo:paragraph-rsid="0026c722"/>
    </style:style>
    <style:style style:name="P392" style:family="paragraph" style:parent-style-name="Text_20_body">
      <style:paragraph-properties fo:margin-top="0in" fo:margin-bottom="0in" loext:contextual-spacing="true"/>
      <style:text-properties officeooo:rsid="001bb191" officeooo:paragraph-rsid="0026c722"/>
    </style:style>
    <style:style style:name="P393" style:family="paragraph" style:parent-style-name="Text_20_body">
      <style:paragraph-properties fo:margin-top="0in" fo:margin-bottom="0in" loext:contextual-spacing="true"/>
      <style:text-properties officeooo:rsid="001cace5" officeooo:paragraph-rsid="0026c722"/>
    </style:style>
    <style:style style:name="P394" style:family="paragraph" style:parent-style-name="Text_20_body">
      <style:paragraph-properties fo:margin-top="0in" fo:margin-bottom="0in" loext:contextual-spacing="true"/>
      <style:text-properties officeooo:rsid="0065fa3f" officeooo:paragraph-rsid="0065fa3f"/>
    </style:style>
    <style:style style:name="P3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6c722" style:font-size-asian="12pt" style:font-weight-asian="normal" style:font-size-complex="12pt" style:font-weight-complex="normal"/>
    </style:style>
    <style:style style:name="P3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6c722" style:font-size-asian="12pt" style:font-weight-asian="normal" style:font-size-complex="12pt" style:font-weight-complex="normal"/>
    </style:style>
    <style:style style:name="P3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6c722" style:font-size-asian="12pt" style:font-weight-asian="normal" style:font-size-complex="12pt" style:font-weight-complex="normal"/>
    </style:style>
    <style:style style:name="P3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6c722" style:font-size-asian="12pt" style:font-weight-asian="normal" style:font-size-complex="12pt" style:font-weight-complex="normal"/>
    </style:style>
    <style:style style:name="P3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6c722" style:font-size-asian="12pt" style:font-weight-asian="normal" style:font-size-complex="12pt" style:font-weight-complex="normal"/>
    </style:style>
    <style:style style:name="P4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6c722" style:font-size-asian="12pt" style:font-weight-asian="normal" style:font-size-complex="12pt" style:font-weight-complex="normal"/>
    </style:style>
    <style:style style:name="P4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6c722" style:font-size-asian="12pt" style:font-weight-asian="normal" style:font-size-complex="12pt" style:font-weight-complex="normal"/>
    </style:style>
    <style:style style:name="P4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6c722" style:font-size-asian="12pt" style:font-weight-asian="normal" style:font-size-complex="12pt" style:font-weight-complex="normal"/>
    </style:style>
    <style:style style:name="P4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6c722" style:font-size-asian="12pt" style:font-weight-asian="normal" style:font-size-complex="12pt" style:font-weight-complex="normal"/>
    </style:style>
    <style:style style:name="P4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6c722" style:font-size-asian="12pt" style:font-weight-asian="normal" style:font-size-complex="12pt" style:font-weight-complex="normal"/>
    </style:style>
    <style:style style:name="P4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6c722" style:font-size-asian="12pt" style:font-weight-asian="normal" style:font-size-complex="12pt" style:font-weight-complex="normal"/>
    </style:style>
    <style:style style:name="P4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6c722" style:font-size-asian="12pt" style:font-weight-asian="normal" style:font-size-complex="12pt" style:font-weight-complex="normal"/>
    </style:style>
    <style:style style:name="P4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6c722" style:font-size-asian="12pt" style:font-weight-asian="normal" style:font-size-complex="12pt" style:font-weight-complex="normal"/>
    </style:style>
    <style:style style:name="P4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6c722" style:font-size-asian="12pt" style:font-weight-asian="normal" style:font-size-complex="12pt" style:font-weight-complex="normal"/>
    </style:style>
    <style:style style:name="P4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6c722" style:font-size-asian="12pt" style:font-weight-asian="normal" style:font-size-complex="12pt" style:font-weight-complex="normal"/>
    </style:style>
    <style:style style:name="P4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6c722" style:font-size-asian="12pt" style:font-weight-asian="normal" style:font-size-complex="12pt" style:font-weight-complex="normal"/>
    </style:style>
    <style:style style:name="P4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6c722" style:font-size-asian="12pt" style:font-weight-asian="normal" style:font-size-complex="12pt" style:font-weight-complex="normal"/>
    </style:style>
    <style:style style:name="P4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6c722" style:font-size-asian="12pt" style:font-weight-asian="normal" style:font-size-complex="12pt" style:font-weight-complex="normal"/>
    </style:style>
    <style:style style:name="P4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6c722" style:font-size-asian="12pt" style:font-weight-asian="normal" style:font-size-complex="12pt" style:font-weight-complex="normal"/>
    </style:style>
    <style:style style:name="P4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6c722" style:font-size-asian="12pt" style:font-weight-asian="normal" style:font-size-complex="12pt" style:font-weight-complex="normal"/>
    </style:style>
    <style:style style:name="P4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6c722" style:font-size-asian="12pt" style:font-weight-asian="normal" style:font-size-complex="12pt" style:font-weight-complex="normal"/>
    </style:style>
    <style:style style:name="P4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6c722" style:font-size-asian="12pt" style:font-weight-asian="normal" style:font-size-complex="12pt" style:font-weight-complex="normal"/>
    </style:style>
    <style:style style:name="P4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6c722" style:font-size-asian="12pt" style:font-weight-asian="normal" style:font-size-complex="12pt" style:font-weight-complex="normal"/>
    </style:style>
    <style:style style:name="P4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6c722" style:font-size-asian="12pt" style:font-weight-asian="normal" style:font-size-complex="12pt" style:font-weight-complex="normal"/>
    </style:style>
    <style:style style:name="P4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6c722" style:font-size-asian="12pt" style:font-weight-asian="normal" style:font-size-complex="12pt" style:font-weight-complex="normal"/>
    </style:style>
    <style:style style:name="P4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747b2c" style:font-size-asian="12pt" style:font-weight-asian="normal" style:font-size-complex="12pt" style:font-weight-complex="normal"/>
    </style:style>
    <style:style style:name="P4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6c722" style:font-size-asian="12pt" style:font-weight-asian="normal" style:font-size-complex="12pt" style:font-weight-complex="normal"/>
    </style:style>
    <style:style style:name="P4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6c722" style:font-size-asian="12pt" style:font-weight-asian="normal" style:font-size-complex="12pt" style:font-weight-complex="normal"/>
    </style:style>
    <style:style style:name="P4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6c722" style:font-size-asian="12pt" style:font-weight-asian="normal" style:font-size-complex="12pt" style:font-weight-complex="normal"/>
    </style:style>
    <style:style style:name="P4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6c722" style:font-size-asian="12pt" style:font-weight-asian="normal" style:font-size-complex="12pt" style:font-weight-complex="normal"/>
    </style:style>
    <style:style style:name="P4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6c722" style:font-size-asian="12pt" style:font-weight-asian="normal" style:font-size-complex="12pt" style:font-weight-complex="normal"/>
    </style:style>
    <style:style style:name="P4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6c722" style:font-size-asian="12pt" style:font-weight-asian="normal" style:font-size-complex="12pt" style:font-weight-complex="normal"/>
    </style:style>
    <style:style style:name="P4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6c722" style:font-size-asian="12pt" style:font-weight-asian="normal" style:font-size-complex="12pt" style:font-weight-complex="normal"/>
    </style:style>
    <style:style style:name="P4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6c722" style:font-size-asian="12pt" style:font-weight-asian="normal" style:font-size-complex="12pt" style:font-weight-complex="normal"/>
    </style:style>
    <style:style style:name="P4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6c722" style:font-size-asian="12pt" style:font-weight-asian="normal" style:font-size-complex="12pt" style:font-weight-complex="normal"/>
    </style:style>
    <style:style style:name="P4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6c722" style:font-size-asian="12pt" style:font-weight-asian="normal" style:font-size-complex="12pt" style:font-weight-complex="normal"/>
    </style:style>
    <style:style style:name="P4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6c722" style:font-size-asian="12pt" style:font-weight-asian="normal" style:font-size-complex="12pt" style:font-weight-complex="normal"/>
    </style:style>
    <style:style style:name="P4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6c722" style:font-size-asian="12pt" style:font-weight-asian="normal" style:font-size-complex="12pt" style:font-weight-complex="normal"/>
    </style:style>
    <style:style style:name="P4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6c722" style:font-size-asian="12pt" style:font-weight-asian="normal" style:font-size-complex="12pt" style:font-weight-complex="normal"/>
    </style:style>
    <style:style style:name="P4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6c722" style:font-size-asian="12pt" style:font-weight-asian="normal" style:font-size-complex="12pt" style:font-weight-complex="normal"/>
    </style:style>
    <style:style style:name="P4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6c722" style:font-size-asian="12pt" style:font-weight-asian="normal" style:font-size-complex="12pt" style:font-weight-complex="normal"/>
    </style:style>
    <style:style style:name="P4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6c722" style:font-size-asian="12pt" style:font-weight-asian="normal" style:font-size-complex="12pt" style:font-weight-complex="normal"/>
    </style:style>
    <style:style style:name="P4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6c722" style:font-size-asian="12pt" style:font-weight-asian="normal" style:font-size-complex="12pt" style:font-weight-complex="normal"/>
    </style:style>
    <style:style style:name="P4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6c722" style:font-size-asian="12pt" style:font-weight-asian="normal" style:font-size-complex="12pt" style:font-weight-complex="normal"/>
    </style:style>
    <style:style style:name="P4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6c722" style:font-size-asian="12pt" style:font-weight-asian="normal" style:font-size-complex="12pt" style:font-weight-complex="normal"/>
    </style:style>
    <style:style style:name="P4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6c722" style:font-size-asian="12pt" style:font-weight-asian="normal" style:font-size-complex="12pt" style:font-weight-complex="normal"/>
    </style:style>
    <style:style style:name="P4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6c722" style:font-size-asian="12pt" style:font-weight-asian="normal" style:font-size-complex="12pt" style:font-weight-complex="normal"/>
    </style:style>
    <style:style style:name="P4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6c722" style:font-size-asian="12pt" style:font-weight-asian="normal" style:font-size-complex="12pt" style:font-weight-complex="normal"/>
    </style:style>
    <style:style style:name="P4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6c722" style:font-size-asian="12pt" style:font-weight-asian="normal" style:font-size-complex="12pt" style:font-weight-complex="normal"/>
    </style:style>
    <style:style style:name="P4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6c722" style:font-size-asian="12pt" style:font-weight-asian="normal" style:font-size-complex="12pt" style:font-weight-complex="normal"/>
    </style:style>
    <style:style style:name="P4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6c722" style:font-size-asian="12pt" style:font-weight-asian="normal" style:font-size-complex="12pt" style:font-weight-complex="normal"/>
    </style:style>
    <style:style style:name="P4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6c722" style:font-size-asian="12pt" style:font-weight-asian="normal" style:font-size-complex="12pt" style:font-weight-complex="normal"/>
    </style:style>
    <style:style style:name="P4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6c722" style:font-size-asian="12pt" style:font-weight-asian="normal" style:font-size-complex="12pt" style:font-weight-complex="normal"/>
    </style:style>
    <style:style style:name="P4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6b7e3d" style:font-size-asian="12pt" style:font-weight-asian="normal" style:font-size-complex="12pt" style:font-weight-complex="normal"/>
    </style:style>
    <style:style style:name="P4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6c0309" style:font-size-asian="12pt" style:font-weight-asian="normal" style:font-size-complex="12pt" style:font-weight-complex="normal"/>
    </style:style>
    <style:style style:name="P4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6c722" style:font-size-asian="12pt" style:font-style-asian="italic" style:font-weight-asian="normal" style:font-size-complex="12pt" style:font-style-complex="italic" style:font-weight-complex="normal"/>
    </style:style>
    <style:style style:name="P451" style:family="paragraph" style:parent-style-name="Text_20_body">
      <style:text-properties officeooo:rsid="001a0412" officeooo:paragraph-rsid="0026c722"/>
    </style:style>
    <style:style style:name="P452" style:family="paragraph" style:parent-style-name="Text_20_body">
      <style:text-properties officeooo:rsid="001b03ec" officeooo:paragraph-rsid="0026c722"/>
    </style:style>
    <style:style style:name="P453" style:family="paragraph" style:parent-style-name="Text_20_body">
      <style:text-properties officeooo:rsid="001c3f7b" officeooo:paragraph-rsid="0026c722"/>
    </style:style>
    <style:style style:name="P454" style:family="paragraph" style:parent-style-name="Text_20_body">
      <style:text-properties officeooo:rsid="001c3f7b" officeooo:paragraph-rsid="0072d913"/>
    </style:style>
    <style:style style:name="P455" style:family="paragraph" style:parent-style-name="Text_20_body">
      <style:text-properties officeooo:rsid="001d7ae8" officeooo:paragraph-rsid="0026c722"/>
    </style:style>
    <style:style style:name="P456" style:family="paragraph" style:parent-style-name="Text_20_body">
      <style:text-properties fo:font-style="normal" fo:font-weight="normal" officeooo:rsid="001d7ae8" officeooo:paragraph-rsid="0026c722" style:font-style-asian="normal" style:font-weight-asian="normal" style:font-style-complex="normal" style:font-weight-complex="normal"/>
    </style:style>
    <style:style style:name="P457" style:family="paragraph" style:parent-style-name="Text_20_body">
      <style:text-properties officeooo:paragraph-rsid="0026c722"/>
    </style:style>
    <style:style style:name="P458" style:family="paragraph" style:parent-style-name="Text_20_body">
      <style:paragraph-properties fo:margin-top="0in" fo:margin-bottom="0.1in" loext:contextual-spacing="true"/>
      <style:text-properties fo:font-style="italic" officeooo:rsid="002fbf86" officeooo:paragraph-rsid="0026c722" style:font-style-asian="italic" style:font-style-complex="italic"/>
    </style:style>
    <style:style style:name="P459" style:family="paragraph" style:parent-style-name="Text_20_body">
      <style:paragraph-properties fo:margin-top="0in" fo:margin-bottom="0.1in" loext:contextual-spacing="true"/>
      <style:text-properties fo:font-style="italic" officeooo:paragraph-rsid="0026c722" style:font-style-asian="italic" style:font-style-complex="italic"/>
    </style:style>
    <style:style style:name="P460" style:family="paragraph" style:parent-style-name="Text_20_body">
      <style:paragraph-properties fo:margin-top="0in" fo:margin-bottom="0.1in" loext:contextual-spacing="true"/>
      <style:text-properties officeooo:rsid="002fbf86" officeooo:paragraph-rsid="0026c722"/>
    </style:style>
    <style:style style:name="P461" style:family="paragraph" style:parent-style-name="Text_20_body">
      <style:paragraph-properties fo:margin-top="0in" fo:margin-bottom="0.1in" loext:contextual-spacing="true"/>
      <style:text-properties officeooo:rsid="003e34b1" officeooo:paragraph-rsid="0026c722"/>
    </style:style>
    <style:style style:name="P462" style:family="paragraph" style:parent-style-name="Text_20_body">
      <style:paragraph-properties fo:margin-top="0in" fo:margin-bottom="0.1in" loext:contextual-spacing="true"/>
      <style:text-properties officeooo:rsid="00401452" officeooo:paragraph-rsid="0026c722"/>
    </style:style>
    <style:style style:name="P463" style:family="paragraph" style:parent-style-name="Text_20_body">
      <style:paragraph-properties fo:margin-top="0in" fo:margin-bottom="0.1in" loext:contextual-spacing="true"/>
      <style:text-properties officeooo:rsid="003178b2" officeooo:paragraph-rsid="0026c722"/>
    </style:style>
    <style:style style:name="P464" style:family="paragraph" style:parent-style-name="Text_20_body">
      <style:paragraph-properties fo:margin-top="0in" fo:margin-bottom="0.1in" loext:contextual-spacing="true"/>
      <style:text-properties officeooo:paragraph-rsid="0026c722"/>
    </style:style>
    <style:style style:name="P465" style:family="paragraph" style:parent-style-name="Text_20_body">
      <style:paragraph-properties fo:margin-top="0in" fo:margin-bottom="0.1in" loext:contextual-spacing="true"/>
      <style:text-properties officeooo:rsid="006ce0ca" officeooo:paragraph-rsid="006ea8c6"/>
    </style:style>
    <style:style style:name="P466" style:family="paragraph" style:parent-style-name="Text_20_body">
      <style:paragraph-properties fo:margin-top="0in" fo:margin-bottom="0.1in" loext:contextual-spacing="true"/>
      <style:text-properties officeooo:rsid="006ea8c6" officeooo:paragraph-rsid="006ea8c6"/>
    </style:style>
    <style:style style:name="P467"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26c722" style:font-size-asian="12pt" style:font-size-complex="12pt"/>
    </style:style>
    <style:style style:name="P468"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6c722" style:font-size-asian="12pt" style:font-size-complex="12pt"/>
    </style:style>
    <style:style style:name="P469"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6c722" style:font-size-asian="12pt" style:font-size-complex="12pt"/>
    </style:style>
    <style:style style:name="P470"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6c722" style:font-size-asian="12pt" style:font-size-complex="12pt"/>
    </style:style>
    <style:style style:name="P471"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6c722" style:font-size-asian="12pt" style:font-size-complex="12pt"/>
    </style:style>
    <style:style style:name="P472"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6c722" style:font-size-asian="12pt" style:font-size-complex="12pt"/>
    </style:style>
    <style:style style:name="P473"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6c722" style:font-size-asian="12pt" style:font-size-complex="12pt"/>
    </style:style>
    <style:style style:name="P474"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6c722" style:font-size-asian="12pt" style:font-size-complex="12pt"/>
    </style:style>
    <style:style style:name="P475"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6c722" style:font-size-asian="12pt" style:font-size-complex="12pt"/>
    </style:style>
    <style:style style:name="P476"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6c722" style:font-size-asian="12pt" style:font-size-complex="12pt"/>
    </style:style>
    <style:style style:name="P477"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6c722" style:font-size-asian="12pt" style:font-size-complex="12pt"/>
    </style:style>
    <style:style style:name="P478"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6c722" style:font-size-asian="12pt" style:font-size-complex="12pt"/>
    </style:style>
    <style:style style:name="P479"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6c722" style:font-size-asian="12pt" style:font-size-complex="12pt"/>
    </style:style>
    <style:style style:name="P480"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6c722" style:font-size-asian="12pt" style:font-size-complex="12pt"/>
    </style:style>
    <style:style style:name="P481"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6c722" style:font-size-asian="12pt" style:font-size-complex="12pt"/>
    </style:style>
    <style:style style:name="P482"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6c722" style:font-size-asian="12pt" style:font-size-complex="12pt"/>
    </style:style>
    <style:style style:name="P483"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6c722" style:font-size-asian="12pt" style:font-size-complex="12pt"/>
    </style:style>
    <style:style style:name="P484"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6c722" style:font-size-asian="12pt" style:font-size-complex="12pt"/>
    </style:style>
    <style:style style:name="P485"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6c722" style:font-size-asian="12pt" style:font-size-complex="12pt"/>
    </style:style>
    <style:style style:name="P486"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6c722" style:font-size-asian="12pt" style:font-size-complex="12pt"/>
    </style:style>
    <style:style style:name="P487"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6c722" style:font-size-asian="12pt" style:font-size-complex="12pt"/>
    </style:style>
    <style:style style:name="P488"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6c722" style:font-size-asian="12pt" style:font-size-complex="12pt"/>
    </style:style>
    <style:style style:name="P489"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6c722" style:font-size-asian="12pt" style:font-size-complex="12pt"/>
    </style:style>
    <style:style style:name="P490"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6c722" style:font-size-asian="12pt" style:font-size-complex="12pt"/>
    </style:style>
    <style:style style:name="P491"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6c722" style:font-size-asian="12pt" style:font-size-complex="12pt"/>
    </style:style>
    <style:style style:name="P492"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6c722" style:font-size-asian="12pt" style:font-size-complex="12pt"/>
    </style:style>
    <style:style style:name="P493"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5963a8" style:font-size-asian="12pt" style:font-size-complex="12pt"/>
    </style:style>
    <style:style style:name="P494"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6c722" style:font-size-asian="12pt" style:font-size-complex="12pt"/>
    </style:style>
    <style:style style:name="P495"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6c722" style:font-size-asian="12pt" style:font-size-complex="12pt"/>
    </style:style>
    <style:style style:name="P496"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6c722" style:font-size-asian="12pt" style:font-size-complex="12pt"/>
    </style:style>
    <style:style style:name="P497"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6c722" style:font-size-asian="12pt" style:font-size-complex="12pt"/>
    </style:style>
    <style:style style:name="P498"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6c722" style:font-size-asian="12pt" style:font-size-complex="12pt"/>
    </style:style>
    <style:style style:name="P499"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6c722" style:font-size-asian="12pt" style:font-size-complex="12pt"/>
    </style:style>
    <style:style style:name="P500"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6c722" style:font-size-asian="12pt" style:font-size-complex="12pt"/>
    </style:style>
    <style:style style:name="P501"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26c722" style:font-size-asian="12pt" style:font-size-complex="12pt"/>
    </style:style>
    <style:style style:name="P502"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26c722" style:font-size-asian="12pt" style:font-size-complex="12pt"/>
    </style:style>
    <style:style style:name="P503"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26c722" style:font-size-asian="12pt" style:font-size-complex="12pt"/>
    </style:style>
    <style:style style:name="P504"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26c722" style:font-size-asian="12pt" style:font-size-complex="12pt"/>
    </style:style>
    <style:style style:name="P505"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26c722" style:font-size-asian="12pt" style:font-size-complex="12pt"/>
    </style:style>
    <style:style style:name="P506"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26c722" style:font-size-asian="12pt" style:font-size-complex="12pt"/>
    </style:style>
    <style:style style:name="P507"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26c722" style:font-size-asian="12pt" style:font-size-complex="12pt"/>
    </style:style>
    <style:style style:name="P508"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26c722" style:font-size-asian="12pt" style:font-size-complex="12pt"/>
    </style:style>
    <style:style style:name="P509"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26c722" style:font-size-asian="12pt" style:font-size-complex="12pt"/>
    </style:style>
    <style:style style:name="P510"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26c722" style:font-size-asian="12pt" style:font-size-complex="12pt"/>
    </style:style>
    <style:style style:name="P511"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26c722" style:font-size-asian="12pt" style:font-size-complex="12pt"/>
    </style:style>
    <style:style style:name="P512"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26c722" style:font-size-asian="12pt" style:font-size-complex="12pt"/>
    </style:style>
    <style:style style:name="P513"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26c722" style:font-size-asian="12pt" style:font-size-complex="12pt"/>
    </style:style>
    <style:style style:name="P514"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26c722" style:font-size-asian="12pt" style:font-size-complex="12pt"/>
    </style:style>
    <style:style style:name="P515"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26c722" style:font-size-asian="12pt" style:font-size-complex="12pt"/>
    </style:style>
    <style:style style:name="P516"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26c722" style:font-size-asian="12pt" style:font-size-complex="12pt"/>
    </style:style>
    <style:style style:name="P517" style:family="paragraph" style:parent-style-name="Standard">
      <style:text-properties fo:font-variant="normal" fo:text-transform="none" fo:color="#252525" style:font-name="Liberation Serif" fo:font-size="12pt" fo:letter-spacing="normal" fo:font-style="normal" fo:font-weight="normal" officeooo:rsid="0019392f" officeooo:paragraph-rsid="0026c722" style:font-size-asian="12pt" style:font-size-complex="12pt"/>
    </style:style>
    <style:style style:name="P5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151a6fe" style:font-size-asian="12pt" style:font-weight-asian="normal" style:font-size-complex="12pt" style:font-weight-complex="normal"/>
    </style:style>
    <style:style style:name="P5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151a6fe" style:font-size-asian="12pt" style:font-weight-asian="normal" style:font-size-complex="12pt" style:font-weight-complex="normal"/>
    </style:style>
    <style:style style:name="P5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6c722" style:font-size-asian="12pt" style:font-weight-asian="normal" style:font-size-complex="12pt" style:font-weight-complex="normal"/>
    </style:style>
    <style:style style:name="P5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151a6fe" style:font-size-asian="12pt" style:font-weight-asian="normal" style:font-size-complex="12pt" style:font-weight-complex="normal"/>
    </style:style>
    <style:style style:name="P5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151a6fe" style:font-size-asian="12pt" style:font-weight-asian="normal" style:font-size-complex="12pt" style:font-weight-complex="normal"/>
    </style:style>
    <style:style style:name="P5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151a6fe" style:font-size-asian="12pt" style:font-weight-asian="normal" style:font-size-complex="12pt" style:font-weight-complex="normal"/>
    </style:style>
    <style:style style:name="P5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151a6fe" style:font-size-asian="12pt" style:font-weight-asian="normal" style:font-size-complex="12pt" style:font-weight-complex="normal"/>
    </style:style>
    <style:style style:name="P5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151a6fe" style:font-size-asian="12pt" style:font-weight-asian="normal" style:font-size-complex="12pt" style:font-weight-complex="normal"/>
    </style:style>
    <style:style style:name="P5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151a6fe" style:font-size-asian="12pt" style:font-weight-asian="normal" style:font-size-complex="12pt" style:font-weight-complex="normal"/>
    </style:style>
    <style:style style:name="P5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6c722" style:font-size-asian="12pt" style:font-weight-asian="normal" style:font-size-complex="12pt" style:font-weight-complex="normal"/>
    </style:style>
    <style:style style:name="P5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6c722" style:font-size-asian="12pt" style:font-weight-asian="normal" style:font-size-complex="12pt" style:font-weight-complex="normal"/>
    </style:style>
    <style:style style:name="P5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151a6fe" style:font-size-asian="12pt" style:font-weight-asian="normal" style:font-size-complex="12pt" style:font-weight-complex="normal"/>
    </style:style>
    <style:style style:name="P5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6c722" style:font-size-asian="12pt" style:font-weight-asian="normal" style:font-size-complex="12pt" style:font-weight-complex="normal"/>
    </style:style>
    <style:style style:name="P5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151a6fe" style:font-size-asian="12pt" style:font-weight-asian="normal" style:font-size-complex="12pt" style:font-weight-complex="normal"/>
    </style:style>
    <style:style style:name="P5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151a6fe" style:font-size-asian="12pt" style:font-weight-asian="normal" style:font-size-complex="12pt" style:font-weight-complex="normal"/>
    </style:style>
    <style:style style:name="P5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151e4d0" style:font-size-asian="12pt" style:font-weight-asian="normal" style:font-size-complex="12pt" style:font-weight-complex="normal"/>
    </style:style>
    <style:style style:name="P5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151e4d0" style:font-size-asian="12pt" style:font-weight-asian="normal" style:font-size-complex="12pt" style:font-weight-complex="normal"/>
    </style:style>
    <style:style style:name="P5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151e4d0" style:font-size-asian="12pt" style:font-weight-asian="normal" style:font-size-complex="12pt" style:font-weight-complex="normal"/>
    </style:style>
    <style:style style:name="P5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151e4d0" style:font-size-asian="12pt" style:font-weight-asian="normal" style:font-size-complex="12pt" style:font-weight-complex="normal"/>
    </style:style>
    <style:style style:name="P5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6c722" style:font-size-asian="12pt" style:font-weight-asian="normal" style:font-size-complex="12pt" style:font-weight-complex="normal"/>
    </style:style>
    <style:style style:name="P5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151e4d0" style:font-size-asian="12pt" style:font-weight-asian="normal" style:font-size-complex="12pt" style:font-weight-complex="normal"/>
    </style:style>
    <style:style style:name="P5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151e4d0" style:font-size-asian="12pt" style:font-weight-asian="normal" style:font-size-complex="12pt" style:font-weight-complex="normal"/>
    </style:style>
    <style:style style:name="P5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151e4d0" style:font-size-asian="12pt" style:font-weight-asian="normal" style:font-size-complex="12pt" style:font-weight-complex="normal"/>
    </style:style>
    <style:style style:name="P5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6c722" style:font-size-asian="12pt" style:font-weight-asian="normal" style:font-size-complex="12pt" style:font-weight-complex="normal"/>
    </style:style>
    <style:style style:name="P5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6c722" style:font-size-asian="12pt" style:font-weight-asian="normal" style:font-size-complex="12pt" style:font-weight-complex="normal"/>
    </style:style>
    <style:style style:name="P5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152aa83" style:font-size-asian="12pt" style:font-weight-asian="normal" style:font-size-complex="12pt" style:font-weight-complex="normal"/>
    </style:style>
    <style:style style:name="P5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6c722" style:font-size-asian="12pt" style:font-weight-asian="normal" style:font-size-complex="12pt" style:font-weight-complex="normal"/>
    </style:style>
    <style:style style:name="P5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152aa83" style:font-size-asian="12pt" style:font-weight-asian="normal" style:font-size-complex="12pt" style:font-weight-complex="normal"/>
    </style:style>
    <style:style style:name="P5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6c722" style:font-size-asian="12pt" style:font-weight-asian="normal" style:font-size-complex="12pt" style:font-weight-complex="normal"/>
    </style:style>
    <style:style style:name="P5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6c722" style:font-size-asian="12pt" style:font-weight-asian="normal" style:font-size-complex="12pt" style:font-weight-complex="normal"/>
    </style:style>
    <style:style style:name="P5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152aa83" style:font-size-asian="12pt" style:font-weight-asian="normal" style:font-size-complex="12pt" style:font-weight-complex="normal"/>
    </style:style>
    <style:style style:name="P5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6c722" style:font-size-asian="12pt" style:font-weight-asian="normal" style:font-size-complex="12pt" style:font-weight-complex="normal"/>
    </style:style>
    <style:style style:name="P5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152aa83" style:font-size-asian="12pt" style:font-weight-asian="normal" style:font-size-complex="12pt" style:font-weight-complex="normal"/>
    </style:style>
    <style:style style:name="P5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152aa83" style:font-size-asian="12pt" style:font-weight-asian="normal" style:font-size-complex="12pt" style:font-weight-complex="normal"/>
    </style:style>
    <style:style style:name="P5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152aa83" style:font-size-asian="12pt" style:font-weight-asian="normal" style:font-size-complex="12pt" style:font-weight-complex="normal"/>
    </style:style>
    <style:style style:name="P5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6c722" style:font-size-asian="12pt" style:font-weight-asian="normal" style:font-size-complex="12pt" style:font-weight-complex="normal"/>
    </style:style>
    <style:style style:name="P5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152aa83" style:font-size-asian="12pt" style:font-weight-asian="normal" style:font-size-complex="12pt" style:font-weight-complex="normal"/>
    </style:style>
    <style:style style:name="P5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6c722" style:font-size-asian="12pt" style:font-weight-asian="normal" style:font-size-complex="12pt" style:font-weight-complex="normal"/>
    </style:style>
    <style:style style:name="P5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6c722" style:font-size-asian="12pt" style:font-weight-asian="normal" style:font-size-complex="12pt" style:font-weight-complex="normal"/>
    </style:style>
    <style:style style:name="P5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1546d83" style:font-size-asian="12pt" style:font-weight-asian="normal" style:font-size-complex="12pt" style:font-weight-complex="normal"/>
    </style:style>
    <style:style style:name="P5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1546d83" style:font-size-asian="12pt" style:font-weight-asian="normal" style:font-size-complex="12pt" style:font-weight-complex="normal"/>
    </style:style>
    <style:style style:name="P5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1546d83" style:font-size-asian="12pt" style:font-weight-asian="normal" style:font-size-complex="12pt" style:font-weight-complex="normal"/>
    </style:style>
    <style:style style:name="P5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6c722" style:font-size-asian="12pt" style:font-weight-asian="normal" style:font-size-complex="12pt" style:font-weight-complex="normal"/>
    </style:style>
    <style:style style:name="P5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1546d83" style:font-size-asian="12pt" style:font-weight-asian="normal" style:font-size-complex="12pt" style:font-weight-complex="normal"/>
    </style:style>
    <style:style style:name="P5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1546d83" style:font-size-asian="12pt" style:font-weight-asian="normal" style:font-size-complex="12pt" style:font-weight-complex="normal"/>
    </style:style>
    <style:style style:name="P5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6c722" style:font-size-asian="12pt" style:font-weight-asian="normal" style:font-size-complex="12pt" style:font-weight-complex="normal"/>
    </style:style>
    <style:style style:name="P5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1546d83" style:font-size-asian="12pt" style:font-weight-asian="normal" style:font-size-complex="12pt" style:font-weight-complex="normal"/>
    </style:style>
    <style:style style:name="P5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6c722" style:font-size-asian="12pt" style:font-weight-asian="normal" style:font-size-complex="12pt" style:font-weight-complex="normal"/>
    </style:style>
    <style:style style:name="P5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6c722" style:font-size-asian="12pt" style:font-weight-asian="normal" style:font-size-complex="12pt" style:font-weight-complex="normal"/>
    </style:style>
    <style:style style:name="P5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1546d83" style:font-size-asian="12pt" style:font-weight-asian="normal" style:font-size-complex="12pt" style:font-weight-complex="normal"/>
    </style:style>
    <style:style style:name="P5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1546d83" style:font-size-asian="12pt" style:font-weight-asian="normal" style:font-size-complex="12pt" style:font-weight-complex="normal"/>
    </style:style>
    <style:style style:name="P5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6c722" style:font-size-asian="12pt" style:font-weight-asian="normal" style:font-size-complex="12pt" style:font-weight-complex="normal"/>
    </style:style>
    <style:style style:name="P5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6c722" style:font-size-asian="12pt" style:font-weight-asian="normal" style:font-size-complex="12pt" style:font-weight-complex="normal"/>
    </style:style>
    <style:style style:name="P5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1546d83" style:font-size-asian="12pt" style:font-weight-asian="normal" style:font-size-complex="12pt" style:font-weight-complex="normal"/>
    </style:style>
    <style:style style:name="P5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1546d83" style:font-size-asian="12pt" style:font-weight-asian="normal" style:font-size-complex="12pt" style:font-weight-complex="normal"/>
    </style:style>
    <style:style style:name="P5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1546d83" style:font-size-asian="12pt" style:font-weight-asian="normal" style:font-size-complex="12pt" style:font-weight-complex="normal"/>
    </style:style>
    <style:style style:name="P5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1546d83" style:font-size-asian="12pt" style:font-weight-asian="normal" style:font-size-complex="12pt" style:font-weight-complex="normal"/>
    </style:style>
    <style:style style:name="P5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6c722" style:font-size-asian="12pt" style:font-weight-asian="normal" style:font-size-complex="12pt" style:font-weight-complex="normal"/>
    </style:style>
    <style:style style:name="P5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1560252" style:font-size-asian="12pt" style:font-weight-asian="normal" style:font-size-complex="12pt" style:font-weight-complex="normal"/>
    </style:style>
    <style:style style:name="P5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1560252" style:font-size-asian="12pt" style:font-weight-asian="normal" style:font-size-complex="12pt" style:font-weight-complex="normal"/>
    </style:style>
    <style:style style:name="P5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1560252" style:font-size-asian="12pt" style:font-weight-asian="normal" style:font-size-complex="12pt" style:font-weight-complex="normal"/>
    </style:style>
    <style:style style:name="P5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6c722" style:font-size-asian="12pt" style:font-weight-asian="normal" style:font-size-complex="12pt" style:font-weight-complex="normal"/>
    </style:style>
    <style:style style:name="P5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1560252" style:font-size-asian="12pt" style:font-weight-asian="normal" style:font-size-complex="12pt" style:font-weight-complex="normal"/>
    </style:style>
    <style:style style:name="P5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1560252" style:font-size-asian="12pt" style:font-weight-asian="normal" style:font-size-complex="12pt" style:font-weight-complex="normal"/>
    </style:style>
    <style:style style:name="P5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6c722" style:font-size-asian="12pt" style:font-weight-asian="normal" style:font-size-complex="12pt" style:font-weight-complex="normal"/>
    </style:style>
    <style:style style:name="P5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6c722" style:font-size-asian="12pt" style:font-weight-asian="normal" style:font-size-complex="12pt" style:font-weight-complex="normal"/>
    </style:style>
    <style:style style:name="P5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1560252" style:font-size-asian="12pt" style:font-weight-asian="normal" style:font-size-complex="12pt" style:font-weight-complex="normal"/>
    </style:style>
    <style:style style:name="P5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1560252" style:font-size-asian="12pt" style:font-weight-asian="normal" style:font-size-complex="12pt" style:font-weight-complex="normal"/>
    </style:style>
    <style:style style:name="P5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6c722" style:font-size-asian="12pt" style:font-weight-asian="normal" style:font-size-complex="12pt" style:font-weight-complex="normal"/>
    </style:style>
    <style:style style:name="P5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6c722" style:font-size-asian="12pt" style:font-weight-asian="normal" style:font-size-complex="12pt" style:font-weight-complex="normal"/>
    </style:style>
    <style:style style:name="P5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1560252" style:font-size-asian="12pt" style:font-weight-asian="normal" style:font-size-complex="12pt" style:font-weight-complex="normal"/>
    </style:style>
    <style:style style:name="P5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6c722" style:font-size-asian="12pt" style:font-weight-asian="normal" style:font-size-complex="12pt" style:font-weight-complex="normal"/>
    </style:style>
    <style:style style:name="P5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1562ce5" style:font-size-asian="12pt" style:font-weight-asian="normal" style:font-size-complex="12pt" style:font-weight-complex="normal"/>
    </style:style>
    <style:style style:name="P5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1562ce5" style:font-size-asian="12pt" style:font-weight-asian="normal" style:font-size-complex="12pt" style:font-weight-complex="normal"/>
    </style:style>
    <style:style style:name="P5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6c722" style:font-size-asian="12pt" style:font-weight-asian="normal" style:font-size-complex="12pt" style:font-weight-complex="normal"/>
    </style:style>
    <style:style style:name="P5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6c722" style:font-size-asian="12pt" style:font-weight-asian="normal" style:font-size-complex="12pt" style:font-weight-complex="normal"/>
    </style:style>
    <style:style style:name="P594"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1562ce5" style:font-size-asian="12pt" style:font-size-complex="12pt"/>
    </style:style>
    <style:style style:name="P595"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6c722" style:font-size-asian="12pt" style:font-size-complex="12pt"/>
    </style:style>
    <style:style style:name="P596"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6c722" style:font-size-asian="12pt" style:font-size-complex="12pt"/>
    </style:style>
    <style:style style:name="P597"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1562ce5" style:font-size-asian="12pt" style:font-size-complex="12pt"/>
    </style:style>
    <style:style style:name="P598"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6c722" style:font-size-asian="12pt" style:font-size-complex="12pt"/>
    </style:style>
    <style:style style:name="P599"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1580b3e" style:font-size-asian="12pt" style:font-size-complex="12pt"/>
    </style:style>
    <style:style style:name="P600"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1580b3e" style:font-size-asian="12pt" style:font-size-complex="12pt"/>
    </style:style>
    <style:style style:name="T1" style:family="text">
      <style:text-properties officeooo:rsid="001556d6"/>
    </style:style>
    <style:style style:name="T2" style:family="text">
      <style:text-properties officeooo:rsid="0017370a"/>
    </style:style>
    <style:style style:name="T3" style:family="text">
      <style:text-properties officeooo:rsid="0017a0e7"/>
    </style:style>
    <style:style style:name="T4" style:family="text">
      <style:text-properties officeooo:rsid="001401be"/>
    </style:style>
    <style:style style:name="T5" style:family="text">
      <style:text-properties officeooo:rsid="00197cf0"/>
    </style:style>
    <style:style style:name="T6" style:family="text">
      <style:text-properties officeooo:rsid="001b5125"/>
    </style:style>
    <style:style style:name="T7" style:family="text">
      <style:text-properties officeooo:rsid="001c44c9"/>
    </style:style>
    <style:style style:name="T8" style:family="text">
      <style:text-properties officeooo:rsid="001d6972"/>
    </style:style>
    <style:style style:name="T9" style:family="text">
      <style:text-properties officeooo:rsid="001dfdca"/>
    </style:style>
    <style:style style:name="T10" style:family="text">
      <style:text-properties officeooo:rsid="001e27b2"/>
    </style:style>
    <style:style style:name="T11" style:family="text">
      <style:text-properties officeooo:rsid="0021a842"/>
    </style:style>
    <style:style style:name="T12" style:family="text">
      <style:text-properties officeooo:rsid="0023f269"/>
    </style:style>
    <style:style style:name="T13" style:family="text">
      <style:text-properties officeooo:rsid="0025b4bb"/>
    </style:style>
    <style:style style:name="T14" style:family="text">
      <style:text-properties officeooo:rsid="00a574c6"/>
    </style:style>
    <style:style style:name="T15" style:family="text">
      <style:text-properties officeooo:rsid="00a7f889"/>
    </style:style>
    <style:style style:name="T16" style:family="text">
      <style:text-properties officeooo:rsid="00aae1a7"/>
    </style:style>
    <style:style style:name="T17" style:family="text">
      <style:text-properties officeooo:rsid="00ac7fb2"/>
    </style:style>
    <style:style style:name="T18" style:family="text">
      <style:text-properties officeooo:rsid="00ae16dc"/>
    </style:style>
    <style:style style:name="T19" style:family="text">
      <style:text-properties officeooo:rsid="00aeaaf1"/>
    </style:style>
    <style:style style:name="T20" style:family="text">
      <style:text-properties officeooo:rsid="00aef52f"/>
    </style:style>
    <style:style style:name="T21" style:family="text">
      <style:text-properties officeooo:rsid="00b0a158"/>
    </style:style>
    <style:style style:name="T22" style:family="text">
      <style:text-properties officeooo:rsid="00b47930"/>
    </style:style>
    <style:style style:name="T23" style:family="text">
      <style:text-properties officeooo:rsid="00b5f4ae"/>
    </style:style>
    <style:style style:name="T24" style:family="text">
      <style:text-properties officeooo:rsid="0009b6cd"/>
    </style:style>
    <style:style style:name="T25" style:family="text">
      <style:text-properties officeooo:rsid="0023a90b"/>
    </style:style>
    <style:style style:name="T26" style:family="text">
      <style:text-properties officeooo:rsid="000a8372"/>
    </style:style>
    <style:style style:name="T27" style:family="text">
      <style:text-properties officeooo:rsid="00b898f0"/>
    </style:style>
    <style:style style:name="T28" style:family="text">
      <style:text-properties officeooo:rsid="00bbf414"/>
    </style:style>
    <style:style style:name="T29" style:family="text">
      <style:text-properties officeooo:rsid="00bd3075"/>
    </style:style>
    <style:style style:name="T30" style:family="text">
      <style:text-properties officeooo:rsid="00be12ce"/>
    </style:style>
    <style:style style:name="T31" style:family="text">
      <style:text-properties officeooo:rsid="00bb28cd"/>
    </style:style>
    <style:style style:name="T32" style:family="text">
      <style:text-properties officeooo:rsid="00bb973d"/>
    </style:style>
    <style:style style:name="T33" style:family="text">
      <style:text-properties officeooo:rsid="00bc5286"/>
    </style:style>
    <style:style style:name="T34" style:family="text">
      <style:text-properties officeooo:rsid="00beed92"/>
    </style:style>
    <style:style style:name="T35" style:family="text">
      <style:text-properties officeooo:rsid="00bf1ee2"/>
    </style:style>
    <style:style style:name="T36" style:family="text">
      <style:text-properties officeooo:rsid="00c06aa2"/>
    </style:style>
    <style:style style:name="T37" style:family="text">
      <style:text-properties officeooo:rsid="00c07ce4"/>
    </style:style>
    <style:style style:name="T38" style:family="text">
      <style:text-properties officeooo:rsid="00c3b218"/>
    </style:style>
    <style:style style:name="T39" style:family="text">
      <style:text-properties officeooo:rsid="00c5328e"/>
    </style:style>
    <style:style style:name="T40" style:family="text">
      <style:text-properties officeooo:rsid="00c42746"/>
    </style:style>
    <style:style style:name="T41" style:family="text">
      <style:text-properties officeooo:rsid="00c6159f"/>
    </style:style>
    <style:style style:name="T42" style:family="text">
      <style:text-properties officeooo:rsid="00c62521"/>
    </style:style>
    <style:style style:name="T43" style:family="text">
      <style:text-properties officeooo:rsid="00c7f31c"/>
    </style:style>
    <style:style style:name="T44" style:family="text">
      <style:text-properties officeooo:rsid="00c959e7"/>
    </style:style>
    <style:style style:name="T45" style:family="text">
      <style:text-properties officeooo:rsid="00ca7979"/>
    </style:style>
    <style:style style:name="T46" style:family="text">
      <style:text-properties officeooo:rsid="00ced52e"/>
    </style:style>
    <style:style style:name="T47" style:family="text">
      <style:text-properties officeooo:rsid="00cf3102"/>
    </style:style>
    <style:style style:name="T48" style:family="text">
      <style:text-properties officeooo:rsid="00d21297"/>
    </style:style>
    <style:style style:name="T49" style:family="text">
      <style:text-properties officeooo:rsid="00d32213"/>
    </style:style>
    <style:style style:name="T50" style:family="text">
      <style:text-properties officeooo:rsid="00d4ff90"/>
    </style:style>
    <style:style style:name="T51" style:family="text">
      <style:text-properties officeooo:rsid="00d5695d"/>
    </style:style>
    <style:style style:name="T52" style:family="text">
      <style:text-properties officeooo:rsid="00d69a82"/>
    </style:style>
    <style:style style:name="T53" style:family="text">
      <style:text-properties officeooo:rsid="00d80efe"/>
    </style:style>
    <style:style style:name="T54" style:family="text">
      <style:text-properties officeooo:rsid="00d8ddcf"/>
    </style:style>
    <style:style style:name="T55" style:family="text">
      <style:text-properties officeooo:rsid="00dc00c2"/>
    </style:style>
    <style:style style:name="T56" style:family="text">
      <style:text-properties officeooo:rsid="00dc2e96"/>
    </style:style>
    <style:style style:name="T57" style:family="text">
      <style:text-properties officeooo:rsid="00ddac28"/>
    </style:style>
    <style:style style:name="T58" style:family="text">
      <style:text-properties officeooo:rsid="00df10be"/>
    </style:style>
    <style:style style:name="T59" style:family="text">
      <style:text-properties officeooo:rsid="00e05ba7"/>
    </style:style>
    <style:style style:name="T60" style:family="text">
      <style:text-properties officeooo:rsid="0021b70c"/>
    </style:style>
    <style:style style:name="T61" style:family="text">
      <style:text-properties officeooo:rsid="0020fce5"/>
    </style:style>
    <style:style style:name="T62" style:family="text">
      <style:text-properties officeooo:rsid="00e2110a"/>
    </style:style>
    <style:style style:name="T63" style:family="text">
      <style:text-properties officeooo:rsid="00e31d4d"/>
    </style:style>
    <style:style style:name="T64" style:family="text">
      <style:text-properties officeooo:rsid="00e34393"/>
    </style:style>
    <style:style style:name="T65" style:family="text">
      <style:text-properties officeooo:rsid="00e723e2"/>
    </style:style>
    <style:style style:name="T66" style:family="text">
      <style:text-properties officeooo:rsid="00e8bf2c"/>
    </style:style>
    <style:style style:name="T67" style:family="text">
      <style:text-properties officeooo:rsid="00e91b0e"/>
    </style:style>
    <style:style style:name="T68" style:family="text">
      <style:text-properties officeooo:rsid="001789d3"/>
    </style:style>
    <style:style style:name="T69" style:family="text">
      <style:text-properties officeooo:rsid="0017b182"/>
    </style:style>
    <style:style style:name="T70" style:family="text">
      <style:text-properties officeooo:rsid="00183f9a"/>
    </style:style>
    <style:style style:name="T71" style:family="text">
      <style:text-properties officeooo:rsid="001a0412"/>
    </style:style>
    <style:style style:name="T72" style:family="text">
      <style:text-properties officeooo:rsid="001c3f7b"/>
    </style:style>
    <style:style style:name="T73" style:family="text">
      <style:text-properties officeooo:rsid="0026c722"/>
    </style:style>
    <style:style style:name="T74" style:family="text">
      <style:text-properties officeooo:rsid="0016c570"/>
    </style:style>
    <style:style style:name="T75" style:family="text">
      <style:text-properties officeooo:rsid="001631b8"/>
    </style:style>
    <style:style style:name="T76" style:family="text">
      <style:text-properties officeooo:rsid="0017566a"/>
    </style:style>
    <style:style style:name="T77" style:family="text">
      <style:text-properties officeooo:rsid="0017cc44"/>
    </style:style>
    <style:style style:name="T78" style:family="text">
      <style:text-properties fo:font-style="italic" style:font-style-asian="italic" style:font-style-complex="italic"/>
    </style:style>
    <style:style style:name="T79" style:family="text">
      <style:text-properties fo:font-style="italic" officeooo:rsid="00401452"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officeooo:rsid="001b03b4"/>
    </style:style>
    <style:style style:name="T82" style:family="text">
      <style:text-properties officeooo:rsid="001c5ad8"/>
    </style:style>
    <style:style style:name="T83" style:family="text">
      <style:text-properties officeooo:rsid="001da51c"/>
    </style:style>
    <style:style style:name="T84" style:family="text">
      <style:text-properties officeooo:rsid="001f488d"/>
    </style:style>
    <style:style style:name="T85" style:family="text">
      <style:text-properties officeooo:rsid="00220a3b"/>
    </style:style>
    <style:style style:name="T86" style:family="text">
      <style:text-properties officeooo:rsid="00232808"/>
    </style:style>
    <style:style style:name="T87" style:family="text">
      <style:text-properties officeooo:rsid="002a6827"/>
    </style:style>
    <style:style style:name="T88" style:family="text">
      <style:text-properties officeooo:rsid="002e126b"/>
    </style:style>
    <style:style style:name="T89" style:family="text">
      <style:text-properties officeooo:rsid="002e8b7c"/>
    </style:style>
    <style:style style:name="T90" style:family="text">
      <style:text-properties officeooo:rsid="002fbf86"/>
    </style:style>
    <style:style style:name="T91" style:family="text">
      <style:text-properties officeooo:rsid="003178b2"/>
    </style:style>
    <style:style style:name="T92" style:family="text">
      <style:text-properties officeooo:rsid="00331ce2"/>
    </style:style>
    <style:style style:name="T93" style:family="text">
      <style:text-properties officeooo:rsid="002d758b"/>
    </style:style>
    <style:style style:name="T94" style:family="text">
      <style:text-properties officeooo:rsid="0024e02d"/>
    </style:style>
    <style:style style:name="T95" style:family="text">
      <style:text-properties officeooo:rsid="0026c09b"/>
    </style:style>
    <style:style style:name="T96" style:family="text">
      <style:text-properties fo:font-variant="normal" fo:text-transform="none" fo:color="#252525" style:font-name="Liberation Serif" fo:font-size="12pt" fo:letter-spacing="normal" fo:font-weight="normal" style:font-size-asian="12pt" style:font-size-complex="12pt"/>
    </style:style>
    <style:style style:name="T97" style:family="text">
      <style:text-properties fo:font-variant="normal" fo:text-transform="none" fo:color="#252525" style:font-name="Liberation Serif" fo:font-size="12pt" fo:letter-spacing="normal" fo:font-weight="normal" officeooo:rsid="0010dad4" style:font-size-asian="12pt" style:font-size-complex="12pt"/>
    </style:style>
    <style:style style:name="T98"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99"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100" style:family="text">
      <style:text-properties fo:font-variant="normal" fo:text-transform="none" fo:color="#252525" style:font-name="Liberation Serif" fo:font-size="12pt" fo:letter-spacing="normal" fo:font-style="normal" fo:font-weight="normal" style:font-size-asian="12pt" style:font-size-complex="12pt"/>
    </style:style>
    <style:style style:name="T101"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2"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03"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04"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05"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06"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107"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108"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09" style:family="text">
      <style:text-properties fo:font-variant="normal" fo:text-transform="none" fo:color="#000000" style:font-name="Liberation Serif" fo:letter-spacing="normal" fo:font-weight="normal" style:font-weight-asian="normal" style:font-weight-complex="normal"/>
    </style:style>
    <style:style style:name="T110" style:family="text">
      <style:text-properties officeooo:rsid="0019f4c4"/>
    </style:style>
    <style:style style:name="T111" style:family="text">
      <style:text-properties officeooo:rsid="001b1a49"/>
    </style:style>
    <style:style style:name="T112" style:family="text">
      <style:text-properties officeooo:rsid="001a2483"/>
    </style:style>
    <style:style style:name="T113" style:family="text">
      <style:text-properties officeooo:rsid="001ed1a2"/>
    </style:style>
    <style:style style:name="T114" style:family="text">
      <style:text-properties officeooo:rsid="001cdd15"/>
    </style:style>
    <style:style style:name="T115" style:family="text">
      <style:text-properties officeooo:rsid="00355caa"/>
    </style:style>
    <style:style style:name="T116" style:family="text">
      <style:text-properties officeooo:rsid="00054ec2"/>
    </style:style>
    <style:style style:name="T117" style:family="text">
      <style:text-properties officeooo:rsid="000c877d"/>
    </style:style>
    <style:style style:name="T118" style:family="text">
      <style:text-properties officeooo:rsid="000cfd9c"/>
    </style:style>
    <style:style style:name="T119" style:family="text">
      <style:text-properties officeooo:rsid="00056cd8"/>
    </style:style>
    <style:style style:name="T120" style:family="text">
      <style:text-properties officeooo:rsid="000e5b49"/>
    </style:style>
    <style:style style:name="T121" style:family="text">
      <style:text-properties officeooo:rsid="0006cea1"/>
    </style:style>
    <style:style style:name="T122" style:family="text">
      <style:text-properties officeooo:rsid="000f548e"/>
    </style:style>
    <style:style style:name="T123" style:family="text">
      <style:text-properties officeooo:rsid="00101382"/>
    </style:style>
    <style:style style:name="T124" style:family="text">
      <style:text-properties officeooo:rsid="00081a43"/>
    </style:style>
    <style:style style:name="T125" style:family="text">
      <style:text-properties officeooo:rsid="0010fa7c"/>
    </style:style>
    <style:style style:name="T126" style:family="text">
      <style:text-properties officeooo:rsid="0012c534"/>
    </style:style>
    <style:style style:name="T127" style:family="text">
      <style:text-properties officeooo:rsid="0009833a"/>
    </style:style>
    <style:style style:name="T128" style:family="text">
      <style:text-properties officeooo:rsid="00143ca5"/>
    </style:style>
    <style:style style:name="T129" style:family="text">
      <style:text-properties officeooo:rsid="0014fb53"/>
    </style:style>
    <style:style style:name="T130" style:family="text">
      <style:text-properties officeooo:rsid="0015e52d"/>
    </style:style>
    <style:style style:name="T131" style:family="text">
      <style:text-properties officeooo:rsid="0043ccf6"/>
    </style:style>
    <style:style style:name="T132" style:family="text">
      <style:text-properties officeooo:rsid="00458e92"/>
    </style:style>
    <style:style style:name="T133" style:family="text">
      <style:text-properties officeooo:rsid="0049aaae"/>
    </style:style>
    <style:style style:name="T134" style:family="text">
      <style:text-properties officeooo:rsid="0017c7b0"/>
    </style:style>
    <style:style style:name="T135" style:family="text">
      <style:text-properties officeooo:rsid="0018ad64"/>
    </style:style>
    <style:style style:name="T136" style:family="text">
      <style:text-properties officeooo:rsid="0019bf8c"/>
    </style:style>
    <style:style style:name="T137" style:family="text">
      <style:text-properties officeooo:rsid="002030dc"/>
    </style:style>
    <style:style style:name="T138" style:family="text">
      <style:text-properties officeooo:rsid="00209a25"/>
    </style:style>
    <style:style style:name="T139" style:family="text">
      <style:text-properties officeooo:rsid="001a7c82"/>
    </style:style>
    <style:style style:name="T140" style:family="text">
      <style:text-properties officeooo:rsid="001bb191"/>
    </style:style>
    <style:style style:name="T141" style:family="text">
      <style:text-properties officeooo:rsid="000c8217"/>
    </style:style>
    <style:style style:name="T142" style:family="text">
      <style:text-properties officeooo:rsid="00386ad1"/>
    </style:style>
    <style:style style:name="T143" style:family="text">
      <style:text-properties officeooo:rsid="0038d9c9"/>
    </style:style>
    <style:style style:name="T144" style:family="text">
      <style:text-properties officeooo:rsid="0039069f"/>
    </style:style>
    <style:style style:name="T145" style:family="text">
      <style:text-properties officeooo:rsid="00401452"/>
    </style:style>
    <style:style style:name="T146" style:family="text">
      <style:text-properties officeooo:rsid="003a8afc"/>
    </style:style>
    <style:style style:name="T147" style:family="text">
      <style:text-properties officeooo:rsid="003bb5c1"/>
    </style:style>
    <style:style style:name="T148" style:family="text">
      <style:text-properties officeooo:rsid="003cf4d6"/>
    </style:style>
    <style:style style:name="T149" style:family="text">
      <style:text-properties officeooo:rsid="008bc763"/>
    </style:style>
    <style:style style:name="T150" style:family="text">
      <style:text-properties officeooo:rsid="008caac0"/>
    </style:style>
    <style:style style:name="T151" style:family="text">
      <style:text-properties officeooo:rsid="008e58f0"/>
    </style:style>
    <style:style style:name="T152" style:family="text">
      <style:text-properties officeooo:rsid="008e7984"/>
    </style:style>
    <style:style style:name="T153" style:family="text">
      <style:text-properties officeooo:rsid="0090bc77"/>
    </style:style>
    <style:style style:name="T154" style:family="text">
      <style:text-properties officeooo:rsid="0093f470"/>
    </style:style>
    <style:style style:name="T155" style:family="text">
      <style:text-properties officeooo:rsid="0095061b"/>
    </style:style>
    <style:style style:name="T156" style:family="text">
      <style:text-properties officeooo:rsid="00119402"/>
    </style:style>
    <style:style style:name="T157" style:family="text">
      <style:text-properties officeooo:rsid="0096a68a"/>
    </style:style>
    <style:style style:name="T158" style:family="text">
      <style:text-properties officeooo:rsid="0098c8e9"/>
    </style:style>
    <style:style style:name="T159" style:family="text">
      <style:text-properties officeooo:rsid="009a9276"/>
    </style:style>
    <style:style style:name="T160" style:family="text">
      <style:text-properties officeooo:rsid="009ce934"/>
    </style:style>
    <style:style style:name="T161" style:family="text">
      <style:text-properties officeooo:rsid="00a18924"/>
    </style:style>
    <style:style style:name="T162" style:family="text">
      <style:text-properties officeooo:rsid="00a194d5"/>
    </style:style>
    <style:style style:name="T163" style:family="text">
      <style:text-properties officeooo:rsid="00a50baa"/>
    </style:style>
    <style:style style:name="T164" style:family="text">
      <style:text-properties officeooo:rsid="00a5a4f7"/>
    </style:style>
    <style:style style:name="T165" style:family="text">
      <style:text-properties officeooo:rsid="00a69fed"/>
    </style:style>
    <style:style style:name="T166" style:family="text">
      <style:text-properties officeooo:rsid="00a8e669"/>
    </style:style>
    <style:style style:name="T167" style:family="text">
      <style:text-properties officeooo:rsid="00aa9696"/>
    </style:style>
    <style:style style:name="T168" style:family="text">
      <style:text-properties style:font-name="Liberation Serif"/>
    </style:style>
    <style:style style:name="T169" style:family="text">
      <style:text-properties style:font-name="Liberation Serif" fo:font-size="12pt" officeooo:rsid="0010dad4" style:font-size-asian="12pt" style:font-size-complex="12pt"/>
    </style:style>
    <style:style style:name="T170" style:family="text">
      <style:text-properties style:font-name="Liberation Serif" fo:font-size="12pt" fo:font-style="italic" officeooo:rsid="0010dad4" style:font-size-asian="12pt" style:font-style-asian="italic" style:font-size-complex="12pt" style:font-style-complex="italic"/>
    </style:style>
    <style:style style:name="T171" style:family="text">
      <style:text-properties style:font-name="Liberation Serif" fo:font-style="italic" style:font-style-asian="italic" style:font-style-complex="italic"/>
    </style:style>
    <style:style style:name="T172" style:family="text">
      <style:text-properties officeooo:rsid="00ac3564"/>
    </style:style>
    <style:style style:name="T173" style:family="text">
      <style:text-properties officeooo:rsid="00ad2aa1"/>
    </style:style>
    <style:style style:name="T174" style:family="text">
      <style:text-properties officeooo:rsid="00ad578b"/>
    </style:style>
    <style:style style:name="T175" style:family="text">
      <style:text-properties officeooo:rsid="00ad9026"/>
    </style:style>
    <style:style style:name="T176" style:family="text">
      <style:text-properties officeooo:rsid="00ae6225"/>
    </style:style>
    <style:style style:name="T177" style:family="text">
      <style:text-properties officeooo:rsid="00b0aad5"/>
    </style:style>
    <style:style style:name="T178" style:family="text">
      <style:text-properties officeooo:rsid="00b35b45"/>
    </style:style>
    <style:style style:name="T179" style:family="text">
      <style:text-properties officeooo:rsid="00b3a8f8"/>
    </style:style>
    <style:style style:name="T180" style:family="text">
      <style:text-properties officeooo:rsid="00b68f85"/>
    </style:style>
    <style:style style:name="T181" style:family="text">
      <style:text-properties officeooo:rsid="00b52a76"/>
    </style:style>
    <style:style style:name="T182" style:family="text">
      <style:text-properties officeooo:rsid="00b82bb6"/>
    </style:style>
    <style:style style:name="T183" style:family="text">
      <style:text-properties officeooo:rsid="00b8738b"/>
    </style:style>
    <style:style style:name="T184" style:family="text">
      <style:text-properties officeooo:rsid="0090bd45"/>
    </style:style>
    <style:style style:name="T185" style:family="text">
      <style:text-properties officeooo:rsid="00775c75"/>
    </style:style>
    <style:style style:name="T186" style:family="text">
      <style:text-properties officeooo:rsid="00786989"/>
    </style:style>
    <style:style style:name="T187" style:family="text">
      <style:text-properties officeooo:rsid="007911df"/>
    </style:style>
    <style:style style:name="T188" style:family="text">
      <style:text-properties officeooo:rsid="007b7bc2"/>
    </style:style>
    <style:style style:name="T189" style:family="text">
      <style:text-properties officeooo:rsid="0088e959"/>
    </style:style>
    <style:style style:name="T190" style:family="text">
      <style:text-properties officeooo:rsid="007c3514"/>
    </style:style>
    <style:style style:name="T191" style:family="text">
      <style:text-properties officeooo:rsid="007d587b"/>
    </style:style>
    <style:style style:name="T192" style:family="text">
      <style:text-properties officeooo:rsid="0081ecd3"/>
    </style:style>
    <style:style style:name="T193" style:family="text">
      <style:text-properties officeooo:rsid="00837824"/>
    </style:style>
    <style:style style:name="T194"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95"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96" style:family="text">
      <style:text-properties officeooo:rsid="0087af18"/>
    </style:style>
    <style:style style:name="T197" style:family="text">
      <style:text-properties officeooo:rsid="0088a3c9"/>
    </style:style>
    <style:style style:name="T198" style:family="text">
      <style:text-properties officeooo:rsid="007f10d0"/>
    </style:style>
    <style:style style:name="T199" style:family="text">
      <style:text-properties style:text-underline-style="solid" style:text-underline-width="auto" style:text-underline-color="font-color"/>
    </style:style>
    <style:style style:name="T200" style:family="text">
      <style:text-properties officeooo:rsid="008040eb"/>
    </style:style>
    <style:style style:name="T201" style:family="text">
      <style:text-properties officeooo:rsid="0096beb4"/>
    </style:style>
    <style:style style:name="T202" style:family="text">
      <style:text-properties officeooo:rsid="008adad3"/>
    </style:style>
    <style:style style:name="T203" style:family="text">
      <style:text-properties officeooo:rsid="008c91c6"/>
    </style:style>
    <style:style style:name="T204" style:family="text">
      <style:text-properties officeooo:rsid="008c926e"/>
    </style:style>
    <style:style style:name="T205" style:family="text">
      <style:text-properties officeooo:rsid="008d7595"/>
    </style:style>
    <style:style style:name="T206" style:family="text">
      <style:text-properties officeooo:rsid="008e0324"/>
    </style:style>
    <style:style style:name="T207" style:family="text">
      <style:text-properties officeooo:rsid="008fd25f"/>
    </style:style>
    <style:style style:name="T208" style:family="text">
      <style:text-properties officeooo:rsid="0098772e"/>
    </style:style>
    <style:style style:name="T209" style:family="text">
      <style:text-properties officeooo:rsid="009b62ea"/>
    </style:style>
    <style:style style:name="T210" style:family="text">
      <style:text-properties officeooo:rsid="009bc413"/>
    </style:style>
    <style:style style:name="T211" style:family="text">
      <style:text-properties officeooo:rsid="009d5f0a"/>
    </style:style>
    <style:style style:name="T212" style:family="text">
      <style:text-properties officeooo:rsid="0093413c"/>
    </style:style>
    <style:style style:name="T213" style:family="text">
      <style:text-properties officeooo:rsid="00964e0e"/>
    </style:style>
    <style:style style:name="T214" style:family="text">
      <style:text-properties officeooo:rsid="0053660c"/>
    </style:style>
    <style:style style:name="T215" style:family="text">
      <style:text-properties officeooo:rsid="0058925c"/>
    </style:style>
    <style:style style:name="T216" style:family="text">
      <style:text-properties officeooo:rsid="0058bd82"/>
    </style:style>
    <style:style style:name="T217" style:family="text">
      <style:text-properties officeooo:rsid="005989fb"/>
    </style:style>
    <style:style style:name="T218" style:family="text">
      <style:text-properties officeooo:rsid="0059617b"/>
    </style:style>
    <style:style style:name="T219" style:family="text">
      <style:text-properties officeooo:rsid="0059fd1e"/>
    </style:style>
    <style:style style:name="T220" style:family="text">
      <style:text-properties officeooo:rsid="005a5971"/>
    </style:style>
    <style:style style:name="T221" style:family="text">
      <style:text-properties officeooo:rsid="005a5b14"/>
    </style:style>
    <style:style style:name="T222" style:family="text">
      <style:text-properties officeooo:rsid="005e2cfd"/>
    </style:style>
    <style:style style:name="T223" style:family="text">
      <style:text-properties officeooo:rsid="005ca9f7"/>
    </style:style>
    <style:style style:name="T224" style:family="text">
      <style:text-properties fo:font-weight="normal" style:font-weight-asian="normal" style:font-weight-complex="normal"/>
    </style:style>
    <style:style style:name="T225" style:family="text">
      <style:text-properties fo:font-weight="normal" officeooo:rsid="00137bde" style:font-weight-asian="normal" style:font-weight-complex="normal"/>
    </style:style>
    <style:style style:name="T226" style:family="text">
      <style:text-properties fo:font-weight="normal" officeooo:rsid="00607778" style:font-weight-asian="normal" style:font-weight-complex="normal"/>
    </style:style>
    <style:style style:name="T227" style:family="text">
      <style:text-properties fo:font-weight="normal" officeooo:rsid="00621e67" style:font-weight-asian="normal" style:font-weight-complex="normal"/>
    </style:style>
    <style:style style:name="T228" style:family="text">
      <style:text-properties fo:font-weight="normal" officeooo:rsid="006406f6" style:font-weight-asian="normal" style:font-weight-complex="normal"/>
    </style:style>
    <style:style style:name="T229" style:family="text">
      <style:text-properties fo:font-weight="normal" officeooo:rsid="0065251b" style:font-weight-asian="normal" style:font-weight-complex="normal"/>
    </style:style>
    <style:style style:name="T230" style:family="text">
      <style:text-properties officeooo:rsid="006653bc"/>
    </style:style>
    <style:style style:name="T231" style:family="text">
      <style:text-properties officeooo:rsid="0066f4cb"/>
    </style:style>
    <style:style style:name="T232" style:family="text">
      <style:text-properties officeooo:rsid="00676855"/>
    </style:style>
    <style:style style:name="T233" style:family="text">
      <style:text-properties officeooo:rsid="006f8831"/>
    </style:style>
    <style:style style:name="T234" style:family="text">
      <style:text-properties officeooo:rsid="00699e4e"/>
    </style:style>
    <style:style style:name="T235" style:family="text">
      <style:text-properties officeooo:rsid="006aae72"/>
    </style:style>
    <style:style style:name="T236" style:family="text">
      <style:text-properties officeooo:rsid="006bb926"/>
    </style:style>
    <style:style style:name="T237" style:family="text">
      <style:text-properties officeooo:rsid="006c7dd8"/>
    </style:style>
    <style:style style:name="T238" style:family="text">
      <style:text-properties officeooo:rsid="006e2a64"/>
    </style:style>
    <style:style style:name="T239" style:family="text">
      <style:text-properties officeooo:rsid="007115ff"/>
    </style:style>
    <style:style style:name="T240" style:family="text">
      <style:text-properties officeooo:rsid="0075653d"/>
    </style:style>
    <style:style style:name="T241" style:family="text">
      <style:text-properties officeooo:rsid="007189f6"/>
    </style:style>
    <style:style style:name="T242" style:family="text">
      <style:text-properties officeooo:rsid="0071b191"/>
    </style:style>
    <style:style style:name="T243" style:family="text">
      <style:text-properties officeooo:rsid="0073ec4a"/>
    </style:style>
    <style:style style:name="T244" style:family="text">
      <style:text-properties officeooo:rsid="002d409a"/>
    </style:style>
    <style:style style:name="T245" style:family="text">
      <style:text-properties officeooo:rsid="0020ef86"/>
    </style:style>
    <style:style style:name="T246" style:family="text">
      <style:text-properties officeooo:rsid="00242202"/>
    </style:style>
    <style:style style:name="T247" style:family="text">
      <style:text-properties officeooo:rsid="0026e4e3"/>
    </style:style>
    <style:style style:name="T248" style:family="text">
      <style:text-properties officeooo:rsid="004777ed"/>
    </style:style>
    <style:style style:name="T249" style:family="text">
      <style:text-properties officeooo:rsid="0047c497"/>
    </style:style>
    <style:style style:name="T250" style:family="text">
      <style:text-properties officeooo:rsid="0049e387"/>
    </style:style>
    <style:style style:name="T251" style:family="text">
      <style:text-properties style:text-underline-style="none"/>
    </style:style>
    <style:style style:name="T252" style:family="text">
      <style:text-properties style:text-underline-style="none" officeooo:rsid="0049e387"/>
    </style:style>
    <style:style style:name="T253" style:family="text">
      <style:text-properties style:text-underline-style="none" officeooo:rsid="004a4ed7"/>
    </style:style>
    <style:style style:name="T254" style:family="text">
      <style:text-properties style:text-underline-style="none" officeooo:rsid="004bd1ab"/>
    </style:style>
    <style:style style:name="T255" style:family="text">
      <style:text-properties style:text-underline-style="none" officeooo:rsid="004d67ee"/>
    </style:style>
    <style:style style:name="T256" style:family="text">
      <style:text-properties officeooo:rsid="00527266"/>
    </style:style>
    <style:style style:name="T257" style:family="text">
      <style:text-properties officeooo:rsid="0029da0b"/>
    </style:style>
    <style:style style:name="T258" style:family="text">
      <style:text-properties officeooo:rsid="002b584b"/>
    </style:style>
    <style:style style:name="T259" style:family="text">
      <style:text-properties officeooo:rsid="0037be3f"/>
    </style:style>
    <style:style style:name="T260" style:family="text">
      <style:text-properties officeooo:rsid="002d985b"/>
    </style:style>
    <style:style style:name="T261" style:family="text">
      <style:text-properties officeooo:rsid="002f624b"/>
    </style:style>
    <style:style style:name="T262" style:family="text">
      <style:text-properties officeooo:rsid="0030b023"/>
    </style:style>
    <style:style style:name="T263" style:family="text">
      <style:text-properties officeooo:rsid="003e599c"/>
    </style:style>
    <style:style style:name="T264" style:family="text">
      <style:text-properties officeooo:rsid="004002f5"/>
    </style:style>
    <style:style style:name="T265" style:family="text">
      <style:text-properties officeooo:rsid="003263d8"/>
    </style:style>
    <style:style style:name="T266" style:family="text">
      <style:text-properties officeooo:rsid="00339408"/>
    </style:style>
    <style:style style:name="T267" style:family="text">
      <style:text-properties officeooo:rsid="00342b87"/>
    </style:style>
    <style:style style:name="T268" style:family="text">
      <style:text-properties officeooo:rsid="00349530"/>
    </style:style>
    <style:style style:name="T269" style:family="text">
      <style:text-properties officeooo:rsid="003496f9"/>
    </style:style>
    <style:style style:name="T270" style:family="text">
      <style:text-properties officeooo:rsid="0034c1b8"/>
    </style:style>
    <style:style style:name="T271" style:family="text">
      <style:text-properties officeooo:rsid="0035d6c2"/>
    </style:style>
    <style:style style:name="T272" style:family="text">
      <style:text-properties officeooo:rsid="00360c8e"/>
    </style:style>
    <style:style style:name="T273" style:family="text">
      <style:text-properties officeooo:rsid="0036e301"/>
    </style:style>
    <style:style style:name="T274" style:family="text">
      <style:text-properties officeooo:rsid="0039b8e8"/>
    </style:style>
    <style:style style:name="T275" style:family="text">
      <style:text-properties officeooo:rsid="004177a6"/>
    </style:style>
    <style:style style:name="T276" style:family="text">
      <style:text-properties officeooo:rsid="00421ed5"/>
    </style:style>
    <style:style style:name="T277" style:family="text">
      <style:text-properties officeooo:rsid="00426800"/>
    </style:style>
    <style:style style:name="T278" style:family="text">
      <style:text-properties officeooo:rsid="004e5935"/>
    </style:style>
    <style:style style:name="T279" style:family="text">
      <style:text-properties officeooo:rsid="00442dea"/>
    </style:style>
    <style:style style:name="T280" style:family="text">
      <style:text-properties officeooo:rsid="00463b81"/>
    </style:style>
    <style:style style:name="T281" style:family="text">
      <style:text-properties officeooo:rsid="00449ad8"/>
    </style:style>
    <style:style style:name="T282" style:family="text">
      <style:text-properties officeooo:rsid="0014a091"/>
    </style:style>
    <style:style style:name="T283" style:family="text">
      <style:text-properties officeooo:rsid="001625bb"/>
    </style:style>
    <style:style style:name="T284" style:family="text">
      <style:text-properties officeooo:rsid="0017ebbe"/>
    </style:style>
    <style:style style:name="T285" style:family="text">
      <style:text-properties officeooo:rsid="0019392f"/>
    </style:style>
    <style:style style:name="T286" style:family="text">
      <style:text-properties officeooo:rsid="0019a0ce"/>
    </style:style>
    <style:style style:name="T287" style:family="text">
      <style:text-properties officeooo:rsid="001a233e"/>
    </style:style>
    <style:style style:name="T288" style:family="text">
      <style:text-properties officeooo:rsid="001a3c73"/>
    </style:style>
    <style:style style:name="T289" style:family="text">
      <style:text-properties officeooo:rsid="001a937c"/>
    </style:style>
    <style:style style:name="T290" style:family="text">
      <style:text-properties officeooo:rsid="001b7569"/>
    </style:style>
    <style:style style:name="T291" style:family="text">
      <style:text-properties officeooo:rsid="001cff84"/>
    </style:style>
    <style:style style:name="T292" style:family="text">
      <style:text-properties officeooo:rsid="001d9219"/>
    </style:style>
    <style:style style:name="T293" style:family="text">
      <style:text-properties officeooo:rsid="004230d8"/>
    </style:style>
    <style:style style:name="T294" style:family="text">
      <style:text-properties officeooo:rsid="001e9e8f"/>
    </style:style>
    <style:style style:name="T295" style:family="text">
      <style:text-properties officeooo:rsid="0024809a"/>
    </style:style>
    <style:style style:name="T296" style:family="text">
      <style:text-properties officeooo:rsid="0027d8d1"/>
    </style:style>
    <style:style style:name="T297" style:family="text">
      <style:text-properties officeooo:rsid="00299e63"/>
    </style:style>
    <style:style style:name="T298" style:family="text">
      <style:text-properties officeooo:rsid="002d6d2b"/>
    </style:style>
    <style:style style:name="T299" style:family="text">
      <style:text-properties officeooo:rsid="002d77b4"/>
    </style:style>
    <style:style style:name="T300" style:family="text">
      <style:text-properties officeooo:rsid="002e2c9a"/>
    </style:style>
    <style:style style:name="T301" style:family="text">
      <style:text-properties officeooo:rsid="0030e5b5"/>
    </style:style>
    <style:style style:name="T302" style:family="text">
      <style:text-properties officeooo:rsid="003264cf"/>
    </style:style>
    <style:style style:name="T303" style:family="text">
      <style:text-properties officeooo:rsid="0035ffa9"/>
    </style:style>
    <style:style style:name="T304" style:family="text">
      <style:text-properties officeooo:rsid="0038a08c"/>
    </style:style>
    <style:style style:name="T305" style:family="text">
      <style:text-properties officeooo:rsid="0036dc1d"/>
    </style:style>
    <style:style style:name="T306" style:family="text">
      <style:text-properties officeooo:rsid="0039fadc"/>
    </style:style>
    <style:style style:name="T307" style:family="text">
      <style:text-properties officeooo:rsid="003cce3e"/>
    </style:style>
    <style:style style:name="T308" style:family="text">
      <style:text-properties officeooo:rsid="003e04a5"/>
    </style:style>
    <style:style style:name="T309" style:family="text">
      <style:text-properties officeooo:rsid="003f02d4"/>
    </style:style>
    <style:style style:name="T310" style:family="text">
      <style:text-properties officeooo:rsid="00409d68"/>
    </style:style>
    <style:style style:name="T311" style:family="text">
      <style:text-properties officeooo:rsid="0043aa47"/>
    </style:style>
    <style:style style:name="T312" style:family="text">
      <style:text-properties officeooo:rsid="00445e4a"/>
    </style:style>
    <style:style style:name="T313" style:family="text">
      <style:text-properties officeooo:rsid="00464aa0"/>
    </style:style>
    <style:style style:name="T314" style:family="text">
      <style:text-properties officeooo:rsid="004980ad"/>
    </style:style>
    <style:style style:name="T315" style:family="text">
      <style:text-properties officeooo:rsid="0049ef61"/>
    </style:style>
    <style:style style:name="T316" style:family="text">
      <style:text-properties officeooo:rsid="010cade0"/>
    </style:style>
    <style:style style:name="T317" style:family="text">
      <style:text-properties officeooo:rsid="010de117"/>
    </style:style>
    <style:style style:name="T318" style:family="text">
      <style:text-properties officeooo:rsid="01108fb0"/>
    </style:style>
    <style:style style:name="T319" style:family="text">
      <style:text-properties officeooo:rsid="0112831f"/>
    </style:style>
    <style:style style:name="T320" style:family="text">
      <style:text-properties officeooo:rsid="0113277e"/>
    </style:style>
    <style:style style:name="T321" style:family="text">
      <style:text-properties officeooo:rsid="0116fa58"/>
    </style:style>
    <style:style style:name="T322" style:family="text">
      <style:text-properties officeooo:rsid="011ab6d8"/>
    </style:style>
    <style:style style:name="T323" style:family="text">
      <style:text-properties officeooo:rsid="011e7912"/>
    </style:style>
    <style:style style:name="T324" style:family="text">
      <style:text-properties officeooo:rsid="012030d4"/>
    </style:style>
    <style:style style:name="T325" style:family="text">
      <style:text-properties officeooo:rsid="012200e0"/>
    </style:style>
    <style:style style:name="T326" style:family="text">
      <style:text-properties officeooo:rsid="0123db19"/>
    </style:style>
    <style:style style:name="T327" style:family="text">
      <style:text-properties officeooo:rsid="0125211a"/>
    </style:style>
    <style:style style:name="T328" style:family="text">
      <style:text-properties officeooo:rsid="0125502f"/>
    </style:style>
    <style:style style:name="T329" style:family="text">
      <style:text-properties officeooo:rsid="0125ca44"/>
    </style:style>
    <style:style style:name="T330" style:family="text">
      <style:text-properties officeooo:rsid="012715de"/>
    </style:style>
    <style:style style:name="T331" style:family="text">
      <style:text-properties officeooo:rsid="012735ab"/>
    </style:style>
    <style:style style:name="T332" style:family="text">
      <style:text-properties officeooo:rsid="01297723"/>
    </style:style>
    <style:style style:name="T333" style:family="text">
      <style:text-properties officeooo:rsid="012b706c"/>
    </style:style>
    <style:style style:name="T334" style:family="text">
      <style:text-properties officeooo:rsid="012e0b21"/>
    </style:style>
    <style:style style:name="T335" style:family="text">
      <style:text-properties officeooo:rsid="012e0d3c"/>
    </style:style>
    <style:style style:name="T336" style:family="text">
      <style:text-properties officeooo:rsid="013153cb"/>
    </style:style>
    <style:style style:name="T337" style:family="text">
      <style:text-properties officeooo:rsid="01330aca"/>
    </style:style>
    <style:style style:name="T338" style:family="text">
      <style:text-properties officeooo:rsid="01340983"/>
    </style:style>
    <style:style style:name="T339" style:family="text">
      <style:text-properties fo:color="#252525" officeooo:rsid="0010dad4"/>
    </style:style>
    <style:style style:name="T340" style:family="text">
      <style:text-properties officeooo:rsid="01340bbe"/>
    </style:style>
    <style:style style:name="T341" style:family="text">
      <style:text-properties officeooo:rsid="01357368"/>
    </style:style>
    <style:style style:name="T342" style:family="text">
      <style:text-properties officeooo:rsid="01389b99"/>
    </style:style>
    <style:style style:name="T343" style:family="text">
      <style:text-properties officeooo:rsid="01370e3d"/>
    </style:style>
    <style:style style:name="T344" style:family="text">
      <style:text-properties officeooo:rsid="00fe44d3"/>
    </style:style>
    <style:style style:name="T345" style:family="text">
      <style:text-properties officeooo:rsid="00fea48d"/>
    </style:style>
    <style:style style:name="T346" style:family="text">
      <style:text-properties officeooo:rsid="00fff779"/>
    </style:style>
    <style:style style:name="T347" style:family="text">
      <style:text-properties officeooo:rsid="0100d175"/>
    </style:style>
    <style:style style:name="T348" style:family="text">
      <style:text-properties officeooo:rsid="01012f23"/>
    </style:style>
    <style:style style:name="T349" style:family="text">
      <style:text-properties officeooo:rsid="0102db44"/>
    </style:style>
    <style:style style:name="T350" style:family="text">
      <style:text-properties officeooo:rsid="010597a5"/>
    </style:style>
    <style:style style:name="T351" style:family="text">
      <style:text-properties officeooo:rsid="0103fcf0"/>
    </style:style>
    <style:style style:name="T352" style:family="text">
      <style:text-properties officeooo:rsid="0106e993"/>
    </style:style>
    <style:style style:name="T353" style:family="text">
      <style:text-properties officeooo:rsid="01075b78"/>
    </style:style>
    <style:style style:name="T354" style:family="text">
      <style:text-properties officeooo:rsid="01085ea3"/>
    </style:style>
    <style:style style:name="T355" style:family="text">
      <style:text-properties officeooo:rsid="0108d255"/>
    </style:style>
    <style:style style:name="T356" style:family="text">
      <style:text-properties officeooo:rsid="010a0ef7"/>
    </style:style>
    <style:style style:name="T357" style:family="text">
      <style:text-properties officeooo:rsid="00288cf3"/>
    </style:style>
    <style:style style:name="T358" style:family="text">
      <style:text-properties officeooo:rsid="00294f0e"/>
    </style:style>
    <style:style style:name="T359" style:family="text">
      <style:text-properties officeooo:rsid="002d88aa"/>
    </style:style>
    <style:style style:name="T360" style:family="text">
      <style:text-properties officeooo:rsid="002e966c"/>
    </style:style>
    <style:style style:name="T361" style:family="text">
      <style:text-properties officeooo:rsid="0034bc8d"/>
    </style:style>
    <style:style style:name="T362" style:family="text">
      <style:text-properties officeooo:rsid="003590c5"/>
    </style:style>
    <style:style style:name="T363" style:family="text">
      <style:text-properties officeooo:rsid="003d7719"/>
    </style:style>
    <style:style style:name="T364" style:family="text">
      <style:text-properties officeooo:rsid="004b13c2"/>
    </style:style>
    <style:style style:name="T365" style:family="text">
      <style:text-properties officeooo:rsid="004cdbe4"/>
    </style:style>
    <style:style style:name="T366" style:family="text">
      <style:text-properties officeooo:rsid="004fc4f5"/>
    </style:style>
    <style:style style:name="T367" style:family="text">
      <style:text-properties officeooo:rsid="0053c991"/>
    </style:style>
    <style:style style:name="T368" style:family="text">
      <style:text-properties officeooo:rsid="0057b500"/>
    </style:style>
    <style:style style:name="T369" style:family="text">
      <style:text-properties officeooo:rsid="005963a8"/>
    </style:style>
    <style:style style:name="T370" style:family="text">
      <style:text-properties officeooo:rsid="005e2e0d"/>
    </style:style>
    <style:style style:name="T371" style:family="text">
      <style:text-properties officeooo:rsid="005ead5f"/>
    </style:style>
    <style:style style:name="T372" style:family="text">
      <style:text-properties officeooo:rsid="00604954"/>
    </style:style>
    <style:style style:name="T373" style:family="text">
      <style:text-properties officeooo:rsid="0064bb5c"/>
    </style:style>
    <style:style style:name="T374" style:family="text">
      <style:text-properties officeooo:rsid="0065fa3f"/>
    </style:style>
    <style:style style:name="T375" style:family="text">
      <style:text-properties officeooo:rsid="00673bd9"/>
    </style:style>
    <style:style style:name="T376" style:family="text">
      <style:text-properties officeooo:rsid="006ce0ca"/>
    </style:style>
    <style:style style:name="T377" style:family="text">
      <style:text-properties officeooo:rsid="006d87d3"/>
    </style:style>
    <style:style style:name="T378" style:family="text">
      <style:text-properties officeooo:rsid="006f22e9"/>
    </style:style>
    <style:style style:name="T379" style:family="text">
      <style:text-properties officeooo:rsid="0070efe2"/>
    </style:style>
    <style:style style:name="T380" style:family="text">
      <style:text-properties officeooo:rsid="0072d913"/>
    </style:style>
    <style:style style:name="T381" style:family="text">
      <style:text-properties officeooo:rsid="007456ed"/>
    </style:style>
    <style:style style:name="T382" style:family="text">
      <style:text-properties officeooo:rsid="00747b2c"/>
    </style:style>
    <style:style style:name="T383" style:family="text">
      <style:text-properties officeooo:rsid="0079171c"/>
    </style:style>
    <style:style style:name="T384" style:family="text">
      <style:text-properties officeooo:rsid="007a4c4d"/>
    </style:style>
    <style:style style:name="T385" style:family="text">
      <style:text-properties officeooo:rsid="0151a6fe"/>
    </style:style>
    <style:style style:name="T386" style:family="text">
      <style:text-properties officeooo:rsid="0151e4d0"/>
    </style:style>
    <style:style style:name="T387" style:family="text">
      <style:text-properties officeooo:rsid="0152aa83"/>
    </style:style>
    <style:style style:name="T388" style:family="text">
      <style:text-properties officeooo:rsid="01546d83"/>
    </style:style>
    <style:style style:name="T389" style:family="text">
      <style:text-properties officeooo:rsid="01560252"/>
    </style:style>
    <style:style style:name="T390" style:family="text">
      <style:text-properties officeooo:rsid="01562ce5"/>
    </style:style>
    <style:style style:name="T391" style:family="text">
      <style:text-properties officeooo:rsid="01580b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7"/>
      <text:p text:style-name="P473">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473">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473">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473">Молодая пара, с виду супруги. Сидят, <text:span text:style-name="T287">он</text:span> борщ <text:span text:style-name="T287">ест, а она, типа, присматривает</text:span>. Время малость не совсем для борща, но я не вмешиваюсь — может <text:span text:style-name="T287">это так</text:span> колдун прописал.</text:p>
      <text:p text:style-name="P473">Баба провела Иру в следующую комнату и через две минуты оттуда вышел колдун.</text:p>
      <text:p text:style-name="P473">Черноволосый, лет под пятьдесят в рубахе хаки от общевойсковой парадки.</text:p>
      <text:p text:style-name="P474">Мы с ним посмотрели друг на друга и <text:s/>он вернулся к Ире. Вскоре она вышла вся взволнованная и мы пошли на автобус.</text:p>
      <text:p text:style-name="P474">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Больше мне у колдуна делать нечего — меня должен подменить какой-нибудь единокровный родственник.</text:p>
      <text:p text:style-name="P474">Так что потом вместо меня с Ирой пару раз ездила моя сестра Наташа.</text:p>
      <text:p text:style-name="P474">Всем известно: что «дання» это приворотное зелье; применяется женским полом, чтоб в них влюблялись. Избранной жертве предлагают угоститься чем-то съестным, куда <text:s/>подмешана кровь от менструации приворачивающей.</text:p>
      <text:p text:style-name="P474">Всё-таки, эксперименты на людях они первыми начали ставить.</text:p>
      <text:p text:style-name="P474"/>
      <text:p text:style-name="P474">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474">Если, чисто гипотетически, допусти<text:span text:style-name="T288">т</text:span>ь, что дання имело место, тогда — кто, где, когда?</text:p>
      <text:p text:style-name="P475">Не помню на котором году работы в СМП, в голове всплыли два предположения:</text:p>
      <text:p text:style-name="P475">1) кефир, который принесла мне Мария, когда я принципиально лежал в нежинской городской больнице;</text:p>
      <text:p text:style-name="P475">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475">Однако, поскольку я ни на одну из них не запал, гипотеза с треском проваливается, а ичнянский колдун остаётся с носом и уходит на скамейку шарлатанов.</text:p>
      <text:p text:style-name="P475"/>
      <text:p text:style-name="P475">Когда Гаина Михайловна, потупя взгляд, осторожно спросила как ко мне относятся в бригаде, я прекрасно видел куда она клонит — как меня там терпят с моей подмоченной репутацией?</text:p>
      <text:p text:style-name="P475">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475">- Ты своим дипломом позоришь нашу шахту!</text:p>
      <text:p text:style-name="P475">То есть, делаешь из неё какой-то непонятный сброд.</text:p>
      <text:p text:style-name="P475">В СМП-615 репутацию мне подмочила кассирша Комос. Она знала, что я учился в Нежине и знала даже на кого. Когда её дочь Алла имела затяжные серьёзные отношения с моим братом Сашей, то я однажды приходил к ним в гости; но потом Алла постригла свои дивные длинные волосы, а Саша пошёл в приймы к Люде.</text:p>
      <text:p text:style-name="P475">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475"><text:soft-page-break/>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475">Вот эта заключительная поза мне как раз <text:span text:style-name="T289">и </text:span>не нравилась. Голова твоя где-то там, непонятно где, <text:span text:style-name="T289">а зад торчит снаружи на милость и усмотрение взволнованной очереди.</text:span></text:p>
      <text:p text:style-name="P476">Когда я дошёл до окошка, то не стал сгибаться, а прсто придвинул ведомость к себе — на край подоконничка — и расписался. Тем более, что Комос видела, что это я на подходе.</text:p>
      <text:p text:style-name="P476">Тут она и закричала из-за стекла:</text:p>
      <text:p text:style-name="P476">- Серёжа! А где голова?</text:p>
      <text:p text:style-name="P476">- Меня гильотинировали.</text:p>
      <text:p text:style-name="P476">- Чего?! Да что ты из себя строишь? Думаешь диплом получил, так и — всё? Ты ведь с Ольгой к нам в гости приходил. Мы вместе самогон пили!</text:p>
      <text:p text:style-name="P476">Вот чего не люблю, так это панибратства, поэтому кассирше Комос так прямо и сказал:</text:p>
      <text:p text:style-name="P476">- Вы ошибаетесь. У вас в гостях мы пили спирт и берёзовый сок, а самогона не было.</text:p>
      <text:p text:style-name="P476">Вобщем, поставил её на место; но зарплату она мне выдала и даже хватило вернуть Тоне те 25 руб., которые она мне одолжила на цветы, когда вы в роддоме были. До этого всё никак не получалось.</text:p>
      <text:p text:style-name="P476">Так что мне не удалось скрыть от бригады свою дипломированность.</text:p>
      <text:p text:style-name="P476">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476">Думаю: а чего он валяется в серванте? Взял и привинтил. Летом, конечно.</text:p>
      <text:p text:style-name="P476">Очень даже неплохо смотрелось — нежно-голубая эмаль значка с золотистой книжечкой на чёрной выгоревшей спецовке х/б. </text:p>
      <text:p text:style-name="P476">Месяца полтора так ходил, а потом утром открываю шкафчик — спецовка на месте, а от значка только дырочка осталась. Но это не наши, тогда на объект много кого нагнали.</text:p>
      <text:p text:style-name="P476"/>
      <text:p text:style-name="P476">Так что тёще, в следующий свой приезд, я дал вполне предсказуемый ответ:</text:p>
      <text:p text:style-name="P476">- Гаина Михайловна, в нашей бригаде десять человек ко мне относятся хорошо, а один положительно.</text:p>
      <text:p text:style-name="P476">- Откуда ты знаешь?</text:p>
      <text:p text:style-name="P476">- Анкетирование провёл. Устное, по отдельности.</text:p>
      <text:p text:style-name="P476">- Так прямо и спрашивал «как вы ко мне относитесь?»</text:p>
      <text:p text:style-name="P476">Интересно, а откуда бы я эти цифры взял? Кстати, некоторые потом тоже спрашивали:</text:p>
      <text:p text:style-name="P476">- А ты ко мне как?</text:p>
      <text:p text:style-name="P476"/>
      <text:p text:style-name="P476">Да, жизнь перевернулась: прежде я на выходные ездил из Нежина в Конотоп, а теперь из Конотопа в Нежин.</text:p>
      <text:p text:style-name="P476">В пятницу, после работы, электричкой в Нежин; в понедельник <text:span text:style-name="T290">утренней, шестичасовой — обратно.</text:span></text:p>
      <text:p text:style-name="P477">Три раза утреннюю проспал и начал возвращаться по воскресеньям — опасался, что опоздания на моё место в очереди на квартиру повлияют.</text:p>
      <text:p text:style-name="P477">Когда в Америке существовало рабство негров, некоторые семьи оказались разделёнными. Допустим, муж на плантации у одного хозяина, а жена за несколько миль у другого. По праздникам муж её навещал. </text:p>
      <text:p text:style-name="P477">Такая жена называлась «broad wife». Я когда узнал, то пожалел, что английский знаю, очень меня это, почему-то, расстроило.</text:p>
      <text:p text:style-name="P476"/>
      <text:p text:style-name="P477">Из-за того, что в Нежине нет трамваев, автобусы, пользуясь своей незаменимостью, совершенно распоясались.</text:p>
      <text:p text:style-name="P477">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span text:style-name="T291">Потом покажется вдали, даря надежду — наконец-то! — и </text:span><text:soft-page-break/><text:span text:style-name="T291">пройдёт мимо не останавливаясь, потому что и так битком.</text:span></text:p>
      <text:p text:style-name="P478">Но в тот вечер нам с Ирой повезло. Только мы вышли на остановку, тут и автобус подошёл.</text:p>
      <text:p text:style-name="P478">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478">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478">Когда перед выходом Ира одевалась в спальне, то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478">Но она в этот момент наклонилась застегнуть замок на сапогах и второй конец пояса охлестнул её согнутую спину.</text:p>
      <text:p text:style-name="P478">Меня поразило до чего точь-в-точь как в кинофильме «Цыган», когда Будулай перед уходом на фронт хлестнул кнутом свою жену. Типа, у них такой обычай перед долгой разлукой.</text:p>
      <text:p text:style-name="P478">Ира даже и не заметила, а я утешился мыслью, что я не цыган, и сейчас не война.</text:p>
      <text:p text:style-name="P478">Когда автобус торопливо въехал на площадь, на остановке народу уже скопилась столько, что и в два не влезут.</text:p>
      <text:p text:style-name="P478">Я сошёл первым и подал Ире руку — поддержать. </text:p>
      <text:p text:style-name="P478">Она едва успела спуститься, как толпа ломанулась в двери автобуса, но я успел отгородить Иру спиной.</text:p>
      <text:p text:style-name="P478">И тут <text:s/>раздался вскрик какой-то девушки — её чуть не сшибли с ног, но она успела ухватиться за борт автобуса у двери, чтоб не упасть, <text:span text:style-name="T292">а стадо так и пёрло по ступенькам в салон</text:span>.</text:p>
      <text:p text:style-name="P479">Мне, как <text:span text:style-name="T293">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479">- Извините!</text:p>
      <text:p text:style-name="P479"><text:span text:style-name="T293">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479">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479">- При всём своём непротивленстве, такое не могу стерпеть.</text:p>
      <text:p text:style-name="P479">И я ответил ударом на удар.</text:p>
      <text:p text:style-name="P479">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479">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 — кто, кому, о чём? </text:p>
      <text:p text:style-name="P480">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480"><text:s/>Свора разбежалась, чтобы успеть вскочить в захлопывающиеся с той стороны двери. </text:p>
      <text:p text:style-name="P480">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480">Он отвёл нас на свою квартиру, которую снимал в частном доме вместе с Петюней Рафаловским и я расписал пулю с ними.</text:p>
      <text:p text:style-name="P480"><text:soft-page-break/>Потом они вышли провожать нас с Ирой. 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480">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480">Побитый стадом Ахуля в демисезонном пальто от Алёши Очерета? На такого не всякая позарится, пусть даже она тебе и жена. <text:span text:style-name="T294">В побоище на площади мне так и не смогли нанести повреждений, но как же <text:s/>было больно идти рядом с Петюней!</text:span></text:p>
      <text:p text:style-name="P481">Они с Двойкой проводили нас до остановки, а потом даже и до моста через Остёр. Тут мы всё-таки смогли расстаться.</text:p>
      <text:p text:style-name="P481">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481">Меня буквально оглушила эта самореклама самца победителя. Я бы таким не стал делиться даже при его прошмандовках. Мразь.</text:p>
      <text:p text:style-name="P481">Когда мы шли на Красных партизан, Ира не держалась за мою руку и всё больше отмалчивалась. Пришлось и мне заткнуться. Вот и извиняйся после этого перед незнакомыми девушками.</text:p>
      <text:p text:style-name="P480"/>
      <text:p text:style-name="P482">Руководство СМП-615 изыскало способ хотя бы отчасти сгладить факт наличия в нём каменщика с высшим образованием.</text:p>
      <text:p text:style-name="P482">Меня назначили в заседатели товарищеского суда.</text:p>
      <text:p text:style-name="P482">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Товарищеский суд это скорее мера морального воздействия, чем сурового воздаяния по всей строгости закона.</text:p>
      <text:p text:style-name="P482">Должность заседателя не оплачивается и она выборная. Однако, не всегда удаётся провести чёткую грань между избранием и назначением.</text:p>
      <text:p text:style-name="P482">Когда на профсоюзном собрании звучит вопрос «кто за?», то для присутствующих это не вопрос, а просто сигнал поднять руку. Классический пример вторичного рефлекса, не хуже, чем у собаки Павлова.</text:p>
      <text:p text:style-name="P482">Точно такая же рефлексология и на комсомольских собраниях. Правда, в СМП-615 за моё там бытность состоялось только одно комсомольское собрание, да и то по причине проверяющего из горкома комсомола.</text:p>
      <text:p text:style-name="P482">Вряд ли он сам стремился, скорее всего послали посмотреть каким ключом <text:s/>бьёт задорная молодая жизнь поезда в возрасте до 28 лет.</text:p>
      <text:p text:style-name="P482">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482">- Да что ж вы такие пассивные?</text:p>
      <text:p text:style-name="P482">Тут уже мне пришлось встать с места и ответить риторическим вопросом на вопрос:</text:p>
      <text:p text:style-name="P482">- А кого, интересно, начнут вести активные, когда пассивных не останется?</text:p>
      <text:p text:style-name="P482">Всё-таки диплом обязывает к определённой линии поведения.</text:p>
      <text:p text:style-name="P482">Проверяющий оказался не подкованным для такого вопроса и собрание благополучно закрылось.</text:p>
      <text:p text:style-name="P482"/>
      <text:p text:style-name="P482">Вот руководство и решило, что оно проявит дань уважения системе высшего образования наше страны, если меня, как носителя диплома о таком образовании, воткнёт заседателем в товарищеский суд.</text:p>
      <text:p text:style-name="P482">Такому суду, помимо председателя, требуются два заседателя, сроком на один год — до следующего отчётно-выборного профсоюзного собрания.</text:p>
      <text:p text:style-name="P483">Пожалуй, на этой должности я проявил себя латентным тираном, предлагаю слишком <text:soft-page-break/>драконовские меры пресечения.</text:p>
      <text:p text:style-name="P483"/>
      <text:p text:style-name="P483">Месяц одиночных исправительных работ для штукатура Трепетилихи в производственном корпусе на территории СМП. </text:p>
      <text:p text:style-name="P483">Да для неё, считай, и день пропал, если за смену плюс проезды автобуса от вокзала и обратно она двоих-троих не забалакает до комы!</text:p>
      <text:p text:style-name="P483">Конечно, от производственного корпуса до сторожки у ворот всего метров 200. В сторожке днём сидит Свайциха и у той язык тоже <text:s/>кошками не обволóчен, но суд приговорил на три месяца снять Трепетилиху с должности бригадира; <text:s/>а это по десятке в месяц.</text:p>
      <text:p text:style-name="P483">Она ещё дёшево отделалась, поскольку её правонарушение могло иметь политический резонанс.</text:p>
      <text:p text:style-name="P483">Судебное разбирательство выяснило, что дело было так:</text:p>
      <text:p text:style-name="P483">Трепетилиха высунулась из окна 110-квартирного, где уже шли отделочные работы и увидела, что работница бухгалтерии СМП-615 идёт домой.</text:p>
      <text:p text:style-name="P484">Ну, а почему не идти? Живёт она на Семи Ветрах — идти не далеко, а время уже полпятого.</text:p>
      <text:p text:style-name="P484">Её ошибка в том, что она ответила на вопрос торчащей из окна Трепетилихи:</text:p>
      <text:p text:style-name="P484">- А шо ты там ото несёшь?</text:p>
      <text:p text:style-name="P484">- Рыбу.</text:p>
      <text:p text:style-name="P484">Слово «рыба» послужило детонатором.</text:p>
      <text:p text:style-name="P484">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484">-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484">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484">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484">Не знаю рыбу им подвезли, или другой эквивалент, но отделочные работы продолжились, а Трепетилиха пошла под суд. Наш, товарищеский.</text:p>
      <text:p text:style-name="P484">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295">А это о многом говорит.</text:span></text:p>
      <text:p text:style-name="P485">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как минимум пять.</text:p>
      <text:p text:style-name="P485">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485"><text:span text:style-name="T78"><text:tab/><text:tab/><text:tab/>Есть женщины в русских селеньях..</text:span>.</text:p>
      <text:p text:style-name="P485">Без ложной скромности скажу, что в сёлах конотопского района есть и покруче, чей потенциал возможно измерить только в мегатоннах.</text:p>
      <text:p text:style-name="P485">- Шо за народ пошёл! Навалились всем селом! Еле-еле одгавкалась.</text:p>
      <text:p text:style-name="P485"/>
      <text:p text:style-name="P485">Сварщика Володю Шевцова я вообще хотел в ссылку отправить.</text:p>
      <text:p text:style-name="P486">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486">При взгляде на его тронутые сединой кудри, у меня, почему-то, всплывали ассоциации с <text:soft-page-break/>городом на Неве. Такой вот у него интеллигентный флёр... фонтаны Петергофа...</text:p>
      <text:p text:style-name="P486">Но чемерг<text:span text:style-name="T296">é</text:span>сил по чёрному, особенно с получки.</text:p>
      <text:p text:style-name="P486">На заседании суда председатель так и заявил:</text:p>
      <text:p text:style-name="P486">- <text:span text:style-name="T296">Н</text:span>а вокзале после работы сходим, т<text:span text:style-name="T296">ак</text:span> Володя, пока до первого светофора дойдёт — уже готовый.</text:p>
      <text:p text:style-name="P487">Ну, это он снаивничал: от вокзала до светофора на Переезде — два гастронома, не считая павильона «Встреча».</text:p>
      <text:p text:style-name="P487">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487">Суд отклонил подобную бесчеловечность, а сам Володя на меня обиделся, хотя виду не подал.</text:p>
      <text:p text:style-name="P487">А жаль, он так интеллигентно матерился:</text:p>
      <text:p text:style-name="P487">- Идите Вас на х..., пожалуйста.</text:p>
      <text:p text:style-name="P487">Так и веет набережными культурной столицы.</text:p>
      <text:p text:style-name="P487"/>
      <text:p text:style-name="P487">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487"/>
      <text:p text:style-name="P487">По третьему делу проходил мастер-прораб бахмацкой бригады.</text:p>
      <text:p text:style-name="P487">Там закончили какой-то строительный объект и одолженный в других организациях бульдозер делал зачистку — равнял прилегающую площадь.</text:p>
      <text:p text:style-name="P487">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487">Объект благополучно завершили, а прораба кто-то заложил: расхищение социалистической собственности.</text:p>
      <text:p text:style-name="P487">На заседании суда у меня к преступнику был всего один вопрос:</text:p>
      <text:p text:style-name="P487">- Что стало бы с треснувшей панелью, если бы ею не перекрыли погреб?</text:p>
      <text:p text:style-name="P487">Он недовольно пожал плечами и ответил:</text:p>
      <text:p text:style-name="P487">- А что может стать? Осталась бы под грунтом.</text:p>
      <text:p text:style-name="P488">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488">И этот мой вердикт не прокатил.</text:p>
      <text:p text:style-name="P488">На следующем отчётно-выборном профсоюзном собрании никто и не заикнулся выбирать меня в товарищеский суд. Как будто у меня того диплома в жизни и не было.</text:p>
      <text:p text:style-name="P488"/>
      <text:p text:style-name="P488">Когда тебе исполнился один год, ты приезжала в Конотоп. На неделю, или две — не надолго.</text:p>
      <text:p text:style-name="P488">В то лето шли частые грозы. После одной из них я повёз тебя в коляске на прогулку.</text:p>
      <text:p text:style-name="P488">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488">На дороге было много больших луж, но мы с тобой дали круг чуть ли не по всему Посёлку — от конечной трамвая до богдана Хмельницкого и обратно по Профессийной.</text:p>
      <text:p text:style-name="P488">Ты была тепло одета и спала под поднятым верхом и застёгнутым фартуком коляски.</text:p>
      <text:p text:style-name="P488">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488">Ты схватила его обеими руками, как рулевое колесо, но я отобрал эту мокрую резину.</text:p>
      <text:p text:style-name="P488">Ты захныкала, но не надолго. До Декабристов оставалось уже не далеко и мы доехали на одной паре колёс коляски.</text:p>
      <text:p text:style-name="P488">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488"><text:soft-page-break/>Через пару дней погода разгулялась и я вывез тебя на поле рядом с конечной трамвая.</text:p>
      <text:p text:style-name="P488">Я достал тебя из неё и поставил на зелёную траву. Ты стояла не слишком твёрдо, опиралась на неё рукой.</text:p>
      <text:p text:style-name="P488">Я лёг в траву рядом. Зелёное поле уходило вверх, в синее небо, и над ним пели жаворонки. Громко. Звонко.</text:p>
      <text:p text:style-name="P488">Ты так и стояла. Пока на красных колготках не проступило тёмное пятно <text:span text:style-name="T297">влаги. Пришлось увозить тебя на переодевание.</text:span></text:p>
      <text:p text:style-name="P488"/>
      <text:p text:style-name="P489">В другой раз я взял запасные и повёз тебя на пруд Шаповаловки, куда мы с Кубой ездили на великах. Недалеко, километров пять. Ты спала всё дорогу.</text:p>
      <text:p text:style-name="P489">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489">Это как выход из космического корабля на неведомую планету.</text:p>
      <text:p text:style-name="P489">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Ну ещё бы! Проснуться неизвестно где и совсем одной.</text:p>
      <text:p text:style-name="P489">Мне пришлось показаться и мы покатили обратно.</text:p>
      <text:p text:style-name="P489"/>
      <text:p text:style-name="P489">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490">Ты вдруг ухватилась за что-то висевшее рядом и встала в коляске.</text:p>
      <text:p text:style-name="P490">Моя мать сказала мне убрать ребёнка, а ты отпустила бельё и подняла обе руки, как в танце. Вот как умею!</text:p>
      <text:p text:style-name="P490">В глазах моей матери мелькнуло что-то такое тёмное и жуткое, что я инстинктивно отдёрнул тебя. 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490">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490">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490"/>
      <text:p text:style-name="P490">У меня в памяти есть два набора картинок — апокалиптические и душещемящие.</text:p>
      <text:p text:style-name="P490">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490">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490">То есть, я хочу сказать, что все картинки где ты, у меня во втором наборе.</text:p>
      <text:p text:style-name="P490"/>
      <text:p text:style-name="P491">После возвращения из Одессы я жил в постоянной агонии страха перед тем, что неизбежно должно произойти, а возможно уже и случилось. 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491">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491">Физическая боль милосерднее — часть мозга, куда приходят её сигналы, через какое-то время отключается и боль перестаёт доходить.</text:p>
      <text:p text:style-name="P491"><text:soft-page-break/>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491">Во-вторых, альтернатива этой агонии представлялась не менее жуткой.</text:p>
      <text:p text:style-name="P491"/>
      <text:p text:style-name="P491">Нашу бригаду перебросили на остановку «Присеймовье», строить 2-квартирный дом для обходчиков рядом с железнодорожным мостом через Сейм.</text:p>
      <text:p text:style-name="P491">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492">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492">Скоро мне это надоело и я опустил голову на страницу раскрытого журнала.</text:p>
      <text:p text:style-name="P493">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369">мух</text:span>.</text:p>
      <text:p text:style-name="P492">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492">За взъерошенной страницей уже не видны быки моста через реку с длинным пустым островком намытого течением песка. <text:span text:style-name="T298">Рыбак с длинной удочкой на краю островка тоже пропадал за белой запоной с нерезкими пятнами слов.</text:span></text:p>
      <text:p text:style-name="P494">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494">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Я смотрел, а мог и не смотреть — ничего Ничего не меняло. <text:span text:style-name="T299">Всё утопало в Ничего. Даже всегдашняя боль отступила, её затопило Ничего, от которого мне ничего не надо.</text:span></text:p>
      <text:p text:style-name="P495">Я лежал, как тот протянувшийся островок, вокруг которого журчит и плещет течение жизни, но он знает, что всё это одно и то же полное Ничего.</text:p>
      <text:p text:style-name="P495">Это очень страшное знание. Как с таким жить? Как жить, когда ничего не хочешь и ничего не ждёшь? </text:p>
      <text:p text:style-name="P495">Так что выбор у меня был невелик — или Ира и с нею агония, либо Ничего.</text:p>
      <text:p text:style-name="P495"/>
      <text:p text:style-name="P495">В Конотоп Ира приезжала и одна. <text:span text:style-name="T300">Например, на Владину свадьбу в начале зимы.</text:span></text:p>
      <text:p text:style-name="P496">Он женился на Алле, у которой уже был ребёнок и которая работала в большой столовой.</text:p>
      <text:p text:style-name="P496">Свадьбу тоже устроили в той столовой на окраине города, где останавливается дизель-поезд на Дубовязовку.</text:p>
      <text:p text:style-name="P496">«Живая музыка» включала в себя крепко облысевшего Чепу и, пока ещё, кучерявого Чубу. Владя тоже начал петь с ними по просьбе гостей. Всё было вкусно, громко и весело.</text:p>
      <text:p text:style-name="P496">Но это было на второй день её приезда, а вечером первого дня меня ждали два открытия.</text:p>
      <text:p text:style-name="P496">Во-первых, о скрытых ресурсах человеческого организма. </text:p>
      <text:p text:style-name="P496">Поздно вечером мы с Ирой вышли через веранду в пристроенную комнату. Зимой она не отапливается и туда просто снесены всякие домашние вещи.</text:p>
      <text:p text:style-name="P497">На плечи Ира набросила какую-то из курток с вешалки в кухне. Ей всегда нравилось что-то примерять.</text:p>
      <text:p text:style-name="P497"><text:soft-page-break/>В комнате среди прочего стояли два старых кресла, ещё с Объекта, с деревянными подлокотниками под жёлтым лаком и мы занялись любовью.</text:p>
      <text:p text:style-name="P497">В такие моменты я не думаю ни о каких агониях...</text:p>
      <text:p text:style-name="P497">Мне показалось, что кончили мы вместе, но Ира, с полузакрытыми глазами, стала стонать:</text:p>
      <text:p text:style-name="P497">- Ещё!.. Ещё!..</text:p>
      <text:p text:style-name="P497">До сих пор я твёрдо знал, что после оргазма нужно отлежаться хотя бы полчаса.</text:p>
      <text:p text:style-name="P497">- Ещё!..</text:p>
      <text:p text:style-name="P497">И я снова встал и мы снова продолжили над свежевыплеснутым семенем на досках пола.</text:p>
      <text:p text:style-name="P497">Это невозможно, но так бывает.</text:p>
      <text:p text:style-name="P497"/>
      <text:p text:style-name="P497">Второе открытие — о белых пятнах в области сознания — случилось, когда мы с Ирой вернулись в гостиную.</text:p>
      <text:p text:style-name="P497">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497">На экран смотрела только Леночка из пока что не разложенного кресла-кровати.</text:p>
      <text:p text:style-name="P497">Свет горел только в гостиной и здесь же негромко бубнил телевизор.</text:p>
      <text:p text:style-name="P497">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497">Всё так же охая и шаркая тапочками по полу, она, при нашей поддержке, двинулась к двери в <text:s/>тёмную кухню. Так, втроём. Мы миновали середину комнаты <text:span text:style-name="T301">под пятью белыми плафонами люстры, из которых только один рисовал круг желтоватого электрического света на потолке.</text:span></text:p>
      <text:p text:style-name="P498">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До выхода на кухню оставался ещё метр пути.</text:p>
      <text:p text:style-name="P498">Я испуганно взглянул на Иру поверх белого платка на голове моей матери. 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498">Попросив Иру остановиться, я выскочил на кухню и включил там свет. Мы отвели её в спальню и посадили на кровать, где что-то сонно пробормотал мой отец.</text:p>
      <text:p text:style-name="P498">Мы вернулись в гостиную. Я разложил кресло-кровать для Леночки и раздвинул диван для нас.</text:p>
      <text:p text:style-name="P498">Скоро в хате настало сонное царство. </text:p>
      <text:p text:style-name="P498">Только мне по вискам стучало тиканье настенных часов над телевизором. Оно тоже не знало что это было и за что мне такое.</text:p>
      <text:p text:style-name="P498"/>
      <text:p text:style-name="P498">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498">- Ваша беда, Сергей, что мова не родной ваш язык. <text:span text:style-name="T302">Вы не впитали её с молоком матери.</text:span></text:p>
      <text:p text:style-name="P499">Я не стал доказывать, что первые месяцы жизни меня прикармливали молоком гуцульских коров.</text:p>
      <text:p text:style-name="P499">Он вышел в свою архивную камеру и вернулся с небольшой книжкой.</text:p>
      <text:p text:style-name="P499">- Рассказы Гуцало... Вот как надо писать.</text:p>
      <text:p text:style-name="P499">Жомнир начал вычитывать оттуда отдельные предложения, прищёлкивая языком в конце особо «красномовных», потом отдал книжечку мне — учиться.</text:p>
      <text:p text:style-name="P500">Я прочёл этот сборник и другие книжечки Гуцало. Что поделать, если меня не цепляют описания перезвона утренней росы на огуречной рассаде?</text:p>
      <text:p text:style-name="P500">(За что, кстати, Есенина тоже не люблю, хотя он и рязанский.)</text:p>
      <text:p text:style-name="P500">К тому же, после «Зачарованной Десны» Гончара в эту тематику соваться стыдно — тут ты обречён на <text:s/>жалкое крохоборство.</text:p>
      <text:p text:style-name="P500"><text:soft-page-break/>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500">Детали должны работать на конструкцию в целом.</text:p>
      <text:p text:style-name="P500">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p>
      <text:p text:style-name="P501">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501">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501">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Про некоторых даже сам Жомнир знал лишь из обзорных лекций в свои студенческие годы.</text:p>
      <text:p text:style-name="P501">Пр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303">уровень фразы </text:span>«Мороз крепчал» из рассказа Чехова про писательницу-надомницу.</text:p>
      <text:p text:style-name="P501">Украинская народная пословица гласит «где нет соловья, будешь слушать и воробья». </text:p>
      <text:p text:style-name="P502">Во всех странах Европы есть писатели, давайте и у себя заведём. Заводные так и остались пересказчиками европейских мод, за что честь им и хвала — родная мова печатается на бумаге; но это уже политика, а я говорю о литературе.</text:p>
      <text:p text:style-name="P502">В <text:span text:style-name="T304">украинской </text:span>литературе всего трое не ударят лицом в грязь перед <text:span text:style-name="T304">мировыми </text:span>стандартами.</text:p>
      <text:p text:style-name="P502">Поэт Кандыба, он же Олесь, <text:span text:style-name="T305">который столько</text:span> лет ходи<text:span text:style-name="T305">л</text:span> по колено в крови на киевской бойне <text:span text:style-name="T305">и</text:span> при этом писал <text:span text:style-name="T304">мировые</text:span> стихи.</text:p>
      <text:p text:style-name="P503">Писатель Василь Стефáник.</text:p>
      <text:p text:style-name="P503">Писатель Лесь Мартóвич.</text:p>
      <text:p text:style-name="P503">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пишет к восторгу и восхищению приличной европейской публики.</text:p>
      <text:p text:style-name="P503"/>
      <text:p text:style-name="P503">Так что после работы мне было чем заниматься.</text:p>
      <text:p text:style-name="P503"/>
      <text:p text:style-name="P504">Из электрички тоже получился неплохой рабочий кабинет. Полтора часа — 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504">Склоняясь над страницей <text:span text:style-name="T306">плотных строчек </text:span>из чёрных значков <text:span text:style-name="T306">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505">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505">Это было вкусное время.</text:p>
      <text:p text:style-name="P505"/>
      <text:p text:style-name="P505">Раскрытые тетрадка с книгой не помещались на портфеле, но проблеме письменного стола нашлось элегантное решение.</text:p>
      <text:p text:style-name="P505">Переодевшись после работы, я вынимал из шкафчика кусок фанеры, что служил там полкой для головных уборов. Кусок фанеры 50х60см подмышкой не бросается в глаза и не мешает <text:soft-page-break/>движению пешеходов.</text:p>
      <text:p text:style-name="P505">По прибытии в Нежин письменный стол отлично умещался в ячейке автоматической камеры хранения, а портфель ехал на Красных партизан, <text:span text:style-name="T307">там в узкой спальне рядом с окном был стол под тюлевой скатертью, на котором стояло старое трюмо, но места хватало.</text:span></text:p>
      <text:p text:style-name="P506">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506">Один раз на обратном пути ячейку заклинило. В таких случаях её вскрывает дежурная по вокзалу ключом и в присутствии дежурного милиционера. Он спросил у меня какие вещи там поставлены. Чтобы не напрягать мужика, я даже и не заикнулся про стол, так он и в кусок фанеры не поверил! Когда дежурная открыла, а я вытащил эти 50х60см и отошёл, он ещё долго <text:s/>заглядывал в пыльную пустоту ячейки. Как говорит наш бригадир, Микола Хижняк — «зазирав, як сорока у кiстку».</text:p>
      <text:p text:style-name="P506"/>
      <text:p text:style-name="P506">А иногда в портфеле я привозил ещё и вещи для стирки, потому что Ира так сказала. Мне это приятно было, это как бы делало нас семьёй, пусть даже и в тёщиной стиральной машинке.</text:p>
      <text:p text:style-name="P506">А вот первый семейный праздник у нас не удался.</text:p>
      <text:p text:style-name="P506">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506">Ира немного колебалась — идти, или нет? Ноя так и не смог её уговорить из-за своего косноязычия.</text:p>
      <text:p text:style-name="P506">Чаще всего оно на меня нападает в бытовых ситуациях — не умею объяснять того, что и так понятно.</text:p>
      <text:p text:style-name="P506">- Да, ну, пойдём, чё ты.</text:p>
      <text:p text:style-name="P507">Тогда как стоящая рядом тёща аргументировано доказывает, что для выхода в ресторан нужно готовиться два дня.</text:p>
      <text:p text:style-name="P507">- Ну, чё ты, пойдём, да.</text:p>
      <text:p text:style-name="P507">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507">Это только на отвлечённые темы я за словом в карман не лезу.</text:p>
      <text:p text:style-name="P507">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Вот глянет из окна проходящего поезда из трёх вагонов и увидит как гигантски Его тут любят.</text:p>
      <text:p text:style-name="P507">Вокзал за два часа заранее оцепили милиционерами за триста метров во все стороны, хоть этот поезд пройдёт без остановки.</text:p>
      <text:p text:style-name="P507">Меня забыли предупредить и я шёл с Посёлка вдоль путей, пока сержант милиции не остановил и не сказал, что на Вокзал нельзя.</text:p>
      <text:p text:style-name="P507">Ладно, говорю, мне Вокзал без надобности, я на Переезд иду — вон по той служебной дорожке обогну, чтобы джинсы об мазутные рельсы не пачкать.</text:p>
      <text:p text:style-name="P507">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308">он изадал мне абсолютно обоснованный вопрос:</text:span></text:p>
      <text:p text:style-name="P507">- <text:span text:style-name="T308">Ты что — больной?</text:span></text:p>
      <text:p text:style-name="P508">И тогда, гордо приосанившись, я выдал:</text:p>
      <text:p text:style-name="P508">- Я неизлечимо болен жизнью!</text:p>
      <text:p text:style-name="P508">Во сказанул — аж самому понравилось! Сержант, от восхищения, не нашёлся чем ответить, но всё равно не пропустил.</text:p>
      <text:p text:style-name="P508"/>
      <text:p text:style-name="P508">Так что семейный праздник я отмечал в одиночку, хотя Ира и Гаина Михайловна дуэтом <text:soft-page-break/>предрекали, что ничего хорошего из этого не выйдет.</text:p>
      <text:p text:style-name="P508">И, таки, не вышло.</text:p>
      <text:p text:style-name="P508">В «Полесье» мне насилу дали стопку водки — последняя, говорят, а коньяк даём только бутылкой. Но я же не алкаш, чтоб столько в одиночку на грудь принять.</text:p>
      <text:p text:style-name="P508">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508">«Чайка» от Красных партизан подальше отстоит и там мне удалось купить бутылку шампанского, которое я закусил салатом из петрушки.</text:p>
      <text:p text:style-name="P508">А на обратном пути шампанское ударило мне в мочевой пузырь. </text:p>
      <text:p text:style-name="P508">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309">во всяком случае, давало робкую надежду</text:span>.</text:p>
      <text:p text:style-name="P509">Мочиться на тротуар — неправильно, поэтому я пошёл в туалет на базаре.</text:p>
      <text:p text:style-name="P509">Ворота базара оказались давно уже запертыми и мне пришлось перелезть через них.</text:p>
      <text:p text:style-name="P509">Это тоже не совсем правильно, но в темноте не очень заметно.</text:p>
      <text:p text:style-name="P509">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м на ту же дверь, но надпись я не трогал.</text:p>
      <text:p text:style-name="P509">Ну, и кто бы сомневался, что спускаясь по трубам ворот я был встречен нарядом милиции.</text:p>
      <text:p text:style-name="P509">Добро пожаловать на родную землю.</text:p>
      <text:p text:style-name="P509">Конечно, они не поверили, что кто-то пойдёт искать туалет, когда вокруг столько тротуара в темноте. Меня отвезли в вытрезвитель.</text:p>
      <text:p text:style-name="P509">Тамошний врач для проверки моей стадии опьянения предложил выполнить несколько приседания.</text:p>
      <text:p text:style-name="P509">- Пятки вместе — носки врозь?- уточнил я, просто чтоб пообщаться.</text:p>
      <text:p text:style-name="P509">Но этот капилляр усложнил задачу и пришлось приседать со сдвинутыми ступнями.</text:p>
      <text:p text:style-name="P509">Врач спросил сколько и чего я выпил, <text:span text:style-name="T310">получил чёткую информацию, пожал плечами и передал меня лейтенанту.</text:span></text:p>
      <text:p text:style-name="P510">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510">Потом мне просто указали на дверь, отказавшись хоть немного подвезти, а то вообще прикроют, если много буду варнякать.</text:p>
      <text:p text:style-name="P510">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510"/>
      <text:p text:style-name="P511">Развитие наших с Ирой отношений шло постепенно и совершенно предсказуемо.</text:p>
      <text:p text:style-name="P511">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511">Она даже смазывала глицерином мои запястья с потрескавшейся от мороза кожей.</text:p>
      <text:p text:style-name="P511">- Ну, какой же ты дурачок!- говорила она и мне было очень приятно, хотя и больно.</text:p>
      <text:p text:style-name="P511">На следующем этапе мы перестали целоваться.</text:p>
      <text:p text:style-name="P511">Ещё позднее вместо объятий обходились <text:s/>дежурными:</text:p>
      <text:p text:style-name="P511">- Как ты?</text:p>
      <text:p text:style-name="P511">- Нормально.</text:p>
      <text:p text:style-name="P511">И это правильно — что-то же надо говорить.</text:p>
      <text:p text:style-name="P511">Отношения на этом не остановились и дверь мне начали открывать её родители. Тесть, в основном.</text:p>
      <text:p text:style-name="P511">Иногда мне уже приходилось звонить в дверь дважды.</text:p>
      <text:p text:style-name="P511">В зимы, когда состояние кожи моих рук не вызывало интереса, я перестал их обмораживать. <text:soft-page-break/>Опытнее стал должно быть, или кожа поняла, что глицерина ей всё равно не дождаться.</text:p>
      <text:p text:style-name="P511"/>
      <text:p text:style-name="P511">При нашем последнем поцелуе в прихожей я сразу понял, что что-то не так. Отняв губы, Ира как-то по виноватому изогнула шею и от неё пахнýло пóтом лисицы. <text:s/>Я никогда не нюхал лисьих самок, но моментально определил — лисою пахнет.</text:p>
      <text:p text:style-name="P511">Позднее в тот приезд она мне рассказала, что была дома одна, <text:span text:style-name="T311">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512">У меня, конечно, случился очередной приступ агонии, но я до онемения зажал зубами неправильно стучащее сердце и стал жить дальше. </text:p>
      <text:p text:style-name="P512"/>
      <text:p text:style-name="P512">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512">Посреди стола стоял телевизор, но на клеёнке оставалось достаточно места для тарелки, вилки и хлебницы, чтобы я поужинал.</text:p>
      <text:p text:style-name="P512">Экран я не загораживали и никому не мешал; разве что эстетически — демонстрацией своего жующего профиля слева от телевизора.</text:p>
      <text:p text:style-name="P512">Потом я относил посуду на кухню и мыл её. А заодно и ту, что осталась от обеда и общего ужина в этот день. 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text:p>
      <text:p text:style-name="P512">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512">Цивилизация тогда ещё не докатилась до моющих средств с тому подобным, так что я использовал большой кусок марли, которую намыливал хозяйственным мылом. Ну, а полоскал, конечно, под краном. Всё по технологии, которую показала Гаина Михайловна.</text:p>
      <text:p text:style-name="P512">Мне даже нравилось мыть посуду, особенно когда смотришь на синий цвет горящего газа под чайником.</text:p>
      <text:p text:style-name="P512">Ещё мне доверяли выбивать ковёр с пола в гостиной.</text:p>
      <text:p text:style-name="P512">Он был очень потёртый, так что и бить не жалко. Иногда Ира выходила во двор, где я его мутузил, и говорила, что хватит уже, а то соседей по дому жалко. А Гаина Михайловна однажды сказала, что по метод<text:span text:style-name="T312">у</text:span> моего выбивания сразу виден переводчик. <text:span text:style-name="T312">Не представляю, где она видела переводчиков выбивающих ковёр.</text:span></text:p>
      <text:p text:style-name="P513">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513">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513">Потом пришлось долго рассказывать тёще как выглядит её сын, а выглядел он вполне нормально, но как монах. В этом офицерском госпитале всем выдают длинные синие халаты, а фуражки не забирают; <text:span text:style-name="T313">дивное получается сочетание в одежде, особенно если смотреть как пара пациентов гуляет вдоль аллеи — синие рясы и кокарды надо лбом. Особый орден: монахи-фуражканцы.</text:span></text:p>
      <text:p text:style-name="P513"/>
      <text:p text:style-name="P514">Но наибольшее доверие мне оказали при покраске полов квартиры красной краской. Не в один присест, конечно, потому что и во время ремонта где-то надо жить. Так, за пару приездов. А кухню и прихожую Иван Алексеевич красил в моё отсутствие.</text:p>
      <text:p text:style-name="P514">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514"><text:soft-page-break/>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Кроме того были книги на английском и просто разнобой из книжных магазинов.</text:p>
      <text:p text:style-name="P514"/>
      <text:p text:style-name="P514">В СМП-615 подходящего материала для полок не оказалось и тогда я попросил тестя, чтоб мне прострогали рейки в мастерской его хлебокомбината и список дал с размерами.</text:p>
      <text:p text:style-name="P514">Он когда привёз их в связке и поставил в прихожей, то начал мне доказывать, что ничего не выйдет; потом ещё и Иру позвал, говорит:</text:p>
      <text:p text:style-name="P514">- Сама посмотри — разве из такого полки получатся?</text:p>
      <text:p text:style-name="P515">Действительно, они казались слишком тонкими, но, прежде чем дать заказ, я долго обдумывал, чтоб полки получились лёгкими и прочными.</text:p>
      <text:p text:style-name="P515">Материал, конечно, отвёз на Декабристов 13 — в Нежине нет ни условий, ни инструмента для такого дела.</text:p>
      <text:p text:style-name="P515">И когда я нарезал шипы на рейках, выдолбил гнёзда и посадил на казеиновый клей, а потом ещё прошкурил и лаком покрыл, то полки даже моему отцу понравились. Вот только Ира, когда в Конотоп приезжала никак не отреагировала — ну, полки, как полки.</text:p>
      <text:p text:style-name="P515">А Иван Алексеевич не виноват, что ошибся в прогнозах — ему, наверно, рабочий в той строгальной мастерской сказал, что невозможно, вот он и стал повторять.</text:p>
      <text:p text:style-name="P515"/>
      <text:p text:style-name="P515">Но потом мой маршрут в доме родителей Иры стал ещё короче.</text:p>
      <text:p text:style-name="P515">Один раз тесть мне долго не открывал и, заходя в в прихожую, я услышал шум скандала. В семьях они случаются.</text:p>
      <text:p text:style-name="P515">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515">- Я хлеб поставила, остальное сам положи.</text:p>
      <text:p text:style-name="P515">И скрылась опять — пререкаться с Ваней.</text:p>
      <text:p text:style-name="P515">Ради моего появления <text:s/>театр боевых действий перенёсся в спальню Тониной семьи. В гостиной только слышно, что Ваня там в углу занял круговую оборону, а тёща, тесть и золовка по очереди и хором выкрикивали ему у кого что наболело. <text:span text:style-name="T314">К словам я не прислушивался, но различал, что Ваня отвечает короткими очередями, по бандеровски.</text:span></text:p>
      <text:p text:style-name="P516">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Я хоть туда не заглядывал, но всё и так понятно было — семейные скандалы не блещут разнообразием диспозиции.</text:p>
      <text:p text:style-name="P516">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516">Но мне-то известно, что от этого телевизора чего угодно можно ожидать.</text:p>
      <text:p text:style-name="P516">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Вот он пулю себе в висок пустил и мозги мне прямо в тарелку — плюх!</text:p>
      <text:p text:style-name="P516">А тёща рядом стоит для контроля — проявлю ли я правильное уважение её стряпне. Куда денешься? Пришлось хлебать с пылу, с жару.</text:p>
      <text:p text:style-name="P516"/>
      <text:p text:style-name="P516">Но <text:span text:style-name="T315">никто не уйдёт от</text:span> возмездия и теперь, <text:span text:style-name="T315">безнаказанно </text:span>пользуясь <text:span text:style-name="T315">моментом, </text:span><text:s/>что мы с ним один на один, я <text:s/>— щёлк! — и на другой канал <text:span text:style-name="T315">его</text:span>. </text:p>
      <text:p text:style-name="P467">Оказалось самое оно — скрипичный квартет камерной музыки.</text:p>
      <text:p text:style-name="P467">Но тут тесть из спальни выскочил на подзарядку. И чует — что-то оно его не стимулирует, <text:soft-page-break/>как ожидалось. </text:p>
      <text:p text:style-name="P467">Ему не сразу дошло, что это виолончель. Но причём виолончель к Центральной Азии?</text:p>
      <text:p text:style-name="P467">А когда понял — на прежний канал перебросил. Дехкане ему оттуда дружным хором:</text:p>
      <text:p text:style-name="P467">- Ала-ла-а!!!</text:p>
      <text:p text:style-name="P467">Он глотнул, как живящий глоток, и, с пополненным боезапасом — снова ринулся в бой. </text:p>
      <text:p text:style-name="P467"/>
      <text:p text:style-name="P467">Вот с тех пор, после прихожей и ванной, я прямиком на кухню. Сам себе положу и ужинаю. В холодильник не заглядываю, чтобы Гаина Михайловна потом Ире тихие выговоры не делала.</text:p>
      <text:p text:style-name="P467">По ходу ужина и ты на кухню прибегаешь, начинаешь что-то говорить на своём, пока ещё не очень понятном языке...</text:p>
      <text:p text:style-name="P467">Впрочем, это я опять вперёд забежал.</text:p>
      <text:p text:style-name="P299"/>
      <text:p text:style-name="P299">Чтобы удержать Иру, мою Иру, чтобы она оставалась моей и только моей, я ступил на путь праведной жизни.</text:p>
      <text:p text:style-name="P299">Кодекс праведника в киоске на купишь, но он мне и не нужен был. Любой человек и без кодексов знает когда он правильно поступил, а когда нет.</text:p>
      <text:p text:style-name="P299">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244">уж ты-то</text:span> знаешь, что правильно, а что нет. Они похвалят и разойдутся, а тебе жить дальше и стараться забыть о том, что сделал, или глушить это ещё бóльшими неправильностями.</text:p>
      <text:p text:style-name="P299">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299">Эту надежду и упование я тогда и не пытался даже определить словами, а просто очень старался всё и во всём делать правильно.</text:p>
      <text:p text:style-name="P299">Вот почему у каменщика Петра Лысуна на кладку санузла уходило на 2-3 часа меньше, чем у меня; <text:span text:style-name="T245">нет деревянных закладных? Ничего — гоним дальше, при установке двери плотники чего-нибудь схимичат.</text:span></text:p>
      <text:p text:style-name="P299"><text:span text:style-name="T245">Можно сказать «поедят!» и оставить «пузо» в перегородке, всё равно после нас <text:s/>придут</text:span> <text:span text:style-name="T245">штукатуры и заровняют толстым намётом раствора.</text:span></text:p>
      <text:p text:style-name="P300">Но это неправильно.</text:p>
      <text:p text:style-name="P300">Поэтому моей специализацией в бригаде были гипсовые перегородки, а у Петра — санузлы.</text:p>
      <text:p text:style-name="P300">Что, впрочем, не догма — всегда случаются моменты для «гоним-гоним!» и вынужденных рокировок.</text:p>
      <text:p text:style-name="P300"/>
      <text:p text:style-name="P300">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300"/>
      <text:p text:style-name="P300">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300">- О! А это откуда?</text:p>
      <text:p text:style-name="P300">- Я у тебя его украл.</text:p>
      <text:p text:style-name="P300">После секундного замешательства все бывшие в комнате разразились громким хохотом, к которому невольно присоединился и я.</text:p>
      <text:p text:style-name="P300">Что тут весёлого? В рассказе «Джейн» Моэм поясняет — нет ничего смешнее правды.</text:p>
      <text:p text:style-name="P300">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300">Они простили меня без возмещения и даже не аннулировали мой формуляр читателя.</text:p>
      <text:p text:style-name="P301">Через две недели мой отец стал говорить мне, что я веду себя как будто не того. Он <text:soft-page-break/>ожесточённо крутанул выставленным из кулака указательным пальцем возле своего правого виска. Я перевёл его жест на язык Писания:</text:p>
      <text:p text:style-name="P301">- Пойдите и возьмите Его, ибо Он не в себе.</text:p>
      <text:p text:style-name="P301">- Опять херню сморозил! Заучился! Тебя за этим в институт посылали?</text:p>
      <text:p text:style-name="P301">Тогда я понизил планку и перешёл на украинский фольклёр.</text:p>
      <text:p text:style-name="P301">- А когда батькова хата сгорит — в какой стрехе воробьям прятаться?</text:p>
      <text:p text:style-name="P301">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301">- <text:span text:style-name="T246">Мне перед людьми стыдно! <text:s/>В трамвай зайдёшь и — застыл как статуя, только в окно смотришь.</text:span></text:p>
      <text:p text:style-name="P302">Так что мне в том трамвае чечётку бить?</text:p>
      <text:p text:style-name="P302">- Нет! Просто будь как все: «привет!», «здорово!», «как <text:s/>дела?». Не будь же ты отщепенцем!</text:p>
      <text:p text:style-name="P302"/>
      <text:p text:style-name="P302">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302">Мне стало ясно, что я не один такой «не того». Но его-то что довело до праведничества?</text:p>
      <text:p text:style-name="P302">- Шубовидная форма шизофрении.</text:p>
      <text:p text:style-name="P302">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302"/>
      <text:p text:style-name="P302">А вот ичнянский колдун, после двух визитов к нему моей сестры Наташи, сказал, что дело сделано и я — здоров.</text:p>
      <text:p text:style-name="P302">Иру это очень обрадовало, а меня нет.</text:p>
      <text:p text:style-name="P302">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303">Я всё ещё мог видеть в мире где все, как все, прорывы невозможного, но уже как бы через ту пыльную решётку из романа Булгакова, которая отменяет пиратские бригантины среди неведомых морей.</text:p>
      <text:p text:style-name="P303">Пропал накал и полнокровное биение сопричастности. Одно дело, если ты в натуре несёшься на этом плоту с прыгающими под ногами брёвнами, и совсем другое, если это всего лишь компьютерная игра и в любой момент можно нажать паузу, когда закипит чайник.</text:p>
      <text:p text:style-name="P303">- Верните мне мою шизофрению,- с искренней грустью сказал я Наташе, но было поздно.</text:p>
      <text:p text:style-name="P302"/>
      <text:p text:style-name="P303">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303">На ней была жёлтая кофта с рукавами в три-четверти. И день тоже был солнечный, летний. Ира улыбнулась мне и сказала:</text:p>
      <text:p text:style-name="P303">- Когда я стану плохой, ты меня такую помни, когда я люблю тебя.</text:p>
      <text:p text:style-name="P303">- Что ты болтаешь? Ты не можешь стать плохой.</text:p>
      <text:p text:style-name="P303">- Не спорь. Я знаю.</text:p>
      <text:p text:style-name="P303">- Как ты можешь знать?</text:p>
      <text:p text:style-name="P303">- Знаю. Я — ведьма.</text:p>
      <text:p text:style-name="P303">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303">- Не переживай,- сказал я.- Я ведь тоже ведьмак.</text:p>
      <text:p text:style-name="P303">Хотя какой я ведьмак, самое большее — чернокнижник.</text:p>
      <text:p text:style-name="P303"/>
      <text:p text:style-name="P303">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304"><text:soft-page-break/>Ну, ладно, <text:s/>«читал» <text:s/>— слишком громко сказано. Больше страницы за один обед осилить я не мог — необоримо засыпал. Интересно, переводчик понимал что он переводит, или переводил «недоумевающим умом»?</text:p>
      <text:p text:style-name="P304">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Какая разница кто что покупает в мире, где все, как все? Лишь бы план продаж выполнить.</text:p>
      <text:p text:style-name="P304"/>
      <text:p text:style-name="P304">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304">Тогда-то я и принёс «Феноменологию», в виде эксперимента. Нет; пришлось читать до самого конца. 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304">Иногда себя спрашиваю: а изначальный лектор сам-то понимал о чём толкует, или просто зарабатывал на жизнь тем, что изобрёл <text:span text:style-name="T247">заковыристый способ жонглировать «вещью в себе», «вещью на себе» и прочими вещами в различных позициях? Но одно место я досконально понял — там где он рассуждает,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span></text:p>
      <text:p text:style-name="P304"/>
      <text:p text:style-name="P305">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305">После перестройки я переехал в комнату, а к Наташе приехала её подруга из Шостки. Они вместе учились в техникуме.</text:p>
      <text:p text:style-name="P305">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305">Невысокого роста, смуглая такая, но волосы крашенные и очень даже симпатичная фигура.</text:p>
      <text:p text:style-name="P305">Но я, конечно, держал себя в узде и глазам воли не давал; даже и не спрашивал отпуск у неё или как. 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305">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305">В Конотоп я вернулся как на крыльях <text:span text:style-name="T248">и сразу же позвал отца с матерью во двор. Они сели на лавочку под деревом, а я на ступеньку крыльца веранды и рассказал о желании Иры переехать сюда. Я был совершенно не готов к тому, что произошло дальше.</text:span></text:p>
      <text:p text:style-name="P306">Моя мать скрестила руки на груди и сказала, что Иру она не примет, потому что вдвоём им тут не ужиться.</text:p>
      <text:p text:style-name="P306">Я слышал её слова, но не понимал как же так — моя мать всегда была за меня, а теперь сидит на лавочке скрестив руки и говорит, что Иру сюда не пустит. Я обратился за помощью к отцу — он пожал плечами:</text:p>
      <text:p text:style-name="P306">- А что я? Хата на неё записана, она тут хозяйка.</text:p>
      <text:p text:style-name="P306">Во дворе давно уже было темно, но в свете лампочки из веранды я видел насколько непримиримо спокойно сидит моя мать — её ничем не уговоришь.</text:p>
      <text:p text:style-name="P306">Отец ушёл в дом, а я так и сидел на ступеньке и тупо молчал.</text:p>
      <text:p text:style-name="P306">Звякнула калитка и вошла Наташина подруга, но одна, без Наташи.</text:p>
      <text:p text:style-name="P306">- А что это вы такие?- и она присела на лавочку рядом с моей матерью.</text:p>
      <text:p text:style-name="P306"><text:soft-page-break/>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себе сготовите.</text:p>
      <text:p text:style-name="P306">Подруга поддакивала и повернулась так, что свет из веранды рельефно обрисовал её большие груди обтянутые мягкой водолазкой.</text:p>
      <text:p text:style-name="P306">Даже ошарашенный результатом переговоров с родителями, я понял, что обречён, и что оставшись один на один с такой грудью, без никого во всей хате, никакая узда не выдержит. <text:span text:style-name="T249">Себя-то я знаю — за эту неделю меня не спасёт даже совпадение её имени с именем моей матери. И неважно чем заполнен холодильник, но преуготованный к закланию невинный агнец — это я.</text:span></text:p>
      <text:p text:style-name="P306"/>
      <text:p text:style-name="P307">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307">- Где тут можно найти квартиру?</text:p>
      <text:p text:style-name="P307">В тридцать каком-то номере мне сказали, что в хате под берёзой напротив Нежинского магазина, кажется, сдают.</text:p>
      <text:p text:style-name="P307">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307">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307">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307">Для меня очень важно было уйти с Декабристов сегодня же <text:span text:style-name="T250">и мы условились за 20 руб. в </text:span><text:span text:style-name="T252">месяц. Впоследствии Лида из нашей бригады мне говорила, что на Семи Ветрах можно найти квартиру и за 18 руб., но я даже смотреть не ходил.</text:span></text:p>
      <text:p text:style-name="P308">Придя на улицу Декабристов, я одолжил у соседа Колесникова возок, поставил его у калитки, а уж потом зашёл во двор.</text:p>
      <text:p text:style-name="P308">Галя сидела в кресле гостиной и смотрела телевизор.</text:p>
      <text:p text:style-name="P308">Я вежливо поздоровался, сказал, что не голоден и прошёл в свою комнату — снимать книги с полок и разбирать этажерку. 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По этому газетному мостику я перетаскал книги и запчасти этажерки в ожидающий на улице возок.</text:p>
      <text:p text:style-name="P308">Всё уместилось, только ехать пришлось медленно — лежащие сверху лакированные полки скользили друг по дружке.</text:p>
      <text:p text:style-name="P308">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308">Я вернул возок, собрал постельное и кое-что из одежды <text:s/>-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315"><text:span text:style-name="T251">В принципе это не её вина, что угодила в самую гущу семейной распри; зато потом она смогла выйти замуж за хлопца с Посёлка, хотя </text:span><text:span text:style-name="T253">и</text:span><text:span text:style-name="T251"> не насовсем, но это уже её история...</text:span></text:p>
      <text:p text:style-name="P315"/>
      <text:p text:style-name="P309">Домохозяйка любила цитировать своего покойного мужа и часто буха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309"><text:soft-page-break/>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309">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309">Моя мать в сопровождении отца приходила посмотреть как я обустроился. <text:s/>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Я отвечал односложно. Но вежливо и они ушли.</text:p>
      <text:p text:style-name="P309">В начале осени посреди недели приехала Ира из Нежина. Она нашла нашу стройку на Семи Ветрах, я переоделся в вагончике и мы ушли.</text:p>
      <text:p text:style-name="P309">Мне всегда нравился её романтически широкий плащ ниже колен.</text:p>
      <text:p text:style-name="P309">Мы сходили в гости к Ляльке. Его жена, Валентина, с облегчением обрадовалась, что у нас всё хорошо.</text:p>
      <text:p text:style-name="P310">Пару ра,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316"/>
      <text:p text:style-name="P310">Но «размолвки» слишком громко сказано, просто иногда на Иру находило настроение покричать.</text:p>
      <text:p text:style-name="P310">Почему я такой некрасивый?!</text:p>
      <text:p text:style-name="P310">Это когда мы сходили на какую-то комедию четвёртого творческого объединения с голубоватым оттенком.</text:p>
      <text:p text:style-name="P310">Или — никому они не нужны, эти твои переводы!</text:p>
      <text:p text:style-name="P310">Но ссор между нами не получалось, потому что я её косноязычно уговаривал, что это же не наша роль, мы чужие слова повторяем.</text:p>
      <text:p text:style-name="P310">Тупо так выходит; сам-то, вроде, и понимаю, а высказать не могу.</text:p>
      <text:p text:style-name="P310">Только один раз я себя неправильно повёл, когда привёз получку из СМП-615 и положил возле трюмо.</text:p>
      <text:p text:style-name="P310">Ира спросила сколько там и начала кричать, что разве это деньги? Ей таких денег не надо.</text:p>
      <text:p text:style-name="P310">Тогда я взял эту тощую стопочку, но не стал мелочиться, а порвал ровно надвое и выбросил в форточку.</text:p>
      <text:p text:style-name="P310">Пока Ира во двор выскакивала, я себе места не находил из-за своей глупой несдержанности.</text:p>
      <text:p text:style-name="P310">В следующий мой приезд Ира <text:s/>с какой-то стыдливостью сказала, что банк принимает склеенные купюры.</text:p>
      <text:p text:style-name="P310">И это правильно, ведь банку тоже деньги нужны, а 70 руб. на дороге не валяются, В крайнем случае под форточкой первого этажа, да и то в порванном состоянии.</text:p>
      <text:p text:style-name="P310">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Буквально сами собой и — надвое.</text:p>
      <text:p text:style-name="P316"/>
      <text:p text:style-name="P316"><text:span text:style-name="T251">Потом мы ещё зашли в новый Дом Культуры завода КПВРЗ, рядом с Базаром. </text:span><text:span text:style-name="T254">Говорят на строительство затрачено шесть миллионов рублей. Директором там Бомштейн стал — перешёл из Лунатика. Там на втором этаже бар и танцзал со столиками.</text:span></text:p>
      <text:p text:style-name="P311">Когда мы пришли ко мне на квартиру, у Прасковья как раз выпроваживала свою оргию вековух. Я представил её и Иру друг другу на кухне.</text:p>
      <text:p text:style-name="P311">Домохозяйка внимательно её осмотрела и, по-моему, ей тоже плащ Иры понравился. Она её даже вдруг поцеловала, а потом и меня заодно и ушла спать к себе за шторки.</text:p>
      <text:p text:style-name="P311">Ира хоть и состроила гримаску непонимания, но не посмела воспротивиться, а мне так и всё <text:soft-page-break/>равно.</text:p>
      <text:p text:style-name="P311">Однажды мы с ней ехали в электричке и меня начал клеить сидевший напротив голубой. Ира так разъярилась! Даже пререкаться с ним начала. А мне просто смешно, я ж к ним безразличен; меня вон папа Саши Чалова в щёчку целовал, теперь полуподвыпившая Хвост. Какая разница?</text:p>
      <text:p text:style-name="P311">За всю свою жизнь мне не доводилось ощутить более <text:span text:style-name="T256">сладостного, вожделеюще </text:span>нежного и, вместе с тем, столь жадно <text:span text:style-name="T256">льнущего</text:span> <text:span text:style-name="T256">и облегающего </text:span>влагалища, чем в ту ночь; даже и с Ирой.</text:p>
      <text:p text:style-name="P311">Что стало решающим фактором? Обстановка монастырской кельи, или поцелуй от Прасковьи Хвост?</text:p>
      <text:p text:style-name="P312">На некоторые вопросы я так и не смогу узнать ответа. Никогда...</text:p>
      <text:p text:style-name="P285"/>
      <text:p text:style-name="P313">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313">Между вторым и третьим этажами там два лестничных пролёта, в одном уже успели положить наборные ступени, а во втором нет. Я, когда подымался в первый раз, не знал об этом, смотрю — впереди ступенек нет, только наклонный швеллер до площадки проложен.</text:p>
      <text:p text:style-name="P313">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313">Я повернулся боком и, встав лицом к стене, сделал пару острожных шагов вверх.</text:p>
      <text:p text:style-name="P313">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Из этой позиции начала восхождения по швеллеру я не мог даже сделать те же два шага обратно — стена не позволяла развернуть лицо к левому плечу, настолько зашкаливал этот центр тяжести.</text:p>
      <text:p text:style-name="P313">Я прижался к стене из красного кирпича как к чему-то самому родному и близкому и увидел незабываемую картину.</text:p>
      <text:p text:style-name="P313">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313">Когда руки вцеплялись как надо, я осторожно протаскивал ступни ног вверх по наклонному швеллеру. </text:p>
      <text:p text:style-name="P286"><text:span text:style-name="T251">Так мы и выбрались. Но я до сих пор уверен, что если б швы кладки в той стене были заполнены как положено, а не «гоним-гоним!», </text:span><text:span text:style-name="T255">то фиг бы меня спасли даже внутренние резервы организма.</text:span></text:p>
      <text:p text:style-name="P314">Из последовавшего прилива волны адреналина я понял за что скалолазы любят горы, но я бы так не рисковал.</text:p>
      <text:p text:style-name="P308"/>
      <text:p text:style-name="P304"/>
      <text:p text:style-name="P317">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пересечённый толстым подземным кабелем телефонной связи. Там внизу даже бульдозер работал и заезжали КАМАЗы с гравием.</text:p>
      <text:p text:style-name="P317">Вдоль бетонной стены завода КПВРЗ остался метровый выступ с протоптанной тропкой по холмистым грудам грунта.</text:p>
      <text:p text:style-name="P317">По этой тропке я и шёл с целлофановым пакетом: вверх-вниз, вверх-вниз. </text:p>
      <text:p text:style-name="P317">Когда я увидал идущую впереди девочку в пальто из ткани в крупную жёлтую и серую клетку, то понял — дальше мне нельзя. Это не мой путь. </text:p>
      <text:p text:style-name="P317">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317">Но метра через два случилась обычная история. Я начал усомняться — разве я канатоходец, <text:soft-page-break/>чтоб ходить по кабелям? Из-за такого же вот сомнения Симон, он же Камень, вместо прогулки по воде начал в неё проваливаться.</text:p>
      <text:p text:style-name="P318">Кабель затрепетал, стал ходить ходуном, увеличивая амплитуду; я взмахнул руками и полетел вниз.</text:p>
      <text:p text:style-name="P318">Хорошо, что пролетая успел уцепиться руками за кабель.</text:p>
      <text:p text:style-name="P318">Повисев пару секунд, я отпустился и, как парашютист, спрыгнул на дно котлована. Там я склонился над распростёртым лицом проститутки в широкополой шляпе с красным подбоем.</text:p>
      <text:p text:style-name="P318">Она смотрела вверх мимо меня.</text:p>
      <text:p text:style-name="P318">Откуда здесь проститутка на снегу? Зачем тут я?</text:p>
      <text:p text:style-name="P318">С ней понятно — при падении вылетела из целлофана. И я тут правильно — мой путь закончился на том кабеле; отсюда начинается другой...</text:p>
      <text:p text:style-name="P318">И я пошёл по дну котлована в далёкий его конец, чтобы выйти по спуску для КАМАЗов и поехать на работу, а после неё сойти с «чаечки» у автовокзала и купить билет и вбежать, размахивая им, в уже зафырчавший автобус:</text:p>
      <text:p text:style-name="P318">- У меня билет! У меня билет!</text:p>
      <text:p text:style-name="P318">Потому что Ира мне рассказала про свою загородную поездку в Заячьи Сосны, чтобы блюсти мне верность несмотря на шампанское в бардачке. Потому что — что мне ещё остаётся?</text:p>
      <text:p text:style-name="P318">Так я поехал в Ромны.</text:p>
      <text:p text:style-name="P318"/>
      <text:p text:style-name="P318">В Ромнах было совсем темно и холодно, но я нашёл гостиницу.</text:p>
      <text:p text:style-name="P318">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318">Номер оказался комнатой-пеналом на четверых, <text:span text:style-name="T257">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319">Делать мне было нечего, я выключил радио и свет, лёг и смотрел в темноту, пока не уснул.</text:p>
      <text:p text:style-name="P319">Утро, вопреки прогнозу, оказалось солнечным и ярким и я быстро нашёл психбольницу.</text:p>
      <text:p text:style-name="P319">Целлофан я оставил на снегу газона под большим деревом и, без поклажи, вошёл в распахнутые ворота, не пряча свободных рук.</text:p>
      <text:p text:style-name="P319">Когда сторожа поняли, что я никого не навещаю, а хочу сам тут остаться, меня отвели в небольшой кабинет.</text:p>
      <text:p text:style-name="P319">Молодой человек, похожий на лейтенанта милиции, но в белом халате, спросил зачем я пришёл.</text:p>
      <text:p text:style-name="P319">- Мне нужна справка, что я не сумашедший.</text:p>
      <text:p text:style-name="P319">Я прекрасно сознавал, что этими словами полностью сжигаю все корабли за собой и теперь меня точно прикроют.</text:p>
      <text:p text:style-name="P319">- А кто говорит, что вы сумасшедший?</text:p>
      <text:p text:style-name="P319">- Ну, в трамвае...</text:p>
      <text:p text:style-name="P319">Он оживился и начал выспрашивать какую мне желательно печать на справку — круглую, или треугольную?</text:p>
      <text:p text:style-name="P319">- Это неважно, лишь бы <text:span text:style-name="T363">с </text:span>подпись<text:span text:style-name="T363">ю</text:span>.</text:p>
      <text:p text:style-name="P319">Он вызвал молодую врачиху и пожилую нянечку, чтобы мен отвели в душ, а потом в пятое отделение.</text:p>
      <text:p text:style-name="P319">Перед душем нянечка парикмахерской машинкой состригла мне наголо волосы в паху. Я стеснялся, но не противился — в чужой монастырь со своим уставом не лезут.</text:p>
      <text:p text:style-name="P319">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319">Когда мы вышли во двор, я сказал, что оставил целлофан за воротами. Нянечка отказывалась верить, но сходила и с изумлением принесла пакет. А что удивляться? У кого хватит духу стянуть целлофан <text:span text:style-name="T258">поставленный, как приманка, у ворот областной психбольницы?</text:span></text:p>
      <text:p text:style-name="P320">Врачиха его проверила и позволила взять с собой вместе с тетрадкой, ручкой и книгой на <text:soft-page-break/>английском языке, где женский портрет на всё обложку.</text:p>
      <text:p text:style-name="P320"/>
      <text:p text:style-name="P320">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его постигла б неудача.</text:p>
      <text:p text:style-name="P320">Лестница заканчивается широкой площадкой перед запертой дверью <text:span text:style-name="T259">с</text:span> <text:span text:style-name="T259">парой </text:span>деревянн<text:span text:style-name="T259">ых</text:span> скам<text:span text:style-name="T259">е</text:span>й <text:span text:style-name="T259">по бокам</text:span>.</text:p>
      <text:p text:style-name="P321">За дверью, как и положено, начинается коридор. Его началом служит единственное, вертикально зарешечённое окно налево от двери, и он тянется к дальней, глухой, стене с краном и раковиной.</text:p>
      <text:p text:style-name="P321">По обе стороны его прямоугольные входы в палаты, которые сперва кажутся пещерами из-за отсутствия дверей. Свет внешнего мира проникает в них через решётку стёкла окон и только потом добирается до коридора; так что в пасмурную погоду в нём приходится включать электрические лампочки. Они скорее подчёркивают, чем разгоняют сумрак.</text:p>
      <text:p text:style-name="P321">На полпути вдоль коридора влево не хватает одной палаты, вместо неё тут холл с двумя окнами.</text:p>
      <text:p text:style-name="P321">В углу рядом с правым окном тогда стояло высокое трюмо, а в возвращающейся к коридору стене белая дверь с табличкой «манипуляционный кабинет».</text:p>
      <text:p text:style-name="P321">В левом углу — высокий ящик с выключенным телевизором, госпитальная кушетка под стеной и ещё одна белая дверь «старшая медсестра». <text:span text:style-name="T260">Кабинет с табличкой «главврач» давно пройден, он был сразу у окна в начале коридора.</text:span></text:p>
      <text:p text:style-name="P322">На полу уложены квадратики коричнево однотонной керамической плитки, что не слишком радовала глаз своей гаммой среди общей сумрачности, зато была очень чистой — привилегированные больные мыли её дважды в день мокрыми тряпками на швабрах.</text:p>
      <text:p text:style-name="P322"/>
      <text:p text:style-name="P322">Для выяснения насколько я опасен, меня сначала поместили в палату наблюдения напротив холла.</text:p>
      <text:p text:style-name="P322">В коридоре рядом с её бездверным входом стояло кресло на трубочках никелированных ножек, обтянутое коричневым кожзаменителем. В нём сидел пожилой, но крепкий мужик в белом халате и белой шапочке — медбрат. </text:p>
      <text:p text:style-name="P322">Одним ухом он был обращён в палату, а лицом посматривал вдоль коридора с редкими прохожими в пижамах и ещё одним медбратом, что маячил у дальних палат в таком же кресле и о чём-то беседовал с молодым человеком в пижаме и сапогах, который сидел перед ним на корточках, свесив руки поверх колен.</text:p>
      <text:p text:style-name="P322">Центровой медбрат завёл меня в палату и бряцнул своей связкой ключей по спинке <text:span text:style-name="T261">первой от входа </text:span>койки, <text:span text:style-name="T261">где лежал белобрысый хлопец в ярко-красной пижаме и мастурбировал, накрывшись простынёй. Из угла напротив грянул театрально мефистофелев хохот, но тут же осёкся.</text:span></text:p>
      <text:p text:style-name="P323">Медбрат высмотрел мне третью от окна койку и я смиренно лёг.</text:p>
      <text:p text:style-name="P323">Между мной и окном лежал плотно укутанный синим халатом молодой человек с обритой головой и вглядывался в потолок. 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323">Потом он зажал голову ладонями и рассказал, что учился с ними в техникуме, но как-то вечером отец послал его собрать коров и на Подлипное наполз туман мохнатый от мороза и простудил ему голову без шапки, которая с тех пор и болит. <text:span text:style-name="T262">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span></text:p>
      <text:p text:style-name="P324">Сопалатники начали приставать к белобрысому, чтоб спел и он визгливо завёл свежий шлягер:</text:p>
      <text:p text:style-name="P324"><text:tab/><text:tab/><text:tab/><text:span text:style-name="T78">Спасите, спасите, спасите разбитое сердце моё,</text:span></text:p>
      <text:p text:style-name="P324"><text:soft-page-break/><text:span text:style-name="T78"><text:tab/><text:tab/><text:tab/>Найдите, найдите, найдите, найдите, найдите её..</text:span>.</text:p>
      <text:p text:style-name="P324">Через два часа, убедившись, что я не буйствую, меня позвала медсестра из коридора и отвела в девятую палату в первой половине коридора.</text:p>
      <text:p text:style-name="P324">Эта выглядела намного уютнее — всего пять коек, <text:span text:style-name="T263">только </text:span>дверной проём <text:span text:style-name="T263">слишком бли</text:span>з<text:span text:style-name="T263">ко к</text:span> угл<text:span text:style-name="T263">у</text:span> <text:span text:style-name="T263">и оттуда</text:span> немного вытарчива<text:span text:style-name="T264">ет</text:span> белый столик с белым табуретом под ним, но когда двери нет это не слишком мешает. И зоосадные вопли из соседних палат скоро тоже становятся обыденными звуками, перестаёшь обращать внимание.</text:p>
      <text:p text:style-name="P324">Вечером в коридоре раздался крик «на кухню!» и к выходу прошла группа привилегированных вместе с медбратом. <text:span text:style-name="T265">Через полчаса они вернулись и торопливо прошагали обратно, ускоряемые тяжестью двух котлов термосов с завинченными крышками. Ещё через несколько минут из конца коридора донеслось:</text:span></text:p>
      <text:p text:style-name="P324">- <text:span text:style-name="T265">Рабочие, на ужин!</text:span></text:p>
      <text:p text:style-name="P325">В столовую всегда первым делом звали рабочих, которые после завтрака и обеда куда-то ходили и носили чёрные спецовки вместо пижам.</text:p>
      <text:p text:style-name="P325">Потом кричали:</text:p>
      <text:p text:style-name="P325">- Вторая смена, на ужин!</text:p>
      <text:p text:style-name="P325">И, в последнюю очередь:</text:p>
      <text:p text:style-name="P325">- Третья смена, на ужин!</text:p>
      <text:p text:style-name="P325">В конце коридора в левой стене шли три запертые двери — душ, раздатка и столовая. На них табличек не было, но все знали где что.</text:p>
      <text:p text:style-name="P325">В душе брали вёдра и швабры для мытья полов под присмотром медбрата с ключом на связке, но всё равно один больной ухитрился там повеситься. Правда со второй попытки и не в один и тот же день.</text:p>
      <text:p text:style-name="P325">А для приёма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 Раза два в неделю в коридоре во второй половине дня кричали «Передача! У кого передача?! В столовую!» и кто знал, что у него там есть передача не доеденная во время свидания с родственниками, шёл в столовую, чтобы доесть. Некоторые об этом не знали, <text:span text:style-name="T266">или не желали знать, но таки помогали знающие сопалатники и даже отводили их в столовую, чтобы вместе съесть передачу.</text:span></text:p>
      <text:p text:style-name="P326">К рабочим я не относился и ел во вторую смену. <text:s/>Мы выстраивались в шумливую разнообразно одетую, но одинаково голодную очередь вдоль стены <text:s/>у двери, где стоял медбрат, пока внутри сметут со столов после предыдущих.</text:p>
      <text:p text:style-name="P326">Медбрат, <text:span text:style-name="T267">который заодно следил, чтоб кто-то не зашёл по второму разу,</text:span> говорил «давай!» и мы с шумом вливались через непривычно узкую дверь в комнату с тремя окнами и длинными, как в трапезной, столами. Они стояли в три ряда от стены до стены и узкий проход посередине делил их нашестеро.</text:p>
      <text:p text:style-name="P326">Мы садились за них, переступая через прибитые к полу лавки. 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Кому доставалось — начинали есть, а остальные продолжали ждать дальше пока больной чмо-<text:span text:style-name="T263">раздатчик</text:span> <text:span text:style-name="T263">за окошком</text:span> наполняет следующий поднос. </text:p>
      <text:p text:style-name="P326">Мы съедали всё и начинали ждать поднос уставленный кружками с тягучим кисло-сладким киселём, чью пенку я так ненавидел в детстве.</text:p>
      <text:p text:style-name="P326">Один раз я проспал в палате и м<text:span text:style-name="T267">не</text:span> пришлось есть с третьей сменой. Тяжкое зрелище.</text:p>
      <text:p text:style-name="P326">Там люди обращаются <text:span text:style-name="T267">со своими лицами как с пластилином, выкорёживая что попало. Зато я узнал кто издаёт крики бабуина, когда я лежу в своей палате, и кто отвечает ему рёвом раненного слона. Членораздельных разговоров в третью смену не ведут.</text:span></text:p>
      <text:p text:style-name="P327">Иногда, правда, кто-то из второсменников замешивался в третью партию и вовсе не из любви к живой природе — успевали съесть пайку соседа, пока он корчит рожи оконной решётке.</text:p>
      <text:p text:style-name="P327">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327"><text:soft-page-break/>Эти трапезы были самым шумным временем суток в пятом отделении. Если кто-то начинал чересчур шуметь в неурочный час, к нему сбегались пара медбратьев и, огрев связкой ключей по голове, фиксировали. То есть распинали в лежачем положении, привязывая его запястья и щиколотки к железным уголкам <text:span text:style-name="T268">вдоль сетки </text:span>койки с помощью полос белой ткани, явно надранных из б<text:span text:style-name="T268">ы</text:span>вших, <text:span text:style-name="T259">пожелтевших от употребления</text:span> простыней.</text:p>
      <text:p text:style-name="P328">Поев, все расходились по своим палатам или прогуливались неспешными парами по коричневой плитке коридорного пола.</text:p>
      <text:p text:style-name="P328">Не скажу, что мы там голодали — хавка, как хавка. Один раз на ужин раздали даже по два оладья. Пусть хоть холодные и без хлеба, они были смазаны каплей какого-то джема. </text:p>
      <text:p text:style-name="P328">Отдельной строкой стоит непостижимый пир горой, случившийся однажды в холле поздно вечером — откуда-то появились два <text:span text:style-name="T269">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269">тоже </text:span>вдруг напало просветление — банковавший на пиршестве толстяк-больной отгонял их от тазиков. <text:span text:style-name="T269">Дискриминация случается где угодно.</text:span></text:p>
      <text:p text:style-name="P329">Но главную усладу в жизнь отделения вносила статная льноволосая медсестра наволочкой от подушки, через которую угловато бугрились куски сахара рафинада.</text:p>
      <text:p text:style-name="P329">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Я, например, догадывался по два раза на дню.</text:p>
      <text:p text:style-name="P329"><text:s/>Есть сахар приходилось неприметно, потому что те, кому не хватало ума обратиться к первоисточнику в наволочке, догадывались просить у меня. Я пытался соврать, будто кончился, но вспомнив, что это неправильно, делился из второго кармана пижамы.</text:p>
      <text:p text:style-name="P329">Раз в двадцать дней в холл между половинами коридора приходила черноволосая женщина с тонким носом и, конечно, в белом халате. <text:span text:style-name="T270">Сразу чувствовалось, что из породы стекляноглазых, но я с этим уже завязал и поэтому принимал версию <text:s/>больных со стажем, что раньше она работала профессиональной акробаткой в цирке.</text:span></text:p>
      <text:p text:style-name="P330">Акробатка машинкой состригала нам щетину с лиц, а ножницами делала причёску, если не попросить, чтоб и голову тоже «под ноль».</text:p>
      <text:p text:style-name="P330">Культурную жизнь обеспечивал телевизор — час до и час после программы время, с перерывом на процедуры. 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330">На ночь в палатах включали свет. Наверное, чтоб никто ничего себе не сделал, или соседу.</text:p>
      <text:p text:style-name="P330">Спать при свете неудобно, потому что если во сне гуляешь на воле, то и там чувствуется эта неугасимая лампочка. В коридоре свет горел не так ярко, чтобы дежурные медбратья могли нормально отдыхать в своих креслах.</text:p>
      <text:p text:style-name="P330">Часам к двум ночи в девятую палату захаживал молодой хлопец — показать как ловко он жонглирует парой варёных яиц из передачи. 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Судя по всему — копия с оригинала первой половины XIX столетия.</text:p>
      <text:p text:style-name="P330"><text:span text:style-name="T271">Забирать хлопца приходил щуплый мужик с неуловимыми глазами.</text:span> <text:span text:style-name="T271">По его версии, в психушку его забрали, когда он палкой перебил все стёкла в сельсовете.</text:span></text:p>
      <text:p text:style-name="P331">Он целовал хлопца в темечко под неотросшими волосами, называл «мнемормышем» и уводил обратно в свою палату. 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331">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331">Первым делом все стекались в уже туалет.</text:p>
      <text:p text:style-name="P331">2 унитаза на 80 человек слишком мало, поэтому очередь начиналась ещё в коридоре, внутри она продолжалась вдоль стен. Там со мной впервые в жизни случился обморок. Совершенно <text:soft-page-break/>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Потом стало светлеть, я открыл глаза и вернулся в очередь.</text:p>
      <text:p text:style-name="P331">Для тех, кому совсем невтерпёж, за два метра не доходя до унитазов на плитках пола стоял жестяный таз с ручками. <text:span text:style-name="T272">Когда он наполнялся, говно руками вылавливали в отдельное ведро, чтоб вылить в унитаз, а мочу сливали в трап в углу.</text:span></text:p>
      <text:p text:style-name="P332">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332">Перед завтраком туалет запирался до окончания обеда, когда дверь его была опять открыта пока там мыли пол. Последняя помывка приходилась на заключительные полчаса после ужина.</text:p>
      <text:p text:style-name="P332">Рассеянный образ моей предыдущей жизни не позволил мне вышколить свой мочевой пузырь в достаточной мере, чтоб соответствовать такому расписанию. Ощутив позывы, я впадал в панику, что не дотерплю до следующего получаса открытых дверей.</text:p>
      <text:p text:style-name="P332">Обращаться к медбратьям, в связке которых имелся вожделенный ключ, не имело смысла; ответ один и тот же:</text:p>
      <text:p text:style-name="P332">- Иди отсюда! Туда нельзя — там помыто.</text:p>
      <text:p text:style-name="P332">Чтоб не получить связкой по голове приходилось слушаться.</text:p>
      <text:p text:style-name="P332">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её, как фонтаном парка.</text:p>
      <text:p text:style-name="P332">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332">Она долго не понимала моего бормотанья про мочевой пузырь, потом отперла дверь в души указав на трап, сказала:</text:p>
      <text:p text:style-name="P332">- Сцы тута!</text:p>
      <text:p text:style-name="P332">Недаром их называли сёстрами милосердия.</text:p>
      <text:p text:style-name="P332">В баню тоже водили партиями в какое-то другое здание.</text:p>
      <text:p text:style-name="P332">Надо было встать под душ в скользкую чугунную ванну с бурой прозеленью на стенках, <text:span text:style-name="T273">заново намылить мочалку и смыть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333">Вафельное полотенце промокало раньше, чем успеваешь обтереться и остальную влагу впитывало исподнее бельё.</text:p>
      <text:p text:style-name="P333">А д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Светит солнце, тает снег. Там жизнь жизнь идёт и продолжается, а ты с этой стороны вертикальной решётки.</text:p>
      <text:p text:style-name="P334">Суббота в пятом отделении — день приёма посетителей, в другие дни не принимают.</text:p>
      <text:p text:style-name="P334">Когда <text:s/>в дверь позвонят, ближайшая медсестра выглянет посмотреть к кому это, и кричит фамилию вдоль коридора, а уж тому скажут, чтоб шёл за дверь на свидание.</text:p>
      <text:p text:style-name="P334">Мои родители проведали меня в первую же субботу.</text:p>
      <text:p text:style-name="P334">Я очень удивился, потому что никому ничего не сказал, уезжая в Ромны. 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334">Свидание проходило на лестничной площадке перед дверью пятого отделения; на одной из длинных скамеек.</text:p>
      <text:p text:style-name="P334">Мы сидели втроём рядом, <text:span text:style-name="T274">моя мать, сдвинув серый пуховой платок на плечи, говорила:</text:span></text:p>
      <text:p text:style-name="P334">- <text:span text:style-name="T274">Как же это с</text:span><text:span text:style-name="T106">ы́</text:span><text:span text:style-name="T274">ночка?- и начинала плакать, а отец, чтобы её успокоить, говорил:</text:span></text:p>
      <text:p text:style-name="P334"><text:soft-page-break/>- <text:span text:style-name="T274">Ну, началá! Началá!</text:span></text:p>
      <text:p text:style-name="P335">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335">Я тоже ел; моя мать привезла всякие домашние пирожки и плюшки и пирожные эклер с заварным кремом из магазина «Кондитерские товары» на Переезде. Она знала что я люблю.</text:p>
      <text:p text:style-name="P335">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335">В другие субботы приезжали мой брат и сестра. Брат был без шапки, но хмурился как и наш отец и говорил:</text:p>
      <text:p text:style-name="P335">- Ну, чё ты, Серёга? Это ты зря.</text:p>
      <text:p text:style-name="P335">А Наташа не плакала, она делала мне выговоры:</text:p>
      <text:p text:style-name="P335">- Вот скажи, оно тебе надо? Молодец!</text:p>
      <text:p text:style-name="P335">Она сказала, что Ира не приезжала, но она ей звонила, чтобы сказать.</text:p>
      <text:p text:style-name="P335">Ира и в Ромны не приехала ни разу, но я понимал, что ей надо смотреть за ребёнком.</text:p>
      <text:p text:style-name="P335">8-го марта на столике-каталке в коридор вывезли пустые поздравительные открытки и я заполнил одну в Нежин Ире, что поздравляю и люблю. Когда написал, то и сам ужаснулся до чего почерк дрожащий и совсем не мой. Наверное, <text:span text:style-name="T376">из-за уколов</text:span>.</text:p>
      <text:p text:style-name="P335">Заведующая отделением разговоры про музыку не вела — она меня лечила.</text:p>
      <text:p text:style-name="P336">Мне делали уколы аминазина внутримышечно — три раза в день.</text:p>
      <text:p text:style-name="P336">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Кожа тоже не выдерживала и начала понемногу кровоточить, пачкая больничные кальсоны.</text:p>
      <text:p text:style-name="P336">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336">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336">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336">Через полчаса медсестра окликнула меня от входа в палату, в руке она держала шприц и победно улыбалась:</text:p>
      <text:p text:style-name="P336">- Думал, что всё, Огольцов?</text:p>
      <text:p text:style-name="P336">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336">Ты вспомнила — молодец, а улыбаться-то зачем?</text:p>
      <text:p text:style-name="P337">В этот момент она мне напомнила Свету из моего полигамийного прошлого. Причёской, наверное.</text:p>
      <text:p text:style-name="P337">Ещё мне кололи инсулин внутривенно, но сперва заведующая предупредила родителей, чтобы они согласились.</text:p>
      <text:p text:style-name="P337">Бельтюков, молодой, но опытный сосед по палате, говорил, что инсулин добывают из печени быков, больше неоткуда. </text:p>
      <text:p text:style-name="P337">Назначение таких уколов в том, чтобы довести больного до комы. Это им помогает, кроме того процента на кого он неправильно действует. Но выживших больше.</text:p>
      <text:p text:style-name="P337">Главное успеть вывести больного обратно из коматозного состояния.</text:p>
      <text:p text:style-name="P337">Инсулин делали мне и Бельтюкову по утрам. 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обратно.</text:p>
      <text:p text:style-name="P338">Минут через 15-20 медсестра возвращалась и садилась за белый столик заполнять какие-то <text:soft-page-break/>журналы — вот зачем он там <text:span text:style-name="T376">стоял </text:span>— <text:span text:style-name="T376">она следила за нами как за молоком на огне, </text:span>чтобы не <text:span text:style-name="T376">убежало</text:span>. </text:p>
      <text:p text:style-name="P340">Мы с Бельтюковым лежали на соседних койках, привязанные, и разговаривали, глядя в потолок, он был общительный и смахивал на стройбатовского водителя Виталика из Симферополя, а может и не очень. </text:p>
      <text:p text:style-name="P340">Когда наш разговор переходил в бессвязные восклицания: у него про засилье блядского матриархата, а у меня, что все люди братья, ну, как же вы этого не видите? — при этом голова у меня заламывалась назад до отказа, чтобы посмотреть вдоль позвоночника, только подушка мешала, и медсестра бросала свои журналы, потому что — пора, и нас выводили <text:span text:style-name="T376">из коматозы</text:span> уколами глюкозы внутривенн<text:span text:style-name="T376">о</text:span>.</text:p>
      <text:p text:style-name="P339">Потом нас отвязывали и давали по стакану воды с густым раствором сахара, потому что во рту было очень горячо и всё горело.</text:p>
      <text:p text:style-name="P339">Это не означает, что мы с Бельтюковым всякий раз кричали одно и тоже, просто основной тематикой наших психических расстройств была такой, когда под инсулином.</text:p>
      <text:p text:style-name="P339">По воскресеньям нам его не кололи.</text:p>
      <text:p text:style-name="P339">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339">Это тоже укол в ягодицу, но последствия распространяются и ниже по кости. Два дня приходится волочить ногу и испытывать болевые ощущения, будто сустав берцовой кости мелко раздроблён.</text:p>
      <text:p text:style-name="P339">Укол серы сломил мою волю.</text:p>
      <text:p text:style-name="P339"><text:s/><text:span text:style-name="T263">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Пришлось выбросить.</text:span></text:p>
      <text:p text:style-name="P341">Отношения с другими больными у меня были ровными — я и тут оставался отщепенцем.</text:p>
      <text:p text:style-name="P341">Запредельно отщипнувшимся до меня, конечно, дела не было, а которые соображали, по мере возможностей, те уважали ради сочувствия, что мне колю инсулин.</text:p>
      <text:p text:style-name="P341">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341">Минут через пять Бельтюков в той же очереди сделал Подрезу захват и так и удерживал. Он ничего мне не сказал, даже и взглядом, но тут и без намёков понятно, что прификсировал Подреза, чтобы я врезал от души куда захочу. Но я не стал — бить душевнобольных жалко, хоть и живот болит. </text:p>
      <text:p text:style-name="P341">Куда более ощутимый удар нанесла пропажа книги на английском, <text:span text:style-name="T275">на белом столике осталась только тетрадка с уже оконченным переводом.</text:span></text:p>
      <text:p text:style-name="P342">Я очень расстроился: эту книгу дал мне Жомнир, одолжив её у другой преподавательницы с кафедры английского языка — улыбчивой Нонны.</text:p>
      <text:p text:style-name="P342">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342">Через три дня мне её вернули больные, отобрав у полуотщипнутого похитителя из седьмой палаты. Дольше он не смог её утаивать.</text:p>
      <text:p text:style-name="P342">Я его понимаю, в Советской Союзе не умели делать такие глянцевые мягкие обложки на книгах, а тут женщина в цвете, крупным планом, на фоне пятого отделения, Кто бы удержался?</text:p>
      <text:p text:style-name="P342">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А может формулы какого-то научного языка из запредельного будущего. Только я с этим уже завязал.</text:p>
      <text:p text:style-name="P343">Больные все очень разные, по кому-то сразу скажешь, что чокнутый — он и внешностью показывает сдвиг сознания; <text:s/>а по другому и не подумал бы.</text:p>
      <text:p text:style-name="P343"><text:soft-page-break/>Вобщем, всякие бывают. 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Может и врал — убийц во втором отделении держат, где медбратья вообще звери.</text:p>
      <text:p text:style-name="P343">Есть лгуны — у него на руке татуировка «Коля»: а он всем доказывает, что его зовут Петя, ещё и обижается при этом.</text:p>
      <text:p text:style-name="P343">Цыба поразил меня своей эрудицией — начал рассказывать про неудачные попытки Хемингуэя, пока не догадался, что пистолетом надёжнее. А я до этого его за полностью того держал.</text:p>
      <text:p text:style-name="P343">Один, с виду нормальный, до того деликатным оказался — очень расстраивался, когда услышит, что <text:s/>мы всегда в дурдоме. И тут дурдом, и там дурдом.</text:p>
      <text:p text:style-name="P343">- Не говорите так, это — психбольница.</text:p>
      <text:p text:style-name="P343">Одного мужика я долго считал немым, а он — любознательный; просто долго вопросы готовит. Через месяц подошёл ко мне с глазу на глаз и спросил за самое наболевшее:</text:p>
      <text:p text:style-name="P343">- А твоя жена была целомудре<text:span text:style-name="T276">н</text:span>ной?</text:p>
      <text:p text:style-name="P298">Во-первых, немым такие слова неизвестны, а во-вторых, я ей в уши не заглядывал, как говорил Рабентус.</text:p>
      <text:p text:style-name="P298">А немой, как услыхал такое — плакать начал; молчит, а слёзы капают.</text:p>
      <text:p text:style-name="P298">В целом — довольно смурной дурдом.</text:p>
      <text:p text:style-name="P298">Ещё больные всё-всё знают; за четыре дня предупредили, что в пятницу меня позовут на комиссию, решать будут: выпустить меня, или лечить дальше.</text:p>
      <text:p text:style-name="P298">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298">- Да-да, конечно, да.</text:p>
      <text:p text:style-name="P298">Заведующая сказала, что меня будут готовить к выписке, но не выпустят пока родственники не заберут.</text:p>
      <text:p text:style-name="P298">Как же я испугался, что в субботу никто не приедет! Ведь уже была одна такая — ждал, да не дождался.</text:p>
      <text:p text:style-name="P298">Целый вечер я насилу сдерживал себя, чтоб не расплакаться. Буквально давил рыдание в горле — ещё неделю уколов я не выдержу.</text:p>
      <text:p text:style-name="P298">И утром всё время хотелось плакать, пока в коридоре не крикнули, что ко мне посетители. Мои родители приехали вдвоём и нас позвали в кабинет заведующей.</text:p>
      <text:p text:style-name="P298">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298">Как потом выяснилось, сумма составляла сорок рублей — дневной заработок бригады каменщиков из 6 человек. <text:span text:style-name="T277">В тот день на выписку пошли трое, значит она за утро заработала мою месячную зарплату. Как говорят в Конотопе — кто на что учился.</text:span></text:p>
      <text:p text:style-name="P344">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Меня огорчила эта новость, но противиться не нашлось сил.</text:p>
      <text:p text:style-name="P298"/>
      <text:p text:style-name="P345">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345">Правда, Лида заметила <text:span text:style-name="T278">как</text:span> я прикорнул к поддону с кирпичом и задремал на солнышке, пока раствор не подвезли — такого раньше не <text:span text:style-name="T278">случалось</text:span>. 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345"><text:soft-page-break/>Ну, а в целом, я стал намного покладистей. Единственное, <text:span text:style-name="T279">в чём лечение не дало результатов, </text:span><text:s/>— что так и не начал опускаться на четыре кости, когда <text:span text:style-name="T279">выводим стену до уровня панелей между этажами. 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span></text:p>
      <text:p text:style-name="P346">В чём-то так и не удаётся выбить из себя юного пионера — «<text:span text:style-name="T280">лучше нахитнутся с пятого этажа, чем класть угол стоя на коленях</text:span>»...</text:p>
      <text:p text:style-name="P346"/>
      <text:p text:style-name="P346">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span text:style-name="T281">Как у Заводного Апельсина, про которого я читал в кочегарке стройбата статью в журнале «Москва».</text:span></text:p>
      <text:p text:style-name="P346"/>
      <text:p text:style-name="P346">Потом я заметил, что у меня стал наклёвываться второй подбородок и выбросил 200-граммовую баночку с таблетками в сливную яму на Декабристов 13. Моя мать заметила это и начала кричать, что пожалуется психиатру Тарасенко о моём нарушении наказа заведующей.</text:p>
      <text:p text:style-name="P346">- Мама, как ты не понимаешь? Эти таблетки делают меня ненормальным.</text:p>
      <text:p text:style-name="P346">Я всегда гордился своей стройной поджаростью, хоть и сутуловат.</text:p>
      <text:p text:style-name="P346"/>
      <text:p text:style-name="P346">Всё стало как раньше. Почти.</text:p>
      <text:p text:style-name="P346">Стройка. </text:p>
      <text:p text:style-name="P346">Нежин; <text:span text:style-name="T278">в</text:span>еки вернулись на своё место, уже не надо жмуриться. </text:p>
      <text:p text:style-name="P346"><text:span text:style-name="T278">П</text:span>ереводы. </text:p>
      <text:p text:style-name="P347">Стихи.</text:p>
      <text:p text:style-name="P254"/>
      <text:p text:style-name="P254">Стихи начали появляться с началом моей строительной карьеры в СМП-615.</text:p>
      <text:p text:style-name="P254">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254">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254">Тогда оставалось последнее средство — перенести слова на бумагу и забыть.</text:p>
      <text:p text:style-name="P254">За шесть лет таких незваных проходимцев собралось штук 30, на двух языках, потому что каждый приходил на каком ему вздумается.</text:p>
      <text:p text:style-name="P254">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p>
      <text:p text:style-name="P254"/>
      <text:p text:style-name="P255">Одно из первых я показал Ире и она сразу встрепенулась — кто это та мадонна в телогрейке?</text:p>
      <text:p text:style-name="P255">А мне откуда знать — случайно увидел в рабочей столовой в очереди на обед.</text:p>
      <text:p text:style-name="P255">Про стихи на «На музыку В. Косма» она ничего не спросила: сразу видно, что про неё. А когда сказала, что ей сказали, что это неплохое стихотворение, то я перестал ей показывать. Наверное, из ревности к неизвестному кому-то, кому она их дала на оценку.</text:p>
      <text:p text:style-name="P255">Когда я прочитал своему брату Саше «Интервью скифа...», его реакция была мгновенной:</text:p>
      <text:p text:style-name="P255">- Я тебя заложу!</text:p>
      <text:p text:style-name="P255">Если на твоё стихотворение сразу выныривает мысль про КГБ, то это хорошая публицистика.</text:p>
      <text:p text:style-name="P255">Плотнику Ивану почему-то понравилась строка про капусту на жале ножа. Полгода спустя он попросил ещё раз про капусту. Не знаю, что он в ней нашёл.</text:p>
      <text:p text:style-name="P255">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255"><text:soft-page-break/>- Серёга! Коней огнём не подковывают, для этого подковы есть! Мерин ты перерваный!</text:p>
      <text:p text:style-name="P255">Он вырос в селе Красное и сызмальства <text:span text:style-name="T214">разбирался в</text:span> таких вещах.</text:p>
      <text:p text:style-name="P255"/>
      <text:p text:style-name="P255">Когда количество стихов перевалило за 20, то у меня качественно поменялось отношение к ним. Чего будут валяться? Жалко же.</text:p>
      <text:p text:style-name="P255">И я начал рассылать их в редакции журналов и книжных издательств. Как Мартин Иден из одноимённого романа Джека Лондона. И они возвращались ко мне , как и к нему, но с ответами на печатной машинке. <text:span text:style-name="T214">Они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Рецензия Грини так и осталась непревзойдённой:</text:span></text:p>
      <text:p text:style-name="P255">- <text:span text:style-name="T214">Мерин ты перерванный!</text:span></text:p>
      <text:p text:style-name="P256">Правда, какой-то литсотрудник известил меня, что в подобном стиле писали в 30-е годы. Может, он хотел указать на устарелость, а на самом деле осчастливил: у стихов есть стиль!</text:p>
      <text:p text:style-name="P256">Да ещё какой! В 30-е Союз Писателей ещё не был выхолощен чистками и репрессиями, в те времена люди ещё писали, а не готовили материалы к преддверию съездов.</text:p>
      <text:p text:style-name="P256">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256">Окончательным вразумлением послужил отзыв из журнала «Москва» на «усталую Аллу».</text:p>
      <text:p text:style-name="P256">Сразу видно, что литсотрудник проявил серьёзный и вдумчивый подход при рассмотрении полученного стихотворения. Одно слово оказалось ему неизвестным и он даже посмотрел в словаре что оно значит. Он забыл стереть в моём стихе свои карандашные пометки. </text:p>
      <text:p text:style-name="P256">Слово «вожделенье» осталось подчёркнутым, а рядом добавлено его толкование «похоть». Не знаю в каком словаре он это нашёл, но меня оно оскорбило.</text:p>
      <text:p text:style-name="P256">Последний удар нанесла фамилия рецензента под его ответом — Пушкин!</text:p>
      <text:p text:style-name="P257">Я представил Пушкина, который смотрит в словаре слово «вожделенье» и понял, что со стихами пора завязывать.</text:p>
      <text:p text:style-name="P257">Больше я их никуда не отсылал — не получился из меня Мартин Иден и фиг мне тут, а не Америка.</text:p>
      <text:p text:style-name="P257"/>
      <text:p text:style-name="P257">Летом ты опять приехала в Конотоп, но, конечно, уже без коляски.</text:p>
      <text:p text:style-name="P257">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257">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257">Я осторожно опустил свою пластмассовую каску на твои светлые прямые волосы и она сползла тебе аж до носа, но не смогла погасить твою довольную улыбку. Я помню эту улыбку из-под каски.</text:p>
      <text:p text:style-name="P257">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257"/>
      <text:p text:style-name="P257">Тебе как раз исполнилось три года и я решил, что лучшим подарком на день рождения станет привычное лицо среди незнакомцев на Декабристов 13.</text:p>
      <text:p text:style-name="P257">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Тоня очень смелая женщина — не побоялась моей репутации вконец промокшей после Ромнов.</text:p>
      <text:p text:style-name="P257">Электричка оказалась переполненной и мы с ним до самого Бахмача <text:s/>стояли в проходе. Зато как вы потом обрадовались друг другу! Столько визга...</text:p>
      <text:p text:style-name="P257"/>
      <text:p text:style-name="P257">А на следующей неделе у меня начался отпуск и мы поехали на Сейм вчетвером — ты, Ира, я <text:soft-page-break/>и Леночка. Мои родители взяли в Рембазе путёвку для нас в их лагерь отдыха.</text:p>
      <text:p text:style-name="P257">Там на его территории между больших сосен стоят деревянные домики на четыре койки каждый и окна в них вкруговую, как на веранде.</text:p>
      <text:p text:style-name="P257">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257">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258">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258">Тебе захотелось пить и я попросил Леночку отвести тебя в лагерь — там всего метров триста по широкой тропе, потому что ужасно хотел Иру.</text:p>
      <text:p text:style-name="P258">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258">Вечером был сильный дождь с грозой, но ты не боялась, а наоборот хохотала, потому что я лежал на койке и ты топталась у меня по животу. Кому-то весело, а кому и больно — в три года ты была увесистым ребёнком, но Ира прикрикнула, чтобы терпел своё дитятко. Я ещё немного потерпел, а потом еле-еле тебя уговорил, что хватит уже. Это было хорошее лето.</text:p>
      <text:p text:style-name="P258"/>
      <text:p text:style-name="P258">В день отъезды ты опять сводила счёты с бельевой верёвкой, которой совсем не место от калитки до стойки крыльца.</text:p>
      <text:p text:style-name="P258">Ты взяла швабру и начала стукать её по полувысохшим простыням стирки. Моя мать на тебя закричала и жутко потемнела лицом, но ты уже крепко стояла на ногах, только пришлось отнять у тебя швабру.</text:p>
      <text:p text:style-name="P258">Когда мы выходили на трамвай, то Леночка вызвалась повезти тебя до конечной на своём дамской велосипеде с багажником. Все согласились, кроме меня, потому что у меня возникло плохое предчувствие, когда увидел какими взглядами обменялись моя мать и Леночка.</text:p>
      <text:p text:style-name="P259">Они посмотрели не друг на друга, а друг другу подноги, но в их спрятанных взглядах слышался диалог:</text:p>
      <text:p text:style-name="P259">- Да?</text:p>
      <text:p text:style-name="P259">- Сделай это!</text:p>
      <text:p text:style-name="P259">Я не выдумываю и не передёргиваю — этот диалог состоялся до того, как случилось остальное.</text:p>
      <text:p text:style-name="P259">Мы с Ирой тоже вышли за калитку. Я очень торопился и даже ушёл вперёд с сумками. </text:p>
      <text:p text:style-name="P259">Не доходя до поворота, я убедился, что спешу не зря, когда услыхал твой рёв.</text:p>
      <text:p text:style-name="P259">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259">Единственная железяка на всём полукилометре от Декабристов 13 до конечной трамвая номер три.</text:p>
      <text:p text:style-name="P259">Мне всё стало ясно и я очень сдержанно попросил Леночку ехать домой — дальше мы сами.</text:p>
      <text:p text:style-name="P259">Подошедшая Ира начала тебя утешать, но ты проревела всю дорогу из-за такой большой шишки на лбу.</text:p>
      <text:p text:style-name="P259">Мы ехали молча, Ира была чем-то недовольна, а я совершенно опустошён.</text:p>
      <text:p text:style-name="P259">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259">Ира до самого Нежина оставалась недовольной, а я молчал и ничего ей не сказал.</text:p>
      <text:p text:style-name="P259"/>
      <text:p text:style-name="P259">Теперь у Леночки двое своих детей — красивые дочери.</text:p>
      <text:p text:style-name="P259">Вы с ней незнакомые друг другу женщины и никто ничего не помнит. Тем более она. Человек <text:soft-page-break/>устроен забывать о плохом.</text:p>
      <text:p text:style-name="P259">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259">И только я во всём виноват, но честное слово, в том лагере отдыха я не выдержал бы Леночку на своём животе — ей было уже девять лет.</text:p>
      <text:p text:style-name="P259"/>
      <text:p text:style-name="P259">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259">Я работал лопатой на дне траншеи, когда увидел Бельтюкова на том мостике, <text:span text:style-name="T215">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260">Потом они пошли дальше — он нервничал, а она его плотно опекала и я понял истоки его негодования на матриархат, когда он под инсулином.</text:p>
      <text:p text:style-name="P260">Ещё я подумал, что это не последняя была его отбывка в психбольнице он же ходит там поверху, беззащитный. То ли дело — я, в траншее, в каске, заморятся меня достать гады.</text:p>
      <text:p text:style-name="P260">А в Ромнах я был добровольцем и полученных там университетов мне выше горла хватит.</text:p>
      <text:p text:style-name="P260"/>
      <text:p text:style-name="P260">При сдаче очередного рассказа Жомнир подогрел меня толстой книгой в твёрдой обложке.</text:p>
      <text:p text:style-name="P260">Монография про шизофрению.</text:p>
      <text:p text:style-name="P260">Он её купил, когда его дочь страдала тем же; ещё до замужества.</text:p>
      <text:p text:style-name="P260">Монография значит сборник статей различных авторов, но объединённых одной темой.</text:p>
      <text:p text:style-name="P260">Я проштудировал предложенный от всего сердца фолиант. В конце концов, это не варёная колбаса с добавками.</text:p>
      <text:p text:style-name="P260">А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216">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261">Другой исследователь скрупулёзно меряет всё, что подвернётся с не менее неутешительным результатом.</text:p>
      <text:p text:style-name="P261">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261"/>
      <text:p text:style-name="P261">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261">- Ну, х.. её знает, что она такое, шизофрения эта.</text:p>
      <text:p text:style-name="P222"><text:tab/><text:tab/><text:tab/>А подойди-ка с ласкою,</text:p>
      <text:p text:style-name="P222"><text:tab/><text:tab/><text:tab/>Да загляник-ка в глазки ей,</text:p>
      <text:p text:style-name="P261"><text:span text:style-name="T78"><text:tab/><text:tab/><text:tab/>Откроешь клад какого не видал.</text:span>..<text:tab/></text:p>
      <text:p text:style-name="P261">На данном этапе и при используемой <text:span text:style-name="T217">ныне </text:span>методологии, у науки имеется всего лишь только термин — «шизофрения», всё остальное покрыто туманом неопределённости.</text:p>
      <text:p text:style-name="P261">Главный козырный туз, он же лакмусова бумажка, это — голоса. <text:span text:style-name="T218">Их встретишь в любом учебнике по психиатрии.</text:span></text:p>
      <text:p text:style-name="P262">Если тебе слышатся голоса, а вокруг ни души, значит ты — шизофреник.</text:p>
      <text:p text:style-name="P262">Но если эти голоса говорят тебе:</text:p>
      <text:p text:style-name="P262">- Спаси Францию!</text:p>
      <text:p text:style-name="P262">Значит ты — святая, Жанна Д'Арк.</text:p>
      <text:p text:style-name="P262"><text:soft-page-break/>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262"/>
      <text:p text:style-name="P263">Не жизнь, а малина специалисту от науки, где и светилам её не ясно что она такое. Поставить диагноз — проще, чем два пальца об асфальт. <text:span text:style-name="T219">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264">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264"/>
      <text:p text:style-name="P264">Сам термин, как и большинство его научных собратьев, взят из греческого и при исследовании корней обозначает «надтреснутый ум».</text:p>
      <text:p text:style-name="P264">«Надтреснутый ум в виде шубы».</text:p>
      <text:p text:style-name="P264">Ну, и кто из нас шизик?!</text:p>
      <text:p text:style-name="P264"/>
      <text:p text:style-name="P264">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264">Эскулапики вы мои дорогие! Да я ж из Конотопа. Мой одноклассник Володя Шерудило говорил:</text:p>
      <text:p text:style-name="P264">- Я не могу игнорировать данных квази-псевдоиллюзий, во избежание ультра диффузии моей транскоммуникабельности.</text:p>
      <text:p text:style-name="P264">После 8-го класса он ушёл в «бурсу», она же ПТУ-4, не то сейчас воглавлял бы Академию Наук <text:span text:style-name="T220">и сидели б вы у него в приёмной в трепетном ожидании — примет он, или нет, вас, ханориков созоровских?</text:span></text:p>
      <text:p text:style-name="P264"/>
      <text:p text:style-name="P265">Короче, пока никто не знает откуда берётся шизофрения, куда девается и сколько берёт за визит, то идите вы... да не просто идите, а идите вы... Вот именно.</text:p>
      <text:p text:style-name="P265"/>
      <text:p text:style-name="P265">С наступлением осени я уже знал, что это последняя наша осень вместе. Мне никто этого не говорил, но я чувствовал; постоянно.</text:p>
      <text:p text:style-name="P265">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 этими его теремками, горками.</text:p>
      <text:p text:style-name="P265">Качель на железных прутьях пронзительно вскрикивала — кратко, душераздирающе. Ира стояла в отдалении. Потом ты начинала бегать по жёлтым листьям на площадке от меня к ней и обратно; но даже это нас не сближало.</text:p>
      <text:p text:style-name="P265">Мы возвращались теми же улочками без тротуаров.</text:p>
      <text:p text:style-name="P265">Я держал тебя за руку и не сводил глаз с плавной игры круглых бёдер под лёгким платьем шагающей впереди Иры.</text:p>
      <text:p text:style-name="P265"/>
      <text:p text:style-name="P265">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265">Меня ни в каких планах не было, да и быть не могло — <text:span text:style-name="T221">со мной Леночка; а оставить её ещё и без папы я не мог.</text:span></text:p>
      <text:p text:style-name="P266">Наши размолвки с Ирой стали менее отчаянными, но более частыми. Я чувствовал неуклонно продвижение к концу, когда уже стану совершенно отрезанным ломтём.</text:p>
      <text:p text:style-name="P266">Наверное, это же чувствовал Достоевский, когда его везли на эшафот, а он по знакомым улицам вычислял сколько ещё осталось до казни.</text:p>
      <text:p text:style-name="P266"><text:soft-page-break/>Разница лишь в том, что я не мог знать сколько осталось до этих слов Иры, но знал, что услышу:</text:p>
      <text:p text:style-name="P266">- Уезжай в свой Конотоп! И чтоб ноги твоей в Нежине не было!</text:p>
      <text:p text:style-name="P266"/>
      <text:p text:style-name="P266">Когда Ира так сказала, то вместе с болью пришло и маленькое облегчение — не стало чего бояться. Свершилось.</text:p>
      <text:p text:style-name="P266"/>
      <text:p text:style-name="P266">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266">Меня немного развеяла командировка в Киев.</text:p>
      <text:p text:style-name="P266">От СМП-615 там оказался я один и не знаю откуда съехались остальные рабочие на реконструкцию какого-то молочного завода.</text:p>
      <text:p text:style-name="P266">Мы жили в пассажирском вагоне загнанном в тупик на его территории. Нам выдали постельное бельё жёлтое от ветхости, но из-за этого же ласково мягкое. Я занимал вторую полку плацкартного купе, чтобы не сворачивать матрас.</text:p>
      <text:p text:style-name="P266">Повсюду звучала одна и та же песня:</text:p>
      <text:p text:style-name="P266"><text:span text:style-name="T78"><text:tab/><text:tab/><text:tab/>Листья жёлтые по городу кружатся..</text:span>.</text:p>
      <text:p text:style-name="P267">Вспоминались листья на площадке безлюдного детсада.</text:p>
      <text:p text:style-name="P267">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267">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267">Вот где настоящая философия!</text:p>
      <text:p text:style-name="P267">Он показал мне, что существует всего лишь две разновидности людей:</text:p>
      <text:p text:style-name="P267">1) законопослушные верноподданные;</text:p>
      <text:p text:style-name="P267">2) эксперименталисты.</text:p>
      <text:p text:style-name="P267">А прочие расы, классы и вероисповедания лишь средство натравливать людей друг на друга.</text:p>
      <text:p text:style-name="P267"/>
      <text:p text:style-name="P267">Потом я нашёл Дом Органной музыки. Наверно прежде в нём был католический костёл; пониже Республиканского Стадиона.</text:p>
      <text:p text:style-name="P267">На концерт я немного опоздал и дверь оказалась запертой, пришлось тарабанить. Мне открыли и я закричал как в ромненском автобусе:</text:p>
      <text:p text:style-name="P267">- У меня билет! У меня билет!</text:p>
      <text:p text:style-name="P267">- Хорошо, но потише можно? Концерт идёт.</text:p>
      <text:p text:style-name="P267">Там зал сразу за входом, без вестибюля.</text:p>
      <text:p text:style-name="P267">- Извините.</text:p>
      <text:p text:style-name="P267">Но он продолжал ещё что-то бубнить.</text:p>
      <text:p text:style-name="P267">- Мне что — по второму разу извиняться?</text:p>
      <text:p text:style-name="P267">И он утих, потому что <text:span text:style-name="T222">под интеллигентским плащом </text:span>на мне <text:span text:style-name="T222">оказался</text:span> синий вельветовый пиджак рабочих и крестьян, а над головой торчала прядь волос, как <text:span text:style-name="T223">вздыбленная пружина. Приглаживать не получалось, даже после душа снова вставала дыбом. Лет через тридцать такие взрывы из волос стали обыденной модой. Так на меня подействовала разлука с Ирой.</text:span></text:p>
      <text:p text:style-name="P268">В первом отделении играли современную атональную симфонию — слушать просто мýка, кромсанье музыки; зато во втором звучал орган — фуги Баха.</text:p>
      <text:p text:style-name="P268"/>
      <text:p text:style-name="P268">Чудо случилось в <text:span text:style-name="T222">январе.</text:span></text:p>
      <text:p text:style-name="P269">Я приехал в Нежин к Жомниру и в автобусе на вокзале увидел Ивана Алексеевича. Он спросил меня что это я не приезжаю.</text:p>
      <text:p text:style-name="P269">Сдерживая в горле ком обиды, я ответил, что Ира запретила мне.</text:p>
      <text:p text:style-name="P269">- Да, ладно тебе — поехали!</text:p>
      <text:p text:style-name="P269">Я всё-таки сошёл на улице Шевченко и позвонил от Жомнира. Ира тоже сказала, да, <text:soft-page-break/>приезжай.</text:p>
      <text:p text:style-name="P270">Оставшиеся семь остановок до Красных Партизан я ехал спокойным наружно, но весь бушуя внутри.</text:p>
      <text:p text:style-name="P270"/>
      <text:p text:style-name="P270">За месяцы моего отсутствия случилось немало перемен.</text:p>
      <text:p text:style-name="P270">Ира с тобою перешла в бывшую спальню семьи Тони, а тесть и тёща ушли в узкую спальню.</text:p>
      <text:p text:style-name="P270">Гостиная осталась без перемен: Неизвестная всё так же высокомерно смотрела поверх серванта, а сдобная купеческая дочь жеманно рысила от сватающегося майора.</text:p>
      <text:p text:style-name="P270">Зато у вас в спальне появилось новое трюмо уставленное толпой непонятных, но очень нужных косметических баночек. 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270">И мы стали жить дальше.</text:p>
      <text:p text:style-name="P270">Стройка. Нежин. Стройка. Нежин.</text:p>
      <text:p text:style-name="P270">Ира работала воспитательницей в детском саду на Красных партизан, за сто метров от дома.</text:p>
      <text:p text:style-name="P270">В её обязанности входила запись состояния здоровья детей её группы. На трюмо лежала тонкая тетрадка с записями <text:span text:style-name="T224">её почерком с наклоном влево</text:span> по числам месяца.</text:p>
      <text:p text:style-name="P270">Я её не открывал и даже старался на неё не смотреть, чтобы не умирать от ревности. Я понимал, что уже нет смысла в подвигах праведности, что от неизбежного уже не убежать — оно стало случившимся. <text:span text:style-name="T225">Просто некоторые мысли нельзя начинать думать, а если уж начал, то лучше не додумывать до конца...</text:span></text:p>
      <text:p text:style-name="P270"><text:span text:style-name="T225">М</text:span><text:span text:style-name="T224">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271">Жизнь стала как пробежка по наезженному лабиринту — сюда не сверни, туда не смотри , про то не думай...</text:p>
      <text:p text:style-name="P271">Затем Ира ввела порядок укладывать тебя рядом с собой на двуспальной кровати, а мне раскладывать кресло-кровать для сна.</text:p>
      <text:p text:style-name="P271">Иногда она приходила ко мне в темноте, иногда — нет, и тогда я долго не спал, а всё мучился ревностью и обидой.</text:p>
      <text:p text:style-name="P289">Всего один лишь раз я обрадовался её отказу.</text:p>
      <text:p text:style-name="P289">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Мне в жизни не делали клизму и не вставляли зонд, так что ощущение было незнакомым и необъяснимым в плотной толпе пассажиров в пальто и дублёнках. <text:span text:style-name="T373">После площади толпа поредела, но чувство, что меня поимели в прямой проход не исчезало.</text:span></text:p>
      <text:p text:style-name="P290">Именно по этой причине я в тот вечер не настаивал на сексе, леденея от страха, что поимевший меня в автобусе впоследствии и Иру поимеет. Конечно, очерёдность могла быть и обратной, но я гнал от себя эту мысль...</text:p>
      <text:p text:style-name="P270"/>
      <text:p text:style-name="P271">В конце февраля в СМП-615 была рабочая суббота, но я твёрдо сказал, что не приду и уехал в Нежин.</text:p>
      <text:p text:style-name="P271">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272">Ты тоже пришла в спальню, мы немножко пошумели и Ира пришла разобрать постели. </text:p>
      <text:p text:style-name="P272">Она выключила свет, чтобы ты поскорее заснула, а сама вернулась в гостиную — по телевизору повторяли новогоднюю «Кинопанораму». </text:p>
      <text:p text:style-name="P272">Я остался сидеть в темноте перед новым трюмо. Я не составлял никаких планов, всё шло как-то само собой.</text:p>
      <text:p text:style-name="P272">Услыхав по твоему дыханию, что ты уснула, я подождал ещё минут пять и переложил тебя на <text:soft-page-break/>кресло-кровать, потом разделся и лёг на супружеское ложе.</text:p>
      <text:p text:style-name="P272">Я долго лежал заложив руки под голову. Машины по Красных партизан ходили всё реже, но не менее шумно и свет их фар бил по тюлевой занавеске окна. Бедная Тоня. Как они тут жили?</text:p>
      <text:p text:style-name="P272">Потом я стал думать про нас с Ирой: как мы до такого дóжили?</text:p>
      <text:p text:style-name="P272">Вот у меня, к примеру, осталась к ней лишь ревность и желание, все остальные чувства стараюсь подавлять, чтобы не стало ещё больнее, а эти подавить не могу. А у неё?</text:p>
      <text:p text:style-name="P272">В институте понятно — вытащила из колоды такого имиджа на зависть всем подругам. Подруги разъехались по направлению, а имидж оказался подмоченным. А тут и мама с колечком. Ты такая молодая. Ещё встретится хороший человек. Желательно лётчик, у них зарплата выше жалких 120 руб.</text:p>
      <text:p text:style-name="P272">И что в итоге? Имеет то, что имеем.</text:p>
      <text:p text:style-name="P291"><text:span text:style-name="T224">Советский Пушкин, камергер-литсотрудник назвал это похотью. Кретин. Похоть это когда уже нет вожделенья. Опять гудит машина, издалека со стороны авиагородка; по сету видно, что по тюли ползает. </text:span><text:span text:style-name="T226">Ползёт как гусеница, аркой подняв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273">Потом из-за двери в гостиную донеслись прощающиеся <text:s/>на ночь голоса.</text:p>
      <text:p text:style-name="P273">Зашла Ира. В свете уличного фонаря по ту сторону тюля и оконной рамы нашла нужный флакончик перед трюмо и снова вышла. Я напрягся.</text:p>
      <text:p text:style-name="P273">Она долго не возвращалась, а когда пришла и закрыла дверь, то склонилась над тобою — проверить крепко ли я сплю. Ты спала сном младенца и дальнейшее тебя не разбудило.</text:p>
      <text:p text:style-name="P273">Ира легла рядом со мной под одеяло, прикоснулась ко мне, резко отпрянула и вскрикнула:</text:p>
      <text:p text:style-name="P273">- Ты?!.. Вон отсюда!</text:p>
      <text:p text:style-name="P273">- Да, тише ты...</text:p>
      <text:p text:style-name="P273">- Папа!</text:p>
      <text:p text:style-name="P273">Она позвала на помощь, чтоб защитили от меня!</text:p>
      <text:p text:style-name="P292"><text:span text:style-name="T224">Я не трогал её, лишь безучастно лежал подперев голову рукой, в позе пляжника, что прикидывает сколько там народу в воде. </text:span><text:span text:style-name="T227">В меня вселилась созерцательность <text:s/>постороннего, потому что мне всё как-то стало всё равно.</text:span></text:p>
      <text:p text:style-name="P274">Спокойно и раздельно я произнёс:</text:p>
      <text:p text:style-name="P274">- Ты мне надоела.</text:p>
      <text:p text:style-name="P274">Я сказал это?! Неправда! Не надоела! Это не я! А впрочем — я, и эти слова — часть ритуала. Какого?! Какая разница — мне уже всё это всё равно.</text:p>
      <text:p text:style-name="P274">Всё так же опёршись головой на руку, я протянул ладонь второй и шлёпнул её по мягкой щеке.</text:p>
      <text:p text:style-name="P274">Я?!</text:p>
      <text:p text:style-name="P274">Ударил?!</text:p>
      <text:p text:style-name="P274">Нет, конечно. Это был не удар, а часть ритуала. Она изумлённо притихла рядом, но было поздно. <text:s/>Я откинулся на подушку и подтянул одеяло до подбородка.</text:p>
      <text:p text:style-name="P274">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293"><text:span text:style-name="T224">Вита начала испускать традиционные <text:s/>крики семейных скандалов. Иван Алексеевич в пижаме стоял опустив голову, <text:s/>я видел как трудно даётся ему решение — а вдруг я голый? перед его княжьим гаремом? </text:span><text:span text:style-name="T228">Но я ничем не мог ему помочь — у меня тут роль созерцателя.</text:span></text:p>
      <text:p text:style-name="P275">Наконец, он сделал решительный шаг; даже два; схватил мою торчавшую из-под одеяла руку и сдёрнул меня на половик. Одеяло осталось на кровати.</text:p>
      <text:p text:style-name="P275">Я ещё немного полежал, пока тёща зачитывала отходную моей беспардонности — валяюсь <text:soft-page-break/>тут в таком виде перед женщинами.</text:p>
      <text:p text:style-name="P275">Трусы и майка — спортивный вид для стадиона, но не для тёщ.</text:p>
      <text:p text:style-name="P275">Я молча встал и, неожиданно для себя, сделал глубокий поклон, стряхивая несуществующую пыль на волосах ниже колен. Ритуал, есть ритуал.</text:p>
      <text:p text:style-name="P294"><text:span text:style-name="T224"><text:tab/><text:tab/><text:tab/></text:span><text:span text:style-name="T80">Отречёмся от старого мира,</text:span></text:p>
      <text:p text:style-name="P294"><text:span text:style-name="T80"><text:tab/><text:tab/><text:tab/>Отряхнём его прах с наших ног!</text:span><text:span text:style-name="T224">..</text:span></text:p>
      <text:p text:style-name="P275">Я оделся и вышел в прихожую. Тёща вышла следом. Последить, чтобы не залез в холодильник?</text:p>
      <text:p text:style-name="P275">Её сменила притихшая, внимательная Ира. 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275">Графомана и могила не исправит.</text:p>
      <text:p text:style-name="P294"/>
      <text:p text:style-name="P275">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294"><text:span text:style-name="T224"><text:tab/><text:tab/><text:tab/></text:span><text:span text:style-name="T80">Дождь и солнце вместе не живут,</text:span></text:p>
      <text:p text:style-name="P225"><text:tab/><text:tab/><text:tab/>Разве что на несколько минут,</text:p>
      <text:p text:style-name="P225"><text:tab/><text:tab/><text:tab/>Кратких и прекрасных,</text:p>
      <text:p text:style-name="P225"><text:tab/><text:tab/><text:tab/>Когда в безумной ласке</text:p>
      <text:p text:style-name="P225"><text:tab/><text:tab/><text:tab/>Два самых-самых разных</text:p>
      <text:p text:style-name="P294"><text:span text:style-name="T80"><text:tab/><text:tab/><text:tab/>От счастья слёзы льют.</text:span><text:span text:style-name="T224">..</text:span></text:p>
      <text:p text:style-name="P276">За всё ночь мимо остановки проехали три автомашины, одна из них «волга». </text:p>
      <text:p text:style-name="P276">Мне было всё равно. Онемение чувств.</text:p>
      <text:p text:style-name="P276">В одноэтажном доме напротив дважды загорался и гас свет; должно быть пожилой человек ходил в туалет.</text:p>
      <text:p text:style-name="P276">В редеющей на рассвете темноте от авиагородка показался автобус и отвёз меня на вокзал.</text:p>
      <text:p text:style-name="P276">В половине восьмого я сошёл с электрички в Конотопе.</text:p>
      <text:p text:style-name="P276">Не знаю где я провёл около часа, потому что когда я пришёл на 50-квартирный, рабочая суббота шла полным ходом.</text:p>
      <text:p text:style-name="P276">Бульдозер во дворе окутывался сизым дымом и зарывался в гору грунта перед собой. Гриня и Лида были уже в рабочем.</text:p>
      <text:p text:style-name="P276">- Ты не поехал в Нежин?- спросила Лида.</text:p>
      <text:p text:style-name="P276">- Нет.</text:p>
      <text:p text:style-name="P276">Я достал из портфеля листок в клеточку с объяснением в профком на что потрачены 3 руб. при посещении больного.</text:p>
      <text:p text:style-name="P276">М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p>
      <text:p text:style-name="P276">Я положил листок на боковину одного из 1,5-метровых бетонных колец рядом с подъездом и они расписались.</text:p>
      <text:p text:style-name="P276">- Ну, чё?- спросил Гриня.- Переодеваешься?</text:p>
      <text:p text:style-name="P276">Я всегда был против рабочих суббот, но что ещё оставалось делать?</text:p>
      <text:p text:style-name="P276">Переодевшись в вагончике, я взял лопату и пошёл, вместо Веры Шараповой, чистить кузов самосвала, что привёз раствор. Она давно подметила, что так я лечусь от ревности.</text:p>
      <text:p text:style-name="P295"/>
      <text:p text:style-name="P295"><text:span text:style-name="T224">Вечером, на Декабристов 13, я лежал в узком кресле-кровати навзничь в постойке «</text:span><text:span text:style-name="T229">смирно», только расслабленной. Долго лежать в одной позе — трудно, хочется перевернуться. Но я не позволял себе лишнего, потому что надо стать как можно неприметнее, а движение выдаёт.</text:span></text:p>
      <text:p text:style-name="P277">Я стал дном безграничного и безмерно пустого мира. На дне нужно быть обтекаемым, чтобы ничто не цеплялось, и катилось мимо и — дальше. Но до чего же она бескрайняя эта пустота!</text:p>
      <text:p text:style-name="P296"/>
      <text:p text:style-name="P277">Нет более страшного проклятия, чем «чтоб тебе пусто было!»; <text:s/>цель любых утрат и потерь в <text:soft-page-break/>том, чтоб заставить тебя ощутить пустоту — чтобы тебе было пусто.</text:p>
      <text:p text:style-name="P296"/>
      <text:p text:style-name="P277">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287">Она приходит от безысходности, когда не знаешь как распорядиться случайным и напрасным даром — своей жизнью, <text:span text:style-name="T365">не видишь средств</text:span> убить отмерянную тебе вечность.</text:p>
      <text:p text:style-name="P287">Она приходит снять проблемы, дать жизни смысл — служение; показать цель — служение.</text:p>
      <text:p text:style-name="P278">Любовь — добровольное рабство и ревностное служение предмету любви: двуногому млекопитающему, или коллекции марок, или ...<text:span text:style-name="T364">ну, </text:span>неважно... кому как повезёт...</text:p>
      <text:p text:style-name="P288">Но вот оковы разбиты, тебе сказано: убирайся! Ты свободен! И ты оказываешься в пустоте, где нет ни цели, ни смысла, где надо просто жить — как кристалл, как трава, как дождевой червяк. Мы не рабы, рабы не мы.</text:p>
      <text:p text:style-name="P288">Нет! Я хочу обратно! Туда, где любовь.</text:p>
      <text:p text:style-name="P278">Она избав<text:span text:style-name="T365">и</text:span>т от жути видеть эту пустоту, <text:s/><text:span text:style-name="T365">по</text:span>дарит смысл суете сует. <text:span text:style-name="T365">Она станет тем</text:span>, кто всё за нас решит! Я <text:span text:style-name="T365">буду</text:span> лишь <text:span text:style-name="T365">покорно </text:span>исполня<text:span text:style-name="T365">ть</text:span> приказы!</text:p>
      <text:p text:style-name="P278"><text:span text:style-name="T365">Любовь</text:span> — песок, <text:span text:style-name="T365">чтобы</text:span> пугливо <text:span text:style-name="T365">зарывать и </text:span>пря<text:span text:style-name="T365">тать</text:span> страусиные головы.</text:p>
      <text:p text:style-name="P297"/>
      <text:p text:style-name="P278">Будь ты проклята, любовь! Как же без тебя пусто!</text:p>
      <text:p text:style-name="P277"/>
      <text:p text:style-name="P296"/>
      <text:p text:style-name="P279">Выжить в пустоте задача не из лёгких.</text:p>
      <text:p text:style-name="P279">Конечно, выбор всегда есть. Зачем выживать, если можно укромно прекратить мучения?</text:p>
      <text:p text:style-name="P279">Однако, с мыслью о самоубийстве я в жизни не игрался даже гипотетически. Не та программа.</text:p>
      <text:p text:style-name="P279">Ну, а раз выбора нет — вынужден решать задачу. Решение тоже одно — систематичность. Ничем иным пустоту не одолеть.</text:p>
      <text:p text:style-name="P279">Систематически глушить водку, или систематически бегать трусцой — не так уж и важно, главное — повторение определённого цикла.</text:p>
      <text:p text:style-name="P279">И тут у меня уже имелись определённые наработки, способные послужить опорой барахтанью в пустоте.</text:p>
      <text:p text:style-name="P279">Пятидневная рабочая неделя — раз.</text:p>
      <text:p text:style-name="P279">Участие в общественной жизни СМП-615 — два.</text:p>
      <text:p text:style-name="P279">Посещения Нежина для интеллектуального общения с Жомниром с периодичностью в два-три месяца.</text:p>
      <text:p text:style-name="P279">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279">По четвергам я ходил в баню с двумя заходами в парную. Веники и мыло продавались в кассе на первом этаже; <text:span text:style-name="T230">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280">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280">По понедельникам у меня была стирка в тазу на дворовой лавочке; зимой она проводилась в пристроенной к сараю летней комнате. <text:s/>День глажки зависел от погодных условий вокруг бельевой верёвки, которая была натянута <text:s/>уже от крыльца к сараю, а не к калитке. Лучше поздно, чем никогда.</text:p>
      <text:p text:style-name="P280">Выходные заполнять труднее, но раз в месяц в кинотеатре «Мир» показывали очередной боевик Бельмондо, или комедию Жана Ришара.</text:p>
      <text:p text:style-name="P281">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что осталось после одного из твоих гостеваний на Декабристов 13.</text:p>
      <text:p text:style-name="P281"><text:soft-page-break/>Коротковато — ноги остаются на песке, но какая разница?</text:p>
      <text:p text:style-name="P281">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281">- O, water, run into each corner of mine! We be of one blood, thou and me!</text:p>
      <text:p text:style-name="P281">Для составления этой фразы мне пришлось привлечь в соавторы Фицджеральда и Киплинга, но они и не противились.</text:p>
      <text:p text:style-name="P281">Затем я плыл обратно к визгам и брызгам, выходил на берег и переворачивался под солнцем на покрывальце вперемешку с чтением <text:span text:style-name="T230">«Morning Star» </text:span>без словаря — просто подчёркивал слова, которые надо будет выписать потом в тетрадку.</text:p>
      <text:p text:style-name="P281">Обедать я ходил на Хутор Таранский в его магазин — обычную хату под соломенной крышей, но с толстой поперечной полосой поперёк двери и висячим замком. <text:span text:style-name="T231">Завмаг, кряжистая баба, которая гордилась тем, что побывала даже и на Сахалине, открывала его всего на час. </text:span></text:p>
      <text:p text:style-name="P282">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282">Я систематически покупал одну банку консервов, пачку печенья и бутылку лимонада. 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282">Ассортимент на полках магазина не менялся. <text:s/>Покупая «Завтрак туриста», я видел, <text:span text:style-name="T232">что в следующее воскресенье у меня на обед «Килька в томатном соусе», а ещё через неделю «Икра кабачковая».</text:span></text:p>
      <text:p text:style-name="P283">Банка с наклейкой «Аджика» вселяла неясные опасения, но до неё ещё целый месяц. Может скомбинировать с маленькой баночкой вишнёвого варенья со следующей полки? Будет комплексный обед.</text:p>
      <text:p text:style-name="P283">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283">Такая Dolche Vita не снилась и Марчелло Мастрояни.</text:p>
      <text:p text:style-name="P283"/>
      <text:p text:style-name="P283">Как раз в той хате я купил куколку на твой день рожденья. На полках их было всего две — девочка и обезьянка. В резину каждой вделана пищалка — издавать звуки когда надавят.</text:p>
      <text:p text:style-name="P283">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283">Подарок можно было бы купить из Универмага в Конотопе, но там все игрушки из пластмассы. К тому же я хотел подарить что-то из этой зачарованной хаты с прохладной тенью посреди летнего зноя.</text:p>
      <text:p text:style-name="P283"/>
      <text:p text:style-name="P284">Хотя не знаю, спасла ли бы меня какая угодно система без приложения к ней нашей бригады.</text:p>
      <text:p text:style-name="P284">Не то, чтобы в ней друг друга окружали заботливым вниманием, лаской и моральной поддержкой. Держи карман!</text:p>
      <text:p text:style-name="P284">В бригаде любят проехаться и погыгыкать на твой счёт. И там у каждого своих забот хватает, у всех семья, дети. За исключением рыжего Петра Кирпы, он же Кирпонос, но и его впоследствии окрутила Рая из бригады штукатурш.</text:p>
      <text:p text:style-name="P284">И всё-таки с 8 утра до 5 дня, при всех индивидуальных проблемах и заботах, наша бригада была семьёй.</text:p>
      <text:p text:style-name="P284">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284"/>
      <text:p text:style-name="P284">Матерятся ли каменщики при каменщицах?</text:p>
      <text:p text:style-name="P284">И да, и нет.</text:p>
      <text:p text:style-name="P284"><text:soft-page-break/>Я ни разу не слыхал мата обращённого к кому-либо из женщин нашей бригады. Нет.</text:p>
      <text:p text:style-name="P284">Но когда крановщик ставит тебе на ногу поддон кирпича, ты сообщаешь ему об этом без оглядки кто вокруг и очень громко.</text:p>
      <text:p text:style-name="P284"/>
      <text:p text:style-name="P284">Матерятся ли женщины?</text:p>
      <text:p text:style-name="P284">И да, и нет.</text:p>
      <text:p text:style-name="P284">В травмоопасные моменты они орут «ой, мамоньки!», или просто визжат.</text:p>
      <text:p text:style-name="P284">А в промежутке между загрузкой раствора по ящикам и заводкой стальных, поперекрученных <text:s/>на хрен тросов строп под поддоны с кирпичом, Катерина могла запросто поделиться фольклёром:</text:p>
      <text:p text:style-name="P284"><text:tab/><text:tab/><text:tab/><text:span text:style-name="T171">Эх, ёб вашу мать, с вашими делами!</text:span></text:p>
      <text:p text:style-name="P226"><text:span text:style-name="T168"><text:tab/><text:tab/><text:tab/>Не хотите отдать дочь, так еб</text:span><text:span text:style-name="T107">и́</text:span><text:span text:style-name="T168">те сами</text:span>!</text:p>
      <text:p text:style-name="P187">Признаюсь, что проигрывание этой частушки в извилинах головного мозга иногда служило мне хорошим болеутоляющим.</text:p>
      <text:p text:style-name="P187">Но, в конце концов, разве на одном мате свет клином сходится?</text:p>
      <text:p text:style-name="P187"/>
      <text:p text:style-name="P187">Любовь Андреевна однажды пожаловалась <text:span text:style-name="T233">случайно заехавшему</text:span> на объект главному инженеру на обидные слова бригадира Хижняка, которыми тот определял всех женщин без разбору:</text:p>
      <text:p text:style-name="P187">- Засланки навыворот!</text:p>
      <text:p text:style-name="P187">До сих пор не улавливаю смысла этих слов, а вот её <text:span text:style-name="T233">почему-то </text:span>задело.</text:p>
      <text:p text:style-name="P187">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87">Муж на пять лет моложе её и до женитьбы ходил с ножом за голенищем, а она из него сделала примерного семьянина и безопасного члена общества.</text:p>
      <text:p text:style-name="P187">Но всё равно грустит, особенно зимой в морозы, когда раствор в ящиках при подъёме на линию берётся сантиметровой коркой.</text:p>
      <text:p text:style-name="P187">- Ой, мама! Как же у меня рученьки помёрзли!</text:p>
      <text:p text:style-name="P187">А этот паразит Серёга с другого конца захватки, сразу:</text:p>
      <text:p text:style-name="P187">-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87">- Паразит!</text:p>
      <text:p text:style-name="P187"/>
      <text:p text:style-name="P187">Анна Андреевна не такая красивая, но добрая. Особенно после обеда.</text:p>
      <text:p text:style-name="P187">Почти вся бригада на Семи Ветрах живёт и обедать домой ходят. <text:s/>Вот она в обед дома клюкнет и возвращается размякшей и подобревшей.</text:p>
      <text:p text:style-name="P188">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88">Большинство каменщиков рубят кирпич кельмами, а мне, видите ли, кирочку подавай. Наверное, из-за созвучия имён...</text:p>
      <text:p text:style-name="P188"/>
      <text:p text:style-name="P188">Мужья Лиды и Виты тоже в СМП-615 работают, слесарят под началом главного механика. </text:p>
      <text:p text:style-name="P188">Выпивают, конечно, а мне на утро целый час в вагончике выслушивать выговоры тем падлам, которых тут и близко нет. Хотя выговоры от Лиды слушать можно — она их словно песню поёт, ну, а Вита подпевает.</text:p>
      <text:p text:style-name="P188">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88">- Сергей! Ты куда?</text:p>
      <text:p text:style-name="P188">Та часть стены, что я клал, осталась не затёртой и не расшитой, вот я и соскочил на бетонный козырёк над балконом пятого этажа. Но она-то козырька не видела! У неё на глазах человек <text:soft-page-break/>сигает с крыши пятиэтажки и всё, на что она способна, так это:</text:p>
      <text:p text:style-name="P188">- Сергей! Ты куда?</text:p>
      <text:p text:style-name="P188">Вот вам женская логика и знание физики — вниз! Куда ж ещё?</text:p>
      <text:p text:style-name="P188"/>
      <text:p text:style-name="P188">Бригада у нас молодая, самому старшему, Григорию Григорьевичу, сорок лет. Он так прямо и говорит:</text:p>
      <text:p text:style-name="P188">- Мы ещё молодые.</text:p>
      <text:p text:style-name="P188">У него исключительный педагогический дар, если заметит, что его сын девятиклассник в трамвае, или на улице засмотрелся на женщину при всех делах, сразу мовит момент:</text:p>
      <text:p text:style-name="P188">- Хочешь, чтоб у тебя такая же была? Учись, зараза!</text:p>
      <text:p text:style-name="P188">Лицо у него круглое, наполеоновское из-за редкой пряди на лбу. Сам такой крепкий, солидный. Сколько раз я пытался обогнать его в кладке — бесполезно. Он уже кончит, а мне ещё с десяток кирпичей надо положить.</text:p>
      <text:p text:style-name="P188">И рассудительный. <text:span text:style-name="T234">Единственный случай, что подвела его <text:s/>рассудительность, это когда с обеда вернулся с двустволкой.</text:span></text:p>
      <text:p text:style-name="P189">Мы же строим в чистом поле — «строительный угодья». А тут молодой мастер Середа с базы заехал. Григорий Григорьевич и ему дал подержать. А потом они заспорили — попадёт Середа из ружья в шапку Григория Григорьевича, или нет?</text:p>
      <text:p text:style-name="P189">Ну, вышли за торцевую стену недостроенного здания, вокруг белым-бело, только лесополоса среди снегов чернеет.</text:p>
      <text:p text:style-name="P189">Он шапку высоко так подкинул, а Середа чуть выждал и пульнул.</text:p>
      <text:p text:style-name="P189">Шапка дёрнулась и — в снег.</text:p>
      <text:p text:style-name="P189">Григорий Григорьевич её поднял, а в донышке дырка — два пальца пролазят. Картечь крупной оказалась. А шапка хорошая была, из меха нутрии.</text:p>
      <text:p text:style-name="P189">Просто он не учёл, что Середа из Закарпатья, а там бандеровцев хоть уже и нет, но огнестрельное оружие сохранилось; отсюда и навыки.</text:p>
      <text:p text:style-name="P189"/>
      <text:p text:style-name="P189">А Вера Шарапова не грустит. Всё время песни поёт, смеётся. Разговорчивая со всеми.</text:p>
      <text:p text:style-name="P189">И она тоже самая красивая, но только на работе, пока на ней телогрейка и штаны спецовочные. А как переоденется, чтобы ехать электричкой в свою Куколку. Красота куда-то девается.</text:p>
      <text:p text:style-name="P189">Не знаю почему мне грустно стало, когда она про свою свадьбу рассказывала и все смеялись вместе с ней:</text:p>
      <text:p text:style-name="P189">- Дети — плачут! Петя — играет!</text:p>
      <text:p text:style-name="P189">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89">Вера Шарапова подметила, что когда кто-то при мне на головную боль жалуется, я достаю из штанов носовой платок и перескладываю его наизнанку. <text:span text:style-name="T235">Иногда она толкает локтем Катерину, мол, смотри чудеса дрессировки; прикладывает руку ко лбу и делает страдальческое лицо:</text:span></text:p>
      <text:p text:style-name="P189">- <text:span text:style-name="T235">Ой, как же ж голова болит!</text:span></text:p>
      <text:p text:style-name="P190">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Про Гарри Поттера тогда ещё не знали.</text:p>
      <text:p text:style-name="P190"/>
      <text:p text:style-name="P190">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ы багажных вагонах.</text:p>
      <text:p text:style-name="P190">Ехать приходится далеко, иногда неделями. Пол вагона качается, колёсные пары на стыках гахкают и мысли всякие крутятся и крутятся. Вот как, к примеру, можно взять это золото?</text:p>
      <text:p text:style-name="P190">День крутятся, два — иногда неделями. Но безответно крутятся — неразрешимая задача.</text:p>
      <text:p text:style-name="P190">На лица со-охранников посмотрит — тоже задумчивые. А о чём? И начинает закрадываться <text:soft-page-break/>страх: вдруг кто-то додумался до ответа? Составил план, нашёл подельников и на одном из перегонов положит всех одной обоймой и с золотом уйдёт.</text:p>
      <text:p text:style-name="P190">Устал Пётр от ожидания и ушёл в каменщики.</text:p>
      <text:p text:style-name="P190"/>
      <text:p text:style-name="P190">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90">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90">Меня подкупила его вера в мои врачебные данные. Как-то остановил меня на лестничном марше уходящем в небо:</text:p>
      <text:p text:style-name="P190">- Серёга, помоги!</text:p>
      <text:p text:style-name="P190">И, задрав губу показал беловатый прыщик на десне. Потом отстегнул безопасную булавку <text:span text:style-name="T236">с внутреннего кармана телогрейки, где в рабочее время он наручные часы держит, и протянул мне:</text:span></text:p>
      <text:p text:style-name="P190">- <text:span text:style-name="T236">Проколи, а то болит.</text:span></text:p>
      <text:p text:style-name="P191">Я начал объяснять, что так нельзя — мы ж тут в пыли, в грязи, без антисептиков; нужна дезинфекция.</text:p>
      <text:p text:style-name="P191">- А где я тебе тут дезинфекцию возьму?</text:p>
      <text:p text:style-name="P191">В кино показывали, что над огнём обеззараживают.</text:p>
      <text:p text:style-name="P191">Он подержал кончик булавки над зажжённой спичкой. Результат меня не утешил — остриё покрылось чёрной копотью. </text:p>
      <text:p text:style-name="P191">Гриня критически осмотрел булавку, отёр её о рукав телогрейки в многомесячной кирпичной и прочей пыли и протянул мне:</text:p>
      <text:p text:style-name="P191">- На! Коли!</text:p>
      <text:p text:style-name="P191">А куда денешься? Человек столько усилий затратил на дезинфекцию.</text:p>
      <text:p text:style-name="P191"/>
      <text:p text:style-name="P191">Микола Хижняк явился в Конотоп как тёмноволосые и кудрявые герои французских романов, что приезжают в Париж с парой су в кармане и честолюбивыми планами покорить столицу.</text:p>
      <text:p text:style-name="P191">Правда, у него была троячка и, вместо шляпы с пером, кепка, которая не спасала в тридцатиградусный мороз той ночи.</text:p>
      <text:p text:style-name="P191">Он не стал капитаном мушкетёров, но он единственный известный мне каменщик шестого разряда.</text:p>
      <text:p text:style-name="P191">У него есть квартира и мотоцикл «Урал» без коляски, и жена Катерина, которую, если ночью не спится, можно притянуть за уши.</text:p>
      <text:p text:style-name="P191">Ещё Микола Хижняк восполняет знания недополученные в вузе.</text:p>
      <text:p text:style-name="P191">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Какая-то у меня с ним несовместимость. Может из-за фамилии. Вот знаю, что надо, а не могу.</text:p>
      <text:p text:style-name="P191">Как-то на плитах перекрытия Микола начал рассказывать мне длинную запутанную историю. Я сперва подумал, что 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 «Тэсс из рода Д'Эбервилей», <text:span text:style-name="T237">хотя по ходу Хижняк вплёл туда ещё какой-то билет на самолёт</text:span>.</text:p>
      <text:p text:style-name="P191"/>
      <text:p text:style-name="P192">Но официально самой красивой в бригаде считалась строповщица Катерина, ей Вера Шарапова это прямо так в глаза и говорила, хотя она и сама это знала, тем более, что жена бригадира, и пусть они и не расписаны, зато у них уже сын семиклассник от её первого брака.</text:p>
      <text:p text:style-name="P192">На голове Катерины косынка из полупрозрачного газа поверх жёлтых кудряшек, а на шее ожерелье из красных бусин. Под цвет помады на губах.</text:p>
      <text:p text:style-name="P192">Где-то в штабелях бетонных плит перекрытия, недалеко от растворной площадки, она держит <text:soft-page-break/>треугольный осколок толстого зеркала, чтобы смотреться в свободное от работы время.</text:p>
      <text:p text:style-name="P192">Про себя она думает, что красива, как Анфиса из сериала «Угрюм-река», особенно когда та явилась видением, чтобы Громов со скалы метнулся. 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92">- Иди, П<text:span text:style-name="T238">ро</text:span>шенька! Иди сюда!</text:p>
      <text:p text:style-name="P193">А может просто хотела проверить хватит ли у меня дури. Ведь ясно же, что того — даже от <text:span text:style-name="T233">живой </text:span>порн<text:span text:style-name="T233">ухи</text:span> отвернулся.</text:p>
      <text:p text:style-name="P193">Когда две парочки захотели заняться сексом на лоне природы и вышли загород из Семи Ветров, то зашли за полосу кустарника вдоль шоссе. В пылу желанья они не учли наш объект, и нашу бригаду, где все отложили инструменты и обменивались комментариями по ходу акта, как <text:span text:style-name="T233">римляне на трибунах Колизея, когда он ещё не требовал капитального ремонта</text:span>. </text:p>
      <text:p text:style-name="P194">В эпоху застоя ещё не знали тотализатора, чтоб делать ставки какая из пар финиширует первой.</text:p>
      <text:p text:style-name="P194">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94">- Тю! Ото и всё?</text:p>
      <text:p text:style-name="P193">Только один отвернулся, сел за поддон и смотрел в обратном направлении, <text:span text:style-name="T233">на</text:span> <text:span text:style-name="T233">дальнюю </text:span>групп<text:span text:style-name="T233">у</text:span> <text:s text:c="2"/>берёз посреди строительных угодий, <text:s/><text:span text:style-name="T233">высоких как деревья</text:span> <text:s/>в африканской саванне. Нормальные так не поступают.</text:p>
      <text:p text:style-name="P193"/>
      <text:p text:style-name="P193">Пётр Кирпа до женитьбы жил вдвоём с матерью и зимой <text:span text:style-name="T233">регулярно</text:span> хвалился, что поутру выходит в коридор, ломает кружкой лёд в ведре и пьёт холодную воду — аж в зубы заходит.</text:p>
      <text:p text:style-name="P193">В нашей бригаде он нравился мне меньше всех, но именно он помог мне доказать всем и, в первую очередь себе, что я настоящий каменщик.</text:p>
      <text:p text:style-name="P195">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95">Мы подняли половину второго этажа механического корпуса напротив столовой локомотивных бригад. 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95">Он захотел покрасоваться перед парой девушек в свежих ещё телогрейках, которые смешно выговаривают «йой!» вот и крикнул:</text:p>
      <text:p text:style-name="P195">- Держи, Серёга!</text:p>
      <text:p text:style-name="P195">И метнул в мою сторону кирочку поверх разделяющих нас поддонов и ящиков. Та летела, как томагавк, крутясь рукоятью.</text:p>
      <text:p text:style-name="P195">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Всё получилось само собой.</text:p>
      <text:p text:style-name="P195">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95">- Вот такие каменщики у нас в бригаде!</text:p>
      <text:p text:style-name="P195">Так что мне есть чем гордиться в своей жизни.</text:p>
      <text:p text:style-name="P195"/>
      <text:p text:style-name="P194">Кроме куколки с пищиком я собрал тебе целый подарочный набор ко дню рождения.</text:p>
      <text:p text:style-name="P194">Такие чёрные пластмассовые фиговинки, которые электрики вставляют в распределительные коробки. Они походили на черепашек-ниндзя, хотя до создания этого мультика оставалось ещё лет двадцать с гаком. <text:span text:style-name="T239">Сразу же видно, что похожи на черепашек, а что они ниндзи я тогда ещё не знал. Кроме этих ещё белые керамические шашечки. Всё по две штуки.</text:span></text:p>
      <text:p text:style-name="P196">Это, типа, солдат на передовой собирает подарок из латунных стреляных гильз.</text:p>
      <text:p text:style-name="P196">Впрочем, наша бригада и была на передовой обжитого мира. Подарки с края ойкумены.</text:p>
      <text:p text:style-name="P196">Но из Универмага я тоже прикупил пару пупсиков; они не пищали: потому что пластмассовые, но вносили разнообразие. В конце концов, не война же.</text:p>
      <text:p text:style-name="P196"><text:soft-page-break/></text:p>
      <text:p text:style-name="P196">Для меня важно было попасть в Нежин в неурочное время, когда никто не ожидает, чтобы не испортили праздника. Электричку из Конотопа, да ещё в день твоего рождения, как пить дать, превентивно встретят чёрно-белой шахматкой, тернýтся плечом и — готово. Лучше зайти с тыла и когда не ждут.</text:p>
      <text:p text:style-name="P196">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96">Гулял по Конотопу; туда-сюда. Когда проходил вдоль бетонной стены мясокомбината, у них там по верхней галерее скот на убой гнали. Какими человеческими голосами они там вопят! Хуже, чем в «Западном коридоре». Ведь всё <text:span text:style-name="T240">абсолютно </text:span>понимают — <text:span text:style-name="T240">куда их гонят и зачем</text:span>.</text:p>
      <text:p text:style-name="P196">Около полуночи я оказался на Кандыбино и решил искупаться. Снял с себя всё? А кто видит? Тёмные кусты смородины, или звёзды с луной? Так они и не такого насмотрелись.</text:p>
      <text:p text:style-name="P196">И зашёл в воду.</text:p>
      <text:p text:style-name="P196">А воздух вокруг аж дрожит от лягушиных стонов.</text:p>
      <text:p text:style-name="P196">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241">шумело-гудело:</text:span></text:p>
      <text:p text:style-name="P196">- <text:span text:style-name="T241">Иди! Иди! Вот он пруд! Иди же!</text:span></text:p>
      <text:p text:style-name="P197">Но у меня голосов не было, одни только лягушки.</text:p>
      <text:p text:style-name="P197">А потом я поплыл навстречу луне. Она как раз над рыбными озёрами всходила и не успела ещё уменьшится. Огромная полная луна.</text:p>
      <text:p text:style-name="P197">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97">Так и плыл как по волнам эфира, пока не стали за ноги цепляться прибрежные водоросли. Жутковато стало, русалки всякие в голову лезут и я поплыл обратно, но уже на спине, чтобы всё время луну видеть.</text:p>
      <text:p text:style-name="P197">Волосы после купания у меня остались мокрыми и на железнодорожный вокзал я пошёл обходным путём, чтобы высохнуть по дороге.</text:p>
      <text:p text:style-name="P197">На вокзале с каждой стороны часы есть, да ещё и во внутренних залах висят.</text:p>
      <text:p text:style-name="P197">А у меня часов нет, если какие одену на руку, они через день-два останавливаются, или врать начинают — неси в ремонт, или новые покупай.</text:p>
      <text:p text:style-name="P197">По пути я вспомнил того несчастного из сказок тысячи и одной ночи, что постоянно плакал и рвал одежду у себя на груди.</text:p>
      <text:p text:style-name="P197">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97">Года за два перед этим мы с Ирой на Десну поехали. <text:s/>Вдвоём, только я и она. Тебя Гаина Михайловна держала.</text:p>
      <text:p text:style-name="P197">Туда — утренним черниговским автобусом. Обратно? Ну, что подвернётся...</text:p>
      <text:p text:style-name="P197">Когда я через окно Десну вдали увидел, то попросил водителя остановить автобус и мы сошли на шоссе. Потом пошли через поле. <text:s/>На другом <text:s/>бабы в белых платках сгребали сено в копны, <text:span text:style-name="T242">издали и не разобрать в каком ты столетии.</text:span></text:p>
      <text:p text:style-name="P198">Потом я перенёс Иру через протоку на длинную песчаную косу заросшую широкими зелёными листьями, мимо которой текла Десна. Мы постелили одеяло поверх листьев и провели там весь день.</text:p>
      <text:p text:style-name="P198">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А теперь вот только и осталось плакать да рвать на груди эту летнюю рубашку из ацетатного шёлка.</text:p>
      <text:p text:style-name="P198"/>
      <text:p text:style-name="P198">Остаток ночи я просидел на площади перед первым перроном. Скамейки там не очень <text:soft-page-break/>удобные — без спинок. На одной из них и встречал редкие ночные поезда, вместе с тележками дежурных из багажного отделения, куда выбрасывают коробки и тюки посылок из <text:s/>почтовых вагонов. Провожал группки зябко зевающих пассажиров. Счастливого пути.</text:p>
      <text:p text:style-name="P198">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Это близко — <text:s/>почти сразу за парком Лунатика.</text:p>
      <text:p text:style-name="P198"/>
      <text:p text:style-name="P198">Этот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98">Но я не собирался стать снегом на голову, поэтому позвонил Ире на работу по телефону-автомату.</text:p>
      <text:p text:style-name="P198">Какой у неё красивый голос! Такой родной и близкий.</text:p>
      <text:p text:style-name="P198">Я сказал, что хочу повидать тебя и отдать подарок и она ответила, что, да, конечно, что ты дома с её мамой.</text:p>
      <text:p text:style-name="P198">Я пошёл на Красных партизан очень радостный, потому что Ира по телефону звучала совсем дружелюбно и даже как-то обрадованно.</text:p>
      <text:p text:style-name="P198"/>
      <text:p text:style-name="P199">Когда я позвонил, дверь не открылась, только дверной глазок затемнился и опять просветлел. Я позвонил ещё раз, но покороче и услышал осторожно уходящие шаги в прихожей. Я услышал, как ты о чём-то жалобно спрашиваешь в дверях гостиной и как тебя шёпотом зашикивает бабушка.</text:p>
      <text:p text:style-name="P199">Когда у человека голоса, они ему что-нибудь да говорят; слов я разобрать не мог, но отчётливо видел сквозь дверь тебя, четырёхлетнего ребёнка, тревожно задравшего голову вверх к бабушке — кто там? Серый Волк? плохой дядя — и видел мать Иры в халате и шестимесячной завивке с прижатым к губам пальцем:</text:p>
      <text:p text:style-name="P199">- Тшш!</text:p>
      <text:p text:style-name="P199">Я не из тех, кто ломится в запертую дверь и не хотел пугать тебя дальше.</text:p>
      <text:p text:style-name="P199">Я позвонил в дверь напротив и мне открыли. Там жили преподаватели НГПИ. Гроза-муж, он читал научный коммунизм, и Гроза-жена, которая преподавала у меня немецкий на каком-то курсе. Я оставил коробку с подарками Грозам и попросил передать тебе лично в руки.</text:p>
      <text:p text:style-name="P199">В Конотоп можно возвращаться и электричкой. Какая разница? И всего 1 руб. 10 коп.</text:p>
      <text:p text:style-name="P199"/>
      <text:p text:style-name="P199">Попытка жить праведной жизнью вызывает в человеке вредную привычку. Но то, чтобы пагубную, но бессмысленную — втягиваешься в это дело.</text:p>
      <text:p text:style-name="P199">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А залежалась она у меня потому, что я не знал куда распределился Витя Кононевич, а тут вдруг стороной прослышал, что книгу Вите дал вовсе не Жора, а Саша Нестерук, настоящий её владелец. Пришлось снова ехать в Нежин.</text:p>
      <text:p text:style-name="P200">Когда я пришёл по адресу, что дал мне Вася Кропин, то Саши там не оказалось, а проживала молодая супружеская пара без детей, которые недавно въехали. Муж ходил в белой майке, жена в халате и по всему дому пахло жирной копчёной селёдкой. Чего ещё надо для счастья? Квартира, молодая женщина в любое время суток.</text:p>
      <text:p text:style-name="P200">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200">В электричке меня впервые посетила мысль — а может оно всё так и надо? 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200"/>
      <text:p text:style-name="P200"><text:soft-page-break/>Мама Игоря сказала, что его дома нет и что он работает в здании горкома партии на первом этаже.</text:p>
      <text:p text:style-name="P200">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200">На входе в горком я назвал милиционеру номер комнаты и кто мне там нужен, он меня пропустил.</text:p>
      <text:p text:style-name="P200">Комната оказалась пустой, но стоило мне лишь подойти к окну, Игорёк враз нарисовался. Видно не хотел, чтобы я видел то, что увидел.</text:p>
      <text:p text:style-name="P200">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200">«Крестному отцу» он почти не удивился и обещал передать Саше Нестеруку.</text:p>
      <text:p text:style-name="P200">Наверное, при<text:span text:style-name="T243">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243">Зато теперь он пашет на стройке, а у тебя кабинет в горкоме партии, хотя пока что с кем-то на двоих.</text:span></text:p>
      <text:p text:style-name="P186">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глухой стены напротив под укрывистой серой побелкой; а больше — ничего.</text:p>
      <text:p text:style-name="P186">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86">Даже если и показать — не увидит.</text:p>
      <text:p text:style-name="P148"/>
      <text:p text:style-name="P148">И всё-таки меня неотступно преследовала надежда, настолько радостно звучал голос Иры при разговоре со мной по телефону. Может?..</text:p>
      <text:p text:style-name="P148">И она не виновата, что тёща решила выставить меня перед тобой озверелым двереломом. И <text:span text:style-name="T184">наверняка </text:span>даже не посоветова<text:span text:style-name="T184">вши</text:span>сь с Ирой, у которой голос был как у моей Иры...</text:p>
      <text:p text:style-name="P148">Чтобы удостоверить эти упованья, я поехал на Мир, на переговорный пункт междугородней телефонной связи рядом с Главпочтамтом.</text:p>
      <text:p text:style-name="P148">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8">Она сняла свой телефон и кому-то сказала, чтобы дали Нежин, 4-59-83.</text:p>
      <text:p text:style-name="P148">Я сунул квитанцию в задний карман джинсов и стал ещё одним из немногочисленных ожидающих.</text:p>
      <text:p text:style-name="P148">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8">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Ожидавший заходил в этот отсек с телефоном на маленькой полочке в углу и высоким табуретом с засиженным плюшевым сиденьем. Не знаю мягкое оно, или жёсткое — я никогда не садился.</text:p>
      <text:p text:style-name="P148">- Алма-Ата! Номер не отвечает! Что будете делать?</text:p>
      <text:p text:style-name="P148">- Повторите!</text:p>
      <text:p text:style-name="P149">В динамике слышались отголоски долгих гудков телефона в далёкой Алма-Ате.</text:p>
      <text:p text:style-name="P149">- Петразаводск! Двенадцатая кабина!</text:p>
      <text:p text:style-name="P149">Кто что говорит в узкой кабинке в зале не разобрать, если только не начнёт орать из-за плохой связи.</text:p>
      <text:p text:style-name="P149">- Алма-Ата! Номер <text:s/>не отвечает!</text:p>
      <text:p text:style-name="P149">- Снимайте!</text:p>
      <text:p text:style-name="P149">Не дождавшийся возвращает квитанцию, а ему его деньги.</text:p>
      <text:p text:style-name="P149"><text:soft-page-break/>- Нежин на линии!</text:p>
      <text:p text:style-name="P149">Я захожу в кабинку и отворачиваюсь спиной к залу за стеклом в верхней половине её двери. Очень трудно говорить, когда так трепыхается сердце.</text:p>
      <text:p text:style-name="P149">- Позовите Иру, пожалуйста.</text:p>
      <text:p text:style-name="P149">- Кто говорит?</text:p>
      <text:p text:style-name="P149">- Сергей Огольцов.</text:p>
      <text:p text:style-name="P149">- Сейчас...</text:p>
      <text:p text:style-name="P149">- Да.</text:p>
      <text:p text:style-name="P149">И трепыханье враз унялось, стиснутое повеявшим из её голоса дыханьем вечной мерзлоты.</text:p>
      <text:p text:style-name="P149">Я здороваюсь что-то говорю, но слышу, что мне не пробиться сквозь намертво схватившийся лёд.</text:p>
      <text:p text:style-name="P149">- Слушай, я ничего не прошу, но девочке нужен отец.</text:p>
      <text:p text:style-name="P149">- Можешь не беспокоиться, у неё уже есть отец.</text:p>
      <text:p text:style-name="P149">- Да?.. Это... хорошо.</text:p>
      <text:p text:style-name="P149">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9">- Смотри, номер семь. Седьмой номер — это где тебя распинают...</text:p>
      <text:p text:style-name="P149"/>
      <text:p text:style-name="P149">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9">Ведь, если внимательно вдуматься, именно «Morning Star» виновата в моём повторном попадании в дурдом.</text:p>
      <text:p text:style-name="P149"/>
      <text:p text:style-name="P149">Когда ежедневно читаеш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такой пустой звук, как фамилии Суслов, или Подгорный, или кто там ещё в этом Политбюро ЦК КПСС.</text:p>
      <text:p text:style-name="P150">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50">То есть происходит сдвиг <text:s/>в сторону неадекватного восприятия окружающих реалий. Начинаешь себя вести, как шахтёр из графства Кент, или работник коммунального хозяйства города Манчестер.</text:p>
      <text:p text:style-name="P150">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p>
      <text:p text:style-name="P150">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50">Звонок.</text:p>
      <text:p text:style-name="P150">ЧП.</text:p>
      <text:p text:style-name="P150">В СМП-615 забастовка и сидячая демонстрация. </text:p>
      <text:p text:style-name="P150">Сколько человек?</text:p>
      <text:p text:style-name="P150">Один.</text:p>
      <text:p text:style-name="P150">Где конкретно?</text:p>
      <text:p text:style-name="P150">На крыльце административно-бытового корпуса.</text:p>
      <text:p text:style-name="P150">Ничего не предпринимайте до приезда сотрудников.</text:p>
      <text:p text:style-name="P150"/>
      <text:p text:style-name="P150">Да, я сидел на бетонном крыльце двуступенчатого крыльца двухэтажного административно-<text:soft-page-break/>бытового корпуса.</text:p>
      <text:p text:style-name="P150">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50">Да, забастовка была сидячей и, чтобы удобнее было сидеть, я взял деревянный стул в сторожке на проходной и притащил его на крыльцо административно-бытового корпуса.</text:p>
      <text:p text:style-name="P150"/>
      <text:p text:style-name="P151">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85">с торопливым перестуком пролетали скорые поезда, увесисто погромыхивали составы товарняков.</text:span></text:p>
      <text:p text:style-name="P152">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52">Я сидел сбоку от входа, чтобы не загораживать дорогу изредка проходящим работникам СМП-615. 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А главный механик и сам догадался прочитать.</text:p>
      <text:p text:style-name="P152">Вообще-то, эта доска пожизненно висела в вестибюле, рядом с окошечком кас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52"><text:tab/><text:tab/><text:tab/>«Наш профсоюзный босс — лгун!</text:p>
      <text:p text:style-name="P152"><text:tab/><text:tab/><text:tab/> Слаушевского — к ногтю!»</text:p>
      <text:p text:style-name="P152">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52">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86">В Голливуде он запросто сделал бы карьеру снимаясь в роли благородного шерифа в различных вестернах.</text:span></text:p>
      <text:p text:style-name="P153">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все.</text:p>
      <text:p text:style-name="P153">И он думал, что я его пойму, как все, когда он мне сегодня утром на объекте сообщил:</text:p>
      <text:p text:style-name="P153">- Не будет дела.</text:p>
      <text:p text:style-name="P153">- Как не будет?</text:p>
      <text:p text:style-name="P153">- А вот так — не будет дела.</text:p>
      <text:p text:style-name="P153">Разве мог он предположить, что его за это белым по коричневому обзовут «боссом» и потребуют ногтевой расправы?</text:p>
      <text:p text:style-name="P153"/>
      <text:p text:style-name="P153">Симпатии — вещь недолговечная. Месяц назад я его обнять был готов, когда он мен сказал про путёвку в пионерлагерь «Артек». Конечно — хочу! Всё своё пионерское детство 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53">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53">- Не будет дела.</text:p>
      <text:p text:style-name="P153">Месяц назад Слаушевский ещё не знал, что кто-то ещё догадается, что «Артек» — <text:s/>это хорошо, потому-то и предложил путёвку мне хорошо, за счёт профсоюза.</text:p>
      <text:p text:style-name="P153"><text:soft-page-break/>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53">- Не будет дела.</text:p>
      <text:p text:style-name="P153">Если живёшь на одну зарплату — должен быть понятливым. Как все. </text:p>
      <text:p text:style-name="P153">Пришмыгни носом, почеши в затылке, выматерись, наконец, и иди паши дальше. Зачем на Слаушевского бочку катить? Он тоже — как все.</text:p>
      <text:p text:style-name="P153"/>
      <text:p text:style-name="P153">Мне известно, как всё это обернулось бы в Англии, <text:span text:style-name="T187">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53"/>
      <text:p text:style-name="P154">Из-за бело 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54">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54">Он быстро вернулся, сел в машину и двое здоровяков вышли из неё ему на смену. Они подошли ко мне.</text:p>
      <text:p text:style-name="P154">- Пойдём.</text:p>
      <text:p text:style-name="P154">- Куда?</text:p>
      <text:p text:style-name="P154">- Там узнаешь.</text:p>
      <text:p text:style-name="P154">Неудобно разговаривать задирая голову в обе стороны. Я встал и положил руку на спинку стула:</text:p>
      <text:p text:style-name="P154">- Ну, хоть стул отнесу.</text:p>
      <text:p text:style-name="P154">- Без тебя уберут.</text:p>
      <text:p text:style-name="P154">И каждый из них уже ухватил двумя руками мой бицепс — кому какой ближе.</text:p>
      <text:p text:style-name="P154">Аккуратно и медленно, они повели меня к «волге».</text:p>
      <text:p text:style-name="P154">Вдалеке, в тени распахнутого входа в производственный корпус наблюдающая группа из двух слесарей и одного сварщика. Картина Репина «Арест пропагандиста».</text:p>
      <text:p text:style-name="P154">Архангел слева, видя моё непротивленство, ослабил хватку; он уже, типа, просто гуляет держа меня под руку. <text:s/>Я кричу водителю:</text:p>
      <text:p text:style-name="P154">- Этот левый сачкует!</text:p>
      <text:p text:style-name="P154">Хватки уравновешиваются и мы втроём садимся на заднее сиденье; я в центре, как король на именинах.</text:p>
      <text:p text:style-name="P154">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54">И меня повезли в Конотоп.</text:p>
      <text:p text:style-name="P155">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55">Мы долго ждали, потом задняя дверь распахнулась. На тротуаре стоял психиатр Тарасенко.</text:p>
      <text:p text:style-name="P155">- Да, это — он.</text:p>
      <text:p text:style-name="P155">После этих его слов дверь снова захлопнулась и меня повезли в Ромны.</text:p>
      <text:p text:style-name="P155">Без какой-либо добровольности с моей стороны.</text:p>
      <text:p text:style-name="P149"/>
      <text:p text:style-name="P156">То, как ты выглядишь, напрямую зависит от того насколько хорошо относится к тебе зеркало, в которое ты смотришься. Я не раз замечал это; в одном — я шикарен! В другом: и этот упырь — я?</text:p>
      <text:p text:style-name="P156">Самое влюблённое в меня зеркало стоит в трюмо пятого отделения областной психиатрической больницы в городе Ромны. Оно мне показало насколько, всё-таки, я <text:soft-page-break/>красивый мужчина. Причём <text:s/>без всякой кинематографической слащавости красив.</text:p>
      <text:p text:style-name="P156">В те три месяца в Одессе я смахивал на актёра Конкина, или его вместо 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56">Красная пижама с жёлтенькими полосками, шатен с мягкими, чуть подсветлёнными солнцем волосами, но главное достоинство — цвет глаз.</text:p>
      <text:p text:style-name="P156">Небывалый цвет, невиданный — цвет плавящегося мёда.</text:p>
      <text:p text:style-name="P156">И пусть капитан Писак, составляя мой словесный портрет перед строем первой роты говорил:</text:p>
      <text:p text:style-name="P156">- Вы на глаза ему гляньте! Глаза-то — рысьи!</text:p>
      <text:p text:style-name="P156">Но нет: капитан, трюмо врать не станет — хорош! Жаль, что кроме меня никто не видит.</text:p>
      <text:p text:style-name="P156">В холле пусто, и в отделении тихо; десяток больных в палате наблюдения, а остальные весь световой день — с перерывом на обед — проводят на Площадке. Ведь это ж — лето!</text:p>
      <text:p text:style-name="P156"/>
      <text:p text:style-name="P156">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88">только теперь, зная уже что к чему; ну, не на полные два года, а скажем, на месяц там.</text:span></text:p>
      <text:p text:style-name="P157">Мне, тогдашнему допризывнику, такие разговоры казались неубедительными, а теперь соглашусь — одно и то же явление выглядит по-разному; <text:span text:style-name="T189">при первом взгляде</text:span> округлённ<text:span text:style-name="T189">о недоумевающих глаз </text:span><text:s/>оно выглядит таким, <text:span text:style-name="T189">а когда посмотреть</text:span> с высоты накопленного опыта, <text:span text:style-name="T189">то,</text:span> довольно-таки, эдаким.</text:p>
      <text:p text:style-name="P157">А один месяц — это фигня. В дурдом не закрывают меньше, чем на сорок пять дней.</text:p>
      <text:p text:style-name="P157">Сорок пять дней — это половина сезона; половина лета, половина весны, или когда там тебя прихватят.</text:p>
      <text:p text:style-name="P157">Как больной со стажем, я уже знал эти нюансы и некоторые другие, но но летом тут ещё не бывал.</text:p>
      <text:p text:style-name="P157">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57">Три экзекуции в день умножить на сорок пять.</text:p>
      <text:p text:style-name="P157">Я знал во что они превратят мой зад через полсезона.</text:p>
      <text:p text:style-name="P157">И, как более дешёвого больного, меня поместили в более обширную палату — номер восемь.</text:p>
      <text:p text:style-name="P157">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57"/>
      <text:p text:style-name="P157">У всякого лета имеются свои минусы и, в первую очередь — наплыв.</text:p>
      <text:p text:style-name="P157">Любой житель любого курортног<text:span text:style-name="T190">о</text:span> города согласится — как понаедут, то уровень жизни резко снижается.</text:p>
      <text:p text:style-name="P158">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58">В те полсезона мне везло и так, и эдак.</text:p>
      <text:p text:style-name="P158">Зато имелось громадное «зато!» <text:s/>— лето снимало проблему помытого, и потому запертого туалета, ведь мы весь день проводили на Площадке.</text:p>
      <text:p text:style-name="P158"/>
      <text:p text:style-name="P158">Площадка — это квадрат 40 на 40 метров.</text:p>
      <text:p text:style-name="P158">Три стороны его периметра, включая ту, в которой калитка, это забор из толстых серых некрашеных досок, вертикально прибитых одна рядом с другой, высотою 2,2 м. Четвёртая сторона затянута крупной металлической сеткой, на высоту 2 метра от земли.</text:p>
      <text:p text:style-name="P158">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Под навесом хранится <text:soft-page-break/>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span text:style-name="T191">Пара стульев-кресел с подранным кожзаменителем <text:s/>приткнуты для устойчивости в кирпичные столбики опор — они для медбратьев. В дальнем конце навеса, ближе к сетке, две-три фанерные скамеечки с неудобными как у школьных парт спинками.</text:span></text:p>
      <text:p text:style-name="P159">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59">Точно такие же сеста для сидения оборудованы вдоль третьего забора, того самого, в котором устроена калитка.</text:p>
      <text:p text:style-name="P159">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59">Пол у Площадки — это плотно утоптанный грунт с примесью глины и слоем пыли такой же фактуры.</text:p>
      <text:p text:style-name="P160">И всё?</text:p>
      <text:p text:style-name="P160">Нет!</text:p>
      <text:p text:style-name="P160">Есть ещё два «зато!» — зелень травы на газоне по ту сторону сетки и — летнее небо с белыми облаками поверх всех и вся.</text:p>
      <text:p text:style-name="P160">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60">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60">После того, разумеется, как мы помоем ноги на площадке первого этажа. </text:p>
      <text:p text:style-name="P160">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60">В этом есть что-то библейское.</text:p>
      <text:p text:style-name="P160"/>
      <text:p text:style-name="P160"/>
      <text:p text:style-name="P160">Знакомых лиц я встретил штук десять. </text:p>
      <text:p text:style-name="P160">Цыба в первый же вечер поспешно подошёл по коридору, <text:s/>мельком взглянул и отвернулся:</text:p>
      <text:p text:style-name="P160">- Э! Уже не тот!</text:p>
      <text:p text:style-name="P160">И больше он не пожелал со мной общаться.</text:p>
      <text:p text:style-name="P160">Саша, который знал моего брата Сашу, так и оставался с обритой головой, но постоянно спал.</text:p>
      <text:p text:style-name="P160">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92">кому принесены шприцы для экзекуции.</text:span></text:p>
      <text:p text:style-name="P160"/>
      <text:p text:style-name="P161">Первые час-два, покуда солнце не выжарит прохладу утра, я валялся на лавке вдоль дальнего забора — напротив навеса. </text:p>
      <text:p text:style-name="P161">За ним находится Площадка четвёртого отделения и там вопят и визжат не хуже нашего.</text:p>
      <text:p text:style-name="P161">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61">Они бурлили собственной жизнью, не замечая: что многократно обожжённая солнцем кожа их тел потрескалась до крови.</text:p>
      <text:p text:style-name="P161">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93">сидящего на корточках, чтобы удобнее чертить пальцем по земле, цепляясь локтем за свои же яйца.</text:span></text:p>
      <text:p text:style-name="P253"><text:soft-page-break/><text:span text:style-name="T194">- </text:span><text:span text:style-name="Emphasis"><text:span text:style-name="T108">Noli turbare</text:span></text:span><text:span text:style-name="T109"> </text:span><text:span text:style-name="T108">circulos meos!</text:span><text:span text:style-name="T195">.</text:span></text:p>
      <text:p text:style-name="P244">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244">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244">Жара и меня туда загоняла и я садился на одну из фанерных скамеечек, которые все игнорировали из-за их неудобства.</text:p>
      <text:p text:style-name="P244">Действительно, высидеть целый день на одной плоскости тяжело — под вечер не знаешь на какую ягодицу перевалиться.</text:p>
      <text:p text:style-name="P244">Сама Площадка пребывала в постоянном движении: туда-сюда, кругами.</text:p>
      <text:p text:style-name="P244">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245">Это лишь моё предположения, потому что сам я видел всего одну.</text:p>
      <text:p text:style-name="P245">Черноволосая, худая, лет за тридцать, она по пояс высунулась поверх забора и плавным движением и балетно плавным движением руки бросила большой цветок в пыль под топочущими ногами наших.</text:p>
      <text:p text:style-name="P245">Полудурки затеяли свалку вокруг цветка, а её сдёрнули с той стороны, но грудь была красивой формы.</text:p>
      <text:p text:style-name="P245">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245">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245">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245">Но я не мог позволить этой действительности поломать мою систему выживания в пустоте. В воскресенье я отправлялся на пляж.</text:p>
      <text:p text:style-name="P245">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245">Когда я там лежал с закрытыми глазами, то окружающий шумовой фон в точности воссоздавал вопли и визги переполненного летнего пляжа.</text:p>
      <text:p text:style-name="P245">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246">В одно из воскресений дежурила заведующая и её до глубины души поразила фривольность моего костюма:</text:p>
      <text:p text:style-name="P246">- И это человек с высшим образованием!</text:p>
      <text:p text:style-name="P246">Как она догадалась, что под майкой больше ничего нет? 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246">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246">Я отказался под предлогом, что опять придётся расщеплять эти долбанные ядра — ну, их, не хочу! Больше он не подходил.</text:p>
      <text:p text:style-name="P246"><text:soft-page-break/>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246">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246">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247">Юноша-медбрат, чтоб не испачкать свой белоснежный халат отогнал его прочь высокими пинками чёрных начищенных туфлей.</text:p>
      <text:p text:style-name="P247">- Вы представляете? Теперь дверь придётся мыть.</text:p>
      <text:p text:style-name="P247">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247">У Герберта Уэльса есть роман — «Когда спящий проснётся».</text:p>
      <text:p text:style-name="P247">Спящий бритоголовый Саша проснулся на койке под навесом и, не открывая глаз, сказал»</text:p>
      <text:p text:style-name="P247">- До чего смешная фамилия — Таратун.</text:p>
      <text:p text:style-name="P247">Секунду спустя на Площадке раздались крики медбрата. Я повернул голову: звякнув сеткой, Таратун преодолел её двухметровую высоту и — был таков.</text:p>
      <text:p text:style-name="P247">Медбрат, припадая на правую ногу подбежал следом, но — куда ему! Даже и пытаться не стал.</text:p>
      <text:p text:style-name="P247">Он отдал свой халат другому медбрату и ушёл. Вскоре появился медбрат ему на подмену.</text:p>
      <text:p text:style-name="P247">Площадка пребывала в возбуждении до самого вечера, даже дрочить перестали.</text:p>
      <text:p text:style-name="P247">Перед помывкой ног явился колченогий рыжий — довольный, как слон; он поймал этого падлу!</text:p>
      <text:p text:style-name="P247">Мы поднялись в отделение и заглянули в шестую палату, где Таратун уже лежал на койке прификсированный и умиротворённый причитающимся ему уколом серы.</text:p>
      <text:p text:style-name="P247">Он затягивался сигаретным дымом из бычка, который кто-то из полудурков держал перед его губами и негромко повествовал.</text:p>
      <text:p text:style-name="P247">Он убежал на окраину города и затаился в кустах глубокого оврага; его никто не видел, там вообще и хат нет. Как этот рыжий падла его нашёл?</text:p>
      <text:p text:style-name="P247"/>
      <text:p text:style-name="P247">А меня снедáла грусть-тоска. 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247">Как спящий Саша узнал о предстоящем побеге Таратуна за несколько секунд до его совершения?</text:p>
      <text:p text:style-name="P248">Что привело рыжего в нужный овраг и именно к тому кусту, за которым скрывался беглец?</text:p>
      <text:p text:style-name="P249">На некоторые вопросы я так и не смогу узнать ответа. Никогда...</text:p>
      <text:p text:style-name="P248">А остальным до них и дела нет.</text:p>
      <text:p text:style-name="P248">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248">Один раз он стал говорить о каких-то фашистах готовых идти по трупам для достижения чего хотят. Я пожал плечами и сказал:</text:p>
      <text:p text:style-name="P248">- Цель оправдывает средства.</text:p>
      <text:p text:style-name="P248">А он решил, что я оправдываю тех фашистов и очень вспылил, но меня не ударил.</text:p>
      <text:p text:style-name="P248">Он, кстати, тоже из строителей и его забрали прямо со стройки, в восемь часов вечера.</text:p>
      <text:p text:style-name="P248">- У вас две смены?</text:p>
      <text:p text:style-name="P248">- Нет, мы до пяти, просто зашёл посмотреть, спланировать свою работу на завтра.</text:p>
      <text:p text:style-name="P248">Ну, дорогой! Ты после пяти пришёл на рабочее место? Они правы — твоё место здесь.</text:p>
      <text:p text:style-name="P250"><text:soft-page-break/></text:p>
      <text:p text:style-name="P250">Ах, да! На Площадке была ещё музыка!</text:p>
      <text:p text:style-name="P250">Её делал больной баянист своим репертуаром из двух-трёх песен: «По Дону гуляет», «Ты — <text:s/>лягавый, я — блатной» и... кажется всё.</text:p>
      <text:p text:style-name="P250">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250">Этой парой песен баянист доводил Площадку до экстатично оргиастичного состояния, превращая нас к вечеру в едины<text:span text:style-name="T196">й</text:span> организм, где каждый орган делает что ему положено. Кто хором подпевал, кто пускался в пляс; даже <text:span text:style-name="T196">свободные в их керамическом загаре начинали визжать как-то в такт.</text:span></text:p>
      <text:p text:style-name="P251">Я видел пожилую медсестру, в порыве общего восторга, она тоже плясала и эйкала в кругу полудурков под жёлтой лампочкой в летних сумерках.</text:p>
      <text:p text:style-name="P251">Такая эйфория накатывала не ежедневно, но накатывала.</text:p>
      <text:p text:style-name="P251">Потом баяниста выписали — его сорокопятидневка истекла.</text:p>
      <text:p text:style-name="P251">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251"/>
      <text:p text:style-name="P251"><text:s/>Ваня Король был бы вполне нормальным, но фамилия довела его до мании величия и вот он среди нас, один из нас, но с монаршими замашками.</text:p>
      <text:p text:style-name="P251">Мало ему четвёртого отделения за щелями в заборе, он — гурман. Людовик-Солнце.</text:p>
      <text:p text:style-name="P251">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И это пример для подданных?</text:p>
      <text:p text:style-name="P251">Достигнув чего хотел, он опустошённо покидает сортир.</text:p>
      <text:p text:style-name="P251">Одна из штукатурш взяла щётку для побелки и, положив на крылечко, стала её подравнивать.</text:p>
      <text:p text:style-name="P252"><text:s/>Мужской голос прорезал какофонию джунглей Площадки</text:p>
      <text:p text:style-name="P251">- Доску подложи! <text:span text:style-name="T197">Б</text:span>етон рубишь, дура!</text:p>
      <text:p text:style-name="P252">Она никак не ждала указаний с этой стороны, думала тут одни керамические.</text:p>
      <text:p text:style-name="P252">Просто я не люблю, когда портят инструмент, Наверное, это у меня фамильное.</text:p>
      <text:p text:style-name="P248"/>
      <text:p text:style-name="P162">Пока что я лишь обозначил внешние контуры Площадки, её оболочку. Но в чём её суть?</text:p>
      <text:p text:style-name="P162">Какой смысл в этом хаотично бурлящем движении или забившей на всё неподвижности?</text:p>
      <text:p text:style-name="P162">Он существует? Безусловно.</text:p>
      <text:p text:style-name="P162">Бульонно кипящий хаос похлёбки из сумятливых ингредиентов и и недвижно залёгших на дно овощей, не что иное как срез составных и состояния рода человеческого.</text:p>
      <text:p text:style-name="P162">Вопрос «а вкусно ли варево?» к делу не относится.</text:p>
      <text:p text:style-name="P162">Итак, навскидку, но без промаха, внутри Площадки легко выделить нижеследующие категории:</text:p>
      <text:p text:style-name="P162">а) нормальные, они же персонал, они же медбратья, они же падлы в белом и т. п., и т. д.;</text:p>
      <text:p text:style-name="P162">б) свихнутые, они же тронутые, они же чокнутые, они же шизики и т. п., и т. д.;</text:p>
      <text:p text:style-name="P162">в) полудурки, они же полуцвéты, они же пришибленные, они же отморозки и т. п., и т. д.;</text:p>
      <text:p text:style-name="P162">г) «не все дома», они же «сдвиг по фазе», они же «не в себе» и т. п., и т. д.;</text:p>
      <text:p text:style-name="P163">д) «невозвращенцы», они же «безвозвратно свободные», они же «в поле ветер, в поле дым» <text:span text:style-name="T198">и т. п., и т. д.</text:span></text:p>
      <text:p text:style-name="P163">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63">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text:soft-page-break/>формации, которая и создаёт Площадки.</text:p>
      <text:p text:style-name="P163">Такая формация необходимо должна быть <text:span text:style-name="T199">текущей</text:span>.</text:p>
      <text:p text:style-name="P163">Свихнутый Дон-Кихот великолепно вписался бы в ряды нормальных в <text:span text:style-name="T199">предыдущей</text:span> формации.</text:p>
      <text:p text:style-name="P163">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63">Полудурки не в состоянии доходчиво изложить логику своих действий, О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64"><text:span text:style-name="T184">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Вот почему, если ты толкаешь свои бредовые идеи не располагая соответствующим дипломом — добро пожаловать в пятое отделение.</text:p>
      <text:p text:style-name="P164">Курорт Площадки ждёт вас!</text:p>
      <text:p text:style-name="P164">Да, но нужны ли мы друг другу? На кой ляд нормальным невозвращенцы?</text:p>
      <text:p text:style-name="P164">Не будем забывать о подвижности категорий — до прихода к абсолюту, они начинали в другой лиге.</text:p>
      <text:p text:style-name="P164">И также могут держать в надежде — а вдруг всплывут обратно из своих грубин?</text:p>
      <text:p text:style-name="P164"><text:tab/><text:tab/><text:tab/><text:span text:style-name="T78">Shine! Shine on!</text:span></text:p>
      <text:p text:style-name="P164"><text:span text:style-name="T78"><text:tab/><text:tab/><text:tab/>You, crazy diamond!.</text:span>.</text:p>
      <text:p text:style-name="P164">Не бойся! Не догонят! Им не подняться до сияющих вершин твоей абсолютной свободы.</text:p>
      <text:p text:style-name="P164"/>
      <text:p text:style-name="P164">К какой категории отношусь я лично? </text:p>
      <text:p text:style-name="P165">Методом исключения лишнего, неопровержимо оказываюсь свихнутым.</text:p>
      <text:p text:style-name="P165">Ведь нормальный не станет ржать непонятно с чего, когда один, а телевизор не включён на Comedy Club. <text:s/>К тому же я слышу голоса в<text:span text:style-name="T200">о сне, таить не стану. </text:span></text:p>
      <text:p text:style-name="P165">Я сплю, а они мне читают — таким отстранённым тоном — куски прозы. <text:s/>Неплохо сложенная <text:span text:style-name="T201">ёмкая </text:span>проза — я так не умею; смахивает на сценарии голливудовских фильмов. </text:p>
      <text:p text:style-name="P165">Голос сменяется визуальной иллюстрацией, а при смене <text:span text:style-name="T202">в сюжетной линии, он снова начинает бубнить. </text:span></text:p>
      <text:p text:style-name="P166">Мне эти голоса не нравятся — спать мешают, но как они отключаются не знаю.</text:p>
      <text:p text:style-name="P166"/>
      <text:p text:style-name="P166">В полудурки я не прохожу из-за своей брезгливости к нечистотам; физическим и прочим. Ну: а в категорию гениев у меня IQ не хватит. Я не проверялся, но точно знаю, что не хватит.</text:p>
      <text:p text:style-name="P166"/>
      <text:p text:style-name="P161"><text:span text:style-name="T202">Конечно, по ходу жизни приходится промелькивать в любых</text:span> категориях, ведь я всего лишь капля в струях текущей формации. Порой <text:span text:style-name="T202">и </text:span>меня выносит на стрежень, а ино — по перекатам <text:span text:style-name="T202">волочит</text:span>, или в затоне прохлаждаюсь.</text:p>
      <text:p text:style-name="P161">О чём, вобщем-то, и толкую в этом вот письме, к которому давно пора вернуться.</text:p>
      <text:p text:style-name="P158"/>
      <text:p text:style-name="P167">Всё возвращается на круги своя и через сорок пять дней я вернулся в нашу бригаду. Два месяца спустя ягодицы тоже пришли в свою форму. <text:span text:style-name="T202">Тело заплывчиво.</text:span></text:p>
      <text:p text:style-name="P167">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67"><text:tab/><text:tab/><text:tab/><text:span text:style-name="T78">Вот и лето прошло,</text:span></text:p>
      <text:p text:style-name="P167"><text:span text:style-name="T78"><text:tab/><text:tab/><text:tab/>Словно и не бывало.</text:span>..</text:p>
      <text:p text:style-name="P168">На Декабристов 13 появился Гена, муж моей сестры Наташи.</text:p>
      <text:p text:style-name="P209">Он был из зажиточной прослойки населения. Мать, Наталья Савельевна, лицом и синими <text:soft-page-break/>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уже получал пенсию, постоянно на всех покрикивал и пил свои лекарства — явный представитель руководящего звена.</text:p>
      <text:p text:style-name="P169"><text:span text:style-name="T375">У молодожёнов </text:span><text:s/>пока что не <text:span text:style-name="T375">всё ладилось</text:span> с <text:s/>родителями <text:span text:style-name="T375">мужа</text:span>, но всему своё время.</text:p>
      <text:p text:style-name="P167">Да, свадьбу я пропустил, но нет худа без добра — Леночка съездила всё же в «Артек».</text:p>
      <text:p text:style-name="P167">Дело выгорела, вопреки пессимистическим прогнозам Слаушевского. К тому же так дёшево — я и копейки не заплатил, всё за счёт профсоюза.</text:p>
      <text:p text:style-name="P167">Повидалась ли Леночка со своей матерью, Ольгой? Ведь Феодосия тоже в Крыму. </text:p>
      <text:p text:style-name="P167">Не знаю. Я так никогда и не научился задавать самые элементарные, простые вопросы.</text:p>
      <text:p text:style-name="P165"/>
      <text:p text:style-name="P166">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66">Крыша, конечно, не моя забота — от меня стены и проёмы. Ну, ещё там перегородки в ванной внутри хаты. <text:span text:style-name="T203">Так, по мелочам.</text:span></text:p>
      <text:p text:style-name="P166"/>
      <text:p text:style-name="P170">Почту, приходившую мне на Декабристов 13, перекладывали на вторую полку этажерки, рядом с фотографией Иры.</text:p>
      <text:p text:style-name="P170">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70"/>
      <text:p text:style-name="P170">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70"/>
      <text:p text:style-name="P170">Однако, на этот раз нюхать было нечего — там лежал конверт, который мне сразу не понравился. <text:span text:style-name="T204">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71">Тут явно действовала рука дилетанта; проба пера подрастающего поколения.</text:p>
      <text:p text:style-name="P171"/>
      <text:p text:style-name="P171">Я вскрыл конверт сбоку, но всё равно пришлось отдирать бумажку прихваченную клеем, жертвуя кусками текста.</text:p>
      <text:p text:style-name="P171">- Что там, Серёжа?- тревожно спросила моя мать.</text:p>
      <text:p text:style-name="P171">- Тебе Леночка не сказала?</text:p>
      <text:p text:style-name="P171">- Нет.</text:p>
      <text:p text:style-name="P171">- Ну, ещё скажет.</text:p>
      <text:p text:style-name="P171"/>
      <text:p text:style-name="P171">Это был вызов в местный народный суд по поводу иска жительницы Нежина гражданки Иры, на расторжение брака, <text:span text:style-name="T205">поскольку семьи, фактически никогда не было, а я безвылазно провожу время в психушках с диагнозом шизофреника.</text:span></text:p>
      <text:p text:style-name="P171"/>
      <text:p text:style-name="P172">В бракоразводной очереди на втором этаже народного суда я оказался вторым — вслед за парой местных расторженцев крупной комплекции. Они походили на пару голубей-дутышей, совершенно <text:s/>не разговаривали и каждый смотрел в другую сторону.</text:p>
      <text:p text:style-name="P172">Девушка немногим старше лет двадцати пригласила их зайти на процедуру.</text:p>
      <text:p text:style-name="P172"/>
      <text:p text:style-name="P172">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По одиночке, мужик впереди, они ушли.</text:p>
      <text:p text:style-name="P172"/>
      <text:p text:style-name="P172">В коридорного типа комнате два стола образовывали букву «Т». Судья сидел по центру перекладины, а пара народных заседателей по бокам; <text:span text:style-name="T206">тридцатилетний белобрысый мужик </text:span><text:soft-page-break/><text:span text:style-name="T206">военноспортивной выправки слева, а справа женщина за сорок, которой давно всё насточертело.</text:span></text:p>
      <text:p text:style-name="P173">Девушка писарь сидела за вторым столом, где он сходился с верхним.</text:p>
      <text:p text:style-name="P173"/>
      <text:p text:style-name="P173">Судья мне сразу 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73">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73">- А ну, сядь как положено! Не понял куда пришёл?- вызверился белобрысый.</text:p>
      <text:p text:style-name="P173">- Если вы покажите как сидеть в постойке «смирно», я с удовольствием повторю вашу позу, товарищ ефрейто...</text:p>
      <text:p text:style-name="P173">- Хорошо-хорошо!- вмешался судья. - Пусть сидит, как хочет.</text:p>
      <text:p text:style-name="P173">Потом он зачитал иск гражданки Иры про отсутствие семьи, и про психушки, и про диагноз. Закончив, он вопросил меня:</text:p>
      <text:p text:style-name="P173">- Что вы про всё это скажете?</text:p>
      <text:p text:style-name="P173">- Моя жена всегда и во всём права. <text:span text:style-name="T207">Каждое слово её — святая, чистая правда.</text:span></text:p>
      <text:p text:style-name="P174">Девушка-писарь запротоколировала, чтоб понимали — не только у Цезаря жена вне подозрений.</text:p>
      <text:p text:style-name="P174">Судья пустил в ход заготовку, которой по-видимому раскочегаривал разводящихся:</text:p>
      <text:p text:style-name="P174">- Но неужели в вашем браке не было чего-нибудь хорошего?</text:p>
      <text:p text:style-name="P174">- Как не быть? Мы были лучшими любовниками института.</text:p>
      <text:p text:style-name="P174">Покосившись на невинный румянец девушки-писаря, судья объявил, что этого достаточно и суду всё ясно.</text:p>
      <text:p text:style-name="P174"/>
      <text:p text:style-name="P174">Так были расторгнуты мои с Ирой брачные узы.</text:p>
      <text:p text:style-name="P174"/>
      <text:p text:style-name="P175">Хлёсткие отповеди народному судье расправили мою грудь, но не надолго.</text:p>
      <text:p text:style-name="P175">Всё снова вернулось к страдальческому «за что?!» <text:s/>— ведь я так любил, ведь я так старался...</text:p>
      <text:p text:style-name="P175">Вместо ответа оставалось лишь неизбывно томящее мечтание, что в один прекрасный день появится Ира и всё опять станет хорошо...</text:p>
      <text:p text:style-name="P175">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75"/>
      <text:p text:style-name="P175">Однако, страдать бесперестанку занятие довольно утомительное и у меня постепенно сложилось мнение, что развод надо как-то отметить.</text:p>
      <text:p text:style-name="P175">Но как?</text:p>
      <text:p text:style-name="P175">Обрядов на эту тему я не знал, оставалось лишь импровизировать. Несомненно одно — мне нужен день не такой, как другие.</text:p>
      <text:p text:style-name="P175">Именно за таким днём я и поехал в Киев.</text:p>
      <text:p text:style-name="P175">Бабье лето в тот год настолько распоясалось, что несмотря на первую неделю ноября я поехал туда в пиджаке.</text:p>
      <text:p text:style-name="P175">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75">Таким вот фраером я вышел из метро на Крещатике и не спеша двинулся вдоль <text:span text:style-name="T208">его привольных тротуаров с мощными каштанами.</text:span></text:p>
      <text:p text:style-name="P176">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Немного тревожило: дождался ли он? Но я был почти уверен и не <text:soft-page-break/>слишком удивился, когда ярко-красная суперобложка англо-английского словаря Chambers замаячила всё с той же полки.</text:p>
      <text:p text:style-name="P176">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76">Меня не удивили его сомнения — в ту эпоху не каждый мог позволить себе книгу за 31 руб. 60 коп. Если не считать, конечно, каменщиков празднующих свой развод.</text:p>
      <text:p text:style-name="P176">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76">Нет, это не такой день, и я подошёл к бордюру мостовой, мимо которого неслись пришепётывая шинами стайки такси по брусчатке.</text:p>
      <text:p text:style-name="P177">С вокзала я ещё съездил в магазин «Охотник» по адресу данному мне Гриней для покупки ему какой-то складной удочки.</text:p>
      <text:p text:style-name="P177">После шоппинга началась культурная программа.</text:p>
      <text:p text:style-name="P177">В Доме Органной музыки в тот вечер звучала органная музыка. Старые добрые фуги Баха.</text:p>
      <text:p text:style-name="P177">В детстве мой отец говорил мне, что под музыку надо представлять какие-нибудь картины.</text:p>
      <text:p text:style-name="P177">У меня никогда так не получалось. <text:span text:style-name="T209">Звуки слишком подчиняют себе, неоставляя места ничему другому.</text:span></text:p>
      <text:p text:style-name="P178"/>
      <text:p text:style-name="P178">В сумерках на тротуаре оказалось слишком прохладно и хотелось есть. Таксист повёз меня в ресторан гостиницы «Золотой колос».</text:p>
      <text:p text:style-name="P178">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78">А у меня, как всегда, ни брони, ни лат.</text:p>
      <text:p text:style-name="P178">В ресторане, чтоб сориентироваться, я взял для начала бутылку вина и ко мне присоседился мужик в берете.</text:p>
      <text:p text:style-name="P178">Если есть берет, но без портфеля — значит имеешь дело с электриком.</text:p>
      <text:p text:style-name="P178">Мы не успели распить и по бокалу, когда за столом возник молодой светловолосый парень. Он зачем-то начал складывать пальцы в позу «моргала выколю!». Электрик притих под беретом. В программе праздника у меня не было гладиаторских увеселений. Я встал:</text:p>
      <text:p text:style-name="P178">- Ладно, юноша, оставляю это застолье вам. Наслаждайтесь.</text:p>
      <text:p text:style-name="P178">Отойдя к официантам, я заплатил за вино и покинул ресторан.</text:p>
      <text:p text:style-name="P178">Парень рванулся следом в вестибюль, но запутался в стеклянных тамбурах входа, из которых не все открывались.</text:p>
      <text:p text:style-name="P178"/>
      <text:p text:style-name="P178">Ночевать на вокзале не празднично. Очередной таксист отвёз <text:span text:style-name="T210">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79">Поднявшись туда, я решил не испытывать судьбу своим нарядом и заказал ужин в номер — рыбу с картошкой и вино, непременно белое, пожалуйста.</text:p>
      <text:p text:style-name="P179"/>
      <text:p text:style-name="P179">Проснувшись поздно утром, я вышел прогуляться по городу.</text:p>
      <text:p text:style-name="P179">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Да, похоже всей монаде придётся попыхтеть, чтоб выпутаться из подаренного застолья, но он сам нарвался.</text:p>
      <text:p text:style-name="P179"/>
      <text:p text:style-name="P179">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79">Зажравшаяся Африка.</text:p>
      <text:p text:style-name="P179">В дневном полусумраке ресторана я их не увидел — успели куда-то рассосаться, и целый зал <text:soft-page-break/>достался мне одному.</text:p>
      <text:p text:style-name="P179">Я заказал какое-то блюдо в горшочке — так было написано в меню. И действительно, принесли керамический горшочек, а в нём картошку с мясом.</text:p>
      <text:p text:style-name="P179">Есть из горшочка оказалось очень неудобно и слишком горячо. Пришлось догадаться пересыпать часть порции в тарелку на столе <text:span text:style-name="T211">и потом постепенно добавлять из него же.</text:span></text:p>
      <text:p text:style-name="P180">Расплатившись, я зашёл в тихий пустой туалет и вышел оттуда совсем другим человеком; не таким, как входил в ресторан.</text:p>
      <text:p text:style-name="P180">В голове повторялись строки Ивана Франко:</text:p>
      <text:p text:style-name="P180"><text:tab/><text:tab/><text:tab/><text:span text:style-name="T78">Обрываються звiльна всi пута,</text:span></text:p>
      <text:p text:style-name="P180"><text:span text:style-name="T78"><text:tab/><text:tab/><text:tab/>Що в'язали нас з давним житт</text:span><text:span text:style-name="T170">є</text:span><text:span text:style-name="T78">м..</text:span>.</text:p>
      <text:p text:style-name="P180">Основная разница между мной и заходившим в ресторан мною заключалась в отсутствии пиджака, который я намеренно оставил висеть в туалете. Тот самый свадебный пиджак, в котором заключался мой брак с Ирой в нежинском ЗАГСе. </text:p>
      <text:p text:style-name="P180">Было ли это в программе праздника? Нет, скорее всего экспромт, но он мне понравился.</text:p>
      <text:p text:style-name="P180"/>
      <text:p text:style-name="P180">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80">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80">До демонстрации оставалось ещё два дня и ступени были пустые. 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80">Я шёл к метро и на вокзал и снова был готов к траншеям, стенам и перегородкам.</text:p>
      <text:p text:style-name="P180">Всё-таки, праздники нужны людям.</text:p>
      <text:p text:style-name="P177"/>
      <text:p text:style-name="P181">В том, что Панченко, типа, от не хрен делать, швырнул с четвёртого этажа четыре секции чугунного радиатора отопления, даже не глянув — а вдруг пришибёт кого-то? — имелся очень даже обоснованный резон.</text:p>
      <text:p text:style-name="P181"><text:span text:style-name="T211">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81"/>
      <text:p text:style-name="P181">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Да и пора уж — пятьдесят лет мужику.</text:p>
      <text:p text:style-name="P181"/>
      <text:p text:style-name="P181">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181">А жаль.</text:p>
      <text:p text:style-name="P181">Эту, сперва несколько хаотичную должность мне удалось довести до выверенного совершенства.</text:p>
      <text:p text:style-name="P181">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212">как кого-нибудь из своей бригады. Но откуда мне было знать?!</text:span></text:p>
      <text:p text:style-name="P182">Проблема решилась радикально — в конце всякого рабочего дня я звонил в регистратуру больницы: а не поступал ли к вам кто из наших?</text:p>
      <text:p text:style-name="P182">Затем встал вопрос трёх рублей. Как потратить их, чтобы каждый страждущий получил равное количество утешения невзирая на пол, возраст и прочие склонности?</text:p>
      <text:p text:style-name="P182">Не сразу, без ложной скромности, но и этот вопрос нашёл своё наилучшее решение.</text:p>
      <text:p text:style-name="P182"/>
      <text:p text:style-name="P182">На один рублю закупалось питьё — неизменные три бутылки: пиво, ситро, кефир. Тебе не нравится пиво? Отдай соседям по палате.</text:p>
      <text:p text:style-name="P182"><text:soft-page-break/>Второй рубль шёл на сладости: пирожные, зефиры и т. п.</text:p>
      <text:p text:style-name="P182">Для траты третьего рубля я заходил на Ж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82"/>
      <text:p text:style-name="P182">Пакет готов, можно идти навещать.</text:p>
      <text:p text:style-name="P182">Трения возникали лишь при последующих отчётах за потраченные троячки, которые мне возмещал профсоюз. Слаушевский никак не соглашался на упоминание в отчётах бутылки пива.</text:p>
      <text:p text:style-name="P182">Профсоюз и пиво — две вещи несовместные.</text:p>
      <text:p text:style-name="P182">Тогда, в качестве компромисса, я предлагал, чтоб он сам писал отчёты, а я подпишу что угодно.</text:p>
      <text:p text:style-name="P183">Вот какой, чётко сбалансированной системе жить оставалось лишь до ноябрьского отчётно-выборного собрания профсоюза СМП-615.</text:p>
      <text:p text:style-name="P183">И тем не менее, я успел накормить Панченко вафлями.</text:p>
      <text:p text:style-name="P183">Услыхав по телефону регистратуры, что от нас поступил некий Панченко, я понял, что откладывать нельзя <text:s/>- мне ни к чему риск скоропостижной выписки.</text:p>
      <text:p text:style-name="P183">На усладительный рубль я закупил ему вафли, а потом снова вафли и опять вафли — все в разных упаковках и из разных магазинов.</text:p>
      <text:p text:style-name="P183"/>
      <text:p text:style-name="P183">С тёмным вечером за окнами железнодорожной больницы, я похвалил интерьер его <text:s/>отделения и передал чуть звякнувший пакет. Он не мог отказаться, он знал, что там есть пиво.</text:p>
      <text:p text:style-name="P183">Почему я так <text:s/>хохотал мотаясь между магазинами в поисках вафлей разного цвета? Трудно сказать, но я смеялся до слёз.</text:p>
      <text:p text:style-name="P183"/>
      <text:p text:style-name="P183">Через пару дней Лида из нашей бригады спросила меня с глазу на глаз в вагончике:</text:p>
      <text:p text:style-name="P183">- Панченко навещал?</text:p>
      <text:p text:style-name="P183">- А как же.</text:p>
      <text:p text:style-name="P183">- Тоже пирожные?</text:p>
      <text:p text:style-name="P183">- Не. Ему только вафли...</text:p>
      <text:p text:style-name="P183">Она знала, что я принципиально не вру и — умолкла, а мне снова пришлось сдерживать неуместный смех.</text:p>
      <text:p text:style-name="P183">Вскоре в вагончик зачем-то зашёл Панченко. Осторожно взвешивая каждое слово Лида спросила навещал ли я его.</text:p>
      <text:p text:style-name="P183">- Да.</text:p>
      <text:p text:style-name="P183">- С передачей?</text:p>
      <text:p text:style-name="P183">- А там какие-то газетки, я их и не читал.</text:p>
      <text:p text:style-name="P183">Больше не было сказано ни слова. Остальное она высказала дома своему Мыколе. Что он уже семейный мужик <text:span text:style-name="T213">и пусть поменьше слушает и заглядывает в рот этому вафлеглоту Панченко...</text:span></text:p>
      <text:p text:style-name="P183"/>
      <text:p text:style-name="P184">Я не сразу понят отчего бракоразводный процесс оставил во мне ощущение какой-то недовершённости. Чего-то ему не хватало.</text:p>
      <text:p text:style-name="P184">Отличительная черта моего тугодумия в том, что в конце концов мне доходит о чём я сперва и думать не думал.</text:p>
      <text:p text:style-name="P184">Оказывается, этот народный судья совершенно забыл даже и словом обмолвиться про алименты! Как будто я бездетный.</text:p>
      <text:p text:style-name="P184">На мои плечи легла задача исправить судебную ошибку.</text:p>
      <text:p text:style-name="P184">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84">Но поскольку ты была не единственным моим ребёнком, точно такую же сумму я отправлял <text:soft-page-break/>и на Декабристов 13.</text:p>
      <text:p text:style-name="P184">«30 в Нежин, 30 в Конотоп» на несколько лет стало моим финансовым образом жизни и самой повторяемой строчкой в записной книжке.</text:p>
      <text:p text:style-name="P184">Почему именно столько? Не знаю. В сумме это составляло половину моей зарплаты и, помимо гигиенично-банно-прачечных расходов, я иногда покупал книги и ежедневно обедал в столовых.</text:p>
      <text:p text:style-name="P184"/>
      <text:p text:style-name="P185">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85">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85">Женщины тоже спрашивали почему именно 30 руб.</text:p>
      <text:p text:style-name="P185">С непонятно откуда и на кого нахлынувшей злостью, я ответил, что большего и не надо и, когда я начту получать по 3000 руб. в месяц, «тридцатки» в Нежин и Конотоп так и останутся «тридцатками».</text:p>
      <text:p text:style-name="P185">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85"/>
      <text:p text:style-name="P185">В какой-то период я посылал всего по 15 руб.</text:p>
      <text:p text:style-name="P185">Это случилось после того, как я случайно услышал разговор Наташи с моей матерью, что Ира когда-то продала мой кожух, оставив себе все деньги.</text:p>
      <text:p text:style-name="P185">Я замечал исчезновение кожуха, но куда и как он делся понятия не имел.</text:p>
      <text:p text:style-name="P185">Теперь, для восстановления репутации жены Цезаря мне пришлось понизить алиментную ставку, покуда не набралась сумма в 90 руб.</text:p>
      <text:p text:style-name="P185">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7">В месте на бланке отведённом для приписок личного характера я написал корявым почерком с наклоном влево: «за кожух».</text:p>
      <text:p text:style-name="P147">Почему 90 руб.? Просто новенький и с длинными полами стоил 120 руб., а этот был коротким и ещё с Объекта — остальное чистая арифметика.</text:p>
      <text:p text:style-name="P147"/>
      <text:p text:style-name="P147">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7"/>
      <text:p text:style-name="P147">Тут интересно отметить, что мудрость посторонних не в силах сделать нас умнее.</text:p>
      <text:p text:style-name="P147">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7">Я согласился с мудр<text:span text:style-name="T73">о</text:span>стью сентенции, но не воспользовался ею.</text:p>
      <text:p text:style-name="P147">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7">Меня поразило до чего» оказывается» это легко сделать — просто взять и заговорить. И мне приятно было выговаривать слова «мама», «папа»...</text:p>
      <text:p text:style-name="P147">Вот только слегка казалось, что это я обращаюсь не к своим родителям, или что это говорю не совсем я. Наверное с отвычки, а может из-за того что все мы уже так сильно изменились.</text:p>
      <text:p text:style-name="P147"/>
      <text:p text:style-name="P102">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02"><text:soft-page-break/>Речь идёт о ежемесячных дежурствах в народной дружине.</text:p>
      <text:p text:style-name="P102">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02">Водитель автокрана, Мыкола К<text:span text:style-name="T376">о</text:span>т, приходил одним из первых и, не снимая кроличью шапку чёрного меха, листал за столом кипу газет за прошедший месяц.</text:p>
      <text:p text:style-name="P102">Мужики потихоньку подтягивались и, усевшись на стулья вдоль стен, начинали трандеть о том, о сём.</text:p>
      <text:p text:style-name="P103">К<text:span text:style-name="T376">о</text:span>т, не отрываясь от прессы дней минувших, предрекал, что начни мы даже с высот космической орбиты, разговор неизбежно скатится в бабью трещину. И он, как правило, оказывался прав.</text:p>
      <text:p text:style-name="P103">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03">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03">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03">Раза два перед нами выступали работники КГБ с ориентировками.</text:p>
      <text:p text:style-name="P103">Первый раз по случаю предстоящих ноябрьских праздников — нельзя допускать провокационных вылазок. Когда КГБист ушёл, явился припоздавший милиционер с вопросом — теперь всем ясно, что увидев шпиона надо тут же его хватать?</text:p>
      <text:p text:style-name="P103">Второй и последний раз КГБист делился секретной информацией для скорейшей поимки недавней сотрудницы КГБ, <text:span text:style-name="T149">которая вдруг скрылась и залегла на дно. </text:span></text:p>
      <text:p text:style-name="P104">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04">Мужики не сразу врубились о чём речь, а когда допéтрили, то сыпанули такими наводящими вопросами, что КГБист счёл за лучшее смыться. В конце концов, он всего лишь <text:span text:style-name="T150">ис</text:span>полнял приказ, за тупость которого не отве<text:span text:style-name="T150">чал.</text:span></text:p>
      <text:p text:style-name="P104"/>
      <text:p text:style-name="P105">В один из обходов мои «натройники» меня кидáнули.</text:p>
      <text:p text:style-name="P105">Ходить в красной повязке в группе из трёх ещё куда ни шло, но когда оглянёшься по сторонам и у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05">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Некоторые помоложе оглядывались на странное явление — дружинник оборзело патрулирующий в одиночку.</text:p>
      <text:p text:style-name="P105">Большого ума не надо, чтоб вычислить — мои со-дружинники, сдёрнув повязки, заскочили в како<text:span text:style-name="T151">й</text:span>-то гастроном за бутылкой «бормотухи» и сейчас <text:span text:style-name="T151">в укромном месте </text:span>гурголят её <text:span text:style-name="T151">по очереди </text:span>с горла <text:span text:style-name="T151">для сугрева и общего тонуса.</text:span></text:p>
      <text:p text:style-name="P106">Где?</text:p>
      <text:p text:style-name="P106">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06">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06"/>
      <text:p text:style-name="P106"><text:soft-page-break/>Но вместо плотника с водителем в конусе света неяркой фонарной лампы я нарвался на жанровую сцену.</text:p>
      <text:p text:style-name="P106">Девушка гуляла с юношей, когда их общий знакомый другой юноша — поплотнее и повыше — <text:s/>перехватил их и начал разборку.</text:p>
      <text:p text:style-name="P106">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06">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06">Мне оставалась лишь роль зрителя в красной повязке. Девушка подобрала куртку с шапкой и держала их, как когда-то Ира мою кроличью на главной площади Нежина.</text:p>
      <text:p text:style-name="P106">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06">Побеждённый поднялся и, увидев, что я всё ещё тут, разразился сумбурно пылкой речью о силе духа, ибо физическая сила — ничто, а сила духа — всё.</text:p>
      <text:p text:style-name="P106">В Конотопе каждый второй — прирождённый оратор.</text:p>
      <text:p text:style-name="P106">Чтобы морально поддержать Демосфена, я <text:span text:style-name="T152">сообщил, что во время схватки девушка держала именно его вещи, а не меховую шапку-«пирожок» его противника, которая тоже упала в снег.</text:span></text:p>
      <text:p text:style-name="P107">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07"/>
      <text:p text:style-name="P108">И мне такж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08">Впрочем, возвещение меня не слишком-то волновало — я сделал открытие, что мне нравится дарить подарки; даже больше, чем получать их самому.</text:p>
      <text:p text:style-name="P108">Но сначала мне пришлось найти ородскую оранжерею.</text:p>
      <text:p text:style-name="P108">Она, практически, находится у чёрта на куличках. Не доезжаю одной остановки до конечной второго номера трамвая, надо сойти, свернуть налево и и топать с полкилометра по улочкам времём гражданской войны. Типа, улица Юденича, или, там, Деникина.</text:p>
      <text:p text:style-name="P108">Названия, конечно, у них были советские, но вид самый белогвардейский.</text:p>
      <text:p text:style-name="P108">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08">А эти посадки ещё не созрели, калы «нерозцвiченi», то есть белые цветки ещё не превратился в широкие раструбы с отворотами.</text:p>
      <text:p text:style-name="P108">И тогда, без малейшего намёка на косноязычие, я выдал ей образчик ораторского искусства.</text:p>
      <text:p text:style-name="P108">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53">ом</text:span>» <text:span text:style-name="T153">виде — самые прекрасные цветы.</text:span></text:p>
      <text:p text:style-name="P109">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две недели.</text:p>
      <text:p text:style-name="P109"/>
      <text:p text:style-name="P109">Решение было бесповоротным — пора подвести черту.</text:p>
      <text:p text:style-name="P109">И этот вот — последний из рассказов Моэма, который я перевожу. Хватит.</text:p>
      <text:p text:style-name="P109">Даже то обстоятельство, что заключительный рассказ пришлось переводить дважды, не могло поколебать моей решимости.</text:p>
      <text:p text:style-name="P109">Переводить вторично меня вынудил Толик Полос, когда сквозанýл мой портфель.</text:p>
      <text:p text:style-name="P109">В нём ничего и не было, кроме тетрадки с последним переводом, когда я рано утром нёс его <text:soft-page-break/>на Вокзал в ячейку камеры хранения, чтобы после работы отвезти в Нежин к Жомниру.</text:p>
      <text:p text:style-name="P109">На Посёлке в такое время прохожих нет, во всяком случае вдоль путей в сторону Вокзала.</text:p>
      <text:p text:style-name="P109">Там, где заканчивается бетонная стена завода КПВРЗ, я вспомнил, что забыл взять деньги на электричку.</text:p>
      <text:p text:style-name="P109">Пришлось возвращаться, оставив портфель одиноко стоять с краю служебного прохода.</text:p>
      <text:p text:style-name="P109">Вернувшись от путей на улицы Посёлка, я скоро встретил Толика Полоса, что тоже учился в 13-й школе, но на два года младше меня.</text:p>
      <text:p text:style-name="P109">Я дошёл до Декабристов 13, взял деньги и вернулся к путям — портфеля не было. Кроме меня тут проходил только Толик. Или кто-то ещё?</text:p>
      <text:p text:style-name="P109">Ответ был получен неделю спустя в трамвае. Он 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09">Нужны ли более прямые доказательства, что одинокий портфель в пустынном месте подхватил именно он? Мне — нет.</text:p>
      <text:p text:style-name="P110">Порою в жизни я умею не только видеть, но и читать знаки.</text:p>
      <text:p text:style-name="P110"/>
      <text:p text:style-name="P110">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11">Так, хоть и с месячной задержкой, решение завязать с Моэмом было исполнено, но оно являлось лишь частью более широкого плана действий.</text:p>
      <text:p text:style-name="P111">В нём, как и во всех других моих планах, отсутствовали чёткие конкретные детали. Планы мои, они скорее и не планы вовсе, а, типа, ощущения, что надо сделать то-то и то-то. Детали к планам являются уже потом — по ходу исполнения.</text:p>
      <text:p text:style-name="P111">Возник же помянутый широкий план потому, что мен наконец-то дошло — никаких моих переводов Жомнир никуда не «засватает». Неважно почему, главное, что это точно.</text:p>
      <text:p text:style-name="P111">Что же теперь делать? </text:p>
      <text:p text:style-name="P111">В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11">Я приехал в Нежин и объявил ему о своём намерении забрать свои чёрно-серо-беловики.</text:p>
      <text:p text:style-name="P111">Жомнир не возражал и не расспрашивал. Он устроил застолье, ведь за эти годы я стал в их доме чем-то типа дальнего родственника; бедного, но иногда полезного, как, <text:span text:style-name="T154">скажем,</text:span> при оклейке гостиной комнаты его квартиры <text:span text:style-name="T154">новыми </text:span>обоями.</text:p>
      <text:p text:style-name="P112">Мы сели за квадратный стол, выдвинутый от стены в центр гостиной, и ели всё, что приносила с кухни Мария Антоновна. Мы пили крепкий самогон.</text:p>
      <text:p text:style-name="P112">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12">Я витиевато ответил, что они, отношения эти, оказались вполне плодотворными, имея ввиду тебя. Потом я осторожно спросил про Иру: как она?</text:p>
      <text:p text:style-name="P112">- Что как?-ответил Жомнир.- Таскается по городу.</text:p>
      <text:p text:style-name="P112">Это садануло мне в солнечное сплетение, хотя не так сильно, как слова Иры про имеющегося у неё Сашу, которые передала моя сестра. Но более всего меня поразило полное совпадение ответа Жомнира со словами мужика на конотопском кирпичном заводе про Ольгу.</text:p>
      <text:p text:style-name="P112">При всей разнице в образовательном и культурном уровне, когда нам нужно шибануть ближнего, мы пользуемся одним и тем же каменным топором.</text:p>
      <text:p text:style-name="P112"/>
      <text:p text:style-name="P112">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12">Самогон оказался действительно крепким, но я помню как подкатила электричка и с шипением распахнула дверь на перрон.</text:p>
      <text:p text:style-name="P112">Отказавшись от помощи Жомнира, я пошёл в круглый туннель тамбура с отблесками <text:soft-page-break/>никелированных поручней по бокам.</text:p>
      <text:p text:style-name="P113">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13"/>
      <text:p text:style-name="P113">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13">Она была пуста, потому что по расписанию до её отправления на <text:s/>Хутор Михайловский оставалось ещё часа два.</text:p>
      <text:p text:style-name="P113">Каменея мышцами живота, с остановившимся дыханием, я увидел, что поручень пуст. А остальных трёх целлофан тоже <text:s/>не просматривался. Дёрнув раздвижную дверь, я зашёл в пустой вагон и взглянул вдоль пустых полок над окнами.</text:p>
      <text:p text:style-name="P113">Я вернулся в тамбур и выдохнул: хху!</text:p>
      <text:p text:style-name="P113"/>
      <text:p text:style-name="P113">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13">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13">Кто?!</text:p>
      <text:p text:style-name="P113">Какая разница. Кто бы то ни был добыча радости не принесла — абсолютная бесполезность. Разве что печку растапливать — хватит на несколько зим...</text:p>
      <text:p text:style-name="P113"/>
      <text:p text:style-name="P113">Бездумно просидев около часа, я вспомнил, что это деньь дежурства СМП-615 в народной дружине и побрёл в опорный пункт, где тоже только сидел — отстранённо и молча. Только когда пришёл милиционер, я понял, что надо делать дальше.</text:p>
      <text:p text:style-name="P113">- Товарищ капитан, одолжите три рубля до следующего дежурства.</text:p>
      <text:p text:style-name="P113">- Я рублями не одалживаю, могу только сутками. Пятнадцать хватит?</text:p>
      <text:p text:style-name="P113"/>
      <text:p text:style-name="P113">Его острословие лишь подтвердило правильность принятого плана.</text:p>
      <text:p text:style-name="P113">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13">Я сказал, что потерял переводы Моэма, над которыми работал несколько лет. Теперь для их восстановления <text:span text:style-name="T155">мне нужны оригиналы, все из которых собраны в имеющемся у неё четырёхтомнике. Не могла бы она?..</text:span></text:p>
      <text:p text:style-name="P114">Всё так же мило улыбаясь, Нона принесла книги, сложила их в целлофановый пакет и передала мне. Как радостно стучало моё сердце — спасибо!</text:p>
      <text:p text:style-name="P114"/>
      <text:p text:style-name="P114">- Слышь, Мария Антоновна? Этот негодный Огольцов потерял все свои переводы в электричке!</text:p>
      <text:p text:style-name="P114">- А зачем было хлопца поить?</text:p>
      <text:p text:style-name="P114">Мария Антоновна тоже не знала, что <text:span text:style-name="T156">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14"/>
      <text:p text:style-name="P223"><text:tab/><text:tab/><text:tab/>Привычка свыше нам дана,</text:p>
      <text:p text:style-name="P115"><text:span text:style-name="T78"><text:tab/><text:tab/><text:tab/>Замена счастию она..</text:span>.</text:p>
      <text:p text:style-name="P115">Эта бессмертная строка великого классика без обиняков намекает, что в третий раз в Ромны меня загребли уже чисто по привычке.</text:p>
      <text:p text:style-name="P115">Причём на этот раз почти все в СМП-615 знали, что н<text:span text:style-name="T157">е</text:span> сегодня-завтра меня прикроют.</text:p>
      <text:p text:style-name="P115"/>
      <text:p text:style-name="P116">Два года спустя, при случайной встрече на тропе вдоль высокой железнодорожной насыпи <text:soft-page-break/>позади спортивного комплекса инженерного техникума, меня тоже посвятил наконец-то в это знание отставной майор <text:span text:style-name="T158">П</text:span>етухов, зав отдела кадров СМП-615.</text:p>
      <text:p text:style-name="P117">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17">- С утра песни поёт. Может пора?</text:p>
      <text:p text:style-name="P117">- Пусть поёт...</text:p>
      <text:p text:style-name="P117"/>
      <text:p text:style-name="P117">- Объяснительную написал стихами.</text:p>
      <text:p text:style-name="P117">- Какую объяснительную?</text:p>
      <text:p text:style-name="P117">- Он каску потерял, я потребовал написать объяснительную. Заберёте?</text:p>
      <text:p text:style-name="P117">- Рано...</text:p>
      <text:p text:style-name="P117"/>
      <text:p text:style-name="P117">- Свою рубаху засунул в дырку плиты перекрытия и засыпал раствором.</text:p>
      <text:p text:style-name="P117">- Вот — то, что надо. Следите, чтоб никуда не ушёл.</text:p>
      <text:p text:style-name="P117"/>
      <text:p text:style-name="P117">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17">- Спой, Серёга!</text:p>
      <text:p text:style-name="P224"><text:tab/><text:tab/><text:tab/>У меня была жена,</text:p>
      <text:p text:style-name="P224"><text:tab/><text:tab/><text:tab/>Она меня люби-и-ила,</text:p>
      <text:p text:style-name="P224"><text:tab/><text:tab/><text:tab/>Изменила только раз,</text:p>
      <text:p text:style-name="P224"><text:tab/><text:tab/><text:tab/>А потом, потом реши-ила:</text:p>
      <text:p text:style-name="P224"><text:tab/><text:tab/><text:tab/>Эх! Раз, да ещё раз,</text:p>
      <text:p text:style-name="P117"><text:span text:style-name="T78"><text:tab/><text:tab/><text:tab/>Да ещё много-много-много-много раз..</text:span>.</text:p>
      <text:p text:style-name="P117">Правда, бригаде больше нравилась Баллада о Гипсе:</text:p>
      <text:p text:style-name="P224"><text:tab/><text:tab/><text:tab/>И вот лежу я на спине — загипсованный,</text:p>
      <text:p text:style-name="P117"><text:span text:style-name="T78"><text:tab/><text:tab/><text:tab/>Кажный член у мине — расфасованный.</text:span>..</text:p>
      <text:p text:style-name="P117"/>
      <text:p text:style-name="P117">А каску я вовсе не терял, <text:span text:style-name="T159">а шиканул джентельменством.</text:span></text:p>
      <text:p text:style-name="P118">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18">Изо всей бригады в каске только я ходил, вот прораб Ваня и прицепился со своей объяснительной. А насчёт стихов это он мне польстил — там, верлибр всего-навсего...</text:p>
      <text:p text:style-name="P117"/>
      <text:p text:style-name="P119">С рубахой — да. С рубахой я нарвался по полной.</text:p>
      <text:p text:style-name="P119">Подвела меня склонность к самоизобретённым ритуалам.</text:p>
      <text:p text:style-name="P119">Наступил первый день лета. Ну, как не отметить?</text:p>
      <text:p text:style-name="P119">Летом на стройке жара, даже если под спецовкой одета всего лишь майка, всё равно исходишь пóтом. Рубаха летом — лишний элемент.</text:p>
      <text:p text:style-name="P119">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19">И вот первого июня, выходя из вагончика я повязал её рукава поверх спецовки на голое тело, чтобы похоронить в какой-нибудь из множества ещё не забитых раствором дырок в панелях перекрытия. <text:s/>На объекте нет мусорных баков, а бросить её в очко дощатого сортира у меня рука не поднялась — как никак столько лет потели вместе.</text:p>
      <text:p text:style-name="P119"/>
      <text:p text:style-name="P119">Потом я поднялся на третий этаж и в одиночку клал поперечку с вентканалами, покуда не <text:soft-page-break/>появился Пётр Лысун позвать меня в вагончик. По пути он почему-то отводил глаза и вёл разговоры на эзотерично ботанические темы.</text:p>
      <text:p text:style-name="P119">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span text:style-name="T160">Неровным полукругом пред ними стояли наша бригада, мастер Каренин и прораб Ваня.</text:span></text:p>
      <text:p text:style-name="P120">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20">Народ безмолвствовал. </text:p>
      <text:p text:style-name="P120">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20">Я беспрекословно подчинился, сел в фургон, где уже оказался какой-то алкаш, и нас увезли.</text:p>
      <text:p text:style-name="P120">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20">Потом в фургон подсел молодой охранник в гражданке и ещё один алкаш и нас накатанной дорожкой повезли в Ромны. 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20"/>
      <text:p text:style-name="P120">По приезду в психушку нас развели по разным направлениям и мен зачем-то сделали рентген в лежачем виде. Алкашей я больше не видал — в дурдоме ими занимается третье отделение, а меня ждало пятое.</text:p>
      <text:p text:style-name="P121">Эта мозговая промывка опять проходила на Площадке и в переполненной палате-спальне. Из категорий выше полностью свободных знакомым оказался только Саша, который знал моего брата Сашу, но он беспробудно спал.</text:p>
      <text:p text:style-name="P121">Как ветеран и ради человеколюбия я обратился к заведующей с мольбою заменить мне уколы аминазина на аминазин в таблетках. Она обещала подумать и за десять дней до окончания срока отменила мне уколы на ночь. За это я вспомнил её имя — Нина.</text:p>
      <text:p text:style-name="P121"/>
      <text:p text:style-name="P121">Больше ничего примечательного не случилось, кроме того, что я узнал способ оказания первой помощи в случае припадка эпилепсии.</text:p>
      <text:p text:style-name="P121">Надо ухватить эпилептика за ноги и отволочь с Площадки в тень под навесом. Тут он тоже будет биться спиною о землю, но постепенно снижая темп, пока не придёт в себя.</text:p>
      <text:p text:style-name="P121">Некоторые полудурки считают полезным сгонять ему мух с лица, но на течении припадка это не сказывается.</text:p>
      <text:p text:style-name="P121"/>
      <text:p text:style-name="P122">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22">Но в этом не было нужды, потому что я об этом знал не хуже его.</text:p>
      <text:p text:style-name="P122"/>
      <text:p text:style-name="P122">Причина крылась в реконструкции роддома — длинного двухэтажного здания у перекрёстка <text:span text:style-name="T161">улицы Ленина и спуска от Универмага.</text:span></text:p>
      <text:p text:style-name="P123">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23">Исполнителями работ были четыре штукатурши и я. Мы справились за одну неделю.</text:p>
      <text:p text:style-name="P123">Когда женщины уже штукатурили поставленные мною перегородки, в коридоре появился мужик в чистом костюме и при галстуке.</text:p>
      <text:p text:style-name="P123">Увидав четырёх ядрёных баб, он начал распускать перед ними свой хвост на фоне занюханного подсобника, за которого он принял меня.</text:p>
      <text:p text:style-name="P123"><text:soft-page-break/>Я вежливо попросил его приберечь свой пыл и не кашлять во все стороны.</text:p>
      <text:p text:style-name="P123">- Да ты знаешь с кем связался?! Я — первый секретарь горкома партии!</text:p>
      <text:p text:style-name="P123">- А я — каменщик четвёртого разряда.</text:p>
      <text:p text:style-name="P123">- Ну, ты меня узнаешь!</text:p>
      <text:p text:style-name="P123">И он ушёл, а через полчаса в коридор влетел взмыленный главный инженер СМП-615, он же парторг строительно-монтажного поезда.</text:p>
      <text:p text:style-name="P123">- Как ты смел материть первого секретаря горкома?!</text:p>
      <text:p text:style-name="P123">Штукатурши в один голос засвидетельствовали, что матюков и близко не было и главный инженер уехал.</text:p>
      <text:p text:style-name="P123"/>
      <text:p text:style-name="P123">Вот и всё. Проще не бывает — самец с рычагами власти против самца в заляпанной раствором спецовке.</text:p>
      <text:p text:style-name="P123">Единственное, что обидно, так это обвинение в матерщине. За все годы в СМП-615 я не произнёс ни одного матерного слова, даже в мыслях.</text:p>
      <text:p text:style-name="P123"/>
      <text:p text:style-name="P123">В начале осени намыливаясь в бане я вдруг заметил, что мой живот стал выпуклым, как жёсткие надкрылья майского жука, и такие же не поддающиеся втягиванию.</text:p>
      <text:p text:style-name="P123">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23">- Толстеешь, братец! И никуда не денешься — ты из нашей породы!</text:p>
      <text:p text:style-name="P123">Я без улыбки посмотрел на её круглое лицо, под которым — я знал это — расширяется ещё более круглая фигура, и промолчал.</text:p>
      <text:p text:style-name="P123">Мне не хотелось быть из такой породы и становиться круглым. Я не поддамся их аминазину! Нужны радикальные меры.</text:p>
      <text:p text:style-name="P123">Начать с тех самых ужинов на Декабристов 13 — <text:span text:style-name="T162">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24">Для начала я отказался от хлеба. </text:p>
      <text:p text:style-name="P124">ОК, я ем сколько кладёте, но хлеб не хочу и не буду. <text:s/>Причём я перестал брать его даже в столовых. 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24">«Хлеб мягкий, рот большой; откусишь — и сердце радуется».</text:p>
      <text:p text:style-name="P124">Ещё через месяц, увидав, что бесхлебная диета не срабатывает, я просто перестал ездить в столовую на обеденный перерыв. Это уравняло баланс. Завтрак в столовой плюс две порции ужина — получается трёхрáзовое питание.</text:p>
      <text:p text:style-name="P124">А обед?</text:p>
      <text:p text:style-name="P124">Обедал я, по выражению нашей бригады, Всесвитом, который ежемесячно приносил в вагончик для прочтения.</text:p>
      <text:p text:style-name="P124">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24">Нарцисс вогнутобрюхий.</text:p>
      <text:p text:style-name="P124"/>
      <text:p text:style-name="P125">Е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 по своим понятиям.</text:p>
      <text:p text:style-name="P125"/>
      <text:p text:style-name="P125">Слово «аскетизм» один из самых курьёзных примеров насколько люди не понимают что они говорят.</text:p>
      <text:p text:style-name="P125">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25"><text:soft-page-break/>Это настолько же неверно, как словом «спортсмен» обозначать одних лишь сумоистов.</text:p>
      <text:p text:style-name="P125">На самом деле, смысл корневого слова «аскеза» передаётся словом «тренировка».</text:p>
      <text:p text:style-name="P125"/>
      <text:p text:style-name="P125">Если ты захотел стать победителем пивного турни ра и каждый день для тренировки выпиваешь три литра пива, ты — аскет.</text:p>
      <text:p text:style-name="P125">Так же как и соседская девочка, что каждый день за стенкой гоняет скрипичные гаммы.</text:p>
      <text:p text:style-name="P125">Так-распротак твою аскезу со всеми вашими диезами!</text:p>
      <text:p text:style-name="P125"/>
      <text:p text:style-name="P125">То есть, аскет-отшельник, готовящий себя к жизни будущей на небесах, всего лишь частный случай среди остальных аскетов.</text:p>
      <text:p text:style-name="P125"><text:s/>Аскезы бывают затяжными и краткосрочными, в зависимости от её цели.</text:p>
      <text:p text:style-name="P125"/>
      <text:p text:style-name="P125">И в чём же, спрашивается, состояли мои цели, заставлявшие так ревностно блюсти свою поджарость и каждый будний день выписывать <text:span text:style-name="T163">незнакомые слова из газеты «Morning Star»?</text:span></text:p>
      <text:p text:style-name="P126">Как я уже объяснял, с конкретными деталями к общим планам у меня всё несколько туманно — я просто чувствую, что так надо, потому и делаю так.</text:p>
      <text:p text:style-name="P126">За выписками из «Morning Star» требовался г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26">Но что означает?</text:p>
      <text:p text:style-name="P126">Рыться в исписанных тетрадках слишком нудно, легче заново посмотреть в словаре и выписать его значение.</text:p>
      <text:p text:style-name="P126">А иногда попадались слова, про которые я знал, что они выписывались уже до двух-трёх раз; память называется!</text:p>
      <text:p text:style-name="P126">С такими приходилось расправляться составлением собственных примеров.</text:p>
      <text:p text:style-name="P126">Вот до чего доводит человека аскетизм; <text:span text:style-name="T164">даже если и</text:span> сам толком не знаешь — зачем оно мне надо?</text:p>
      <text:p text:style-name="P126"/>
      <text:p text:style-name="P127">Для меня это не стало искушением, я просто изумился.</text:p>
      <text:p text:style-name="P127">И она меня не соблазняла, а скорее пыталась востребовать исполнение родительского долга.</text:p>
      <text:p text:style-name="P127">Я слишком много задолжал Леночке. Не брал её на руки, не сажал к себе на колени, не гладил по волосам.</text:p>
      <text:p text:style-name="P127">Мы просто жили в одной хате, где ей когда-то сказали, что я её папа, но, в сущности, какой там я отец? Так — сухая формула. Бесконтактный папа.</text:p>
      <text:p text:style-name="P127">Конечно же, я не отталкивал её, а порой мог даже увлечься разговором с нею; однако для ребёнка такого, наверное, мало.</text:p>
      <text:p text:style-name="P127">И для отца такого наверняка мало, но так уж сложились мои отношения со всеми и каждым из моих пятерых детей.</text:p>
      <text:p text:style-name="P127"/>
      <text:p text:style-name="P127">Когда родилась Леночка, я просто ещё не созрел для роли отца, Папа в восемнадцать лет? Бросьте смешить!.</text:p>
      <text:p text:style-name="P127">Потом нас развели стройбат с институтом.</text:p>
      <text:p text:style-name="P127"/>
      <text:p text:style-name="P127">При появлении на свет тебя я уже годился в отцы и любил тебя беззаветно, но слишком недолго — нас разлучила моя репутация.</text:p>
      <text:p text:style-name="P127"/>
      <text:p text:style-name="P127">С Рузанной я познакомился в её шесть лет. <text:s/>Она звала меня «папой» и я <text:s/>любил её <text:span text:style-name="T165">как дочь</text:span>, но первый раз обнял, когда она уезжала в Грецию к своему мужу Апостолосу.</text:p>
      <text:p text:style-name="P128">Опять всё та же бесконтактность.</text:p>
      <text:p text:style-name="P128"/>
      <text:p text:style-name="P128">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28"><text:soft-page-break/></text:p>
      <text:p text:style-name="P128">Так отец пятерых детей и остался формальным папой.</text:p>
      <text:p text:style-name="P128">Бедные дети!</text:p>
      <text:p text:style-name="P128">Но жалеть надо не только их, ведь я тоже прожил жизнь лишённым их ласки.</text:p>
      <text:p text:style-name="P128"/>
      <text:p text:style-name="P128">Теперь вернёмся к тому, как Леночка попыталась исправить такое вопиющее положение.</text:p>
      <text:p text:style-name="P128">Она зашла в комнату и уселась ко мне на колени, отделяя от стола со словарём, тетрадкой и книгой. 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28">Что же меня оттолкнуло? Опасение скатиться к инцесту?</text:p>
      <text:p text:style-name="P128">Исключено, при моём роботизированном самоконтроле.</text:p>
      <text:p text:style-name="P128">Нет, скорее из-за выражения улыбки на её лице:</text:p>
      <text:p text:style-name="P128">«Ах, ты бедняжка!»</text:p>
      <text:p text:style-name="P128">- Ну, хватит, Леночка. Мне надо работать.</text:p>
      <text:p text:style-name="P128">Улыбка сменилась выражением злости и она начала мстительно прыгать, сидя у меня на коленях.</text:p>
      <text:p text:style-name="P128">- Что? Размечталась о сладких пирожках? Не рано ли?</text:p>
      <text:p text:style-name="P128">И я поднялся на ноги, как бездушный робот, лишив её площадки для подпрыгиваний.</text:p>
      <text:p text:style-name="P128"/>
      <text:p text:style-name="P128">Через пару дней, а может и неделю, вернувшись с работы я заметил перемены на полках этажерки. Там появилась чёрная дыра.</text:p>
      <text:p text:style-name="P129">Высокую скулу лица Иры, на любительской фотографии посреди ручья, пробило отверстие.</text:p>
      <text:p text:style-name="P129">Орудием этого вандализма, а может даже вудуизма, послужил остро заточенный карандаш или шариковая ручка.</text:p>
      <text:p text:style-name="P129">Вопрос «к<text:span text:style-name="T166">т</text:span>о?!» у меня не возникал. </text:p>
      <text:p text:style-name="P129">Какая разница?</text:p>
      <text:p text:style-name="P129">- Леночка! Иди-ка сюда!</text:p>
      <text:p text:style-name="P129">- <text:span text:style-name="T166">Что?</text:span></text:p>
      <text:p text:style-name="P129">- <text:span text:style-name="T166">Я, как отец, обязан заботиться о твоём образовании. Чтобы ты разбиралась: что есть что. Посмотри на фотографию на полке.</text:span></text:p>
      <text:p text:style-name="P129">- <text:span text:style-name="T166">Что?</text:span></text:p>
      <text:p text:style-name="P129">- <text:span text:style-name="T166">Вот это называется подлость.</text:span></text:p>
      <text:p text:style-name="P129">- <text:span text:style-name="T166">Это не я.</text:span></text:p>
      <text:p text:style-name="P129">- <text:span text:style-name="T166">Я не говорю, что это ты. Просто запомни что такое «подлость». А кто её сделал уже не важно.</text:span></text:p>
      <text:p text:style-name="P129"/>
      <text:p text:style-name="P130">Фотографию пришлось отнести в фотоателье на Клубной.</text:p>
      <text:p text:style-name="P130">Фотомастер Артур, молодой армянин умеющий переносить фотопортреты на керамику, сказал, что это поправимо.</text:p>
      <text:p text:style-name="P130">Только я попросил увеличить снимок до размеров настенного портрета, оставив всё, что есть, и ручей тоже.</text:p>
      <text:p text:style-name="P130">Для восстановленного и увеличенного фото я ещё купил картонную рамочку и снова водрузил на полку.</text:p>
      <text:p text:style-name="P130">Увидев результат, моя мать истерично всхохотнула, что и осталось единственным комментарием.</text:p>
      <text:p text:style-name="P130">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30"/>
      <text:p text:style-name="P130">В преддверии двухлетия своего сына Андрея моя сестра Наташа пожаловалась, что нигде не купишь железную дорогу, <text:s/>чтобы собрать на полу боьшущий круг из крохотных рельсов, по которым бегал бы маленький поезд. Помнишь, как у нас на Объекте была?</text:p>
      <text:p text:style-name="P130">У меня сохранялось смутное детское воспоминание о прекрасной игрушке и эту жалобу я <text:soft-page-break/>воспринял как повод вырваться из повседневной конотопской жизни. <text:span text:style-name="T167">Ведь я же любящий дядя!</text:span></text:p>
      <text:p text:style-name="P131">Для начала я смотался в Киев.</text:p>
      <text:p text:style-name="P131">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оза».</text:p>
      <text:p text:style-name="P131">Она хмыкнула и, чтоб мне, деревенщине лучше дошло, ответила:</text:p>
      <text:p text:style-name="P131">- Паровоза нема<text:span text:style-name="T169">є</text:span>.</text:p>
      <text:p text:style-name="P131">Меня это ничуть не удивило, ведь что Наташа скажет, так оно и есть.</text:p>
      <text:p text:style-name="P131">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31"/>
      <text:p text:style-name="P131">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31">Я отвёз добычу на Киевский вокзал и вернулся в центр — урвать свою долю культурной жизни.</text:p>
      <text:p text:style-name="P131">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31">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31">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31">- Конечно, джаз!</text:p>
      <text:p text:style-name="P131"/>
      <text:p text:style-name="P132">Говорят, что железнодорожный вокзал Чернигова построен при немцам, во время оккупации. </text:p>
      <text:p text:style-name="P132">И этим говорильщикам я верю. Почему?</text:p>
      <text:p text:style-name="P132">Да просто лишь за то, что они за это не получают зарплаты, в отличие от множества составителей бесчисленных советских учебников истории.</text:p>
      <text:p text:style-name="P132">И ещё говорят, что вид сверху черниговского вокзала являет собой тевтонский крест.</text:p>
      <text:p text:style-name="P132">С высоты птичьего полёта я его не рассматривал, однако, могу засвидетельствовать — из всех посещённых мною вокзалов, только там можешь в любое время суток набрать готовый крутой кипяток из специального медного крана.</text:p>
      <text:p text:style-name="P132"/>
      <text:p text:style-name="P132">Всё это к тому, что здание Центрального Театра Советской Армии сверху смотрится пятиконечной звездой. Говорят.</text:p>
      <text:p text:style-name="P132">Внутри же это добротное здание <text:span text:style-name="T172">с большим зрительным залом на первом этаже и выставочными стендами в широких галереях второго.</text:span></text:p>
      <text:p text:style-name="P133">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33">А что ещё оставалось делать в незнакомой зимней Москве?</text:p>
      <text:p text:style-name="P133">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33">Затем я спустился в зал, где вскоре джазмены начали устанавливать и опробовать на сцене свои инструменты — ударник, виброфон, колонки.</text:p>
      <text:p text:style-name="P133">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33">Они покинули сцену, а зал начал потихоньку заполняться. Собралось до сотни слушателей привольно рассевшихся там и сям на мягких креслах.</text:p>
      <text:p text:style-name="P133"><text:soft-page-break/>И начался концерт.</text:p>
      <text:p text:style-name="P133">Номера объявляла высокая толстая девушка в чёрном, иногда она ещё и пела.</text:p>
      <text:p text:style-name="P133">Я поглощал номер за номером и хотел лишь одного — пусть они не кончаются. Какой <text:span text:style-name="T380">диксиленд</text:span> на виброфоне! А бас-гитарист!</text:p>
      <text:p text:style-name="P133">Один раз он он остался наедине с девушкой и они, <text:span text:style-name="T380">оставшись вдвоём,</text:span> вдвоём сделали блюз <text:span text:style-name="T380">на пустой сцене</text:span>. О!</text:p>
      <text:p text:style-name="P133">Еврейчик вышел всего один раз. Он играл на там-таме.</text:p>
      <text:p text:style-name="P133">Играл? <text:span text:style-name="T173">Вся Африка не сумеет выдать такого на барабанах.</text:span></text:p>
      <text:p text:style-name="P134">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34">- Браво!!</text:p>
      <text:p text:style-name="P134"/>
      <text:p text:style-name="P134">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34">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Она положила и вздохнула над ними.</text:p>
      <text:p text:style-name="P134">А что поделаешь?</text:p>
      <text:p text:style-name="P134">Обычная дилемма жизни: или гусар — кровь с молоком, но без гроша в кармане, или замухрышка-генерал с обеспеченным доходом. </text:p>
      <text:p text:style-name="P134">У каждого <text:span text:style-name="T174">найдётся </text:span>свой рычаг для ублаготворения вздыхающих дам, <text:span text:style-name="T174">вот только </text:span>сфер<text:span text:style-name="T174">ы разные</text:span>.</text:p>
      <text:p text:style-name="P134"/>
      <text:p text:style-name="P135">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35">Гостиница «Полярная» уходила вверх от тротуара и где-то там терялась в тёмной высоте.</text:p>
      <text:p text:style-name="P135">Из регистратуры меня направили лифтом на невообразимо высокий этаж — где-то между двенадцатым и шестнадцатым.</text:p>
      <text:p text:style-name="P135">Номер оказался очень похожим на комнату отдыха на украинских вокзалах; был бы паспорт при себе да рублю за койку. Просто здесь побольше наставлено коек — штук двадцать и на них уже валялись постояльцы в спортивных костюмах.</text:p>
      <text:p text:style-name="P135">В этот момент желудок мне напомнил, что гоняясь за культурной жизнью я как-то забыл пообедать, и что жрать охота — дальше некуда.</text:p>
      <text:p text:style-name="P135">Я спросил где тут столовая или буфет и спортивные мужики, с каким-то даже злорадством, пояснили, что всё такое подобное тут закрывают в семь.</text:p>
      <text:p text:style-name="P135">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35">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35">Я начал колотить в коричневое обрамление дверных стёкол. С той стороны показался мужик в фуражке и ж<text:span text:style-name="T175">ё</text:span>лтых полосках на пиджаке.</text:p>
      <text:p text:style-name="P135">При виде меня, <text:span text:style-name="T175">стоящего в мелком снегу бес шапки, в распахнутом на белой рубахе пиджаке на фоне чернильной темени позднего вечера, ему не оставалось иного вывода — я явно выходил из ресторана просвежиться, а теперь хочу обратно.</text:span></text:p>
      <text:p text:style-name="P136">Он отпер дверь и я устремился в зал.</text:p>
      <text:p text:style-name="P136">Ресторан занимал немалую площадь; в нём разместилось гулеванье сразу двух свадеб и ещё оставались свободные столики.</text:p>
      <text:p text:style-name="P136">Ждать пришлось долго, но наконец ко мне подошёл официант и я объяснил, что хочу просто поужинать без излишеств.</text:p>
      <text:p text:style-name="P136"><text:soft-page-break/>Пока он приносил спартанский заказ, мне выпал случай пронаблюдать танец молодых из ближайшей ко мне свадьбы.</text:p>
      <text:p text:style-name="P136">Под конец танца дебелая невеста в белом платье заехала локтем в грудь тщедушному жениху и вернулась за стол. Схватившись за галстук, он заулыбался жалкой улыбкой, где не хватало нескольких зубов.</text:p>
      <text:p text:style-name="P136">Фундамент брачных отношений закладывался ещё на свадьбе. Бедняга! Угораздило же тебя... То есть — совет, да любовь!</text:p>
      <text:p text:style-name="P136"><text:s/>По счёту <text:s/>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36">Он назвался и не стал настаивать на рубле.</text:p>
      <text:p text:style-name="P136">В номер я поднялся сытым и довольным, а на расспросы постояльцев рассеянно пояснил, что <text:s/>ресторан внизу ещё работает.</text:p>
      <text:p text:style-name="P136"/>
      <text:p text:style-name="P136">В конотоп я приехал вечером следующего дня и гордо повёз подарок на Семь Ветров. <text:span text:style-name="T176">Семья Наташи уже жила там в девятиэтажке построенной ПМК-7.</text:span></text:p>
      <text:p text:style-name="P137">Поездка лифтом на четвёртый этаж показалась провинциально короткой, но дверь мне не открыли.</text:p>
      <text:p text:style-name="P137">Гена иногда уезжал на сессии своего заочного техникума на Донбассе, а Наташа могла выйти к какой-то из соседок.</text:p>
      <text:p text:style-name="P137">В виде помощи молодой семье я писал для Гены все работы по философии и истории. С паршивого шурина хоть шерсти клок.</text:p>
      <text:p text:style-name="P137">По пути на Декабристов 13 я завернул в переулки улицы Пирогова, где жили Генины родители.</text:p>
      <text:p text:style-name="P137">Папа его уже спал, а Наталья Савельевна сидела в гостиной с Андреем — её внуком и моим племянником.</text:p>
      <text:p text:style-name="P137">Я хотел оставить коробку и уйти, но она попросила собрать игрушку — всё равно Андрюша ещё не спит.</text:p>
      <text:p text:style-name="P137">Когда поезд, чуть жужжа, начал бегать кругами по полу гостиной, мы с Андреем сравнялись по возрасту.</text:p>
      <text:p text:style-name="P137"/>
      <text:p text:style-name="P138">Восстановление утраченных в хмельном столбняке переводов заняло около года. <text:span text:style-name="T177">Оттого, что они свежи ещё были в памяти, не получилось растянуть удовольствие.</text:span></text:p>
      <text:p text:style-name="P139">Поставив заключительную точку в последнем переводе, я повёз четырёхтомник Моэма в Нежин, вернуть Ноне.</text:p>
      <text:p text:style-name="P140">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0">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0">Она улыбнулась из-под очков и протянула руку за целлофановым пакетом. Я перехватил её руку, типа, для демократичного рукопожатия, в стиле героев Джека Лондона. Затем склонился и, отчасти неожиданно и для самого себя, я поцеловал ей руку. Только после этого пакет перешёл от меня к ней.</text:p>
      <text:p text:style-name="P140">Распрямившись, я уделил Пановой чопорный кивок и удалился.</text:p>
      <text:p text:style-name="P140">Хорошо хоть каблуками не щёлкнул, как поручик Ржевский.</text:p>
      <text:p text:style-name="P140"/>
      <text:p text:style-name="P140">В электричке моя эйфория сошла на первой же остановке и вместо неё насела неотвязная озабоченность.</text:p>
      <text:p text:style-name="P140">Какое, всё-таки, благо неумение строить детальные планы. <text:span text:style-name="T178">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text:span><text:soft-page-break/><text:span text:style-name="T178">какая-то неодолимая подробность, в которую твой план упрётся, как «Титаник» в свой айсберг.</text:span></text:p>
      <text:p text:style-name="P141">Бздынь! А там и буль-буль...</text:p>
      <text:p text:style-name="P141"/>
      <text:p text:style-name="P141">Какое издательство станет рассматривать закорючки моего почерка? Но как превратить переводы в машинописный текст?</text:p>
      <text:p text:style-name="P141">Обучиться печатать самому — заманчивый план, вот только где машинку взять?</text:p>
      <text:p text:style-name="P141">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1">Вот только секретарша украинского не знает, и вообще печатает одним пальцем.</text:p>
      <text:p text:style-name="P141">О том, чтоб мне после работы приходить в контору на часок и мало-помалу... — и думать не моги: новый начальник чересчур ревнив. <text:span text:style-name="T179">На административный корпус у него воззрение как на персональный курятник, он не потерпит ничего подобного, даже после работы.</text:span></text:p>
      <text:p text:style-name="P141"/>
      <text:p text:style-name="P142">Упор в непредвиденную подробность крепко меня озаботил и полностью затормозил исполнение плана...</text:p>
      <text:p text:style-name="P142"/>
      <text:p text:style-name="P142">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3">Усомняться в словах сестры бесполезно; их просто надо принимать как данность.</text:p>
      <text:p text:style-name="P143">Однако, такая данность навалилась и придавила меня не на один день.</text:p>
      <text:p text:style-name="P143">Выручил случай. Бригадир Микола Хижняк предложил мне разобрать риштовку вдоль готовой перегородки на втором этаже.</text:p>
      <text:p text:style-name="P144">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4">Перегородок на этаже много и <text:s/>кóзлов на всех не хватает и тогда устраивается «рацуха» (так в бригаде переиначили слово «рацпредложение»).</text:p>
      <text:p text:style-name="P144">Несколько поддонов сшиваются попарно гвоздями и работают вместо <text:s/>кóзлов. <text:span text:style-name="T180">У поддонов рост пониже, поэтому поверх первого настила снова устанавливаются спаренные <text:s/></text:span>кóзл<text:span text:style-name="T180">ы для следующего.</text:span></text:p>
      <text:p text:style-name="P145">Вся эта приспособа смахивает на карточный домик и хлипче, чем <text:s/><text:span text:style-name="T181">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5">Мало кто любит разбирать риштовку, ну, а мне оно, типа, шахматного этюда. Просто от осколков надо вовремя уклоняться.</text:p>
      <text:p text:style-name="P145">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span text:style-name="T182">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span></text:p>
      <text:p text:style-name="P145">- <text:span text:style-name="T182">Свадьба?! Вот вам свадьба!</text:span></text:p>
      <text:p text:style-name="P146">Ноздри мои округлились, распираемые бешеным гневом и толчками гоняли сухую пыль, взбитую валящейся риштовкой, в меня и обратно.</text:p>
      <text:p text:style-name="P146">Хорошо хоть иногда давать себе волю до полного самозабвения. Только не каждому это дано.</text:p>
      <text:p text:style-name="P146">Я, например, отлично сознавал, что повторяю игру актёра из недавней экранизации странствий Одиссея.</text:p>
      <text:p text:style-name="P146">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6"><text:soft-page-break/>В любом случае, за считанные минуты на месте риштовки валялась груда досок вперемешку с поддонами. <text:span text:style-name="T183">Клубы пыли заполнили помещение, а в коридоре Катерина, затаившись у дверного проёма, напряжённо вслушивалась — о какой это я свадьбе?</text:span></text:p>
      <text:p text:style-name="P146"/>
      <text:p text:style-name="P101">Моя сестра Наташа так никогда и не сообщила о новом замужестве Иры. Похоже в тот раз мы с Одисеем поломали нормальный ход её дальнейшей жизни.</text:p>
      <text:p text:style-name="P101"/>
      <text:p text:style-name="P101">В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01">Хотя если при монастыре найдётся правильный садовник от Боккаччо...</text:p>
      <text:p text:style-name="P101"/>
      <text:p text:style-name="P101">Опять меня заносит: мало мне своих проблем, чтоб лезть в королевские?</text:p>
      <text:p text:style-name="P101"/>
      <text:p text:style-name="P101">Зато именно Наташа подарила мне решение титанически непреодолимой проблемы превращения рукописей в печатный текст.</text:p>
      <text:p text:style-name="P101">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01"/>
      <text:p text:style-name="P214">Двухэтажный дом машинописного бюро напоминал «Черевкину школу». От входа наверх вела широкая деревянная лестница и там в паре смежных <text:span text:style-name="T74">комнат</text:span> машинистки с поразительной скоростью стрекотали своими печатными машинками. </text:p>
      <text:p text:style-name="P214">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214">Она назначила день, когда мне надо будет придти за готовым текстом. </text:p>
      <text:p text:style-name="P214">Замирая сердцем, я сказал, что у меня есть ещё переводы. Она ответила, что м<text:span text:style-name="T74">о</text:span>гу приносить и их — по одному, по два. <text:span text:style-name="T75">На мой вопрос об оплате она непонятно отмахнулась.</text:span></text:p>
      <text:p text:style-name="P215"/>
      <text:p text:style-name="P215">Месяца два с половиной, может три, я пробирался в назначенные Валей дни в машинописное бюро.</text:p>
      <text:p text:style-name="P215">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Когда я отдал Вале перевод последнего из рассказов и снова попытался выяснить насчёт оплаты, она опять отмахнулась.</text:p>
      <text:p text:style-name="P215"/>
      <text:p text:style-name="P215">Труд обязан вознаграждаться, поэтому я решил заплатить не деньгами, а подарком.</text:p>
      <text:p text:style-name="P215">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215">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215">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215">- Мельхиор?- спросила машинистка из-за соседнего стола.</text:p>
      <text:p text:style-name="P215">Я не стал никому ничего объяснять: <text:s/>кто захочет — <text:span text:style-name="T76">найдёт способ определить из чего.</text:span></text:p>
      <text:p text:style-name="P215"/>
      <text:p text:style-name="P216">В тот месяц алименты в Нежин и Конотоп съехали на 15 руб.</text:p>
      <text:p text:style-name="P216"/>
      <text:p text:style-name="P216">За пару дней до первомая меня опять потянуло на ритуалы. С декабристов 13 я принёс на объект кусок яркокрасного кумача, 40 х 40 см, прибил его на двухметровый брус из кучи <text:soft-page-break/>останков бывших риштовок и вышел весёлый флажок.</text:p>
      <text:p text:style-name="P216">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216">Пётр Кирпа спросил что это я опять вытворяю и мне пришлось прогнать ему насчёт дня международной солидарности трудящихся. Он пообещал мне, что я допрыгаюсь, но бригада промолчала.</text:p>
      <text:p text:style-name="P216">Укладывая кирпич в стену захватки, мы иногда поглядывали на весело трепещущий кусок кумача над нашими трудовыми спинами.</text:p>
      <text:p text:style-name="P216"/>
      <text:p text:style-name="P216">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216">Я сел на маленькую табуреточку отцовского производства, чтобы завязать шнурки на чёрных кожаных туфлях.</text:p>
      <text:p text:style-name="P216">- <text:span text:style-name="T77">Ты никуда не пойдёшь,- сказала мне моя мать, стоя между мной и остеклённогй дверью веранды.</text:span></text:p>
      <text:p text:style-name="P216">- <text:span text:style-name="T77">Посидишь дома,- подтвердил мой отец и задвинул засовчик на двери — плод своего слесарного искусства в Рембазе.</text:span></text:p>
      <text:p text:style-name="P217">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218"><text:tab/><text:tab/><text:tab/>Ой, Днипро, Днипро, </text:p>
      <text:p text:style-name="P218"><text:tab/><text:tab/><text:tab/>Ты широк могуч,</text:p>
      <text:p text:style-name="P217"><text:span text:style-name="T78"><text:tab/><text:tab/><text:tab/>Над тобой плывут облака..</text:span>.</text:p>
      <text:p text:style-name="P217">Дальше я не знал слов, медленно поднялся и сделал шаг к выходу.</text:p>
      <text:p text:style-name="P217">Мой отец поймал мою шею в захват своими трудовыми руками молотобойца, дизелиста и слесаря. Меня всегда восхищала рельефность бицепсов его рук. Мать моя повисла на моём противоположном плече.</text:p>
      <text:p text:style-name="P217">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217">- Гадёныш!- крикнул мой отец.</text:p>
      <text:p text:style-name="P217">- Негодяй!- вторила ему моя мать.</text:p>
      <text:p text:style-name="P217">С победным смехом я воскликнул:</text:p>
      <text:p text:style-name="P217">- Мама! Догогонь!</text:p>
      <text:p text:style-name="P217">Так, по рассказам родителей, в двухлетнем возрасте я выговаривал «догони!»...</text:p>
      <text:p text:style-name="P217"/>
      <text:p text:style-name="P227">С тех пор я перестал разговаривать с родителями и перестал ходить на демонстрации.</text:p>
      <text:p text:style-name="P227">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227">До неё я не доходил, <text:span text:style-name="T81">а</text:span> через пару километров <text:span text:style-name="T81">переходил на отделяющуюся </text:span>от железнодорожной насыпи ветк<text:span text:style-name="T81">у</text:span> пути, по которому никто не ездит — он запасной на случай войны. 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227">Вот зачем понадобился объездной путь, который, не заходя в Конотоп, плавной дугой через пустые поля выводит к сеймовскому лесу.</text:p>
      <text:p text:style-name="P228">У остановки «Присеймовье» я сворачивал к реке, где когда-то, ещё неженатыми, мы отдыхали с Ирой.</text:p>
      <text:p text:style-name="P228">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text:soft-page-break/>пригодится.</text:p>
      <text:p text:style-name="P228">Обратный путь лежал вдоль основной двухколейной магистрали. <text:s/>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82">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229">В целом получался замкнутый круг — откуда вышел, туда и вернулся, прошагав весь день. <text:s/>Эти сольные марш-броски заменили мне демонстрации.</text:p>
      <text:p text:style-name="P219"><text:tab/><text:tab/><text:tab/>...ах, о чём</text:p>
      <text:p text:style-name="P219"><text:tab/><text:tab/><text:tab/> <text:s text:c="2"/>мы хохочем?</text:p>
      <text:p text:style-name="P219"><text:tab/><text:tab/><text:tab/> <text:s text:c="2"/>ведь не очень</text:p>
      <text:p text:style-name="P229"><text:span text:style-name="T78"><text:tab/><text:tab/><text:tab/> <text:s text:c="2"/>охочи..</text:span>.</text:p>
      <text:p text:style-name="P229">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229">Я <text:span text:style-name="T83">отправился</text:span> в локомотивное депо, проник на его безлюдную и тихую, по поводу второго праздничного дня, территорию <text:span text:style-name="T83">и там вышел к незавершённому строительству административного корпуса.</text:span></text:p>
      <text:p text:style-name="P230">У груды силикатного кирпича наваленного самосвалами я установил пустой поддон и принялся складывать на него кирпичи.</text:p>
      <text:p text:style-name="P230">Иногда приходилось левым локтем зажимать грудь, пронзаемую уже не булавкой, а спицей.</text:p>
      <text:p text:style-name="P230">Когда на поддон были сложены все двенадцать рядов кирпича, я сказал себе, что жить буду и поднялся на незавершённый третий этаж.</text:p>
      <text:p text:style-name="P230">Тут я снял с угла кладки Весёлого Роджера, сунул его в дыру одной из плит перекрытия и присыпал засохшим раствором.</text:p>
      <text:p text:style-name="P230">Запугиванья Кирпы остались пустой угрозой — в то лето меня так и не увезли в Ромны. </text:p>
      <text:p text:style-name="P230">Неужто я поумнел? Сомневаюсь. <text:span text:style-name="T84">Просто как-то не подвернулись ничьи высокопоставленные мозоли.</text:span></text:p>
      <text:p text:style-name="P231">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231"/>
      <text:p text:style-name="P231">В моём не продуманном в подробностях плане подкатила несложная и приятная деталь — сборка отпечатанных текстов в один общий том рассказов.</text:p>
      <text:p text:style-name="P231">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231">Дырокол для пробивки страниц машинописного текста по размеру кольцевых застёжек я взял у секретарши СМП-615. Начальник аж позеленел, увидав меня в пределах своей птицефабрики, но его мозоли ещё не доросли считаться высокопоставленными.</text:p>
      <text:p text:style-name="P231"/>
      <text:p text:style-name="P232">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232">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232">С не меньшей благовоспитанностью я сказал, что, по-моему, и сам найду, спасибо.</text:p>
      <text:p text:style-name="P232">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232"><text:soft-page-break/>От Моэма он не открещивался и тогда я вынул и положил ему на стол увесистый том в серой пластиковой обложке.</text:p>
      <text:p text:style-name="P233">Он нехотя открыл, глянул на название первого рассказа — «Дождь» <text:s/>— и спросил кто меня прислал.</text:p>
      <text:p text:style-name="P233">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233">Но куда, при такой системе, независимому копьеносцу податься?!</text:p>
      <text:p text:style-name="P233">Он, на всякий случай, ещё раз раскрыл том где-то посередине и тут же захлопнул обложку.</text:p>
      <text:p text:style-name="P233">- Я просто посыльный,- ответил я.- Меня попросили отнести в ваше издательство, вот я и принёс.</text:p>
      <text:p text:style-name="P233">- Кто?</text:p>
      <text:p text:style-name="P233">Я открыл обложку и показал квадратик бумаги приклеенный к ней с изнанки, где, на всякий, значился мой конотопский адрес.</text:p>
      <text:p text:style-name="P233">- <text:span text:style-name="T85">Вот этот мой друг,- сказал я.</text:span></text:p>
      <text:p text:style-name="P234">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234">На следующий день в Конотопе, на улице Декабристов 13, меня ждала на полках этажерки бандероль в жёсткой горчично-коричневой бумаге почтовых отправлений.</text:p>
      <text:p text:style-name="P234">У меня не было причин открыть её. Зачем?</text:p>
      <text:p text:style-name="P234">По размерам и знакомому весу я и не глядя знал что там внутри.</text:p>
      <text:p text:style-name="P234">Годовой отчёт за минувшие шесть лет жизни — 472 страницы; 35 рассказов Моэма в переводе на украинский язык.</text:p>
      <text:p text:style-name="P234">Странно как она вообще не пришла в Конотоп раньше моего возвращения из Киева.</text:p>
      <text:p text:style-name="P234">А ещё странно, что эта нераспечатанная бандероль с нечитанными рассказами оставила меня таким отморожено безразличным.</text:p>
      <text:p text:style-name="P234">Ага... <text:span text:style-name="T86">Эти шесть лет не вписываются в феодально разгрáфленную систему книгоиздательского дела.</text:span></text:p>
      <text:p text:style-name="P234">- <text:span text:style-name="T86">Кто вас прислал в нашу квадратно-гнездовую реальность?</text:span></text:p>
      <text:p text:style-name="P234">- <text:span text:style-name="T87">Извините, не в ту дверь постучал.</text:span></text:p>
      <text:p text:style-name="P234">«<text:span text:style-name="T88">Прощайте, пэры и пэрухи, сэры и сэрухи!»,- как говаривал дядя Вадя, знаток вассальной зависимости из учебника средних веков.</text:span></text:p>
      <text:p text:style-name="P234"/>
      <text:p text:style-name="P235">Вместо экземпляра книги рассказов Моэма из небольшого, стотысячного тиража, на полках прочно улеглась увесистая бандероль. В том, что зависело от меня, план был исполнен по всем пунктам и это лишило жизнь всякой цели. </text:p>
      <text:p text:style-name="P235">Всё катилось по давно наезженной до блеска колее, но уже беспланово и бесцельно.</text:p>
      <text:p text:style-name="P235">Впрочем, если не задаваться вопросом «зачем?», то и парной по четвергам с последующими парой бутылок пива достаточно, чтобы прожить ещё неделю. <text:span text:style-name="T89">Вон, тибетские монахи и без этого обходятся.</text:span></text:p>
      <text:p text:style-name="P236">Мне явно не доставало плотских утех.</text:p>
      <text:p text:style-name="P236">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236">Углублённый самодопрос прояснил, что это я высматриваю высокие австрийские сапоги.</text:p>
      <text:p text:style-name="P237"><text:span text:style-name="T371">Но в чём</text:span> моя вина, <text:span text:style-name="T371">если в Австрии</text:span> <text:span text:style-name="T371">выпускают настолько долговечную обувь, что ни в какую не изнашивается из памяти?</text:span></text:p>
      <text:p text:style-name="P349">Однако, откуда взяться летом сапогам?</text:p>
      <text:p text:style-name="P237">И чего ради <text:span text:style-name="T371">она</text:span> прие<text:span text:style-name="T371">дет</text:span> в Конотоп, а тем более на Декабристов 13?</text:p>
      <text:p text:style-name="P236">Такие риторические вопросы помогали выставлять себя на смех перед самим собою, но не <text:soft-page-break/>могли предотвратить ночных поллюций.</text:p>
      <text:p text:style-name="P236"/>
      <text:p text:style-name="P238">Глубокой ночью сон мой прервался тем, что я вскинул голову и резко опустил её на деревянный подлокотник раздвижного дивана. </text:p>
      <text:p text:style-name="P238">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238">Включив лампу на столе, я вернулся и откинул одеяло. Блин! Тёмное влажное пятно красовалось на малиновой скатерти, которая давно лишилась бахромы и перешла в разряд покрывал.</text:p>
      <text:p text:style-name="P238">- Всё правильно,- сказал я сам себе.- Именно для этого ты её и украл.</text:p>
      <text:p text:style-name="P238">Потом я сделал в покрывале складку поверх пятна, чтоб не касаться мокрого, и лёг досыпать ночь.</text:p>
      <text:p text:style-name="P220"><text:tab/><text:tab/><text:tab/> <text:s text:c="2"/>Для меня дыры чёрные — </text:p>
      <text:p text:style-name="P220"><text:tab/><text:tab/><text:tab/> <text:s text:c="2"/>Белые пятна...</text:p>
      <text:p text:style-name="P220"><text:tab/><text:tab/><text:tab/>...И сплетаются в жгут без ответов вопросы,</text:p>
      <text:p text:style-name="P238"><text:span text:style-name="T78"><text:tab/><text:tab/><text:tab/> <text:s text:c="2"/>Окропя чёрным семенем белую простынь</text:span>.</text:p>
      <text:p text:style-name="P238"/>
      <text:p text:style-name="P238">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90">У тебя тут, естественно, прёт ломовая эрекция, которую не в силах утаить оба ваших плаща. Причём отступать некуда — пассажиров больше, чем селёдок в бочке.</text:span></text:p>
      <text:p text:style-name="P239">Вот и стоишь, уныло глядя за стекло окна, типа, я тут не при чём.</text:p>
      <text:p text:style-name="P239">Но если не твой, то чей же?</text:p>
      <text:p text:style-name="P458"><text:tab/><text:tab/><text:tab/>Благословенны будьте повороты</text:p>
      <text:p text:style-name="P459"><text:tab/><text:tab/><text:tab/>и прочие извивы</text:p>
      <text:p text:style-name="P459"><text:tab/><text:tab/><text:tab/>у путей трамвайных –</text:p>
      <text:p text:style-name="P459"><text:tab/><text:tab/><text:tab/>Пособники</text:p>
      <text:p text:style-name="P459"><text:tab/><text:tab/><text:tab/>сладчайших прикасательств,</text:p>
      <text:p text:style-name="P464"><text:span text:style-name="T78"><text:tab/><text:tab/><text:tab/>вполне пристойных и почти случайных..</text:span>.</text:p>
      <text:p text:style-name="P464"/>
      <text:p text:style-name="P460">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460">Но мне на кой хрен это либидо?! Я вам не Ван Гог, и не Волт Витмен.</text:p>
      <text:p text:style-name="P460">Мой план исполнен и забандеролен.</text:p>
      <text:p text:style-name="P460">Но как избавиться? Вот в чём вопрос.</text:p>
      <text:p text:style-name="P460"/>
      <text:p text:style-name="P461">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461"/>
      <text:p text:style-name="P461">Например, на 100-квартирном меня привлекла незнакомая молодая штукатурша, 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461">Я решил накропать свою Песню Песней, используя её как натурщицу.</text:p>
      <text:p text:style-name="P461">Обычно штукатуры начинают свою работу на объекте после засыпки плит пола керамзитом.</text:p>
      <text:p text:style-name="P461">Керамзит — хороший теплоизоляционный материал, вот только хрустит под ногами пока не покрыт стяжкой.</text:p>
      <text:p text:style-name="P461">Обернувшись пару раз на мои осторожные шаги по керамзиту — я подходил к дверному <text:soft-page-break/>проёму уточнить детали слагаемого шедевра — она спросила Трепетилиху, что затирала оконный откос:</text:p>
      <text:p text:style-name="P461">- А может этот украл мой мастерок?</text:p>
      <text:p text:style-name="P461">- Ты что!- ответила Трепетилиха.- Этот такой, что потопчется по твоему мастерку, но не <text:span text:style-name="T376">поцупит</text:span>.</text:p>
      <text:p text:style-name="P462">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458"><text:tab/><text:tab/><text:tab/>С высокой скалы сбросил либидо своё </text:p>
      <text:p text:style-name="P458"><text:tab/><text:tab/><text:tab/>Я в синее море</text:p>
      <text:p text:style-name="P458"><text:tab/><text:tab/><text:tab/>И увидал — </text:p>
      <text:p text:style-name="P460"><text:span text:style-name="T78"><text:tab/><text:tab/><text:tab/></text:span><text:span text:style-name="T79">Как синее море т</text:span><text:span text:style-name="T78">онет в либидо моём..</text:span>.</text:p>
      <text:p text:style-name="P460"/>
      <text:p text:style-name="P463">Блин! Три залёта в Ромны и два развода не оставляют даже одного шанса из тысячи на серьёзные отношения. Вот и держишь себя в смирительной рубашке.</text:p>
      <text:p text:style-name="P463"/>
      <text:p text:style-name="P465">А вот вьюгу не зануздаешь. Хорошо хоть не в морду, а в спину; подгоняет меня к Вокзалу <text:span text:style-name="T377">в предутренних сумерках. Потоки снега на шквалистом ветру обращают сумерки в темень. По колено в сугробах, я <text:s/>бреду где должна быть дорожка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Да и смотреть там не на что: было — <text:s/>прошло.</text:span></text:p>
      <text:p text:style-name="P466">Только зачем я вижу её обнажённое тело в этой белой пене пурги? И не одна — слепляется с кем-то. Не со мной...</text:p>
      <text:p text:style-name="P466">Я оборачиваю лицо назад — под оплеухи снега, чтобы очнуться <text:s/>и не видеть. Включаю в мозгу взрыды органа из подвала Дома органной музыки, они обрывисты и не точны, но отвлекают. Наверное, я точно извращенец — при любовной сцене моей жены неизвестно с кем впадаю в эрекцию. Жена? Ну, ладно, не жена — любовь всей жизни. Заткнись, придурок!</text:p>
      <text:p text:style-name="P466">Я отчаянно мотаю головой и со стоном пошатываюсь на ходу. <text:span text:style-name="T378">Твёрдый скользящий удар сзади по левому плечу призывает к порядку. Электричка из Нежина пробирается сквозь пургу к Вокзалу. Электрички всегда правы — у них нет отклонений. Вон и фонари над четвёртой платформой, а на площади автобус-«чаечка». Всё нормально, я такой же как все.</text:span></text:p>
      <text:p text:style-name="P460"/>
      <text:p text:style-name="P460">Весенним поздним вечером на привокзальной площади кому-то поплохело. Может, сердчишко подкачало, или ещё что, но рухнул мужчина на асфальт.</text:p>
      <text:p text:style-name="P460">Однако, «скорая» — молодец; подкатила, когда ещё не утихли женские «ахи!» в небольшой сгрудившейся толпе.</text:p>
      <text:p text:style-name="P460">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460">По аллее от входа в парк с площади навстречу мне задумчиво шагала явная сопереживательница происшествия. <text:span text:style-name="T91">Когда мы поравнялись, она вдруг повторила «ах!», но только потише; всплеснула руками, как в Лебедином озере, и повалилась на меня.</text:span></text:p>
      <text:p text:style-name="P463">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463">Она сидела молча, свесив голову, и я галантно помалкивал рядом — в густой тени дерева, отгородившего свет фонаря в аллее.</text:p>
      <text:p text:style-name="P463"><text:soft-page-break/>Я сидел рядом и зачитывал себе на тему бесполезности чего-то затевать с моим непроглядным прошлым в городе, где все друг друга знают.</text:p>
      <text:p text:style-name="P463">Когда взаимное молчание стало чересчур навязчивым, она положила мне руку на плечо, сказала слабым голосом «спасибо» и ушла по аллее.</text:p>
      <text:p text:style-name="P463">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92">своим либидо и ночами долгими, как у принцессы на горошине.</text:span></text:p>
      <text:p text:style-name="P463"/>
      <text:p text:style-name="P463">- <text:span text:style-name="T92">Так ты, родной, был с Катькой в парке?</text:span></text:p>
      <text:p text:style-name="P463">- <text:span text:style-name="T92">О чём ты, Натаня?</text:span></text:p>
      <text:p text:style-name="P463">- <text:span text:style-name="T92">Ладно тебе. Катька из нашей бухгалтерии сама рассказала: в Лунатике ей стало плохо и она упала на тебя.</text:span></text:p>
      <text:p text:style-name="P463">- <text:span text:style-name="T92">Она меня с кем-то путает.</text:span></text:p>
      <text:p text:style-name="P463">- <text:span text:style-name="T92">Врёшь!</text:span></text:p>
      <text:p text:style-name="P463">- <text:span text:style-name="T376">Вот везёт же ж некоторым! Катьки на них в парках падают...</text:span></text:p>
      <text:p text:style-name="P240">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240">- Эй! Ты ж из «Орфеев»? Огольцов?</text:p>
      <text:p text:style-name="P240">…молодой мужик моего возраста, рядом с ним женщина, жена наверное, тоже идут к вокзалу...</text:p>
      <text:p text:style-name="P240">- Да.</text:p>
      <text:p text:style-name="P240">- Я тебя знаю! Ты учился в Нежине, а я знал твою жену Ольгу.</text:p>
      <text:p text:style-name="P240">...нет, никогда не видел, а мою жену знал не ты один...</text:p>
      <text:p text:style-name="P240">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240">- Во! Прикинь — идём и всё дорогу долбает меня во все дырки!</text:p>
      <text:p text:style-name="P240">...чего ж не понять — знал во все дырки, вот ведь допотопщина, тут бродишь весь в страданиях насчёт <text:span text:style-name="T93">флейты</text:span> Иры, а он всё ещё про Ольгу никак не уймётся...</text:p>
      <text:p text:style-name="P240">- Хорошо. Передавай привет моей жене Ольге.</text:p>
      <text:p text:style-name="P240">- Ну, ты... д-дурогон!</text:p>
      <text:p text:style-name="P240">Предоставив их друг другу, я сворачиваю с Клубной в парк, на дорожку ведущую <text:span text:style-name="T94">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241">Возле Базара в трамвай зашли Чепа и Владя.</text:p>
      <text:p text:style-name="P241">- Привет!- говорю я.</text:p>
      <text:p text:style-name="P241">Чепа настороженно кивает и они тоже говорят:</text:p>
      <text:p text:style-name="P241">- Привет!</text:p>
      <text:p text:style-name="P241">Трамвай, громыхая, везёт нас к тринадцатой школе. У меня вырвался смешок.</text:p>
      <text:p text:style-name="P241">- О чём ты смеёшься, Сергей?- с небывалой корректностью спрашивает Чепа.</text:p>
      <text:p text:style-name="P241">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241">- <text:span text:style-name="T95">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ыдал:</text:span></text:p>
      <text:p text:style-name="P221"><text:tab/><text:tab/><text:tab/>Но твой расчёт не удалс<text:span text:style-name="T97">я́</text:span></text:p>
      <text:p text:style-name="P221"><text:span text:style-name="T97"><text:tab/><text:tab/><text:tab/>П</text:span><text:span text:style-name="T96">окрыть меня военной славой</text:span></text:p>
      <text:p text:style-name="P221"><text:soft-page-break/><text:span text:style-name="T96"><text:tab/><text:tab/><text:tab/>И за трубу я не бралс</text:span><text:span text:style-name="T97">я́ <text:s/></text:span><text:span text:style-name="T96">— </text:span></text:p>
      <text:p text:style-name="P242"><text:span text:style-name="T98"><text:tab/><text:tab/><text:tab/>Я в тот момент сидел в канаве..</text:span><text:span text:style-name="T100">.</text:span></text:p>
      <text:p text:style-name="P210">- Ты помнишь, Владя?</text:p>
      <text:p text:style-name="P210">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210">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210"/>
      <text:p text:style-name="P210">...этот переводчик из «Всесвита» неплохо сработал стихи того чеха... а на русском получится?</text:p>
      <text:p text:style-name="P213"><text:tab/><text:tab/><text:tab/>Иду и улыбаюсь сам себе</text:p>
      <text:p text:style-name="P213"><text:tab/><text:tab/><text:tab/>А как подумаю ЧТО</text:p>
      <text:p text:style-name="P213"><text:tab/><text:tab/><text:tab/>Обо мне решат прохожие,</text:p>
      <text:p text:style-name="P242"><text:span text:style-name="T98"><text:tab/><text:tab/><text:tab/></text:span><text:span text:style-name="T99">И</text:span><text:span text:style-name="T98"> вовсе — хохочу!.</text:span><text:span text:style-name="T100">.</text:span></text:p>
      <text:p text:style-name="P242"><text:span text:style-name="T100">...нет, во «Всесвите» лучше, </text:span><text:span text:style-name="T101">переводчик молодец, но </text:span><text:span text:style-name="T100">чех </text:span><text:span text:style-name="T101">ещё молодчее</text:span><text:span text:style-name="T100">,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101">насухо окаменевшей губки, что уже </text:span><text:span text:style-name="T102">год</text:span><text:span text:style-name="T101"> как завалилась за буфет... но этот чех и впрямь хорош, показал как </text:span><text:span text:style-name="T102">надо делать</text:span><text:span text:style-name="T101"> завещание поэта... до него одни только двухходовки: ах, похороните, чтоб по весне надо мной соловей песни пел... а меня та</text:span><text:span text:style-name="T102">м, где</text:span><text:span text:style-name="T101"> слыхать течен</text:span><text:span text:style-name="T102">и</text:span><text:span text:style-name="T101">е Днепра... </text:span><text:span text:style-name="T102">полный эгоизм и</text:span><text:span text:style-name="T101"> потребительс</text:span><text:span text:style-name="T102">тво</text:span><text:span text:style-name="T101">, то ли дело — <text:s/>хохотунчик, всё </text:span><text:span text:style-name="T102">чётко</text:span><text:span text:style-name="T101">, начиная с породы дерева: </text:span><text:span text:style-name="T102">заройте </text:span><text:span text:style-name="T101">под липу, </text:span><text:span text:style-name="T102">пусть</text:span><text:span text:style-name="T101"> корни </text:span><text:span text:style-name="T102">мои </text:span><text:span text:style-name="T101">соки </text:span><text:span text:style-name="T102">качают аж</text:span><text:span text:style-name="T101"> в цветы и</text:span><text:span text:style-name="T102">х </text:span><text:span text:style-name="T101">пчёлки </text:span><text:span text:style-name="T102">тот</text:span><text:span text:style-name="T101"> нектар </text:span><text:span text:style-name="T102">уносят</text:span><text:span text:style-name="T101"> в улей, </text:span><text:span text:style-name="T102">чтоб с</text:span><text:span text:style-name="T101"> мёд</text:span><text:span text:style-name="T102">ом</text:span><text:span text:style-name="T101"> </text:span><text:span text:style-name="T102">были</text:span><text:span text:style-name="T101"> булоч</text:span><text:span text:style-name="T102">ки</text:span><text:span text:style-name="T101"> </text:span><text:span text:style-name="T102">у молодых</text:span><text:span text:style-name="T101"> красот</text:span><text:span text:style-name="T102">ок</text:span><text:span text:style-name="T101">, </text:span><text:span text:style-name="T102">как сядут</text:span><text:span text:style-name="T101"> чай </text:span><text:span text:style-name="T102">пить</text:span><text:span text:style-name="T101">... вот </text:span><text:span text:style-name="T103">оно</text:span><text:span text:style-name="T101"> рыцарство! </text:span><text:span text:style-name="T103">он</text:span><text:span text:style-name="T101"> их и после смерти </text:span><text:span text:style-name="T103">на спец </text:span><text:span text:style-name="T101">па</text:span><text:span text:style-name="T103">ёк</text:span><text:span text:style-name="T101"> </text:span><text:span text:style-name="T103">сажает,</text:span><text:span text:style-name="T101"> закормлю, </text:span><text:span text:style-name="T103">говорит,</text:span><text:span text:style-name="T101"> деликатесами... но при чём тут Чехия? шизофрения наднациональна, </text:span><text:span text:style-name="T103">нерушима и неделима</text:span><text:span text:style-name="T101">... </text:span><text:span text:style-name="T103">хотя</text:span><text:span text:style-name="T104">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03">тебя фиксируют</text:span><text:span text:style-name="T104">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03">в самом уже термине </text:span><text:span text:style-name="T104">отрыв от бога: «божевiльний», причём существование и того и другого </text:span><text:span text:style-name="T105">за пределами доказуемости... </text:span><text:span text:style-name="T103">и,</text:span><text:span text:style-name="T105"> унюха</text:span><text:span text:style-name="T103">вши</text:span><text:span text:style-name="T105">, что привязь </text:span><text:span text:style-name="T103">уже</text:span><text:span text:style-name="T105"> не держит — вперёд! с упоеньем до умопомраченья... </text:span><text:span text:style-name="T103">только</text:span><text:span text:style-name="T105"> заруби на носу: на воле-то хорошо, да больно мокро и студёно... и в этом весь подвох: как уйти от диктата </text:span><text:span text:style-name="T103">берегущего</text:span><text:span text:style-name="T105">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03">т</text:span><text:span text:style-name="T105">ак быстро? </text:span><text:span text:style-name="T103">н</text:span><text:span text:style-name="T105">и себе чего!.. Меркуцио повезло </text:span><text:span text:style-name="T103">с</text:span><text:span text:style-name="T105"> друг</text:span><text:span text:style-name="T103">ом, </text:span><text:span text:style-name="T105"><text:s/>Ромео вовремя одёрнет: «ты о пустом болтаешь! гляди, не </text:span><text:span text:style-name="T103">то</text:span><text:span text:style-name="T105"> утопа</text:span><text:span text:style-name="T103">ешь</text:span><text:span text:style-name="T105"> на Циолковского»... не понял, а что это Леночка перед калиткой прогуливается?..</text:span></text:p>
      <text:p text:style-name="P211">- Папа, к тебе гости.</text:p>
      <text:p text:style-name="P211">- Какие гости?</text:p>
      <text:p text:style-name="P211">- Не знаю, говорит, что твой друг.</text:p>
      <text:p text:style-name="P243"><text:span text:style-name="T105">З</text:span><text:span text:style-name="T100">вякнув клямкой калитки, я захожу во двор.</text:span></text:p>
      <text:p text:style-name="P212">На лавочке возле крыльца, подняв взгляд к нижним веткам от яблони за спиной, пуская вверх дым папиросы, сидит мой гость, он же друг.</text:p>
      <text:p text:style-name="P212">- Привет, Двойка.</text:p>
      <text:p text:style-name="P212">- Здорово, Ахуля.</text:p>
      <text:p text:style-name="P351"/>
      <text:p text:style-name="P354">Он явился электричкой из <text:span text:style-name="T110">недалёкого Бахмача в </text:span>соседней области и последней вечерней отбудет восвояси. <text:s/><text:span text:style-name="T110">До неё оставалось не так уже и много и мы не торопясь двинули на </text:span><text:soft-page-break/><text:span text:style-name="T110">Вокзал.</text:span></text:p>
      <text:p text:style-name="P358">По пути мы повспоминали золотое времечко, <text:span text:style-name="T110">Славика с Петюней;</text:span> общи<text:span text:style-name="T110">ми словами</text:span> обрисовали свои дела за период, пока не виделись.</text:p>
      <text:p text:style-name="P358"><text:span text:style-name="T111">Ему, оказывается, известно, что </text:span>у <text:span text:style-name="T112">меня</text:span> всё пошло наперекосяк. <text:s/><text:span text:style-name="T113">Тут Двойка с печалью и сочувствием вздохнул.</text:span></text:p>
      <text:p text:style-name="P358"><text:span text:style-name="T113">Ну, а он, тем временем, закончил институт и стал учителем </text:span>хими<text:span text:style-name="T113">и</text:span> в школе <text:span text:style-name="T113">села </text:span>Варваровк<text:span text:style-name="T113">а — <text:s/>за шесть километров от его родного дома. </text:span><text:s/></text:p>
      <text:p text:style-name="P359">Меня не удивило такое вот удачное распределение; в эпоху дефицита у <text:span text:style-name="T113">экспедитора</text:span> районной торговой базы — <text:s/>его мамы — рычаги помощнее, чем у секретаря райкома партии.</text:p>
      <text:p text:style-name="P360">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13">промежутки заполнялись</text:span> гулеванье<text:span text:style-name="T113">м</text:span> с полублатными хлопцами в райцентре, да поездк<text:span text:style-name="T113">ами</text:span> в <text:span text:style-name="T113">Нежин</text:span> – переспать в общаге со студенточкой <text:span text:style-name="T113">пошлюховатей</text:span>.</text:p>
      <text:p text:style-name="P358">В армию сельских учителей не берут, <text:span text:style-name="T111">также как и </text:span>тех, кому исполнилось 27 лет. По достижении <text:span text:style-name="T111">указанного</text:span> возраста Двойка понял, что пора расти. </text:p>
      <text:p text:style-name="P358"><text:span text:style-name="T111">П</text:span>рофессор <text:span text:style-name="T111">из нежинского института</text:span>, которому перепадали дефициты с маминой торг<text:span text:style-name="T111">овой </text:span>базы, составил протекцию в <text:span text:style-name="T111">киевский</text:span> НИИ. </text:p>
      <text:p text:style-name="P358">Аспирантура. У каждой буквы <text:span text:style-name="T113">персональный</text:span> ореол. </text:p>
      <text:p text:style-name="P358">Чтоб влезть в аспирантуру, Двойка готов был помолиться всем богам. Профессор <text:span text:style-name="T111">свёл маму с нужным человеком в НИИ</text:span>, <text:span text:style-name="T114">она провела переговоры, </text:span>но Двойка<text:span text:style-name="T114"> ещё и во Владимирский собор сходил и не поскупился на двухпудовую свечу, а теперь, на всякий, <text:s/></text:span>заявился <text:span text:style-name="T114">и </text:span>ко мне. <text:span text:style-name="T114">Ведь я тот самый </text:span>Ахул<text:span text:style-name="T113">я</text:span> – <text:span text:style-name="T114">элита общаги, </text:span>восходящ<text:span text:style-name="T113">ая</text:span> звезд<text:span text:style-name="T114">ой англофака</text:span>, носител<text:span text:style-name="T113">ь</text:span> благословения, как Иаков, как Иосиф. </text:p>
      <text:p text:style-name="P358">Чёрт его знает, что такое благословение, но Томас Манн говорил, что оно есть. </text:p>
      <text:p text:style-name="P358"><text:span text:style-name="T114">Похоже</text:span> Ахул<text:span text:style-name="T114">я свалился под откос и расплескал </text:span>своё благословение, но <text:span text:style-name="T114">вдруг капля-другая не пролились? Пусть</text:span> брызнет и на него, на Двойку. </text:p>
      <text:p text:style-name="P358"><text:span text:style-name="T114">Про капли он мне ничего не говорил — поставил точку на гигантской свечке, а з</text:span>атем, без околичностей, выложил <text:span text:style-name="T114">деловую </text:span>суть, по которой мне терять нечего и если попадусь на чём, то меня сажать не станут, а у него <text:span text:style-name="T114">впереди </text:span>карьера. <text:span text:style-name="T114">Осталось только поступить в аспирантуру. Но</text:span> в случае удачи будет приличный куш.</text:p>
      <text:p text:style-name="P361">Короче, один <text:span text:style-name="T115">киевский</text:span> хочет закупить сумки две дури. Но не принимать же <text:span text:style-name="T115">Двойке </text:span>его у себя в селе: а вдруг он опер? Лучше <text:span text:style-name="T115">пусть</text:span> я продам в удобном месте. </text:p>
      <text:p text:style-name="P361">От такого предложения мне стало малость тоскливо — за политику в Ромнах держат 45 дней, а на сколько прикроют за анашу? И могут сделать беспробудно спящим. Но Двойка прав — терять мне нечего, план мой исполнен, и я согласился.</text:p>
      <text:p text:style-name="P362">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362"/>
      <text:p text:style-name="P358"><text:s/><text:span text:style-name="T116">Т</text:span>елеграмма из Киева: «Суббота 12.30. Метро Вокзальная. Будут ребята». Подписи нет. Значит друг <text:span text:style-name="T116">меня зовёт</text:span> — Двойка. </text:p>
      <text:p text:style-name="P358"/>
      <text:p text:style-name="P358"><text:span text:style-name="T117">Всю почту адресованную мне</text:span> <text:span text:style-name="T116">родители</text:span> кла<text:span text:style-name="T117">дут</text:span> на стол под лампу: с работы приду – увижу <text:span text:style-name="T117">новый номер «Всесвита»</text:span>. <text:span text:style-name="T116">Но телеграмма из Киева приходит впервые, и текст какой-то конспиративный. <text:s/></text:span></text:p>
      <text:p text:style-name="P379">Зная, что на расспросы родителям я буду молчать как рыба об лёд, они поручены Леночке. </text:p>
      <text:p text:style-name="P358"><text:span text:style-name="T116">Я </text:span><text:s/>отвеча<text:span text:style-name="T117">ю</text:span> с уклончивостью дельфийских пифий, <text:span text:style-name="T117">чувствуя как нарастает напряжённая тишину на кухне и в смежной комнате</text:span>. </text:p>
      <text:p text:style-name="P358"><text:soft-page-break/>- Тебе телеграмма. </text:p>
      <text:p text:style-name="P358">- Как интересно. </text:p>
      <text:p text:style-name="P358">- Уже прочитал? </text:p>
      <text:p text:style-name="P358">- А что ещё оставалось делать? </text:p>
      <text:p text:style-name="P358">- Из Киева? Да? </text:p>
      <text:p text:style-name="P358">- Так здесь написано. </text:p>
      <text:p text:style-name="P358">- А от кого? </text:p>
      <text:p text:style-name="P358">- Здесь не написано. </text:p>
      <text:p text:style-name="P358">- Поедешь? </text:p>
      <text:p text:style-name="P358">- Можно и не е<text:span text:style-name="T117">ха</text:span>ть, если <text:span text:style-name="T117">раздобыть</text:span> <text:span text:style-name="T117">дельтаплан.</text:span></text:p>
      <text:p text:style-name="P358"><text:s/></text:p>
      <text:p text:style-name="P358">Зачем <text:span text:style-name="T117">я </text:span>выпендрива<text:span text:style-name="T117">юсь</text:span> и напуска<text:span text:style-name="T117">ю</text:span> туману? А как 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358"/>
      <text:p text:style-name="P358">Обычно эти прекраснословные беседы обрыва<text:span text:style-name="T117">ются</text:span> яростным негодованием кухни: </text:p>
      <text:p text:style-name="P358">- Поговорила?! Уйди ты от него! </text:p>
      <text:p text:style-name="P358"><text:span text:style-name="T117">С</text:span>высока <text:span text:style-name="T117">по</text:span>коси<text:span text:style-name="T117">вшись</text:span> на меня, <text:span text:style-name="T117">Леночка </text:span>произноси<text:span text:style-name="T117">т</text:span> «странно!» и <text:span text:style-name="T117">идёт</text:span> прочь. </text:p>
      <text:p text:style-name="P358"/>
      <text:p text:style-name="P358"><text:span text:style-name="T118">Умн</text:span>ая <text:span text:style-name="T116">выросла девочка</text:span>. Умеет лавировать, пусть <text:span text:style-name="T118">пока </text:span>ещё наивно, по-детски. </text:p>
      <text:p text:style-name="P358"><text:span text:style-name="T118">За спиною не слабая выучка, особенно от трёх до пяти;</text:span> когда у неё вдруг испарилась мама, а папа <text:span text:style-name="T118">показывался лишь на выходные</text:span>, чтобы уйти к своим друзьям; <text:span text:style-name="T118">вечером по будням </text:span>за стенкою храпел пьянючий дед, <text:span text:style-name="T119">а</text:span> бабушка с досады, что улизнул-таки, хоть вместе шли из цеха к проходной, и что намёрзлась <text:span text:style-name="T119">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19">жутких</text:span> чудищ, повелительница чёрной вьюги, что царапается в стылые окна; и все они против неё — <text:span text:style-name="T119">пяти</text:span>летней, одной, беззащитной. </text:p>
      <text:p text:style-name="P358">Жаловаться — кому? Помощи ждать — откуда? </text:p>
      <text:p text:style-name="P358"><text:span text:style-name="T119">Вот и</text:span> подладилась <text:span text:style-name="T118">Леночка </text:span>к любимой бабуле. <text:span text:style-name="T118">Знает когда обнять</text:span>, и чмокн<text:span text:style-name="T118">уть</text:span>, а та ей пирожные с кремом привозит из магазина «Кулинария» <text:span text:style-name="T119">на Переезде</text:span>, где пересадка в трамвай на <text:span text:style-name="T119">П</text:span>осёлок. <text:span text:style-name="T118">Да ещё и</text:span> шьёт ей всё на машинке. </text:p>
      <text:p text:style-name="P358">С папы ей что? С работы при<text:span text:style-name="T119">ходит</text:span> и шуршит книжками, вон даже настольную лампу купил. Ну, ещё тридцатка в месяц, а что восьмикласснице <text:span text:style-name="T118">с </text:span>тридцат<text:span text:style-name="T118">и</text:span> рублей? </text:p>
      <text:p text:style-name="P358"><text:span text:style-name="T118">Зато бабуля</text:span> на неё страховку завела: <text:span text:style-name="T118">исполнится</text:span> восемнадцать лет — получите, Леночка, две тысячи. </text:p>
      <text:p text:style-name="P358">И <text:span text:style-name="T119">чего хочешь </text:span>вкусненько<text:span text:style-name="T118">го </text:span>попроси — <text:span text:style-name="T118">бабушка </text:span>сготовит. </text:p>
      <text:p text:style-name="P358"><text:span text:style-name="T118">И п</text:span>ро одноклассников всё до капельки знает, есть о чём <text:span text:style-name="T118">разговаривать</text:span>. </text:p>
      <text:p text:style-name="P358">Правда, если спросить что <text:span text:style-name="T118">такое</text:span> «счастье», или в чём красота – то <text:span text:style-name="T118">папа</text:span> интересне<text:span text:style-name="T118">й</text:span> объясняет. И новую причёску так похвалить умеет, что от радости аж в носу щекотно. Но всё равно, бабулечка — лучше. </text:p>
      <text:p text:style-name="P358"/>
      <text:p text:style-name="P358">Друг мой Двойка <text:span text:style-name="T118">верно</text:span> <text:span text:style-name="T118">вычислил</text:span>, что встречаться надо в 12.30. <text:span text:style-name="T119">К</text:span>ак раз <text:span text:style-name="T119">к</text:span> этому времени добредает в Киев первая электричка из Конотопа. </text:p>
      <text:p text:style-name="P358">Не учёл он лишь одного — <text:span text:style-name="T118">что не терплю быть поставленным</text:span> в рамки, которые не <text:span text:style-name="T118">от меня исходят</text:span>. Так что в мать городов русских я прибыл двумя часами раньше — скорым поездом.</text:p>
      <text:p text:style-name="P358"><text:s/></text:p>
      <text:p text:style-name="P358">Прогулочной походкой <text:span text:style-name="T119">я покинул</text:span> звенящую трамва<text:span text:style-name="T118">йной</text:span> суматох<text:span text:style-name="T118">ой</text:span> привокзальн<text:span text:style-name="T118">ую</text:span> площад<text:span text:style-name="T118">ь</text:span> и по наклонной плоскости <text:span text:style-name="T118">широкого пустого</text:span> тротуара спустился к перекрёстку. </text:p>
      <text:p text:style-name="P358"><text:soft-page-break/>В столовую при Доме Быта за мно<text:span text:style-name="T120">ю</text:span> следом зашл<text:span text:style-name="T120">и</text:span> с полд<text:span text:style-name="T120">южины</text:span> разновозрастных цыганок. Снимая плащ и шляпу на вешалку в углу, <text:span text:style-name="T119">я </text:span>чуть пожалел, что так совпало — <text:span text:style-name="T120">дожидайся </text:span>теперь пока <text:span text:style-name="T120">они себе по</text:span>выбирают и <text:span text:style-name="T120">дотолкают</text:span> свои подносы к кассе. </text:p>
      <text:p text:style-name="P358">Впрочем, времени предостаточно. </text:p>
      <text:p text:style-name="P358">Однако, <text:span text:style-name="T120">цыганки</text:span> выжидали, явно не хотели идти первыми. И тоже правильно: как знать что тут у них съ<text:span text:style-name="T119">е</text:span>добное сегодня? </text:p>
      <text:p text:style-name="P358"/>
      <text:p text:style-name="P358">- Хлеб забыли,- скользнув взглядом по моему подносу, буркнула кассирка. </text:p>
      <text:p text:style-name="P358">- Не треба. </text:p>
      <text:p text:style-name="P358">Пожав плечами, она отбросила на счётах уже приплюсованные было костяшки и приняла потёртую рублёвку. </text:p>
      <text:p text:style-name="P358">За столом, скромно потупившись в капустный салат вприкуску с заварным пирожным, я старательно не обращал внимание на диктора <text:span text:style-name="T120">новостей в пальто и шапке</text:span>, что <text:span text:style-name="T119">за соседним столиком выдавал</text:span> сотрапезнице последние известия своего мира, <text:span text:style-name="T119">в котором</text:span> вчера кто-то облопался ноксирон<text:span text:style-name="T119">а</text:span> и — готов. </text:p>
      <text:p text:style-name="P358">Самый застольный разговор. Но что удивительно: этот столичный широковещатель слово в слово повторил слышанное мною в глуши провинциальной. <text:span text:style-name="T119">Виталя-крановщик неделю назад об этом сообщал. </text:span>Совпадение, <text:span text:style-name="T119">или п</text:span>лагиат? </text:p>
      <text:p text:style-name="P358">Перехватив мой взгляд <text:span text:style-name="T120">диктор</text:span> гордо приосанился — владелец сногсшибательной сенсации. </text:p>
      <text:p text:style-name="P358"/>
      <text:p text:style-name="P358">В парикмахерской не<text:span text:style-name="T120">по</text:span>далёк<text:span text:style-name="T120">у</text:span> от столовой очереди не оказалось, так что, когда я вернулся на вокзал <text:span text:style-name="T121">побритым</text:span>, до встречи <text:span text:style-name="T120">с Двойкой </text:span>оставалось полчаса. </text:p>
      <text:p text:style-name="P358">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20">и обратно</text:span>, я уставился на его склонённую <text:span text:style-name="T120">к моим коленям </text:span>седеющую голову. <text:span text:style-name="T120">Мужику</text:span> <text:span text:style-name="T121">это </text:span>надоело. </text:p>
      <text:p text:style-name="P358">- Чего смотришь?- спросил он, откладывая щётку и берясь за бархотку. </text:p>
      <text:p text:style-name="P358">- Видать, понравились вы мне. </text:p>
      <text:p text:style-name="P358">- Надо ж,- угрюмо хмыкнул он,- да я <text:span text:style-name="T120">и </text:span>сам себе не нравлюсь, а тут — понравился. </text:p>
      <text:p text:style-name="P358">- <text:span text:style-name="T120">Выходит,</text:span> у нас вкусы разные.</text:p>
      <text:p text:style-name="P358"/>
      <text:p text:style-name="P358">И всё равно <text:span text:style-name="T120">осталось </text:span>ещё пятнадцать минут. </text:p>
      <text:p text:style-name="P358">Я про<text:span text:style-name="T120">хожу</text:span> через необъятный вестибюль вокзала, по белокаменной лестнице <text:span text:style-name="T120">подымаюсь на второй этаж </text:span>и там, наверху, оп<text:span text:style-name="T122">ираюсь</text:span> локтями на широченный парапет над грандиозным <text:s/>залом <text:span text:style-name="T122">вестибюля</text:span>, уходящим в сумеречную высь, <text:span text:style-name="T122">смотрю на</text:span> суматошную неразбериху броуновского движения людей-частичек по выложенному <text:span text:style-name="T122">блестящими </text:span>плитками дну. </text:p>
      <text:p text:style-name="P358">Минут через пять смешается с ними и эта, <text:span text:style-name="T122">пока ещё </text:span>глазеющая на суету, частичка — <text:span text:style-name="T122">я</text:span>. </text:p>
      <text:p text:style-name="P358"/>
      <text:p text:style-name="P358"><text:span text:style-name="T122">Их т</text:span>оропливые потоки редеют в центре зала, а <text:span text:style-name="T122">затем</text:span> уплотняются вновь. Причина феномена — атлетическая фигура в алой куртке, что похаживает там неспешными кругами. Ждёт кого-то. </text:p>
      <text:p text:style-name="P358">Кого? Не меня. Меня-то никто не ждёт, если не считать Двойки, который сейчас, пожалуй, так же вот кружит у метро в волнах пассажиров из соседнего — <text:span text:style-name="T121">П</text:span>ригородного вокзала.</text:p>
      <text:p text:style-name="P358">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22">состоянии </text:span>ожидани<text:span text:style-name="T122">я</text:span>.</text:p>
      <text:p text:style-name="P358">Если продлить эту линию, то где-то, на трамвайной, скажем, остановке ходит кругами ожидающий <text:span text:style-name="T121">акселерант.</text:span> </text:p>
      <text:p text:style-name="P358">И получается как в детсадовском огнетушителе, давшем мне начальное понятие о бесконечности. </text:p>
      <text:p text:style-name="P358"><text:soft-page-break/>Конечно, <text:span text:style-name="T122">тогда</text:span> я не знал слова «бесконечность», но бесконечно глаз<text:span text:style-name="T122">ел</text:span> на красный огнетушитель <text:span text:style-name="T122">на лестничной площадке второго детского сада</text:span>. </text:p>
      <text:p text:style-name="P358"><text:span text:style-name="T122">А</text:span> огнетушитель, и не подозревал, что он — наглядное пособие по бесконечности. <text:span text:style-name="T122">Вернее его к</text:span>артинка-инструкция с изображением человека в кепке с огнетушителем в руках, <text:span text:style-name="T121">а</text:span> на том, нарисованном огнетушителе, тоже желтел квадратик с картинкой-инструкцией, а на той, неразличимой картинке <text:span text:style-name="T121">опять</text:span> человек в кепке с огнетушителем, на котором есть картинка, на которой… </text:p>
      <text:p text:style-name="P358"><text:span text:style-name="T122">Я, д</text:span>етсадник, не зна<text:span text:style-name="T122">ю</text:span> слова «бесконечность», но сил<text:span text:style-name="T122">юсь</text:span> понять: когда же и где кончаются эти человечки в кепках? <text:s/></text:p>
      <text:p text:style-name="P380">Тот недотёпа — это я, сменивший его; а меня сменят другие «я» и мы, в отличие от человечков, конечны.</text:p>
      <text:p text:style-name="P358"/>
      <text:p text:style-name="P358">Уп<text:span text:style-name="T123">ерев</text:span> подбород<text:span text:style-name="T123">ок</text:span> в грудь, чтоб скрыть лицо полями шляпы, <text:span text:style-name="T124">я </text:span>приближа<text:span text:style-name="T124">юсь</text:span> к метро, где, вдоль настенной шеренги телефонов, выхажива<text:span text:style-name="T124">ет</text:span> мой друг <text:span text:style-name="T123">Двойка</text:span>, <text:span text:style-name="T123">выгуливает — </text:span>туда-сюда <text:span text:style-name="T123">—</text:span> свои наново отрощенные усики, престижно кожаное пальто, редеющую шевелюру <text:span text:style-name="T123">и</text:span> чуть недовольную задумчивость. </text:p>
      <text:p text:style-name="P358">Вот он <text:span text:style-name="T123">снова </text:span>развернулся и зашагал вспять. <text:span text:style-name="T123">Я н</text:span>аг<text:span text:style-name="T123">о</text:span>н<text:span text:style-name="T123">яю его</text:span>, неслышно <text:span text:style-name="T123">следую позади</text:span>. </text:p>
      <text:p text:style-name="P358">На краю площадки он снова поворачивается <text:span text:style-name="T123">прямиком</text:span> к моей ухмылке и приветствию: </text:p>
      <text:p text:style-name="P358">- Хелло, <text:span text:style-name="T124">Двойка</text:span>. А где ребята? </text:p>
      <text:p text:style-name="P358">- Ахуля! </text:p>
      <text:p text:style-name="P358">Запрокинув широкое лицо, <text:span text:style-name="T123">он </text:span>всхикивает характерным <text:span text:style-name="T124">Д</text:span>во<text:span text:style-name="T123">йки</text:span>ным смешком — <text:span text:style-name="T124">с плотным прищуром</text:span>, чтоб<text:span text:style-name="T124">ы</text:span> <text:span text:style-name="T124">удобнее</text:span> обшарить обстановку: что и как. </text:p>
      <text:p text:style-name="P358"><text:span text:style-name="T123">Он радостно</text:span> облап<text:span text:style-name="T123">ил своего</text:span> друга — <text:span text:style-name="T123">меня, отпустил </text:span>и нач<text:span text:style-name="T123">ал</text:span> сбивчиво толковать про Славика <text:span text:style-name="T124">с</text:span> Петюн<text:span text:style-name="T124">ей</text:span>. </text:p>
      <text:p text:style-name="P358"/>
      <text:p text:style-name="P358">Из пригородного вокзала хлынула волна прибывших очередной электричкой, <text:span text:style-name="T124">и мы </text:span>отходим к стене. <text:span text:style-name="T123">О</text:span>н <text:span text:style-name="T124">прекращает</text:span> строить сбивчивые гипотезы о причине неявки <text:span text:style-name="T124">ребят </text:span>из Чернигова, просит двушку для автомата и крутит диск, заглядывая в записную книжку. </text:p>
      <text:p text:style-name="P358">Как <text:span text:style-name="T123">острил чернявый</text:span> кагебист, лучше иметь тупой карандаш, чем острую память.</text:p>
      <text:p text:style-name="P358"><text:s/></text:p>
      <text:p text:style-name="P358"><text:span text:style-name="T123">М</text:span>имо <text:span text:style-name="T124">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24">бразимой</text:span> и не <text:span text:style-name="T124">слишком</text:span> вообразимой кладью и поносками, поток новоприбывших — в метро и к остановкам всех видов городского транспорта на площади, <text:span text:style-name="T123">вз</text:span>глядывая <text:span text:style-name="T123">на ходу </text:span>на пару столичных дел<text:span text:style-name="T124">овых</text:span>. </text:p>
      <text:p text:style-name="P358">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358"><text:span text:style-name="T125">Хотя</text:span> толпа может и не знать слов «босс», <text:span text:style-name="T125">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358">Откуда <text:span text:style-name="T125">ей, </text:span>толпе, знать, что Двойка <text:span text:style-name="T125">в этом городе</text:span> «чеч<text:span text:style-name="T125">á</text:span>ко», а я <text:span text:style-name="T125">вызван</text:span> его телеграмм<text:span text:style-name="T125">ой</text:span>. </text:p>
      <text:p text:style-name="P358"/>
      <text:p text:style-name="P358">А, кстати, куда он звонит? Понятия не имею. Да и не важно, я ведь всего лишь орудие. </text:p>
      <text:p text:style-name="P358">Есть с нами тот, кто всё за нас решит, <text:span text:style-name="T125">мне остаётся</text:span> только исполня<text:span text:style-name="T125">ть</text:span> приказы. </text:p>
      <text:p text:style-name="P358"><text:span text:style-name="T124">Двойка в прошлом году стал аспирантом — готовится</text:span> в кандидаты.</text:p>
      <text:p text:style-name="P358"><text:span text:style-name="T125">Стипендия выше студенческой, но </text:span>очень-то <text:span text:style-name="T125">не </text:span>разгонишься. </text:p>
      <text:p text:style-name="P358">Насчёт одежды <text:span text:style-name="T125">без</text:span> проблем <text:span text:style-name="T124">—</text:span> у мамы торг<text:span text:style-name="T124">овая </text:span>база. Продовольственная программа тоже решена: на выходные <text:span text:style-name="T124">—</text:span> в родное село, а там такие «торбы» накладут, <text:span text:style-name="T125">что</text:span> руки обрывают. </text:p>
      <text:p text:style-name="P358"><text:soft-page-break/><text:span text:style-name="T125">Но за все эти</text:span> блага приходится платить натурой — <text:span text:style-name="T125">сносить</text:span> бесконечные пильбища за рассеянный образ жизни; вперемешку с нескончаемыми работами по хозяйству и в огороде.</text:p>
      <text:p text:style-name="P358"><text:s/></text:p>
      <text:p text:style-name="P358">Силой он не обижен, <text:span text:style-name="T125">и </text:span>работа <text:span text:style-name="T125">ему </text:span>даже в охотку. Особенно<text:span text:style-name="T124"> </text:span>нравится носить что-нибудь веское и габаритное <text:span text:style-name="T124">—</text:span> охапки, вязанки, мешки <text:span text:style-name="T125">с урожаем </text:span>из огорода в сарай. </text:p>
      <text:p text:style-name="P358">Вы<text:span text:style-name="T125">греб</text:span>ать навоз в загородке свиней, или у бычка, <text:s/>не так приятно, но <text:span text:style-name="T125">дело </text:span>знакомое, да и <text:span text:style-name="T125">нужное</text:span> <text:span text:style-name="T124">—</text:span> «где дерьмецо, там и сальцо», <text:span text:style-name="T125">как</text:span> гов<text:span text:style-name="T124">а</text:span>рива<text:span text:style-name="T125">ет</text:span> старый поп их села. </text:p>
      <text:p text:style-name="P358">Но маменькины стоны <text:span text:style-name="T125">и причитания про</text:span> киевских «прохвур», <text:span text:style-name="T125">которые</text:span> объедают и об<text:span text:style-name="T125">ирают его,</text:span> лопуха <text:span text:style-name="T125">такого,</text:span> хоть кого взбесят. </text:p>
      <text:p text:style-name="P358">Вот <text:span text:style-name="T125">почему</text:span> нужны Двойке живые деньги. А где взять? </text:p>
      <text:p text:style-name="P358">Вагоны разгружать как в пору студенчества? Не солидно <text:span text:style-name="T124">для</text:span> аспирант<text:span text:style-name="T124">а</text:span>. </text:p>
      <text:p text:style-name="P358">С общежитейскими соседями пульку расписать? Тут у него квалификация <text:span text:style-name="T126">на все сто</text:span>. </text:p>
      <text:p text:style-name="P358">Преф<text:span text:style-name="T126">еранс</text:span> это ведь <text:span text:style-name="T124">чистая</text:span> арифметика, а у <text:span text:style-name="T124">Двойки</text:span> в биографии два класса математической спецшколы, да плюс к тому внешность <text:span text:style-name="T126">быковато </text:span>наивного <text:span text:style-name="T126">чада</text:span> природы, а ещё нюх на партнёра — <text:span text:style-name="T126">блефует, или впрямь пришло</text:span>. </text:p>
      <text:p text:style-name="P358">Да только в общ<text:span text:style-name="T126">ежитии</text:span> не<text:span text:style-name="T126">т где развернуться</text:span> — обдерёшь <text:span text:style-name="T126">разок </text:span>на пятёрку, <text:span text:style-name="T126">потом ещё</text:span> и — нач<text:span text:style-name="T126">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358"><text:span text:style-name="T126">Однако,</text:span> должен же быть высший свет, элита. <text:span text:style-name="T126">Это</text:span> же столица, как никак. <text:span text:style-name="T126">С</text:span>ыграть <text:span text:style-name="T126">бы </text:span>при свечах, на зелёном сукне, свежевскрытой колодою, да чтоб вист не ниже полтинника! А без денег как тот свет найти, как в него войти?</text:p>
      <text:p text:style-name="P358"><text:s/></text:p>
      <text:p text:style-name="P358">Вот и начал он строить романтические планы на предмет разжиться круглой суммой. </text:p>
      <text:p text:style-name="P358"><text:span text:style-name="T127">Первый план — стать нарко-бароном на рынке конопли как-то усох сам собой. </text:span><text:s/></text:p>
      <text:p text:style-name="P358"><text:span text:style-name="T127">За ним последовал план</text:span> знакомств<text:span text:style-name="T126">а</text:span> с <text:span text:style-name="T126">мелькающими</text:span> <text:span text:style-name="T126">по</text:span> столице иностранцами <text:span text:style-name="T126">для крупного бартера.</text:span></text:p>
      <text:p text:style-name="P358"/>
      <text:p text:style-name="P358"><text:span text:style-name="T126">Меня он привлёк как исполнителя, которому т</text:span>ерять <text:s/>нечего, <text:span text:style-name="T127">и</text:span> я <text:span text:style-name="T127">вошёл</text:span> в услужении <text:span text:style-name="T127">к</text:span> Двойк<text:span text:style-name="T127">е</text:span> на условиях вполне приемлемых <text:span text:style-name="T126">для того, кому всё пофиг</text:span>. </text:p>
      <text:p text:style-name="P358"><text:span text:style-name="T126">Он в</text:span>ызывал меня по выходным и, главным образом, в село, <text:span text:style-name="T126">куда от Конотопа</text:span> полчаса электричкой, <text:span text:style-name="T126">а потом минут десять автобусом.</text:span></text:p>
      <text:p text:style-name="P358"/>
      <text:p text:style-name="P358">Связь с иностранцами <text:span text:style-name="T127">тоже</text:span> не наладилась. В день попытки <text:span text:style-name="T126">завязать подходящее знакомство </text:span>по Хрещатику звучали лишь романские языки — <text:span text:style-name="T128">подходить к</text:span> таким <text:span text:style-name="T128">с</text:span> английск<text:span text:style-name="T128">им</text:span> толку мало. </text:p>
      <text:p text:style-name="P358">Двойка <text:span text:style-name="T128">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28">Наверное, их уже где-то на танцах приглашали «выйти поговорить».</text:span></text:p>
      <text:p text:style-name="P358">Пришлось <text:span text:style-name="T128">пояснить</text:span> боссу, что эт<text:span text:style-name="T128">и</text:span> из бывшей <text:span text:style-name="T128">французской </text:span>колонии, английский <text:span text:style-name="T128">с ними не прокатит</text:span>. </text:p>
      <text:p text:style-name="P358"/>
      <text:p text:style-name="P358">Безрезультатная охота, <text:span text:style-name="T128">похоже, </text:span>притомила <text:span text:style-name="T128">Двойку</text:span>, или <text:span text:style-name="T128">он вознамерился </text:span>обдумать <text:span text:style-name="T128">другой план</text:span>, но плотно <text:span text:style-name="T128">усевшись на скамейку </text:span>в университетском сквере, он дал мне два часа на свободный бесконтрольный поиск. </text:p>
      <text:p text:style-name="P358"/>
      <text:p text:style-name="P358">Задание не слишком <text:span text:style-name="T128">при</text:span>влекательное, но надо же отрабатывать харчи, как потреблённые (пирожки с пепси), так и <text:span text:style-name="T128">грядущие</text:span>. <text:span text:style-name="T128">И</text:span>, покинув его на скамейке, я не отлынивал и не увиливал, а добросовестно локаторил — не забазарят ли где родным шекспировским. </text:p>
      <text:p text:style-name="P358"><text:soft-page-break/>На бульваре Шевченко группа аккуратных мужчин, минуя Владимирский собор, назвала его «касидрел». Неужто?.. </text:p>
      <text:p text:style-name="P358">- Нет,- пояснил один из них,- мы <text:span text:style-name="T128">разговариваем</text:span> на латышском.</text:p>
      <text:p text:style-name="P358"><text:s/></text:p>
      <text:p text:style-name="P358"><text:span text:style-name="T128">Пожалуй</text:span>, хватит. Зайду, вон, <text:span text:style-name="T128">только </text:span>в отель ИНТУРИСТ и — <text:s/>всё. Последняя попытка. <text:s/><text:span text:style-name="T128">И пусть</text:span>, Двойка, как себе хоче<text:span text:style-name="T128">т</text:span>, а мне надоело. </text:p>
      <text:p text:style-name="P358"/>
      <text:p text:style-name="P358">На широком крыльце <text:span text:style-name="T128">перед</text:span> стеклянны<text:span text:style-name="T128">м</text:span> <text:span text:style-name="T128">входом</text:span> здоровяк с саксофонным шнурком шее вежливо поинтересовался чего мне надобно. </text:p>
      <text:p text:style-name="P358">До чего ж наивный вышибала. Ну откуда мне — <text:s/>интуристу — <text:s/>знать <text:span text:style-name="T128">эти их</text:span> местные наречия? </text:p>
      <text:p text:style-name="P358">Снисходительно обозрев аборигена, <text:span text:style-name="T127">я без слов</text:span> прохожу мимо и <text:span text:style-name="T128">сворачиваю в</text:span>лево — <text:s/>к бару. </text:p>
      <text:p text:style-name="P358">Английская надпись над стойкой <text:span text:style-name="T128">призывает</text:span> <text:span text:style-name="T128">платить</text:span> только <text:span text:style-name="T128">местной валютой</text:span> и <text:span text:style-name="T128">извещает</text:span>, что сегодняшний день недели — <text:s/>выходной. Да, пора <text:span text:style-name="T128">передохнуть</text:span>. </text:p>
      <text:p text:style-name="P358">Массивные с виду кресла <text:span text:style-name="T128">у</text:span> полированных столиков оказ<text:span text:style-name="T127">ались</text:span> <text:span text:style-name="T128">вертлявыми</text:span> и жутко удобны<text:span text:style-name="T128">ми</text:span>. Исполнительность вознаграждается: начни я сачковать – не сидел бы сейчас в такой благодати; чай, <text:span text:style-name="T127">по</text:span>мягче<text:span text:style-name="T127">е</text:span>, чем боссу на <text:span text:style-name="T127">той </text:span>скамейке. </text:p>
      <text:p text:style-name="P358"/>
      <text:p text:style-name="P358">В дальнем конце <text:span text:style-name="T129">не работающего бара</text:span> широким кругом рассел<text:span text:style-name="T129">а</text:span>сь <text:span text:style-name="T129">дюжина</text:span> апостолиц и <text:span text:style-name="T129">их</text:span> <text:span text:style-name="T129">пылко проповедующий истину</text:span> <text:span text:style-name="T129">Учитель с бородкой</text:span>. А <text:span text:style-name="T129">у них что за</text:span> язык? <text:span text:style-name="T129">О том известно только им</text:span>. В отчёте Двойке скажу, <text:span text:style-name="T129">что</text:span> делегация румынских птицеводов. </text:p>
      <text:p text:style-name="P358"/>
      <text:p text:style-name="P358">Через столик от меня, усиленно не глядя в мою сторону, две молодые немецки-бесцветные девицы обменива<text:span text:style-name="T129">ются</text:span> краткими фразами. Проклятый языковой барьер. Девули-то явно маются. <text:span text:style-name="T129">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358">- Эн офули найс плейс,- общительно сообщаю я немочкам,- эйнт ит? Бат (<text:span text:style-name="T129">с лёгким вздохом</text:span>) нобади то хэв э ток виз. </text:p>
      <text:p text:style-name="P358">Галантно киваю на их изумлённые взоры: </text:p>
      <text:p text:style-name="P358">- Бай-бай.</text:p>
      <text:p text:style-name="P358"><text:s/></text:p>
      <text:p text:style-name="P354"><text:span text:style-name="T129">За истекшее с той поры время к</text:span>уш так и не подвернулся, но Двойке понравилось иметь со мной дело. <text:span text:style-name="T130">Я, как юный пионер,</text:span> на всё готов, и я <text:s/>к тому же — реликвия его студенческой юности. Вот и пошли <text:span text:style-name="T130">краткие </text:span>телеграммы <text:span text:style-name="T24">с названием</text:span> старинно<text:span text:style-name="T130">го</text:span> казацко<text:span text:style-name="T130">го</text:span> сел<text:span text:style-name="T130">а и датой, когда мне следует туда явиться</text:span>. </text:p>
      <text:p text:style-name="P358">- Чего это ты как выходной с цветами на электричку? К жене что ли? Так, вроде, развёлся. </text:p>
      <text:p text:style-name="P358">- К другу, в село. А цветы <text:span text:style-name="T130">для </text:span>его матери с бабушкой. </text:p>
      <text:p text:style-name="P358">- Так что у них в селе цветов нет? </text:p>
      <text:p text:style-name="P358">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381"/>
      <text:p text:style-name="P382">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382">Дом, конечно, зовётся хатой, но по добротности это, всё-таки, дом.</text:p>
      <text:p text:style-name="P382">Между воротами и хатой в палисадничке налево неглубокий колодец, до воды метра два. Над <text:soft-page-break/>ним жестяная крыша, ворот с коленом рукояти и ведро на цепи.</text:p>
      <text:p text:style-name="P382">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382">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не мереный огород, за которым ровное поле и потом лесополоса скрывающая железную дорогу.</text:p>
      <text:p text:style-name="P382">Колхоз этим полем не пользуется — слишком много влаги в поле. Привольно живут люди на улице Берег.</text:p>
      <text:p text:style-name="P382">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382">Тогда Раиса Александровна <text:span text:style-name="T131">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383">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383">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383">Через полчаса у ворот останавливается «жигуль» и во двор заходит крикливая женщина, которой надо «хáлата».</text:p>
      <text:p text:style-name="P383">Раиса Александровна принимает её на веранде и смиренно делает ей мозги минут сорок, прежде, чем отправить, посулив, что будет ей «хáлат». Она на дому не торгует, за товаром надо ехать на торговую базу. По предварительной договорённости.</text:p>
      <text:p text:style-name="P383">Она подмигивает нам с Двойкой вслед на удаляющуюся «хáлатную» матушку. Свят, свят, свят! </text:p>
      <text:p text:style-name="P383">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383">Но когда мы с Двойкой собираем из брёвен ещё один сарай, то она нам не указ; <text:span text:style-name="T132">тут уже главенствует Сергей — объявил перекур, вот и играем.</text:span></text:p>
      <text:p text:style-name="P383"/>
      <text:p text:style-name="P384">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384">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384">Мне нравится такая жизнь. Тут интересней, чем на пляже. Мне нравится напористый одноногий сосед Витюк, мастер игры в подкидного. <text:s/>А ещё больше нравится Ганя, сестра Раисы Александровны. В ней нет наигрыша и лишней ироничности. Она спокойна и <text:soft-page-break/>внимательна и всё понимает. Мне жаль, что у неё рак.</text:p>
      <text:p text:style-name="P384">Врачи вырезали «горошину», а как вернулась домой, муж не отставал пока не показала свежий разрез от хирургического ножа.</text:p>
      <text:p text:style-name="P384">Я знал, что она не выживет, потому что когда перекладывал дымоход плиты в её хате, старый огнеупорный кирпич оказался совсем трухлым. <text:s/>Мне сказали класть его снова, другого нет; но это не надолго.</text:p>
      <text:p text:style-name="P384">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384">- Ну, что? Дозвались Ганьку? Вернули?</text:p>
      <text:p text:style-name="P384">Двойка негодовал на такую жестокую чёрствость; а по-моему это древняя психотерапия и часть ритуала в непрерывном спектакле жизни.</text:p>
      <text:p text:style-name="P385">В мой следующий приезд во дворе под шелковицей сидел и муж покойной. 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Если уж хором не дозвались, куда одному-то.</text:p>
      <text:p text:style-name="P385"/>
      <text:p text:style-name="P385">Их сын, парень лет восемнадцати, по шекспировски враждует с Двойкой из-за того, что полюбил его жену, а Двойка с ней развёлся. Обидел, типа.</text:p>
      <text:p text:style-name="P385">Я вообще не знал, что он успел жениться. Но Двойка сказал, что да, евреечка с биофака, на курс моложе. 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385">Теперь тесть сможет воспитать сына Двойки как захочет, хоть полностью ортодоксальным евреем, под его, Двойкиной, наиукраинской фамилией. И он вздохнул.</text:p>
      <text:p text:style-name="P385">Тут Раиса Александровна крикнула от телефона, чтоб Двойка переоделся в чистое, потому что привезут невесту на «оглядини».</text:p>
      <text:p text:style-name="P386">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386">Двойка беззвучно матюкнулся и пошёл переодеваться.</text:p>
      <text:p text:style-name="P386">Вскоре за воротами послышалась машина и двое родителей провели нарядную девушку в хату.</text:p>
      <text:p text:style-name="P386"/>
      <text:p text:style-name="P386">Я остался на крыльце летней кухни один, но потом ко мне присоединился посетитель. Это был старик согнутый буквально в дугу. Стоя, он не мог смотреть человеку в лицо, а только ниже пояса.</text:p>
      <text:p text:style-name="P386">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А всё 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386">Он так и не дождался Раису и ушёл, опираясь на короткие палки и глядя в песок дороги.</text:p>
      <text:p text:style-name="P386">Оказывается, кража малиновой скатерти не самое худшее, что может с тобой случиться; есть проступки и с более суровым наказанием.</text:p>
      <text:p text:style-name="P386"/>
      <text:p text:style-name="P386">Потом Сергей предложил большой проект — поднять кирпичный цоколь вокруг хаты. Кирпич у него уже несколько лет, как заготовлен.</text:p>
      <text:p text:style-name="P386">На это ушло три приезда; хата не маленькая. Двойка мешал раствор и подносил кирпич. Мы <text:soft-page-break/>закончили в субботу.</text:p>
      <text:p text:style-name="P386">В воскресенье утром я встал раньше всех и вышел на крыльцо веранды. <text:span text:style-name="T133">Мои туфли стояли на второй ступеньке носом в направлении ворот, хотя вечером я оставлял их в точности наоборот.</text:span></text:p>
      <text:p text:style-name="P387">Я читать умею знаки! Мавр сделал своё дело...</text:p>
      <text:p text:style-name="P387">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387">Всё получается как надо, если правильно прочтёшь.</text:p>
      <text:p text:style-name="P387">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387"/>
      <text:p text:style-name="P387">Зимой в селе работ нет, Двойка вызвал меня только в апреле следующего года. </text:p>
      <text:p text:style-name="P387">Мы вскапывали огород, когда услышали про взрыв в Чернобыле. День был холодный и ветреный; низко неслись серые тучи.</text:p>
      <text:p text:style-name="P387">Двойка начал рассказывать про радиацию, но мне было пофиг. Какая разница?</text:p>
      <text:p text:style-name="P387">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387"/>
      <text:p text:style-name="P358"><text:span text:style-name="T133">Но всё это будет потом, а сейчас <text:s/>Двойка, п</text:span>рислонясь к стене у висячего телефона, <text:s/>набирает номер, <text:span text:style-name="T133">а я </text:span>прочёсыва<text:span text:style-name="T134">ю</text:span> взглядом <text:span text:style-name="T134">нескончаемо спешащую</text:span> за его спиной толпу, которая понятия не имеет про тонкости взаимоотношений мафиозных боссов и их телохранителей, <text:span text:style-name="T134">и </text:span>пытаюсь <text:span text:style-name="T134">взвесить: кому из нас нужнее эта дружба</text:span>? <text:s/><text:span text:style-name="T134">Будущему кандидату наук Двойке, или мне — его джинну из бутылки?</text:span></text:p>
      <text:p text:style-name="P358"/>
      <text:p text:style-name="P358">Дохлое дело заниматься психоанализом, если толком не знаешь как это делается. Объясняли, конечно, что это какая-то зловредная и наглая выдумка загнивающего Запада, шарлатанство и поклёп на гордо звуч<text:span text:style-name="T134">ащ</text:span>ую личность <text:span text:style-name="T134">Человека</text:span>. </text:p>
      <text:p text:style-name="P358">Жаль только не сказали в чём суть и методы у этого непотребства. Вот и приходится под вывеску «психоанализ» придумывать содержание, изобретать методы. <text:span text:style-name="T134">Размахнись рука, раззудись плечо — что нам стоит</text:span> изобресть самолёт понаслышке? </text:p>
      <text:p text:style-name="P358"/>
      <text:p text:style-name="P358">Допустим, суть <text:span text:style-name="T134">анализа </text:span>в том, чтобы ответить на самый <text:span text:style-name="T134">пакостный из всех</text:span> вопрос<text:span text:style-name="T134">ов</text:span>: «почему?»</text:p>
      <text:p text:style-name="P358"/>
      <text:p text:style-name="P358"><text:span text:style-name="T134">Ит</text:span>ак, почему я держусь Двойки? <text:span text:style-name="T24">В чём </text:span>причин<text:span text:style-name="T24">а</text:span>? Здоровая деревенская пища в исполнении его бабушки? </text:p>
      <text:p text:style-name="P358"><text:span text:style-name="T134">Это — </text:span>да, предвкушаю <text:span text:style-name="T134">с</text:span> букет<text:span text:style-name="T134">ом</text:span> в электричке. <text:span text:style-name="T134">Плюс приманка, на которую</text:span> я, подобно ослу <text:span text:style-name="T134">Уленшпигеля</text:span>, раскатал губу, <text:span text:style-name="T134">не зная, что она недостижима</text:span>.</text:p>
      <text:p text:style-name="P358">Тиль, сидя на спине <text:span text:style-name="T134">скотины</text:span>, помахивал <text:span text:style-name="T135">ему под</text:span> носом пучком травы на тросточке и <text:span text:style-name="T135">осёл</text:span> за нею гнался <text:span text:style-name="T135">и </text:span>н<text:span text:style-name="T135">ёс</text:span> хозяина на спине и траву <text:span text:style-name="T135">перед своим носом</text:span>. </text:p>
      <text:p text:style-name="P358">Для любого осла можно <text:span text:style-name="T135">найти</text:span> траву, <text:span text:style-name="T135">за которой</text:span> побежит как миленький. </text:p>
      <text:p text:style-name="P358"><text:span text:style-name="T135">Так н</text:span>а какую же клюнул <text:span text:style-name="T135">я</text:span>? </text:p>
      <text:p text:style-name="P358"><text:span text:style-name="T135">Разухабистые к</text:span>артины постельной деятельности, <text:span text:style-name="T135">которыми так щедро делится Двойка</text:span>, <text:span text:style-name="T135">дарят</text:span> надежду, что и мне, слуге верному, перепадут крохи с пиршественного стола. <text:span text:style-name="T135">Скажем, к</text:span>акая-нибудь там подружка <text:span text:style-name="T135">очередной шлюшки</text:span>. </text:p>
      <text:p text:style-name="P358"><text:soft-page-break/>Это<text:span text:style-name="T135">го</text:span>, <text:span text:style-name="T135">пока что,</text:span> не <text:span text:style-name="T135">случилось</text:span>, но где сказано, что ос<text:span text:style-name="T135">лу</text:span> <text:span text:style-name="T135">удастся</text:span> до<text:span text:style-name="T135">тянуться до</text:span> трав<text:span text:style-name="T135">ы</text:span>? </text:p>
      <text:p text:style-name="P358"><text:span text:style-name="T135">Осёл хитрит и</text:span> на <text:span text:style-name="T135">траву</text:span> даже не смотрит, <text:span text:style-name="T135">прикидывается</text:span>, что <text:span text:style-name="T135">он</text:span> её <text:span text:style-name="T135">в упор не видит, а</text:span> бежит просто так, <text:span text:style-name="T135">ради</text:span> разминки, ведь ему <text:span text:style-name="T135">жуть как </text:span>приятны физические нагрузки и прочие сельхозработы. Однако, чтоб <text:span text:style-name="T136">раскусить осла</text:span>, семи пядей во лбу не требуется. </text:p>
      <text:p text:style-name="P358"/>
      <text:p text:style-name="P388">Вообще-то, насчёт подружки была попытка.</text:p>
      <text:p text:style-name="P388">Они приехали из Нежина в Бахмач: бывшая любовница Двойки и её подруга. Мы с Двойкой встретили их и на автобусе доставили в село.</text:p>
      <text:p text:style-name="P388">На чердаке летней кухни <text:span text:style-name="T137">устланном сеном </text:span>были заранее раз<text:span text:style-name="T137">ложены</text:span> два матраса. Из деликатности Двойка увёл свою любовницу в рощу, <text:span text:style-name="T137">предоставив мне свободу действий.</text:span></text:p>
      <text:p text:style-name="P389">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она мне хрен? Давно знакомый старинный упор — открытый верх, закрытый низ. 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389">Наутро я встал первым и пошёл искупаться в копанке — пруд метров пятнадцати, вырытый экскаватором.</text:p>
      <text:p text:style-name="P389">Когда я вернулся, на крыльце веранды сидела Раиса Александровна.</text:p>
      <text:p text:style-name="P389">- И как водичка?- спросила она с прищуром чёрных глаз.</text:p>
      <text:p text:style-name="P389">- <text:span text:style-name="T138">Холодная,- ответил я во всех смыслах.</text:span></text:p>
      <text:p text:style-name="P390">После завтрака, наедине со мною Двойка спросил напрямую:</text:p>
      <text:p text:style-name="P390">- Ну, как?</text:p>
      <text:p text:style-name="P390">- А никак; у нас с ней несовместимость.</text:p>
      <text:p text:style-name="P390">- Это, как это?</text:p>
      <text:p text:style-name="P390">- Она хотела, чтоб было изнасилование, а я хотел обоюдного удовольствия. Не совместились.</text:p>
      <text:p text:style-name="P358"/>
      <text:p text:style-name="P391"><text:span text:style-name="T138">Так з</text:span>начит на поводке у Двойки меня держит желудок, орган воспроизводства и... и...</text:p>
      <text:p text:style-name="P391">Должен же быть и третий, иначе не сообразишь...</text:p>
      <text:p text:style-name="P358"><text:span text:style-name="T136">А вот и он родимый! Мозг с его духовными запросами. <text:s/>С его потребностью излить </text:span>поглощённые знания. <text:span text:style-name="T136">Иначе и лопнуть недолго.</text:span> Ведь это ж мука, когда бисер есть, дa метать не перед кем. </text:p>
      <text:p text:style-name="P358"><text:span text:style-name="T136">К</text:span>то откажется от роли Ментора? Изрекать перлы мудрости пред наивно вн<text:span text:style-name="T26">емлю</text:span>щим отроком… </text:p>
      <text:p text:style-name="P358">Двойка <text:span text:style-name="T139">даёт мне</text:span> такую возможность своими вопросами. </text:p>
      <text:p text:style-name="P358">Как <text:span text:style-name="T139">правильнее </text:span>вести себя в джунглях возленаучных склок, <text:span text:style-name="T139">где каждый паук за себя, а банка одна на всех</text:span>? </text:p>
      <text:p text:style-name="P358">Кто <text:span text:style-name="T139">полезнее</text:span> <text:span text:style-name="T26">для карьеры — та</text:span>лантливый, но пьющий микрошеф (завлабораторией), или <text:span text:style-name="T139">тупой как валенок</text:span> администратор — макрошеф (нач<text:span text:style-name="T139">альник отдела</text:span> отдела)? </text:p>
      <text:p text:style-name="P358">Кому служить? </text:p>
      <text:p text:style-name="P358">Отвечая на эти и подобные вопросы, я поразился <text:s/>запасам <text:span text:style-name="T26">своего </text:span>маккиавелизма. Такое про себя мне <text:span text:style-name="T139">и во сне не снилось</text:span>, общение с Двойкой открыло глаза <text:span text:style-name="T139">и </text:span>на эту мою грань. </text:p>
      <text:p text:style-name="P358"><text:span text:style-name="T139">Впрочем</text:span>, суть моих моралей настолько проста, что <text:span text:style-name="T139">Двойка</text:span> их и сам нутром чувствует и поступает сообразно, вот высказать не может, что мы приходим в этот мир, когда уже всё занято <text:span text:style-name="T26">—</text:span> «местов нет!»; и <text:span text:style-name="T139">тут</text:span> возникает цель <text:span text:style-name="T26">—</text:span> урвать себе место под солнцем, а цель оправдывает средства… </text:p>
      <text:p text:style-name="P358">Двойка с готовностью согласен, <text:span text:style-name="T139">но</text:span> я? <text:span text:style-name="T139">Живу ли я п</text:span>о этой проповеди? Следую <text:span text:style-name="T139">ли </text:span>ей? </text:p>
      <text:p text:style-name="P358"/>
      <text:p text:style-name="P358">Ну, вовсе необязательно следовать собственной теории. Ницше, изобретатель сверхчеловека в образе «белокурой бестии», физически был жалким хлюпиком. </text:p>
      <text:p text:style-name="P358"><text:soft-page-break/>«Урв<text:span text:style-name="T139">и</text:span> место под солнцем»,- <text:span text:style-name="T139">поучаю</text:span> я. <text:span text:style-name="T139">Всё так</text:span>. Но сам-то <text:span text:style-name="T139">предпочту</text:span> искать другое солнце, чем <text:span text:style-name="T140">лезть</text:span> в <text:span text:style-name="T140">их </text:span>давку и тесноту. </text:p>
      <text:p text:style-name="P358"/>
      <text:p text:style-name="P358">Ну, что <text:span text:style-name="T26">—</text:span> натешился самопсихоанализом? Все изнанки вывернуты? </text:p>
      <text:p text:style-name="P358">Да не стесняйся – я тут один, Двойке не до меня, вон всё крутит телефонный диск, заглядывая в блокнотик. </text:p>
      <text:p text:style-name="P358">Так всё, что ли? Ублажение желудка, поманка подержаными шлюхами, да тщесл<text:span text:style-name="T26">ав</text:span>ное самощекотание сво<text:span text:style-name="T141">им</text:span> интеллектуальн<text:span text:style-name="T141">ым</text:span> бисер<text:span text:style-name="T141">ом</text:span>. Поэтому я с ним? </text:p>
      <text:p text:style-name="P358">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358">Значит ещё из свободолюбия? Ай, молодец! Ну, теперь-то всё? </text:p>
      <text:p text:style-name="P358">Конечно, всё, разве мало такого для дружбы? </text:p>
      <text:p text:style-name="P358">По диалектике – мало. Нужна ещё доля ненависти. </text:p>
      <text:p text:style-name="P358">Хотя, за что мне его ненавидеть? Поит, кормит, даёт возможность вырваться. </text:p>
      <text:p text:style-name="P358">А также поупражняться в мазохизме. Что есть блаженство если не сладкая боль… </text:p>
      <text:p text:style-name="P358">Спал он с ней или нет? Всё во мне стискивается и мучительно-сладко <text:span text:style-name="T140">ноет</text:span>: не может быть… а если?.. </text:p>
      <text:p text:style-name="P358">Снова боль и тягучее тёплое растекание: нет, нет… </text:p>
      <text:p text:style-name="P358"/>
      <text:p text:style-name="P358">В один из моих приездов к нему в село, поздней ветреной ночью мы сидели в автобусной ожидал<text:span text:style-name="T140">ов</text:span>ке <text:span text:style-name="T140">на</text:span> пустой раздольной площадью. <text:s/><text:span text:style-name="T140">Л</text:span>авки и побелку стен <text:span text:style-name="T140">избороздили </text:span>клейм<text:span text:style-name="T140">а разных</text:span> Deep Purple, ДИНАМО, Блицов, Свет<text:span text:style-name="T140">ок</text:span>, Вохов и множества дат. </text:p>
      <text:p text:style-name="P392">Двойка вдруг свёл разговор на Иру.</text:p>
      <text:p text:style-name="P392">- Она говорила, что ни с кем ей не было, как с тобой.</text:p>
      <text:p text:style-name="P393">Он словно скальп с меня содрал этим комплиментом. Такое не говорят за столиком в кафешке. Для этого надо лежать в одной постели после акта.</text:p>
      <text:p text:style-name="P393">Рассчитывала, что когда-нибудь Двойка донесёт до меня эти слова и я дорисую остальное?</text:p>
      <text:p text:style-name="P393">Или просто из кошачьей женской склонности царапнуть партнёра побольнее? То-то он тогда потянулся за <text:s/>«Беломором». Зря комплексовал, Двойка, сексуальным гигантом я никогда не был.</text:p>
      <text:p text:style-name="P393"/>
      <text:p text:style-name="P393">Он вдруг почувствовал, что ляпнул лишнее и, <text:span text:style-name="T374">чтоб замылить,</text:span> начал что есть мочи уверять, что у него с ней в жизни ничего не было. Как будто я его спрашивал.</text:p>
      <text:p text:style-name="P394">Если долго косишь под простачка, то порой таким и становишься.</text:p>
      <text:p text:style-name="P393">- Ты её когда-нибудь бил?- спросил он чуть погодя.</text:p>
      <text:p text:style-name="P393">М-да, и про ту пощёчину рассказала.</text:p>
      <text:p text:style-name="P393">- Ударил один раз, при заключительном свидании,- отчитался я,- но совсем слегка; исключительно для соблюдения протокола.</text:p>
      <text:p text:style-name="P393">Двойка хохотнул своим фирменным смешком.</text:p>
      <text:p text:style-name="P393"/>
      <text:p text:style-name="P388">На следующее утро мы пошли искупаться в копанке. Мне не захотелось лезть в воду. Я обошёл пруд кругом и лёг на берегу. Двойка проплыл из конца в конец. Голубое мерцание плавилось в его глазах, когда, поправляя истекающие водой плавки он вышел на берег рядом со мной.</text:p>
      <text:p text:style-name="P388">«С таким же взглядом он слезал с неё,»- подумал я. Эта мысль принесла боль. Слабее, чем я ожидал. Сильнее, чем хотелось бы.</text:p>
      <text:p text:style-name="P362"/>
      <text:p text:style-name="P362"><text:soft-page-break/></text:p>
      <text:p text:style-name="P363">Она подошла сама на пляже и начала разговор о «Morning Star», что лежала на песке рядом с розовым одеяльцем, на котором я сидел.</text:p>
      <text:p text:style-name="P363">Это я на самом деле читаю, или такая приманка для девушек? Вот тут про что написано?</text:p>
      <text:p text:style-name="P363">Мне пришлось рассказать, что там про 19-летнего юношу, члена семьи контрабандистов.</text:p>
      <text:p text:style-name="P363">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363">По прибытии на явочную квартиру вся семья проходила промывание желудка и — пожалста! — очередная партия доставлена.</text:p>
      <text:p text:style-name="P363">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Вот только семейный бизнес накрылся.</text:p>
      <text:p text:style-name="P363">Грустная, вобщем, история.</text:p>
      <text:p text:style-name="P363">Она посочувствовала и сообщила, что тоже работает медсестрой. </text:p>
      <text:p text:style-name="P363">Хорошая профессия для девушки лет тридцати. Лицом не киноактриса, а остальное всё на месте. Купальник не даст соврать.</text:p>
      <text:p text:style-name="P364">После осмотра мне пришлось подтянуть свои колени к подбородку, чтоб и дальше сидеть культурно.</text:p>
      <text:p text:style-name="P364">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364">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364"/>
      <text:p text:style-name="P364">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365">До условного часа оставалось ещё немало времени и я пошёл пешком обратно на Вокзал, чтобы по Клубной выйти к Семи Ветрам. <text:span text:style-name="T142">На Зеленчаке водитель автокрана из нашего СМП, владимир Гавкалов, который лицом напоминал мне Игоря, брата Иры, рысцой пересёк мне дорогу.</text:span></text:p>
      <text:p text:style-name="P365">- <text:span text:style-name="T142">Серёга!- крикнул он на бегу.- Ты перепутал — баня в другой стороне.</text:span></text:p>
      <text:p text:style-name="P366">Букет мне и самому не слишком нравился, но я продолжил нести его.</text:p>
      <text:p text:style-name="P366">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366">По тропке среди жёстких трав я подошёл к их белоствольной группке.</text:p>
      <text:p text:style-name="P366">Вот же суки!</text:p>
      <text:p text:style-name="P366">Жильцы с ближайшей улицы устроили под деревьями свалку бытового мусора. Солнце стиснутое облаками зашло без заката. В расстроенных чувствах я понёс свой дурацкий букет по адресу.</text:p>
      <text:p text:style-name="P366">- О!- сказала она.- С цветами!</text:p>
      <text:p text:style-name="P366">Зря, что не с водкой, подумалось мне.</text:p>
      <text:p text:style-name="P366">Мы о чём-то говорили на кухне однокомнатной квартиры на первом этаже. <text:span text:style-name="T143">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367">Часов в одиннадцать она стала отправлять меня к себе домой. Мне пришлось гнать дуру, что там уже всё заперто и бегают соседкины цепные псы. </text:p>
      <text:p text:style-name="P367">Она, типа, сжалилась и уступила мне половину широкой кровати, но только чтоб не лез.</text:p>
      <text:p text:style-name="P367"><text:soft-page-break/>Когда она потушила свет и тоже легла, я попытался продолжить отношения самым естественным образом, но встретил упорное сопротивление.</text:p>
      <text:p text:style-name="P367">Вот те на! Приглашала показать свою девочковость?</text:p>
      <text:p text:style-name="P367">Я прекратил попытки и мне стало всё равно, как с бандеролью на полках этажерки.</text:p>
      <text:p text:style-name="P367">А может потрясена утратой варенья. Всё-таки трёхлитровая банка. Недобрый знак для суеверных.</text:p>
      <text:p text:style-name="P367">И наплевать, что они там устроили свалку. <text:span text:style-name="T144">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367"/>
      <text:p text:style-name="P368">Среди ночи я проснулся от осторожного ощупывания моего члена <text:span text:style-name="T145">через трусы</text:span>.</text:p>
      <text:p text:style-name="P368"><text:s/>Не дождавшаяся изнасилования медсестра проверяла на месте ли. Спросила б лучше у пляжного песка на Сейму. </text:p>
      <text:p text:style-name="P368">Но эти чужие пальцы обшаривающие мою плоть... Это уже где-то было. Только я не мог вспомнить где и когда и снова уснул.</text:p>
      <text:p text:style-name="P368">Утром я ушёл отказавшись от чая с сахаром. Как её звали? Убей не помню.</text:p>
      <text:p text:style-name="P368"/>
      <text:p text:style-name="P368">Всё, что мне осталось, так это танцплощадка в центральном парке на Миру.</text:p>
      <text:p text:style-name="P368">Правда, туда я ходил не как запоздалый стрелок в поисках дичи, а просто потосковать.</text:p>
      <text:p text:style-name="P368">Сеанс ностальгии ценой в 50 коп.</text:p>
      <text:p text:style-name="P369">Одним из первых я заходил в круг огороженной танцплощадки и усаживался на давно не крашенные брусья круговой скамьи.</text:p>
      <text:p text:style-name="P369">Большие чёрные ящики колонок в оркестровой раковине бушевали хорошими записями. <text:s/>«Живая» музыка канула в прошлое. Между номерами один, так сказать, диск-жокей включал микрофон и объявлял что прозвучало и то будет дальше. Иногда он пытался нелепо шутить. Хорошо, что редко.</text:p>
      <text:p text:style-name="P369">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369">Точь-в-точь как в день, когда тебе исполнился один месяц и мы привезли тебя на осмотр в детскую поликлинику в коляске с тюлем от сглаза.</text:p>
      <text:p text:style-name="P369">Только те ласточки ещё и пронзительно пищали, кружа над крышей универмага, а этих не слыхать — слишком высоко.</text:p>
      <text:p text:style-name="P369">Потом и небо гасло, наступала ночь, а я всё так же сидел и не танцевал, потому что знал своё место.</text:p>
      <text:p text:style-name="P369">Оно, как и у прочих тридцатилетних, снаружи; под фонарём на парковой аллее. <text:span text:style-name="T146">Можешь остановиться на несколько минут, поглазеть как скачет следующее поколение и — топай в свой быт с диваном напротив телевизора.</text:span></text:p>
      <text:p text:style-name="P370">Я сидел тихо, как инородная частица, слушал музыку и наблюдал сблизи уплотняющуюся вокруг массу молодняка.</text:p>
      <text:p text:style-name="P370">Вон у той девушки шея длиннее, чем у Нефертити. Красиво. Словно стебель одуванчика. И я любовался без всякого возбуждения. Когда она пришла с виновато поникшей шеей, я знал — срезалась на экзаменах в институт.</text:p>
      <text:p text:style-name="P370">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370"/>
      <text:p text:style-name="P370">Однажды на остановке нас встретил стеклянноглазый мужик лет сорока. Он с издёвкой <text:soft-page-break/>смотрел на подходивших молокососов <text:span text:style-name="T147">своими залитыми зенками</text:span>, уперев ладони в ягодицы; в позе нацистского офицера <text:span text:style-name="T147">у ворот в лагерь смерти, над которыми надпись «забудь надежду всяк сюда входящий».</text:span></text:p>
      <text:p text:style-name="P371">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371">Я остановился напротив него, не доходя метра три. Что, штурмбанфюрер, потягаемся позами?</text:p>
      <text:p text:style-name="P371">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371">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371">Противник не выдержал и минуты. Он горестно опустил голову, сцепил руки <text:span text:style-name="T368">за</text:span> спин<text:span text:style-name="T368">ой</text:span> в зэковской ухватке и начал мелкими шажками ходить туда-сюда поперёк метровой ширины остановки, <text:span text:style-name="T368">насколько пускали стены невидимой клетки</text:span>.</text:p>
      <text:p text:style-name="P371">Молодняк изумился лёгкости моей победы над тараканищем <text:span text:style-name="T148">и они начали заполнять всю остановку, делая себе заметку на будущее, что знание — сила. На самом же деле, всё это был чистый импровиз — подарок моего поколения ихнему.</text:span></text:p>
      <text:p text:style-name="P363"/>
      <text:p text:style-name="P372">И опять как всегда, стуча колёсами и качаясь, вагон электрички уносит меня из Конотопа...</text:p>
      <text:p text:style-name="P372">Куда это, кстати, я?</text:p>
      <text:p text:style-name="P372">За окном чернильная темень, значит не дальше, чем до Нежина; значит к Жомниру еду.</text:p>
      <text:p text:style-name="P372">В чёрном окне моё неясно смазанное двойными стёклами отражение согласно подкивывает в такт перестуку на стыках: ту-да к не-му ку-да ж е-щё?</text:p>
      <text:p text:style-name="P378">А зачем я туда еду?</text:p>
      <text:p text:style-name="P378">Ну, мало ли... Напечатать его машинкой очередной рассказ, или там, триптих... Пойди упомни из эдакого далека...</text:p>
      <text:p text:style-name="P378">Но всё это лишь для отвода глаз, <text:span text:style-name="T381">сплошная ложь</text:span>. На самом деле я еду, чтоб снова и снова испытывать щемящее томление по необратимо невозвратному. 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378"/>
      <text:p text:style-name="P373"><text:span text:style-name="T359">Вот зачем электричка мчит, покачиваясь, через ночь, и в одном из её вагонов, над</text:span> проход<text:span text:style-name="T360">ом</text:span>, <text:span text:style-name="T359"><text:s/>я </text:span>сижу на краю трёхместного сиденья, <text:span text:style-name="T360">где </text:span><text:s/>посер<text:span text:style-name="T360">ё</text:span>д<text:span text:style-name="T360">к</text:span>е <text:span text:style-name="T360">развязно развалился</text:span> мой портфель. Редко, но бывает — вагон пуст.</text:p>
      <text:p text:style-name="P372">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 Ч<text:span text:style-name="T357">ерт её лица с моего места не разобрать: просто девушка, одна в пустом вагоне ночной электрички со стрижкой светлых волос.</text:span></text:p>
      <text:p text:style-name="P374">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374">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374">Двое в пустом вагоне мчащейся сквозь ночь электрички...</text:p>
      <text:p text:style-name="P374"><text:soft-page-break/>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span text:style-name="T358">Отсюда не видно куда смотрят её глаза, но и мне уже незачем изображать любопытство к пустому тамбуру: я устремляю взгляд на неё и любуюсь, с платоничной откровенностью, обёрнутым ко мне лицом и плечами покрытыми тканью плаща.</text:span></text:p>
      <text:p text:style-name="P375">Это всё, на что я способен; я не подкачу к ней с ухарскими прибауткаи и предложениями: «вы привлекательны, я замечательный, станьте мне третьей женой...» Но — ах, она хороша! — даже на этой отдалённой полуразличимости...</text:p>
      <text:p text:style-name="P375">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375">Она сидела через три столика от него, чтоб он любовался ею после десяти лет разлуки. 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375">Нет. Сопровождающий её разведчик в штатском смотрит на свои часы. Свидание окончено. Он уводит её, чтобы сбить со следа гестаповских ищеек...</text:p>
      <text:p text:style-name="P376">Но здесь, в вагоне, не стихает мелодия Таривердиева — они бесконтрольно одни...</text:p>
      <text:p text:style-name="P376">БРЭННГГ! ЗПРТЫЧ!!</text:p>
      <text:p text:style-name="P376">Из череды сиденных спинок между нами, как из чуть скошенной колоды карт, всплывает красная рожа джокера. </text:p>
      <text:p text:style-name="P376">Мы не одни! Этот алкаш всю дорогу спал между нами!</text:p>
      <text:p text:style-name="P376">Его похмельно красная харя семафорит:</text:p>
      <text:p text:style-name="P376">- Стоп! Дистанционный флирт окончен!</text:p>
      <text:p text:style-name="P376">Как я ржал! Без удержу и остановок.</text:p>
      <text:p text:style-name="P377">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377">Ты прав, ханыга! Каждому — своё. И мне пора завязывать с одной и той же меланхоличной жвачкой...</text:p>
      <text:p text:style-name="P375"/>
      <text:p text:style-name="P372"/>
      <text:p text:style-name="P50">Когда Брежнев умер, <text:span text:style-name="T73">то </text:span>его нехорошо похоронили. Два мужика в чёрно-траурных нарукавных повязках просто сбросили гроб в яму у Кремлёвской стены. Кто смотрел церемонию без урезок для программы «Время», были просто шокированы.</text:p>
      <text:p text:style-name="P50">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50"/>
      <text:p text:style-name="P50">Выйдя из бани поздним вечером четверга, я воочию увидел как растеряны люди, как сбиваются поплотнее и озираются в поисках пастыря.</text:p>
      <text:p text:style-name="P50">А на Декабристов 13, вроде и со смехом, но всерьёз отгораживались от неведомого грядущего <text:span text:style-name="T30">стеной </text:span>бумажны<text:span text:style-name="T30">х</text:span> грамот, которыми награждались члены семьи на протяжении её существования.</text:p>
      <text:p text:style-name="P50">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ч третьем классе, за второе место в шашечном турнире пионерлагеря, за <text:soft-page-break/>участие в самодеятельности, а теперь вот служат охранительным частоколом. <text:span text:style-name="T31">Сказать тут нечего, можно лишь пожать плечами.</text:span></text:p>
      <text:p text:style-name="P50"/>
      <text:p text:style-name="P51">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На то он и траур.</text:p>
      <text:p text:style-name="P51"/>
      <text:p text:style-name="P51">Но вот, после очередных похорон, у кормила власти встал Горбачёв — вполне ещё средних лет, хотя и с непонятным пятном на лысине.</text:p>
      <text:p text:style-name="P51">Он начал говорить об ускорении и перестройке, с украинским прононсом выговаривая звук «г». Ну, говорит, пусть говорит — кому мешает?</text:p>
      <text:p text:style-name="P51">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51">У того чёрным по белому сказано — подобные меры принимают лишь те правительства, которые свой народ считают малолетней бестолочью. Типа, задвинуть засов на двери и сказать:</text:p>
      <text:p text:style-name="P51">- Сегодня ты никуда не пойдёшь.</text:p>
      <text:p text:style-name="P51">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span text:style-name="T32">Так выразился мой знак протеста.</text:span></text:p>
      <text:p text:style-name="P52">Кто-то из верноподданных продавщиц начала бухтеть, что нужно меня схватить и вызвать милицию, но в очереди не нашлось исполнителя её проекту. Пустую бутылку я аккуратно опустил в урну у входа в гастроном.</text:p>
      <text:p text:style-name="P52">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52">Моя мать, показавшись из кухни, испуганно закричала:</text:p>
      <text:p text:style-name="P52">- Коля! Он кровью рвёт!</text:p>
      <text:p text:style-name="P52">Отец мой тоже вышел, но почуяв знакомый дух, отмахнулся:</text:p>
      <text:p text:style-name="P52">- Какая кровь! Не видишь? <text:span text:style-name="T384">Налыгался как чувырло последнее.</text:span>..</text:p>
      <text:p text:style-name="P52">Я накрыл ведро крышкой, переобулся в домашники и <text:span text:style-name="T384">молча </text:span>прошёл свалиться на диван, <text:span text:style-name="T384">и не варнякал, что среди чувырл передние ничем не лучше последних</text:span>.</text:p>
      <text:p text:style-name="P52"/>
      <text:p text:style-name="P52">В ту пору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52"/>
      <text:p text:style-name="P52">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52">Всё из-за принципа, с которым я вернулся из киевской командировки.</text:p>
      <text:p text:style-name="P52">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52">Прораб утверждал, что работяга ужрался в лоскуты, а я стоял на том, что тому просто стало плохо и доказательство тому — рабочая спецовка; люди не пьют на работе. </text:p>
      <text:p text:style-name="P53">Я знал, что пьёт где угодно и в чём попало, но просто в тот момент встал на позиции идеализма. </text:p>
      <text:p text:style-name="P53">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53">На это последовало резонное возражение, что вагончик не рабочее место.</text:p>
      <text:p text:style-name="P53"><text:soft-page-break/>Пришлось подредактировать формулировку и «я не пью в рабочей одежде» стало моим принципом.</text:p>
      <text:p text:style-name="P53">Как компромисс мне предложили переодеться в чистое, бухнуть и снова одеть робу.</text:p>
      <text:p text:style-name="P53">Впоследствии процедура сократилась. Я просто раздевался до нижнего, делал пару вежливых глотков и опять натягивал спецуху.</text:p>
      <text:p text:style-name="P53">В нашей бригаде к принципам относились уважительно и принимали меня даже в неглиже.</text:p>
      <text:p text:style-name="P53">Только крановщик Виталя взрывался и выходил из себя:</text:p>
      <text:p text:style-name="P53">- Чё ты ему оставляешь? Он же всех спалит.</text:p>
      <text:p text:style-name="P53">- Не, он не стукач.</text:p>
      <text:p text:style-name="P53">- А если мастер зайдёт, его в трусах увидит; не врубится, что бухаем?</text:p>
      <text:p text:style-name="P53">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53">Как-то в обед, после первой кружки, он начал строить смехуёчки:</text:p>
      <text:p text:style-name="P53">- Ну, чё ты влип в тот «Всесвит»? Иди и тебе налью. Но только не раздеваться. У меня тоже принципы.</text:p>
      <text:p text:style-name="P54">Он хохотал, весело блестел глазами, хватал бутылку четырёхпалой рукой и наливал себе и Кирпе.</text:p>
      <text:p text:style-name="P54">Долг платежом красен.</text:p>
      <text:p text:style-name="P54">В обеденный перерыв следующего дня я взял в гастрономе бутылку «Золотой осени» и плитку шоколада. Виталя с Кирпой играли в вагончике в карты.</text:p>
      <text:p text:style-name="P54">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Это вовсе не месть была, а чистая педагогика. Виталя долго сдерживался, но темперамент взял своё:</text:p>
      <text:p text:style-name="P54">- Блииин! Бормотуху с «Алёнкой»! <text:span text:style-name="T30">Во</text:span>, извращенец!</text:p>
      <text:p text:style-name="P55">Но это он, конечно же, из зависти — сам-то в жизни так не пробовал.</text:p>
      <text:p text:style-name="P55">И<text:span text:style-name="T33"> я невозмутимо допил </text:span>всю <text:span text:style-name="T33">бутылку, даже </text:span>и <text:span text:style-name="T33">Кирпе не оставил, который Витале вчера подхихикивал.</text:span></text:p>
      <text:p text:style-name="P55">Хотя порой закрадывается сомнение — точно ли это педагогика, или мстительный эксгибиционизм?</text:p>
      <text:p text:style-name="P54">Но это исключительные случаи, а в основном я был непьющим, когда грянул указ.</text:p>
      <text:p text:style-name="P54"/>
      <text:p text:style-name="P55">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55">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34">ру</text:span>стью проходил я мимо, покуда не заметил, что дверь забегаловки открылась и <text:span text:style-name="T34">пара мужиков спустились с высокого крыльца.</text:span></text:p>
      <text:p text:style-name="P56">Ну-ка, ну-ка, поглядим!</text:p>
      <text:p text:style-name="P56">Незапертая дверь подалась под лёгким нажимом.</text:p>
      <text:p text:style-name="P56">Тут и впрямь горела лишь одна лампочка в 100 ватт, как раз над пивным краном, но из крана текло пиво в бокалы!</text:p>
      <text:p text:style-name="P56">Мужика разбирали их и отходили к высоким круглым столикам. Если б не скудное освещение — всё как в старые добрые беззаконные времена.</text:p>
      <text:p text:style-name="P56">Нет, не всё. Нету прежнего шума и гама тёплых дружеских разговоров. Продавец в белой поварской куртке раз за разом предупреждает из-за стойки:</text:p>
      <text:p text:style-name="P56">- Тише: мужики, и давай по быстрому! И так нарушаем.</text:p>
      <text:p text:style-name="P56">Нет кайфа в кайфе под кнутом секундомера. 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56"><text:soft-page-break/>- Держи его! Хватай! Зовите милицию!</text:p>
      <text:p text:style-name="P56">Мы вне закона.</text:p>
      <text:p text:style-name="P56"/>
      <text:p text:style-name="P56">Честно говоря, забегаловки мне не сильно нравятся. <text:s/>Стоишь в очереди и смотришь <text:span text:style-name="T35">как подваливают корифаны и просто знакомые к стоящим впереди тебя:</text:span></text:p>
      <text:p text:style-name="P56">- <text:span text:style-name="T35">Братан, и мне парочку.</text:span></text:p>
      <text:p text:style-name="P57">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57">- Ты ж не забыл, что и мне три кружки.</text:p>
      <text:p text:style-name="P57">Нет, в следующий раз уж лучше я в кафе; там только бутылочное, подороже, но этих наглых хвостопадных рож не будет.</text:p>
      <text:p text:style-name="P57">И после очередной бани я гордо прохоже мимо забегаловки и топаю до кафе.</text:p>
      <text:p text:style-name="P57">- Пива нет.</text:p>
      <text:p text:style-name="P57">Блин! Придётся на Мир переться.</text:p>
      <text:p text:style-name="P57">Но и в кафе рядом с кинотеатром тоже пива нет. Последний шанс — вокзальный ресторан.</text:p>
      <text:p text:style-name="P57">Та же картина. Но ведь это четверг! Пришлось брать бутылку белого вина.</text:p>
      <text:p text:style-name="P57">Столы в ресторане большие, человек на десять каждый в окружении тяжких стульев в кожаной обивке, а посетителей почти нет. </text:p>
      <text:p text:style-name="P58">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58">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58">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58">Он уставился на тонкую струйку и сообщил, что недавно вышел с зоны.</text:p>
      <text:p text:style-name="P58">Пара парней через один стол притихли.</text:p>
      <text:p text:style-name="P58">Я поздравил его с освобождением и выпил.</text:p>
      <text:p text:style-name="P58">Лицо его вдруг исказилось непонятной злобой и он стал громко угрожать, что когда я окажусь на одной с ним зоне он будет иметь меня в прямой проход. Всё это, конечно, в более общедоступной терминологии.</text:p>
      <text:p text:style-name="P58">Вино допито, сосед по столу мне не по душе и я поднялся уходить. Один из парней, что сидели неподалёку, уже стоял между столами.</text:p>
      <text:p text:style-name="P58">- <text:span text:style-name="T36">Мочи его!- сказал он мне.- Чё тянешь? Мы на подхвате.</text:span></text:p>
      <text:p text:style-name="P59">Совсем незнакомый парень. Видать патриотизм взыграл.</text:p>
      <text:p text:style-name="P58">- <text:span text:style-name="T36">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59">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59">Он прибегнул к предельному оскорблению, но магия не сработала — бутылка не превратилась в осколки. Но всё равно, Горбачёву я этого не прощу.</text:p>
      <text:p text:style-name="P59">Ты скажешь при чём тут Горбачёв?</text:p>
      <text:p text:style-name="P59">Даже в эпоху дефицита бутылочное пиво в Конотопе не исчезало. Никогда.</text:p>
      <text:p text:style-name="P59"/>
      <text:p text:style-name="P59">А он всё не унимался и добавлял в сухой закон новые статьи об ужесточении <text:span text:style-name="T37">борьбы.</text:span></text:p>
      <text:p text:style-name="P59"/>
      <text:p text:style-name="P60">Вечером того дня, когда вступала в силу очередная ужесточительная волна, я, как обычно, отправился в парк на Миру на танцы.</text:p>
      <text:p text:style-name="P60">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60"><text:soft-page-break/>Он мне сказал, что я его не знаю, а он меня — да; он с ХАЗа, где работает с моим братом.</text:p>
      <text:p text:style-name="P60">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60">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Совсем как я — непротивленец; или же натаскан пограничными дозорами не делать лишних звуков. </text:p>
      <text:p text:style-name="P61">Чуть звякнув белым целлофаном, он сказал, что тут у него вино — успел отовариться до запретного часа.</text:p>
      <text:p text:style-name="P61">Не составлю ль я ему компанию? На что последовал ответ в утвердительной форме.</text:p>
      <text:p text:style-name="P61">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61">Все отрицательно качали головой, а некоторые даже испуганно отшатывались — не те теперь времена.</text:p>
      <text:p text:style-name="P61">Возможно это было его формой протеста против этих самых времён.</text:p>
      <text:p text:style-name="P61">Ножа так и не нашлось, но он как-то исхитрился содрать пластмассовую пробку о брус скамьи на аллее и протянул бутылку мне.</text:p>
      <text:p text:style-name="P61">Я сказал, что лучше пуст он начнёт, а то у меня тормоза нет.</text:p>
      <text:p text:style-name="P61">- Ничего, у меня вторая в целлофане.</text:p>
      <text:p text:style-name="P61">Моё дело предупредить... И я засадил все 700 граммов без остатка.</text:p>
      <text:p text:style-name="P61">- Да,- сказал несбывшийся собутыльник,- я ж не подумал...</text:p>
      <text:p text:style-name="P61">Он откупорил вторую бутылку, но мне не да, просто держал в руках, а когда мы опустились на скамью, поставил её между нами.</text:p>
      <text:p text:style-name="P61">Мы начали прощупывать друг друга на какую из философических тем завести дружеский разговор. <text:span text:style-name="T38">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span></text:p>
      <text:p text:style-name="P62">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62">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62">Никто из них за ним не побежал, только тот что постарше, стоя на месте, застучал ногами об асфальт с непонятным криком «улю-лю!». 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62">- Давай,- сказал мне второй мент кивая на уже открытую боковую дверь фургона.</text:p>
      <text:p text:style-name="P63">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63">С безукоризненной чёткостью движений я поднялся в фургон. Дверь захлопнулась.</text:p>
      <text:p text:style-name="P63">- Добрый вечер!- изысканно поприветствовал я честнýю компанию и тут же схлопотал пинок в зад.</text:p>
      <text:p text:style-name="P63">- Он, сука, ещё «добрый вечер» говорит!- провопил пнувший меня старшина.</text:p>
      <text:p text:style-name="P63">Я свалился на кого-то из предыдущего улова и машинально воскликнул:</text:p>
      <text:p text:style-name="P63">- Извините!</text:p>
      <text:p text:style-name="P63">Испуганно оглянувшись на старшину, я увидел, что за «извините» не схлопочу — ему лень подыматься.</text:p>
      <text:p text:style-name="P63">Отвезли нас недалеко, в тот же двор, где когда-то снимались показания с «Орфеев» на тему <text:soft-page-break/>пропажи баяна; только в другом здании.</text:p>
      <text:p text:style-name="P63">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63">- Домой! Понял? И больше никуда!</text:p>
      <text:p text:style-name="P63">Я вышел за ворота. </text:p>
      <text:p text:style-name="P63">Отчего все мне указывают что делать? А вот вам всем!</text:p>
      <text:p text:style-name="P63">И я упорно вернулся в парк и купил билет на танцплощадку. На входе тоже новость — помимо женщины, которой я отдаю билет, два парня с повязками дружинников и третий в форме сержанта милиции.</text:p>
      <text:p text:style-name="P63">Один из дружинников с сомнением заглянул мне в лицо:</text:p>
      <text:p text:style-name="P63">- Вы сегодня выпивали?</text:p>
      <text:p text:style-name="P63">- Никогда!- отчеканил я и беспрепятственно был <text:span text:style-name="T39">про</text:span>пущен <text:span text:style-name="T39">к скамейке вдоль ограды — досиживать до <text:s/>окончания танцев. Что и случилось через пару номеров.</text:span></text:p>
      <text:p text:style-name="P63"/>
      <text:p text:style-name="P64">Извещение о моём задержании дошло в <text:s/>СМП-615 поздно <text:span text:style-name="T40">—</text:span> через месяц-два. Я уж и думать забыл, когда начальник вызвал меня с объекта и потребовал написать объяснительную.</text:p>
      <text:p text:style-name="P64">Как видно, он решил использовать ситуацию по полной и назначил заседание профкома для рассмотрения моего персонального дела.</text:p>
      <text:p text:style-name="P64">Начинались осенние холода и на заседание я пришёл в плаще и шляпе. Начальник, в пиджаке и галстуке, приступил к изложению моих <text:span text:style-name="T41">прегрешений</text:span>.</text:p>
      <text:p text:style-name="P65">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65">Однако, я избрал позицию наблюдателя и на вопросы с пустым витийством отвечал лишь пожимом левого плеча под плащом.</text:p>
      <text:p text:style-name="P65">А моё издевательское отношение к руководству поезда? Вот, пожалуйста — написал объяснительную стихами.</text:p>
      <text:p text:style-name="P65">Из стопочки бумаг на столе перед собой он приподнят одну и потряс ею.</text:p>
      <text:p text:style-name="P65">Ух, ты! А я и не знал, что на меня такое досье скопилось.</text:p>
      <text:p text:style-name="P65">Или, вот моё напоминание в профком:</text:p>
      <text:p text:style-name="P65">«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65">Профком дружно грохнул хохотом; начальник, повинуясь стадному рефлексу, тоже подхохотнул, не понимая что тут смешного.</text:p>
      <text:p text:style-name="P65">Со мною вообще опасно находиться рядом, я на объекте руки под плиту подкладываю.</text:p>
      <text:p text:style-name="P65"/>
      <text:p text:style-name="P65">Это факт. В тот день нас было четверо: мастер Каренин, плотник Иван, крановщик Виталя и я.</text:p>
      <text:p text:style-name="P65">Солнце играло на мартовских снегах строительных угодий, где мы начинали новый объект. </text:p>
      <text:p text:style-name="P65">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42">и смотрел на белые сугробы за окном, или на портреты шлюховатых красоток из цветных журналов, которыми оклеил все стены.</text:span></text:p>
      <text:p text:style-name="P66">В тот день он стал моим подсобником. Всего-то и надо было поднять четыре ряда кладки в короткой стенке в будущем подъезде для монтажа обрубка плиты над <text:s/>входом в подвал под будущей лестничной площадкой первого этажа. 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66"><text:soft-page-break/>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66">Я попытался объяснить Ивану, что именно сейчас самый удобный момент закончить эту кладку. <text:span text:style-name="T4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67">Виталя для Ивана оказался дороже логики, он пошёл и зацепил стропы, как тот сказал.</text:p>
      <text:p text:style-name="P67">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67">Вместо раствора я положил на столбик руку, чтоб он не сделал так.</text:p>
      <text:p text:style-name="P67">Виталя темпераментно матерился в своём скворечнике наверху, беспрерывно звенел звонком крана и подносил всё ближе.</text:p>
      <text:p text:style-name="P67">Вобщем, это была лобовая атака двух самолётов друг на друга: кто уступит — трус сопливый.</text:p>
      <text:p text:style-name="P67">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67">Там он и висел на стропах, пока я заканчивал кладку как положено Мастер Каренин стоял на блоках у меня над головой и спрашивал:</text:p>
      <text:p text:style-name="P67">- Зачем ты это делаешь, Сергей? Он же мог и раздавить, дури хватит. Остался б ты калекой.</text:p>
      <text:p text:style-name="P67">- Каренин, у меня и так вся жизнь поломатая. Всё, что осталось — это работа. Не хочу, чтоб из неё сопли делали.</text:p>
      <text:p text:style-name="P67">- А чё это она у него поломатая?- спросил Иван, стоя на блоках другой стены, у меня за спиной.</text:p>
      <text:p text:style-name="P67">- <text:span text:style-name="T44">Это кому что на роду написано,- пояснил ему мастер Каренин.</text:span></text:p>
      <text:p text:style-name="P68">Я заканчивал последний ряд, типа, занят, но не встрять в прекраснословную беседу не мог:</text:p>
      <text:p text:style-name="P68">- Чтоб ему руки отсохли, писателю этому.</text:p>
      <text:p text:style-name="P68">Каренин с Иваном враз умолкли. Мастер как-то съёжился и отвёл глаза.</text:p>
      <text:p text:style-name="P68">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68"/>
      <text:p text:style-name="P68">Опаньки! Выходит тем проклятьем я пожелал, чтоб у меня рука отсохла?</text:p>
      <text:p text:style-name="P68"/>
      <text:p text:style-name="P68">Мы с Иваном смонтировали обрубок. Виталя слез с крана и успел пару раз сыграть в карты до выхода на шоссе, откуда нас забирала наша «чаечка».</text:p>
      <text:p text:style-name="P68">Вскоре я забыл про этот случай, а вот начальник пришил в досье.</text:p>
      <text:p text:style-name="P68">-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68"/>
      <text:p text:style-name="P68">Всё верно — два дня в Москву за паровозиком для Андрея, один день в Киев, в книгоиздательство «Днипро».</text:p>
      <text:p text:style-name="P68">Я сознавал, что совершаю прогулы, но в СМП-615 немало кто имеет по неделе прогулов, а пара чемпионов до двадцати дней. Вот что я посчитал гарантией дозволенности не выйти на работу три дня — <text:span text:style-name="T45">их нарушения прикроют мою задницу</text:span>. <text:s text:c="2"/></text:p>
      <text:p text:style-name="P69">Ан, нет! Дисциплина прежде всего.</text:p>
      <text:p text:style-name="P69"/>
      <text:p text:style-name="P69"><text:soft-page-break/>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69">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69">Отчего я до конца остался наблюдателем и не выступил с самозащитной речью про чужие прогулы и моё искреннее раскаяние?</text:p>
      <text:p text:style-name="P69">Надоело. Пришла пора искать новые точки приложения для моего экспериментализма.</text:p>
      <text:p text:style-name="P69">К тому же, летом был сдан 100-квартирный дом. Каменщица из нашей бригады, Нина — толстуха с мохнатой родинкой на щеке, получила в нём квартиру.</text:p>
      <text:p text:style-name="P69">Она поступила в СМП-615 за пару месяцев до сдачи дома, и, получив квартиру, вскоре уволилась.</text:p>
      <text:p text:style-name="P69">Я пошёл в отдел кадров и спросил у Петухова: какая у меня очередь на получение квартиры?</text:p>
      <text:p text:style-name="P69">Он ответил, что я — тридцать пятый.</text:p>
      <text:p text:style-name="P69">Это невозможно! Шесть лет назад я был двадцать четвёртым!</text:p>
      <text:p text:style-name="P70">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70"/>
      <text:p text:style-name="P70">Прощай, любимый поезд! Прощай, бригада! Вагончик я не подожгу, хоть из него пропала моя гитара, принéсенная на день рожденье Грини.</text:p>
      <text:p text:style-name="P70"/>
      <text:p text:style-name="P70">Когда в трудовой книжке последняя запись «уволен по статье», то это, типа, волчий билет — нигде не принимают на работу.</text:p>
      <text:p text:style-name="P70">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71">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71">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71">Но в самом начале я не скучал, потому что меня послали в командировку в город Киев.</text:p>
      <text:p text:style-name="P71">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71">Когда я прибыл вносить свою лепту, металлические конструкции в цехах фабрики <text:span text:style-name="T46">красили уже по четвёртому разу, а двор фабрики покрывали третьим слоем асфальта. </text:span></text:p>
      <text:p text:style-name="P72">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72">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47">и мне пришлось взять небольшую, практичную, но, если присмотреться, всё-таки женскую сумку.</text:span></text:p>
      <text:p text:style-name="P73">Может я действительно извращенец?</text:p>
      <text:p text:style-name="P73">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text:soft-page-break/>диаметром с двухэтажный дом. Затем обстоятельства и планы изменились, а «Трубу» исписали всякими «здесь были Ося и Киса».</text:p>
      <text:p text:style-name="P73">Пансионатом называлась длинная одноэтажка с комнатами пеналами как в общежитиях, только что окна побольше.</text:p>
      <text:p text:style-name="P73">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Три-четыре; выдох, наклон...</text:p>
      <text:p text:style-name="P73"/>
      <text:p text:style-name="P73">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73">Участковый о чём-то стал расспрашивать, а блондин лежал и смотрел, и слова не мог сказать, а по газете муха ползала.</text:p>
      <text:p text:style-name="P73">Пацаны, конечно: «Не, не знаем. Не, не видали».</text:p>
      <text:p text:style-name="P74">Когда участковый ушёл, они ему «скорую» вызвали за то, что не спалил их перед тем.</text:p>
      <text:p text:style-name="P74"/>
      <text:p text:style-name="P74">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74">Мы переодевались тут же в выданные фабрикой спецовки, а одежду складывали на стулья.</text:p>
      <text:p text:style-name="P74">За поворотом коридора постоянно работал душ; не жизнь, а малина.</text:p>
      <text:p text:style-name="P74">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74">После очередного рабочего дня я вернулся в пансионат и понял, что у блондина закончилась командировка, потому что его постел<text:span text:style-name="T48">ь</text:span> уже <text:span text:style-name="T48">исчезла</text:span>, а моя извращенская сумка <text:s/>распахнута и в ней не нашлись мои последние десять рублей.</text:p>
      <text:p text:style-name="P75">До конца моей командировки оставалась ещё неделя.</text:p>
      <text:p text:style-name="P75">Утром следующего дня, это была суббота, я вышел на поиски пищи. Никакого определённого плана я не составил, а просто шёл в сторону далёкого моста через Днепр. Потом шёл по мосту на множестве стальных <text:span text:style-name="T49">канатов</text:span>. За мостом в поле стояли несколько многоэтажек — зародыш района Троещина, но я шёл мимо и дальше; туда, где виднелся лес.</text:p>
      <text:p text:style-name="P75">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75">Голод отступил и я пошёл обратно. 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75">В пансионате, в самом конце коридора находилась кухня с газовой плитой <text:span text:style-name="T49">и большой кастрюлей на</text:span> ней. <text:span text:style-name="T49">Я заготовил картошку в мундире впрок на несколько дней.</text:span></text:p>
      <text:p text:style-name="P75"/>
      <text:p text:style-name="P76">А когда я возвращался в Киев по мосту со стальными канатами, то понял что не даёт мне жить нормальной жизнью — моё стихоплётство. Вон все вокруг живут как люди, потому что стихов не пишут. Надо и мне завязать; глядишь — и всё наладится.</text:p>
      <text:p text:style-name="P76">Легко сказать «завяжу я с этим делом», но как?</text:p>
      <text:p text:style-name="P76">Сжечь блокнотик, который блондин великодушно оставил в сумке? Слишком тривиально.</text:p>
      <text:p text:style-name="P76">И я решил сделать сборник стихов и на этом поставить точку. Вот такой план.</text:p>
      <text:p text:style-name="P76">В понедельник в предбаннике начальника отдела кадров я попросил у его секретаря-<text:soft-page-break/>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76">Сверх того она дала мне брак — два не разрезанных листа; получилась папка для остальных.</text:p>
      <text:p text:style-name="P76">В Красном Уголке я попросил художника сделать из этой папки обложку сборника стихов под названием «Таке собi?»</text:p>
      <text:p text:style-name="P76">Вечером в пансионате я почти печатным почерком переписал стихи и предисловие из блокнотика на прине<text:span text:style-name="T50">сённые листы бумаги.</text:span></text:p>
      <text:p text:style-name="P77">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77">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77"/>
      <text:p text:style-name="P77">Хорошо жить в одном городе с книгоиздательством — заканчивая работу в пять успеваешь посетить их без совершения прогула.</text:p>
      <text:p text:style-name="P77">В том кабинете, откуда молодой человек направлял меня к специалисту по Моэму, сидели уже двое — другой молодой человек и молодая женщина.</text:p>
      <text:p text:style-name="P77">Я спросил куда тут сдают поэзию. Они обрадовались и дали направление в первый кабинет по коридору налево за углом.</text:p>
      <text:p text:style-name="P77">Там, на сообщение о доставке сборника поэзии, прозвучал знакомый мне вопрос:</text:p>
      <text:p text:style-name="P77">- Кто вас прислал?</text:p>
      <text:p text:style-name="P77">- Ах, ну, конечно! Меня прислали из соседнего кабинета. Тут сразу за углом, знаете?</text:p>
      <text:p text:style-name="P77">Это послужило достаточной рекомендацией, чтоб сборник перешёл из рук в руки.</text:p>
      <text:p text:style-name="P77">Я вышел из издательства тоскуя и смеясь.</text:p>
      <text:p text:style-name="P77">Тоскуя?</text:p>
      <text:p text:style-name="P77">Я <text:span text:style-name="T51">отринул</text:span> свои<text:span text:style-name="T51">х</text:span> детищ <text:span text:style-name="T51">и дал зарок блюсти бесплодие отныне и вовеки.</text:span></text:p>
      <text:p text:style-name="P78">Смеясь?</text:p>
      <text:p text:style-name="P78">Я — свободен! Л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p>
      <text:p text:style-name="P78">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78">Всё! Отслужил...</text:p>
      <text:p text:style-name="P78"/>
      <text:p text:style-name="P78">- Как приняли?- спросил художник.</text:p>
      <text:p text:style-name="P78">- На «ура!»</text:p>
      <text:p text:style-name="P78"/>
      <text:p text:style-name="P78">Имевшийся запас картошки мог поддерживать меня до конца недели, но она не насыщала; даже с солью.</text:p>
      <text:p text:style-name="P78">Художник заметил, как в Красном Уголке я подхватил с подоконника забытый кем-то сухарь булки и съел его, пряча в кулаке. Он рассказал об этом <text:span text:style-name="T52">вечно всем недовольному</text:span> начальнику отдела кадров. Тот пришёл в уже пустой от командировочных Красный Уголок и спросил в чём дело.</text:p>
      <text:p text:style-name="P78">У меня пропали деньги из сумки.</text:p>
      <text:p text:style-name="P78">Украли? Кто?</text:p>
      <text:p text:style-name="P79">Об этом ничего не знаю; была десятка и — не стало.</text:p>
      <text:p text:style-name="P79">Он недовольно дёрнул лицом и вышел.</text:p>
      <text:p text:style-name="P79">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79"><text:soft-page-break/>Часа два-три я перелопачивал песок, чтоб спрятать его позади горшков с обречёнными ёлочками.</text:p>
      <text:p text:style-name="P79">За этот труд мне выписали десять рублей, которые я тут же получил в кассе. </text:p>
      <text:p text:style-name="P79">Билет на электричку до Конотопа стоил четыре с чем-то.</text:p>
      <text:p text:style-name="P79">Я пошёл в гастроном, купил бутылку водки, прозрачной как слеза разлуки, что-то там для закуси и вернулся в Красный Уголок. Мы с художником распили её за успех сборника поэзии, который листается сзаду наперёд.</text:p>
      <text:p text:style-name="P79"/>
      <text:p text:style-name="P79"/>
      <text:p text:style-name="P80">Капремонтом 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80">Второго капремонтника звали Арсен, его глаза косили друг на друга, не очень сильно; и он держал себя с важностью аксакала, несмотря на молодой возраст. Сыну исполнилось два года, вот он и загордился.</text:p>
      <text:p text:style-name="P80">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span text:style-name="T53">Арсен пытался увещевательно гасить наши стычки.</text:span></text:p>
      <text:p text:style-name="P80">Однажды в разговоре с Арсеном я привёл цитату из работы Карла Маркса «О происхождении семьи, частной собственности и государства. Вообще-то автором её принято считать Фридриха Энгельса, но Фриц напечатал её после того, как Карл скончался и сам он порылся в архивах неизданных трудов покойного.</text:p>
      <text:p text:style-name="P80">Наверное он, как тот блондин из Южной Украины считал себя вправе присвоить чужое. Как никак он всё жизнь содержал Карла и его жену на деньги своего отца, тоже Фрица.</text:p>
      <text:p text:style-name="P81">Всех этих подробностей я Арсену не излагал, просто повторил пару строк из самой работы.</text:p>
      <text:p text:style-name="P81">Юра вдруг окрысился и потребовал, чтобы я при нём не смел более повторять подобные вещи, потому что он коммунист и позвонит куда следует.</text:p>
      <text:p text:style-name="P81">Впервые последнее слово осталось за ним, он изумил меня до онемения своей угрозой натравить КГБ на основоположников марксизма-ленинизма. <text:s/>Хотя с них станется.</text:p>
      <text:p text:style-name="P81">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81">- Ха-ха-ха!- жизнерадостно прореагировал присутствовавший Юра.</text:p>
      <text:p text:style-name="P81">- И представь, Арсен, во всём зале не нашлось ни одного придурка над нею посмеяться; она поднялась и дотанцевала. Доказала характер.</text:p>
      <text:p text:style-name="P81">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81"/>
      <text:p text:style-name="P81">В чём суть «тряпок»?</text:p>
      <text:p text:style-name="P81">Туда вагонами везут утиль отсортированный на свалках. Главным образом, заношенную и выброшенную одежду, а также макулатуру.</text:p>
      <text:p text:style-name="P81">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81">Целый день они стоят перед своими станками в пропылённых халатах с гроздьями булавок на груди, <text:span text:style-name="T54">которые заметили и вытащили из обносков, чтоб те не повредили диск. Вот уж кого никто не сглазит.</text:span></text:p>
      <text:p text:style-name="P82">К холмикам тряпья грузчики приносят глубокий ящик с длинными ручками, типа, носилки. 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text:soft-page-break/>отделение цеха — прессовочное. К такой походке их вынуждает тяжесть груза.</text:p>
      <text:p text:style-name="P82">Несколько раз я пробовал подменить кого-то из грузчиков; больше, чем на пару ходок меня не хватало.</text:p>
      <text:p text:style-name="P82">- Серёга! Ты свободней неси! Свободней!</text:p>
      <text:p text:style-name="P82">Какой там «свободней», если длинные ручки выскальзывают из стиснутых ладоней?</text:p>
      <text:p text:style-name="P82">Принесённое вторсырьё они вываливают возле какого-нибудь пресса; тряпки к одному, бумагу и картонные коробки к другому.</text:p>
      <text:p text:style-name="P82"/>
      <text:p text:style-name="P82">Пресс это тоже ящик, но с дверцей. Открыв её нужно уложить на пол две узкие трёхметровые полоски шинки и вывести её <text:s/>концы за пределы ящика.</text:p>
      <text:p text:style-name="P82"><text:span text:style-name="T55">Шинку накрываешь куском мешковины,</text:span> закрываешь дверцу на крюк и через верх набрасываешь внутрь хлам, натасканный грузчиками. </text:p>
      <text:p text:style-name="P83">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Щит ползёт вверх по направляющей. И эти его продвижения: вверх, вниз, уж очень медленны; душемотательны.</text:p>
      <text:p text:style-name="P84">Теперь в ящик нужно навалить добавку, по норме готовый тюк обязан весить от 60 кГ. Опять врубай пресс вминай её и, после следующей добавки, притиснутой щитом, обматывай тюк парой загодя проложенных шинок, чтоб не распадался. </text:p>
      <text:p text:style-name="P84">Подними щит в исходное положение и теперь можно открыть дверцу и выкатить готовый тюк. Его над откатить подальше, чтоб не мешал выкатывать последующие.</text:p>
      <text:p text:style-name="P84">Как наберётся стадо тюков, приходит грузчик Миша со своей двухколёсной тачкой, <text:span text:style-name="T5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85">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85">Потом он сбрасывает тук с весов, опять опрокидывает его на тачку и тащит вон из цеха, <text:span text:style-name="T57">на отрытый воздух, а там по бетонной, но раздолбанной дорожке в ангар готовой продукции.</text:span></text:p>
      <text:p text:style-name="P86">Когда к ангару подадут пустой вагон, тюки перегрузят в него и увезут неведомо куда, на фабрики дальнейшей переработки вторсырья.</text:p>
      <text:p text:style-name="P86"/>
      <text:p text:style-name="P86">В прессовочном отделении всего одно окно в корке пыли, что копится там со времён первой пятилетки. Освещение исходит от желтовато тусклых лампочек, по одной над каждым из четырёх прессов. Правда один не работает, но на двух прессовщиков и столько хватит.</text:p>
      <text:p text:style-name="P86">По норме, каждому за смену нужно сделать тридцать два тюка. </text:p>
      <text:p text:style-name="P86">Я едва укладываюсь в рабочее время, а прессовщик Миша, гражданский муж весовщицы Вали, наштампует норму и уйдёт, посвистывая.</text:p>
      <text:p text:style-name="P86">У него опыта больше — лишнего в ящик не положит, а у меня тюки с перегрузом.</text:p>
      <text:p text:style-name="P86">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86"/>
      <text:p text:style-name="P86">За смену кроме обеденного есть ещё два получасовых перерыва для отдыха. </text:p>
      <text:p text:style-name="P86">Мы сходимся в бытовку — большую комнату со шкафчиками для переодевания вдоль двух стен. В стене напротив входной двери окна; тоже в пыли, но света хватает.</text:p>
      <text:p text:style-name="P86">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86">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87"><text:soft-page-break/>Я тут не обедаю; я хожу в столовую завода «Мотордеталь». 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87">Завод очень современный и столовая в нём на втором этаже со стеклянными стенами с видом на поле, откуда я пришёл. На проходной проблем нет — раз в спецовке, значит заводской.</text:p>
      <text:p text:style-name="P87">Порции хавки в столовой хоть и маленькие, зато дешёвые. Съешь, и часа два есть не хочется.</text:p>
      <text:p text:style-name="P87">Иногда весовщица Валя заказывает принести ей пирожное из столовой.</text:p>
      <text:p text:style-name="P87">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87">- Ну, не хочешь, как хочешь,- и я несу пирожное весовщице Вале.</text:p>
      <text:p text:style-name="P87"/>
      <text:p text:style-name="P87">А в получасовые перерывы для отдыха мы играем в «козла» и разговариваем.</text:p>
      <text:p text:style-name="P87">Кроме мужиков здесь отдыхает весовщица Валя, ещё пара баб помоложе, а иногда приходит технолог Валя.</text:p>
      <text:p text:style-name="P87">Крупная женщина, мечта поэта, но я с этим уже завязал.</text:p>
      <text:p text:style-name="P87">Грузчиков в бытовке четверо, <text:span text:style-name="T58">но старый Миша всё время молчит и ни во что не встревает. Даже в «козла» редко садится.</text:span></text:p>
      <text:p text:style-name="P88">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88">Он высокий, спокойный, надёжный и — как тесен мир! — он муж той самой Вали, что напечатала на машинке сборник моих переводов.</text:p>
      <text:p text:style-name="P88">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88">Он женоненавистник и, удерживая в ладони костяшки домино, опять начинает доказывать какие они все курвы:</text:p>
      <text:p text:style-name="P88">- Лежу я на ней, пыхчу, наяриваю, из кожи лезу, а она — глаза в потолок — «ой, Ваня! там в углу столько паутины!» Ну, не суки они?</text:p>
      <text:p text:style-name="P88">Тут и святой не удержится не вставить слова:</text:p>
      <text:p text:style-name="P88">- Да, Ваня,- говорю я,- как после такого не стать голубым?</text:p>
      <text:p text:style-name="P88">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88"/>
      <text:p text:style-name="P88">В конце зимы работники фабрики ежегодно ездят с трёхдневной экскурсией в Москву. Не все, конечно, а желающие.</text:p>
      <text:p text:style-name="P88">Технолог Валя спросила нет ли у меня желания. Пришлось признаться, что у меня денег едва хватит до получки дотянуть.</text:p>
      <text:p text:style-name="P88">- Ой, ладно, - сказала она,- проезд и питание оплачивает профсоюз. Туда можно и с троячкой съездить.</text:p>
      <text:p text:style-name="P49">Это был вызов эксперименталисту.</text:p>
      <text:p text:style-name="P49">Я записался на экскурсию и приготовил три рубля.</text:p>
      <text:p text:style-name="P49"/>
      <text:p text:style-name="P49">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49">На площади нас уже ждал автобус, чтоб отвезти по вечерней Москве на Красную площадь.</text:p>
      <text:p text:style-name="P49">Там все вышли пройтись мимо мумии Ленина в Мавзолее. Остались лишь водитель, экскурсовод Оля да я.</text:p>
      <text:p text:style-name="P49">- А ввы что не идёте?- спросила Оля.</text:p>
      <text:p text:style-name="P49">- Не люблю покойников.</text:p>
      <text:p text:style-name="P49"><text:soft-page-break/>Водитель слегка оглянулся от своего руля.</text:p>
      <text:p text:style-name="P49">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49">Они все знали одна другую и бойко общались о раскладах в своём экскурсионном бюро и про всякое другое.</text:p>
      <text:p text:style-name="P49">Одна из девушек, по-видимому, недавно выучила новое слово от кого-то из экскурсантов, потому что часто повторяла:</text:p>
      <text:p text:style-name="P49">- Я вся такая заиндевелая!</text:p>
      <text:p text:style-name="P49">Я придержал язык, чтобы не ляпнуть:</text:p>
      <text:p text:style-name="P49">- Смотри, не обляденей.</text:p>
      <text:p text:style-name="P49">В конце концов, тут столица, а не бытовка «тряпок».</text:p>
      <text:p text:style-name="P49">Вторсырьевцы вернулись с морозной площади ухая от холода и потирая плечи своих пальто и курток — священный долг отдан.</text:p>
      <text:p text:style-name="P49">Нас отвезли в район ВДНХ, в гостиницу построенную в конце пятидесятых для участников всемирного фестиваля молодёжи и студентов.</text:p>
      <text:p text:style-name="P89">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Все хором сказали, что так.</text:p>
      <text:p text:style-name="P89">Питались мы в отдельном здании столовой по талонам. Работница столовой порекомендовала мне не оставлять пальто на вешалке в конце зала.</text:p>
      <text:p text:style-name="P89">- Но без пальто удобней есть.</text:p>
      <text:p text:style-name="P89">- Глянь, Вера!- крикнула она другой работнице.- Тут ещё один гость из коммунизма!</text:p>
      <text:p text:style-name="P89"/>
      <text:p text:style-name="P89">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В Конотоп, из-за заварухи в Польше она стала поступать с перебоями, наверное, они неверно комментировали события.</text:p>
      <text:p text:style-name="P89">На три рубля шибко не разгонишься, но я-таки сходил на исторический боевик с Караченцовым в главной роли.</text:p>
      <text:p text:style-name="P89">Наши, в общем, могут сделать пятнадцать минут экранного времени интересным, но остальные час двадцать полная тягомотина.</text:p>
      <text:p text:style-name="P89">В гостиницу «Полярная» я поехал на метро.</text:p>
      <text:p text:style-name="P89">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89">Я попросил мужика в пиджаке позвать официанта Николая, но тот только пожал плечами. Тогда я потребовал метрдотеля.</text:p>
      <text:p text:style-name="P89">Вышла высокая женщина в таком же пиджаке.</text:p>
      <text:p text:style-name="P89">- Год назад я ужинал в вашем ресторане. При расчёте у меня не хватила рубля. Я обещал официанту занести позд<text:span text:style-name="T59">н</text:span>ее. Зовут его Николай; лицо умное, круглое. Передайте ему, пожалуйста.</text:p>
      <text:p text:style-name="P90">И я протянул ей рублёвку. Она молча приняла.</text:p>
      <text:p text:style-name="P90"/>
      <text:p text:style-name="P90">А ещё я нашёл место бесплатного времяпрепровождения — ЦБ им. Ленина.</text:p>
      <text:p text:style-name="P358">По р<text:span text:style-name="T60">á</text:span>зовому билету. <text:s/><text:span text:style-name="T61"><text:s text:c="2"/></text:span></text:p>
      <text:p text:style-name="P358">Шикарно<text:span text:style-name="T61">е место эта Центральная Библиотека имени Ленина</text:span>. Помесь театра с вокзалом. <text:span text:style-name="T61">Короче сказать</text:span>: грамоты храм. </text:p>
      <text:p text:style-name="P358">Двери высоченные и даже на ручке надпись <text:span text:style-name="T61">для грамотных </text:span>«к себе». Ну, к себе — к себе. </text:p>
      <text:p text:style-name="P358">Потянул <text:span text:style-name="T61">я</text:span>, <text:span text:style-name="T61">а </text:span>там ещё двери, а потом большой зал. <text:span text:style-name="T61">Он оказался раздевалкой</text:span>, <text:span text:style-name="T61">но с</text:span> колоннами, а в дальнем конце <text:span text:style-name="T61">зала </text:span>лестница мраморная молочного цвета. </text:p>
      <text:p text:style-name="P358">А <text:span text:style-name="T61">по</text:span> зал<text:span text:style-name="T61">у</text:span> снуёт сплошная дружба народов — бирманцы с сенегальцами, хотя, и белых немало <text:span text:style-name="T61">попадается</text:span>. </text:p>
      <text:p text:style-name="P358"><text:soft-page-break/>И гляжу — неравновесно <text:span text:style-name="T61">как-то получается</text:span>: с левого боку гардеробщики <text:span text:style-name="T61">за мраморным барьером </text:span>мотаются с пальт<text:span text:style-name="T61">о</text:span> да номерками; <text:span text:style-name="T61">туда-сюда, туда-сюда;и</text:span> <text:span text:style-name="T61">о</text:span>чередь к ним не иссякает; а с правого — стоят, бездельем маются. </text:p>
      <text:p text:style-name="P358">Жалко <text:span text:style-name="T61">мне </text:span>их стало, подхожу, сво<text:span text:style-name="T61">ё</text:span> пальт<text:span text:style-name="T61">о-шинелку</text:span> на <text:span text:style-name="T61">беломраморный барьер</text:span> перед ними скинул, жду. Так хоть бы шевельнулись! </text:p>
      <text:p text:style-name="P358">Потом один <text:span text:style-name="T61">мне </text:span>барственно так поясняет: здесь, мол, только для академиков. </text:p>
      <text:p text:style-name="P358"><text:span text:style-name="T61">Ни хрена себе</text:span> сегрегаци<text:span text:style-name="T61">я</text:span> с дискриминацией! Иль сожрёт моё пальто ихние шубы академические? </text:p>
      <text:p text:style-name="P358">Короче, <text:span text:style-name="T61">по</text:span>благодар<text:span text:style-name="T61">ил</text:span> за информацию и — к раздевалкам напротив. Потом к лестнице молочно мраморной. Там билеты проверяют, ещё пару бумажек дают и <text:span text:style-name="T61">только потом </text:span>запускают, а рядом два милиционера — для порядку. </text:p>
      <text:p text:style-name="P358">На втором этаже, над раздевалками, ящики каталогов — шеренгами, смахивают на автоматические камеры хранения, только цвет деревянный. </text:p>
      <text:p text:style-name="P358">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358">Дежурная в заявку мою глянула, аж взвизгнула, словно караул скликает: Фрейд?!! Вы, не ошиблись, отвечаю, его, <text:span text:style-name="T61">голубчика, </text:span>пожалуйста. </text:p>
      <text:p text:style-name="P358">Не тут-то было. Чтоб допустили к этой книжечке, говорит <text:span text:style-name="T61">она мне</text:span>, нужна, как минимум степень кандидата соответствующих наук, и ещё московская прописка (разовый билет не <text:span text:style-name="T61">катит</text:span>), а также особая бумажка из учёных Олимпов, что мне дозвол<text:span text:style-name="T61">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358">Выхожу, значит, на улицу и такой <text:span text:style-name="T61">я </text:span>ко всему спокойный. Никуда не тянет, ничего неохота. Дошёл до перехода, где в метро спускаться, приткнулся <text:span text:style-name="T61">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358">Люди добрые! Где я? </text:p>
      <text:p text:style-name="P358">Огромный домина, по фронтону отакенными <text:span text:style-name="T60">буквицами «</text:span>Центральная Библиотека им. В. И. Ленина». Так он же для чего старался? Чтобы рабочие могли книжки читать. </text:p>
      <text:p text:style-name="P358"><text:span text:style-name="T60">Нам в</text:span>сем поголовно вдалбливают его главный наказ: «Учиться, учиться и учиться». </text:p>
      <text:p text:style-name="P358">И что же <text:span text:style-name="T60">теперь выходит</text:span>? </text:p>
      <text:p text:style-name="P358">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358"><text:span text:style-name="T60">Т</text:span>ак и стою, <text:span text:style-name="T60">врастаю</text:span> в парапет, <text:s/>и такая во мне тишь и <text:span text:style-name="T60">кристалличность</text:span>. </text:p>
      <text:p text:style-name="P358">Очнулся <text:span text:style-name="T60">только</text:span>, когда со всех сторон скребёж поднялся. </text:p>
      <text:p text:style-name="P358">Гляжу — с полдюжины рабочих лопатами снег счищают. Солнце яркое, а они скребут да на меня поглядывают, будто ждут чего. </text:p>
      <text:p text:style-name="P358">А что <text:span text:style-name="T60">я </text:span>дам? Сам несолоно хлебавши. Или здесь тоже хотят чистить? Ну, <text:span text:style-name="T60">отклеился я</text:span> и — в переход, поглубже от сияющих вершин. </text:p>
      <text:p text:style-name="P356"><text:s text:c="2"/></text:p>
      <text:p text:style-name="P357">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357">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text:soft-page-break/>можно пустить в оборот; а больше всех я с монеткой в кармане достоинством в пятнадцать копеек.</text:p>
      <text:p text:style-name="P357">Технолог Валя не преувеличивала — три рубля на экскурсию в Москву за глаза хватит.</text:p>
      <text:p text:style-name="P357"/>
      <text:p text:style-name="P357">Единственный минус, что я задолжал фабрике эти три дня, то есть три дневных нормы по тридцать два тюка каждая.</text:p>
      <text:p text:style-name="P357">Технолог сказала — ничего, мол, потихоньку, по пять тюков в день сверх нормы — расквитаешься.</text:p>
      <text:p text:style-name="P91">Не люблю ходить в должниках и на третий день после возвращения из Москвы я пришёл на работу с «тормозком» съестного, чтобы стать стахановцем.</text:p>
      <text:p text:style-name="P91">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91">Я отработал вторую смену, потом третью и даже успел поспать в бытовке минут двадцать перед началом нового трудового дня.</text:p>
      <text:p text:style-name="P91"/>
      <text:p text:style-name="P91">Летом к нам добавился ещё один прессовщик и очень вовремя, потому что Миша уходил в отпуск.</text:p>
      <text:p text:style-name="P91">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91">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91">После получки он стал привозить с собой <text:s/>«тормозок» в газете и пищеварение наладилось.</text:p>
      <text:p text:style-name="P91">В его первый рабочий день его первым наставником оказался я.</text:p>
      <text:p text:style-name="P91">Объяснив ему назначение трёх кнопок <text:span text:style-name="T62">пресса и показав как закрывается дверца ящика на крюк, я начал делиться с ним знанием того, что некий немецкий поэт заявил, будто всечайки в полёте похожи на букву «Е», а почему?</text:span></text:p>
      <text:p text:style-name="P92">Его любимую звали Emma!</text:p>
      <text:p text:style-name="P92">Разве не молодец?! Подметил!</text:p>
      <text:p text:style-name="P92">Охваченный лекторским пылом, я в тусклом свете лампочки царапал по серой штукатурке стены эту самую «Е». Ведь точно как чайка, что легла на крыло в развороте!</text:p>
      <text:p text:style-name="P92">Ахмет радостно улыбался и молча кивал в ответ.</text:p>
      <text:p text:style-name="P92"/>
      <text:p text:style-name="P92">Теперь спрашивается: зачем я мучил ни в чём не повинного человека, и навязывал ненужные знания парню слабо понимающему русский язык?</text:p>
      <text:p text:style-name="P92">Ответ: такова людская природа. В наши гены заложено желание поучать. </text:p>
      <text:p text:style-name="P92">Хочешь убедиться?</text:p>
      <text:p text:style-name="P92">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92">Желание это неудержимо, как у брадобрея подсмотревшего ослиные уши царя Мидаса: «я знаю! послушайте меня!»</text:p>
      <text:p text:style-name="P92"/>
      <text:p text:style-name="P92">Среди тряпичных отходов иногда попадались пригодные вещи.</text:p>
      <text:p text:style-name="P92">Так в шкафчике грузчика Саши скопилось около полдюжины свитеров, с оленями и без; всяких. И он каждый день пижонил в другом свитере.</text:p>
      <text:p text:style-name="P92">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span text:style-name="T63">Пока что он, через два дня на третий, вынимал из своего шкафчика все три уже собранные воротника, встряхивал их и вопрошал:</text:span></text:p>
      <text:p text:style-name="P92">- <text:span text:style-name="T63">А ништяк должно получиться, да?</text:span></text:p>
      <text:p text:style-name="P93"><text:soft-page-break/>Ваня в своём шкафчике держал парадный китель подполковника Советской армии, с погонами и всё такое.</text:p>
      <text:p text:style-name="P93"/>
      <text:p text:style-name="P93">Когда меня отрядили гонцом за водярой в вино-водочный магазин на улице Семашко, то экипировали такими джинсами о каких когда-то я мог только мечтать. Только тот кленовый листочек там, по-моему, зря на ляжке вышили.</text:p>
      <text:p text:style-name="P93">Очередь в магазин начиналась задолго до него и непонятно петляла по тротуару, Потому-то подобную очередь тогда звали «петлёй Горбачёва». Но громко об этом говорить не стоит, потому что, по слухам, в очереди подсылают соглядатаев из КГБ — <text:span text:style-name="T64">послушать новые анекдоты и взять на заметку особо недовольных.</text:span></text:p>
      <text:p text:style-name="P94">Именно на этом основании я потребовал на фабрике маскировочный прикид и все согласились, что да, это надо.</text:p>
      <text:p text:style-name="P94">Несмотря на маскировку меня опознали пара гонцов из СМП-615, но в разговор вступать не стали.</text:p>
      <text:p text:style-name="P94">В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p>
      <text:p text:style-name="P94">По ходу продвижения очередь сотрясали панические слухи, что водка кончилась. 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94">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укатывая тюки в ангар. </text:p>
      <text:p text:style-name="P94">Мы с ускорением входили в перестройку.</text:p>
      <text:p text:style-name="P94"/>
      <text:p text:style-name="P94">И даже такой дефицит, как махровые полотенца, висели на трубах в комнате с кранами над жестяным жёлобом, где все смывали разводы пыли с грязных рук перед обедом.</text:p>
      <text:p text:style-name="P94">Своё полотенце я принёс с Декабристов 13, но побоялся оставлять его в умывальнике — а вдруг кто-то использует как общий утиль?</text:p>
      <text:p text:style-name="P94">Его я держал в бытовке на трубе отопления в углу под окном.</text:p>
      <text:p text:style-name="P94">Откуда у меня такой дефицит?</text:p>
      <text:p text:style-name="P94">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95">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95">Но как-то раз, вернувшись из вояжа в далёкую столовую «Мотордетали», я заметил, что нежною белкой утёрлись чьи-то грязные лапы.</text:p>
      <text:p text:style-name="P95">Естественно, я поднял кипиш — что за дела?</text:p>
      <text:p text:style-name="P95">Это полотенце я не из тряпок выудил, а принёс из дому!</text:p>
      <text:p text:style-name="P95">Все указали на Ахмета.</text:p>
      <text:p text:style-name="P95">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95">Вон в умывалке десяток из висит; ему что — мало?</text:p>
      <text:p text:style-name="P95">Он извинился и сказал, что он не знал...</text:p>
      <text:p text:style-name="P95">Пришлось отнести полотенце обратно и в понедельник постирать.</text:p>
      <text:p text:style-name="P95">В среду, свежевыстиранное и поглаженное оно висело на своей трубе в бытовке.</text:p>
      <text:p text:style-name="P95">В получасовый перерыв я играл с грузчиками в «козла», когда хлопнула входная дверь на пружине и вошёл припоздавший Ахмет.</text:p>
      <text:p text:style-name="P95">Лялякая какую-то восточную мелодию, он деловито направился в угол.</text:p>
      <text:p text:style-name="P95">Ваня толкнул меня в плечо и подбородком указал: смотри, мол, что Ахмет творит.</text:p>
      <text:p text:style-name="P95">Тот старательно, как хирург, тёр мокрые руки о синюю белку.</text:p>
      <text:p text:style-name="P95">Но, по тому как он косил глазом из-под прижмура оливковых век, я понял — это всё с <text:soft-page-break/>умыслом.</text:p>
      <text:p text:style-name="P95">- Ахмет,- сказал я в общей тишине.- Вижу тебе понравилось. Я дарю тебе это полотенце.</text:p>
      <text:p text:style-name="P95">- Ой, я забывала!</text:p>
      <text:p text:style-name="P95">- Подарки не обсуждаются. Бери — оно твоё.</text:p>
      <text:p text:style-name="P95">И я отдуплился в оба конца.</text:p>
      <text:p text:style-name="P96">Он-таки еврнул мне должок за того немецкого поэта с его буквальными чайками; а может не простил «Ахмета»?</text:p>
      <text:p text:style-name="P95"/>
      <text:p text:style-name="P97">Помимо прессовочного отделения, пара прессов стояли в других местах.</text:p>
      <text:p text:style-name="P97">Когда я получил задание запрессовать макулатуру возле одного из них, то словно из подземелья вышел — он стоял рядом с большим окном. И тут же находились ещё одни багажные весы.</text:p>
      <text:p text:style-name="P97">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97">Вот почему Валя дала мне карандаш и сказала вести запись веса тюков на бумажке, а в конце дня отдавать её ей, чтоб переписала в свою тетрадь.</text:p>
      <text:p text:style-name="P97">Этот карандаш и сделал из меня то, кем я стал.</text:p>
      <text:p text:style-name="P97">Он превратил меня в отпетого графомана.</text:p>
      <text:p text:style-name="P97">Сначала я писал в него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97">Я прочёл эти полстранички и увидел, что это хорошо. Мне понравилось — ни убавить ничего, ни прибавить.</text:p>
      <text:p text:style-name="P97">Потом к нему добавились зимний «Натюрморт» и летний «Портрет».</text:p>
      <text:p text:style-name="P97">Вместе с «Пасторалью:, они составили «Вернисаж» из четырёх картин.</text:p>
      <text:p text:style-name="P97">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97">Позже появились зимняя, весення и осенняя сонатинки, что составили сборник «Пори року» прозаика Секлетия Быдлюка.</text:p>
      <text:p text:style-name="P97">Разумеется, их писал уже не тот карандаш, но начиналось всё именно с него. </text:p>
      <text:p text:style-name="P98">Это он ввёл меня в транс, сделал из меня зомби, чтоб я хватал его и он продолжал бы писать строчку за строчкой уже на других бумажках, потому что тетрадка Любы Доли закончилась.</text:p>
      <text:p text:style-name="P98"/>
      <text:p text:style-name="P98">Порой совсем так мало нужно, чтобы случилось волшебство. Подумать только — <text:span text:style-name="T65">обыкновенный</text:span> огрызок карандаш<text:span text:style-name="T65">а</text:span>...</text:p>
      <text:p text:style-name="P96">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96">В однокомнатной публичной библиотеки в первом этаже одной из пятиэтажек на Зеленчаке я обнаружил машинку с украинским шрифтом.</text:p>
      <text:p text:style-name="P96">Там работали две библиотекарш и — женщина пенсионного возраста и толстая девушка в очках. 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Старушка добавила также, что существует негласное правило снятие таких образцов со всех машинок в любых учреждениях.</text:p>
      <text:p text:style-name="P96">Всё предельно просто и логично — вздумай я печатать прокламации, органы враз по этим образцам увидят кого брать за жабры.</text:p>
      <text:p text:style-name="P96">Приятно сознавать, что тебя охраняют такие предусмотрительные органы.</text:p>
      <text:p text:style-name="P96">Тогда я попросился напечатать один рассказ прямо у них, за столом позади книжных полок. <text:span text:style-name="T66">Воспользуюсь копировальной бумагой, чтобы печатать две экземпляра сразу и один оставлю у них, на всякий.</text:span></text:p>
      <text:p text:style-name="P99"><text:soft-page-break/>Старшая с сомнением качала головой, но девушка её уговорила.</text:p>
      <text:p text:style-name="P99">О, боги! До чего непростое искусство — печатанье на машинке. <text:s/>Чтоб настукать всего пару страничек, мне потребовались два выходных.</text:p>
      <text:p text:style-name="P99">Бедные библиотекарши, как им, наверное, стучало по мозгам моё затяжное выбивание буквы за буквой указательным пальцем.</text:p>
      <text:p text:style-name="P99">Конечный результат пестрел опечатками, но девушке понравился, хотя она в жизни не слышала выражения «мочить конi» и ей пришлось спрашивать у знакомых.</text:p>
      <text:p text:style-name="P99">А мне пришлось восстановить отношения с Жомниром, потому что он когда-то показал мне портативную машинку в своей архивной комнате.</text:p>
      <text:p text:style-name="P99">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99">Вот я и начал снова бывать в Нежине по выходным.</text:p>
      <text:p text:style-name="P99">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99">Я печатал всю ночь, а утром сходил на вокзал выпить кофе. Потом печатал сидя на балконе.</text:p>
      <text:p text:style-name="P99">В небе кувыркались голуби над кирпичной трубой кочегарки рядом с соседним зданием. <text:span text:style-name="T67">С высоты пятого этажа я посматривал на зелень деревьев внизу и снова оборачивался к машинке с заправленным в неё листом бумаги.</text:span></text:p>
      <text:p text:style-name="P100">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00">Жомнира возмутила концовка зимней сонатинки:</text:p>
      <text:p text:style-name="P100">- Слушай, так нельзя, это ни в какие ворота!</text:p>
      <text:p text:style-name="P100">А я ликовал — он не нашёл в моих рассказах повода придраться к языку, он негодовал и спорил с героем повествования!</text:p>
      <text:p text:style-name="P100">В уплату за пользование машинкой Жомнир, по старой памяти, подсовывал мне стихи для перевода: Шелли, Фроста, Киплинга.</text:p>
      <text:p text:style-name="P100">Я переводил и привозил ему, но это не в счёт; я оставался в завязке.</text:p>
      <text:p text:style-name="P95"/>
      <text:p text:style-name="P98">По советскому трудовому законодательству, каждому трудящемуся полагается ежегодный отпуск. </text:p>
      <text:p text:style-name="P98">Осенью фабрика вторсырья предоставила мне его. Как никак я отпахал на ней одиннадцать месяцев.</text:p>
      <text:p text:style-name="P98">Я не строил планов как провести его. Я твёрдо знал куда поеду.</text:p>
      <text:p text:style-name="P98"/>
      <text:p text:style-name="P457"><text:span text:style-name="T68">В</text:span> густой тени исхода ночи начинала уже, понемногу, угадываться более сплочённая чернота <text:span text:style-name="T68">при</text:span>дорожной лесополосы. </text:p>
      <text:p text:style-name="P457">Машине эдакая автострада — высшая, поди, мера без права <text:span text:style-name="T68">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457">Ветер попутный. Ветер дует прямо в спину, не пора ли к магазину? Не послать ли нам гонца… </text:p>
      <text:p text:style-name="P457">Эк тебя повело, полег<text:span text:style-name="T69">ч</text:span>е на поворотах, малый. А сухой закон? Запамятовал? «Дура лекс, сед лекс». <text:span text:style-name="T69">П</text:span>еревести? </text:p>
      <text:p text:style-name="P457">Не иссвольте беспокойисся, с латынью мы на «ты». </text:p>
      <text:p text:style-name="P457">Но так опуститься! Какая вульгарщина! Пошлость наинизкопробнейшая. Гонца. Винца. Фи! </text:p>
      <text:p text:style-name="P457"><text:soft-page-break/>А чё? Народное творчество. Фольклёр. Безупречный ямб. </text:p>
      <text:p text:style-name="P457">Тебя бы ямбом этим да по вые, чтоб разбирал ямб от дактиля. </text:p>
      <text:p text:style-name="P457">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457">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457">«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69">вскормленный</text:span>, раскумекал: какого рожна хлюст энтот, Ахиллес, <text:span text:style-name="T69">клеится</text:span> к сынку звезды бразильского футбола. Тут и бумаги не напасёшься! А про рост благосостояния на чём тискать? </text:p>
      <text:p text:style-name="P457">И то правда, только жить-то хочется, а жить не с кем, вот и живёшь с кем попало. Оттого и тешится народ фольклёрщиной. И <text:span text:style-name="T69">пре</text:span>отменны<text:span text:style-name="T69">е</text:span>, заметьте, <text:span text:style-name="T69">сударь мой, </text:span>поделки встречаются, Взять хоть эту: «…последний раз, падлюги, спрашую — хто сказал на бога «рашпиль»?!.». </text:p>
      <text:p text:style-name="P457">В чуть белесой уже мгле безлюдья — сдержанное фырканье смешка. Наплыл и отстал ч<text:span text:style-name="T69">ё</text:span>рный сгусток деревца на обочине. </text:p>
      <text:p text:style-name="P457">Однако же и вышколили тебя. Кому здесь заоглядываться на беспричинный смех? </text:p>
      <text:p text:style-name="P457">Иду и улыбаюсь сам себе, при мысли же «что встречные подумают?!» и вовсе хохочу. </text:p>
      <text:p text:style-name="P457">Тоже народ нафольклёрил? </text:p>
      <text:p text:style-name="P457">Не, какой-то чех с поэтическим уклоном. </text:p>
      <text:p text:style-name="P457">А чехи не люди? Заколю! </text:p>
      <text:p text:style-name="P457">Смилуйся, о, Авраам! Пошарь в кусточках, авось разойдёмся красиво — и Яхве сытый, и сыночек целый. </text:p>
      <text:p text:style-name="P457">А если я — Тарас Бульба? </text:p>
      <text:p text:style-name="P457">Ну, это, разве что в засушенном виде. Из тебя казак, как из козы Робинзон Крузо. И больше так не скажи — куры засмеют. </text:p>
      <text:p text:style-name="P457">Эва! А говорили будто смех — монопольная собственность Хомы Сапи<text:span text:style-name="T69">е</text:span>нсова. </text:p>
      <text:p text:style-name="P457">Ну, в смысле физиологии, ясно: спазмы и поп<text:span text:style-name="T69">ё</text:span>рхивания жутко нужные здоровью. А в смысле смысла? Что за прибыль от этой монополии? </text:p>
      <text:p text:style-name="P457">Помозгуем. Где смеются порядочные люди? В специально отведенных местах. В цирке, скажем, или… </text:p>
      <text:p text:style-name="P457">Правильно! Айда в кино! Комедия — предел всему! Фантоцци. Ух, даёт! </text:p>
      <text:p text:style-name="P457">Шмяк! Бряк! Шарах! Дзинь-буль-тресь-бздынь!! Пссс… </text:p>
      <text:p text:style-name="P457">Гы-гы-га! У-ю-гу-гу! Х-хо-хо! Иа-ха-ха! Вот где смеху-то! </text:p>
      <text:p text:style-name="P457"><text:soft-page-break/>Только соседка моя, необъятная дама слева, ни гу-гу. Что такое? Вздремнула? Нет, глядит добросовестно, но молча. </text:p>
      <text:p text:style-name="P457">И снова человек на экране с разгону ахнулся лбом в столб. Зал грохнул дружным залпом. А ей хоть бы что — молчит! 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457">И спрашивается теперь: отчего смеются люди? Ответствую — от страха. </text:p>
      <text:p text:style-name="P457">От страха? </text:p>
      <text:p text:style-name="P457">Именно! Ведь, что может быть женщине страшнее уродящей одежды? 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457">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457">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 Смех над собой — молитва «да не угораздит меня боле». Они неразлучны — страх и смех. Скажи над чем смеёшься и я скажу чего боишься ты! </text:p>
      <text:p text:style-name="P457">Выходит, тот, кто никогда не смеётся, ничего не боится? </text:p>
      <text:p text:style-name="P457">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457">Но тогда получается, что с помощью анекдотов можно узнавать… </text:p>
      <text:p text:style-name="P457">Ага! Доходит? Отлично. Идём дальше. А вот, кстати, и километровый столб. Ну-ка, что поведает? Нет, не разберу, темно ещё. </text:p>
      <text:p text:style-name="P457">Ну, и хрен с ним, пущай стоить. Не он первый, не он последний. Чего пристал к сиротке? Нужóн он тебе? Топаешь и топай своей дорогой. </text:p>
      <text:p text:style-name="P457">Ах, извините. Право слово — без умысла и подвохов. Ещё раз прощения просим. Счастливо оставаться… </text:p>
      <text:p text:style-name="P457">М-да… О чём это мы? Ах, ну, конечно: рассмотрение бессмертного вопроса классика: «над чем смеётесь?» Ответ — над тем, что боязно самим изведать. Что есть предтечей смеха? Правильно — улыбка. А улыбка это — что? Точно — это когда зубы скалят. Допустим, встретились мы с тобой на первых ступенях эволюционной лестницы. Я тебя не знаю, что ты <text:soft-page-break/>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457">Ну, ты даёшь! Впору «эврика!» вопить и — галопом в бюро патентов. </text:p>
      <text:p text:style-name="P457">Зачем, чудак? Давно уж все вело<text:span text:style-name="T69">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457">Красиво токуешь, голубчик. А можно вопрос из зала: гражданин управдом, а вы это хорошо прицепили? </text:p>
      <text:p text:style-name="P457">Не бойся, нашаван, не сорвёшь! Или есть резонное «но»? </text:p>
      <text:p text:style-name="P457">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457">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69">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457">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457">- Ай эм хэппи! </text:p>
      <text:p text:style-name="P457">Кутерьму крупиц на дороге, словно зеркало, повторяет круговерть низко мчащихся облаков. </text:p>
      <text:p text:style-name="P457"><text:soft-page-break/>- Эм хэппи,- на этот раз почему-то с угрозой и чуть вопросительно. </text:p>
      <text:p text:style-name="P457">- Хэппи!- совсем уже грустно. </text:p>
      <text:p text:style-name="P457">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457">Идиот! И когда уж тебе <text:span text:style-name="T70">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70">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70">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457">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70">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70">н</text:span>ые услуги <text:span text:style-name="T70">развитой</text:span> цивилизации. </text:p>
      <text:p text:style-name="P457">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457">Какая-то техника. </text:p>
      <text:p text:style-name="P457">Ага. </text:p>
      <text:p text:style-name="P457">Какая? </text:p>
      <text:p text:style-name="P457">Ну, мало ли наклёпано всяких для сельхозработ. Ближе подойдём тогда и… </text:p>
      <text:p text:style-name="P457">В паху явно наклюнулось жжение. </text:p>
      <text:p text:style-name="P457">Да погоди ты со своими позывами. </text:p>
      <text:p text:style-name="P457">Точно — техника, хотя из другой сферы. </text:p>
      <text:p text:style-name="P457">Он остановился у окрашенного в мандариново-жёлтый цвет дорожного катка. </text:p>
      <text:p text:style-name="P457">Надо ж куда занесло тебя, болезный. Зябко, небось? То-то. Привык, чай, к тропикам <text:soft-page-break/>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457">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457">Всё течёт, всё изменяется. Один и тот же чай нельзя выпить дважды. </text:p>
      <text:p text:style-name="P457">В деревню, откуда он сейчас шёл, это был второй его приезд. Хотя, конечно, в первый раз не сам ехал, а был привезён. </text:p>
      <text:p text:style-name="P457">В то лето дни длились по веку, неспешные, как спокойный ручей, беззвучно кативший гладкую воду, разделяя деревню на ихних и наших. </text:p>
      <text:p text:style-name="P457">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71">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457">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Уцелевшие безмолвны, приземисты, словно вдавлены океаном <text:span text:style-name="T71">блёклого</text:span> неба. Марианская впадина. </text:p>
      <text:p text:style-name="P457">- Вы к кому? </text:p>
      <text:p text:style-name="P457">- <text:span text:style-name="T71">К Сергею Михалычу Огольцову.</text:span></text:p>
      <text:p text:style-name="P457">- А сами-то кто будете? </text:p>
      <text:p text:style-name="P457">- <text:span text:style-name="T71">Сергей Огольцов</text:span>. </text:p>
      <text:p text:style-name="P457">- Выходит, племяш?- скоро догадалась она. </text:p>
      <text:p text:style-name="P457">- Он самый,- согласился он, сдерживая улыбку. </text:p>
      <text:p text:style-name="P457">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457">Он сидел привалившись к спинке дивана, разглядывая внутренности единственной комнаты с камен<text:span text:style-name="T71">н</text:span>ой печуркой напротив <text:span text:style-name="T71">себя</text:span>, от которой кругло-гладкая серая труба из азбесто-<text:span text:style-name="T71">бетона</text:span> шла кверху, а у потолка преломлялась к кухонной стене. <text:span text:style-name="T71">У</text:span> противоположной стен<text:span text:style-name="T71">ы</text:span> стояла широкая кровать с крашенными железными ногами и прутьями, с подушечным бастионом, <text:soft-page-break/>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457">По эту сторону, впритык к дивану, был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71">на кухню про</text:span>стелился половик-дорожка, а над головой—в том же направлении—шли доски потолка: голые, синие. </text:p>
      <text:p text:style-name="P457">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457">В кухне стукнула входная дверь. </text:p>
      <text:p text:style-name="P457">- Бабань! Две пятёрки! </text:p>
      <text:p text:style-name="P457">-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 </text:p>
      <text:p text:style-name="P457">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457">- Лены папа,- отвечала она, собирая поесть.- Помнишь, приезжала в то лето к бабушке Саше? </text:p>
      <text:p text:style-name="P457">Позвала гостя за стол. </text:p>
      <text:p text:style-name="P457">Хлебая щи, школьник отрешённо глядел на окошко. 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457">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457">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457">Пора уже вторые рамы вставлять. </text:p>
      <text:p text:style-name="P457">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451">Даже странно, до чего всё мне тут по мне. И будет таким во все остальные дни отпуска. </text:p>
      <text:p text:style-name="P452">По вечерам буду ходить к тётке Александре, объедаться её оладьями, а один раз даже и курицей. Богато живёт. </text:p>
      <text:p text:style-name="P452">Дядя-кузнец по утрам будет уезжать в кузницу, а я уходить в поля, после обеда рубить поленья из высыпанной возле дома горки дров.</text:p>
      <text:p text:style-name="P452"><text:soft-page-break/>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452">Нынешний муж её отведёт меня к магазину и я буду пить бутылочное пиво и слушать трёп мужиков ни о чём, но таким говором аж дух стискивает. <text:s/><text:span text:style-name="T72">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span></text:p>
      <text:p text:style-name="P453">До-библейская простота, а вместе столько всего примешано. </text:p>
      <text:p text:style-name="P454">Старая женщина сдаёт картошку в сетчатых мешках, по ней видно, что <text:span text:style-name="T380">нуждается</text:span>, а мужики перед ней чуть ли шапки не ломят. Она пережиток прошлого — <text:span text:style-name="T380">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453">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455">В последний вечер перед отъездом я зашёл в дом Валентины — отдариться. 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455">наконец-то избавился.</text:p>
      <text:p text:style-name="P455">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455">- Будя. Будя.</text:p>
      <text:p text:style-name="P456">Потом пожал руку её мужу Железину и ушёл. Так странно. В жизни не слыхал этого слова «будя», а само собой выговорилось. <text:span text:style-name="T72">Я родом отсюда; </text:span>жаль, что<text:span text:style-name="T72"> здесь не пригожусь.</text:span></text:p>
      <text:p text:style-name="P98"/>
      <text:p text:style-name="P201">Коситься на меня начали ещё на автовокзале рядом с Измайловским парком, куда прибывает автобус Рязань-Москва.</text:p>
      <text:p text:style-name="P201">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201">Общественное мнение на мой счёт озвучил следующим утром пассажир на платформе подземной станции метро:</text:p>
      <text:p text:style-name="P201">- Куда, блядь, прёшь среди людей?!</text:p>
      <text:p text:style-name="P201">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202">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202">Мы их обходим невидящим взглядом, чтоб — упаси, Боже! — не заглянуть в глаза; или <text:soft-page-break/>рявкаем:</text:p>
      <text:p text:style-name="P202">- Куда прёшь среди людей?!</text:p>
      <text:p text:style-name="P202">Правда, в те времена мы ещё не знали слова «бомж»; для них тогда имелся термин «бич».</text:p>
      <text:p text:style-name="P202">- Куда прёшь, бич?.. <text:s/>Вали отсюда, бичара!..</text:p>
      <text:p text:style-name="P202">И так далее.</text:p>
      <text:p text:style-name="P202">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203">Наши не стали утруждаться и позаимствовали только первое слово. Так людей без определённого места жительства и с неясным родом занятий <text:s/>стали называть бичами.</text:p>
      <text:p text:style-name="P203">Краткий, хлёсткий термин. Однако, не прижился.</text:p>
      <text:p text:style-name="P203">Во-первых, те, кто не владеет английским и далёк от моря, начали сползать в синонимы и подменять «бичей» «кнутами». </text:p>
      <text:p text:style-name="P203">А во-вторых, аббревиатура завсегда сильнее, особенно при поддержке государством.</text:p>
      <text:p text:style-name="P203">Мы все из СССР, ясно? Кто не понял получит разъяснение в ЧК, она же КГБ.</text:p>
      <text:p text:style-name="P203">Когда правоохранительные органы сократили словосочетание «без определённого места жительства» до БОМЖ их порождению не стало равных. 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49"/>
      <text:p text:style-name="P204">Когда-то жили на Руси торговцы пешеходы, они же «офени». В целях выживания, они сложили собственный язык.</text:p>
      <text:p text:style-name="P204">Тёмный для непосвящённых, язык офеней ушёл в небытие вместе со своими носителями — никто не удосужился составить его словарь.</text:p>
      <text:p text:style-name="P205">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Тут и «атас!» (от французского «<text:span text:style-name="T361">atacion!</text:span>»), и <text:s/>«хаза» (от немецкого «<text:span text:style-name="T361">Haus</text:span>»), и «хавать» (от английского «<text:span text:style-name="T361">have a</text:span>»<text:span text:style-name="T361">), и вкрапления от дружной семьи народов свободных сплочённых в единый СССР.</text:span></text:p>
      <text:p text:style-name="P206">Но вернёмся к моей «маляве» (от немецкого «mahlen»)...</text:p>
      <text:p text:style-name="P206"/>
      <text:p text:style-name="P206">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206">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206">В районе Майдана, тогдашняя Октябрьская площадь, стало ясно, что мне не удастся сдержать напор приливов в ампулу (пониже толстой кишки), <text:span text:style-name="T362">а в сквер напротив Университета никак не успеть.</text:span></text:p>
      <text:p text:style-name="P207">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207"/>
      <text:p text:style-name="P207">Распахнув высоченную дверь, я сосредоточенной трусцой рванул вверх по мраморной лестнице.</text:p>
      <text:p text:style-name="P207">- Эй! Куда?!- прокричала дежурная слева от входа.</text:p>
      <text:p text:style-name="P207">- Проверка сантех оборудования!- бросил я ей через плечо, не сбавляя деловитого хода.</text:p>
      <text:p text:style-name="P49"/>
      <text:p text:style-name="P207">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207">Мне захотелось поделиться благой вестью и, обернув лицо к дежурной, я благосклонно сообщил:</text:p>
      <text:p text:style-name="P207">- Слышь-ко? По нашей части у вас всё в порядке. Да.</text:p>
      <text:p text:style-name="P207">И я вышел на вопиюще атеистическую улицу Карла Маркса, составленную из плотной стены <text:soft-page-break/>таких же сурово административных зданий.</text:p>
      <text:p text:style-name="P208">Уж он-то точно знал, что стать венцом природы человеку помог коллектив, В одиночку ни мамонта забить, ни на луну слетать не удастся.</text:p>
      <text:p text:style-name="P208">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208">Непостижимая загадка — как стаду обезьянообразных удаётся действовать сообща при столь хронической склонности к самокастрации?</text:p>
      <text:p text:style-name="P49"/>
      <text:p text:style-name="P19">Побывка в Канино пробудила во мне рост национального самосознания.</text:p>
      <text:p text:style-name="P19">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Так я впервые за свою трудовую карьеру написал заявление с просьбой уволить меня по собственному желанию.</text:p>
      <text:p text:style-name="P19">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Почему?</text:p>
      <text:p text:style-name="P19">Оказывается на меня не осталось квоты.</text:p>
      <text:p text:style-name="P19">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В 5-тысячном коллективе завода на меня не найдётся тысячи бездипломных рабочих. Какие-то дипломированные гады поспели раньше меня и квота кончилась.</text:p>
      <text:p text:style-name="P19">Р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p>
      <text:p text:style-name="P19">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20">Если не брать в расчёт хавку в столовой, то завод «Мотордеталь» можно считать хрустальной мечтой, образцом промышленного предприятия.</text:p>
      <text:p text:style-name="P20">Взять хотя бы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20">Я знал своё дело и меня применяли как каменщика-одиночку для нестандартных заданий в отдельно взятых местах.</text:p>
      <text:p text:style-name="P20">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20">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20">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20">Ни в бытовке, ни в бригаде я особо ни с кем не общался. Спросят о чём — отвечу, а так всё больше молчу; сам с собой в уме разговариваю.</text:p>
      <text:p text:style-name="P20">Подсобники у меня часто менялись, их поставляло Наркологическое отделение № 2, оно же нарко-два. <text:span text:style-name="T14">Оно было частью конвейерного производства бесплатных рабов.</text:span></text:p>
      <text:p text:style-name="P21">Система работала так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21"><text:soft-page-break/>Их привозят в нарко-два, типа, на лечение. Кто заерепенится — укол серы вкатят и до конца срока он уже не рискует.</text:p>
      <text:p text:style-name="P21">Срок лечения от двух до трёх месяцев.</text:p>
      <text:p text:style-name="P21">Живут пациенты в общежитии, хавают в столовой, пашут там, куда пошлю. ДЕНЕГ НЕ ПОЛУЧАЮТ.</text:p>
      <text:p text:style-name="P21">Всё уходит на оплату быта, хавки и медицинского обслуживания — раздача таблеток по вечерам, которые они спускают в унитазы.</text:p>
      <text:p text:style-name="P21">При хорошем поведении на выходные отпускают съездить домой на родину.</text:p>
      <text:p text:style-name="P21">В городе проще — участковый говорит кому из алкашей явиться для отбывания и те знают, что лучше не пурхать.</text:p>
      <text:p text:style-name="P21">Вот и стираются грани между городом и деревней.</text:p>
      <text:p text:style-name="P21"/>
      <text:p text:style-name="P21">У каждого человека непременно есть своя история и если молчишь и своею не перебиваешь, он тебе её расскажет. Не обязательно про самого себя, может и про родственника или соседа.</text:p>
      <text:p text:style-name="P21">Я в «Мотордетали» такого наслушался — ни в какую «Тысячу и одну ночь» не влезет.</text:p>
      <text:p text:style-name="P21">Например, про немца, что со своим отделением в сельской хате квартировал.</text:p>
      <text:p text:style-name="P21">Он каждое утро орал чего-то, а товарищи его хохотали.</text:p>
      <text:p text:style-name="P21">Один из них немного говорил по-русски и пояснил хозяйке хаты о чём тот кричит:</text:p>
      <text:p text:style-name="P21">- Этих сук мне дайте — и Сталина, и Гитлера, обоих из «шмайсера» положу!</text:p>
      <text:p text:style-name="P22">Это мне баба рассказала, которая считала дни до пенсии.</text:p>
      <text:p text:style-name="P21">Спрашивается, в Красной армии долго б ему дали покричать?</text:p>
      <text:p text:style-name="P22">Или как мужик в забегаловке с каким-то кентом разговорился, вместе вышли и пошли себе.</text:p>
      <text:p text:style-name="P22">Кент говорит, погоди, мол, в какой-нибудь двор отлить заскочу. 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22">Или ещё как... Нет! Такого вообще никому не надо рассказывать...</text:p>
      <text:p text:style-name="P22">Вобщем, большинство сказок всё про тёмную ночь.</text:p>
      <text:p text:style-name="P22">Но и в трагичности найдётся место оптимизму!</text:p>
      <text:p text:style-name="P22">В ту зиму мороз стоял несусветный. Идёшь так себе, а в голове тихое такое позвякивание — это мысли в мозгу позамерзали и об извилины брякают.</text:p>
      <text:p text:style-name="P22">И в самый разгар этого полюса холода смотрю — объявление в коридоре: желающие пойти в лыжный поход на Сейм обращаться в группу по туризму. </text:p>
      <text:p text:style-name="P22">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22">Нашёл я ту группу, говорят: в субботу утром возле проходной со своими лыжами. <text:s/></text:p>
      <text:p text:style-name="P22">Я принёс те, в которых ещё на Объекте пацаном по лесу бегал. Автобус ждёт. Кто хочет — автобусом, а кто хочет может и на лыжах. </text:p>
      <text:p text:style-name="P22">Мы втроём пошли, <text:span text:style-name="T15">всего-то 12 км. Одна девушка, ухажёр её и я.</text:span></text:p>
      <text:p text:style-name="P23">Лыжню по очереди прокладывали. Но какая красота! Особенно как в лес вошли.</text:p>
      <text:p text:style-name="P23">Снег от мороза мелкий-мелкий и весь искрится под солнцем. </text:p>
      <text:p text:style-name="P23">Они знали где заводской лагерь, а я первый раз увидел. Домики как в швейцарских Альпах, с острыми крышами, двухэтажные и все из дерева. Вокруг лес под снегом, а на крышах снег не удерживается. Класс!</text:p>
      <text:p text:style-name="P23">Мне комната как раз под крышей досталась; видно до чего у неё скат крутой.</text:p>
      <text:p text:style-name="P23">Комнату со мной делил один из туристов. Я так понял, у них там своя компания и объявление они для галочки повесили — дирекции показать, мол, привлекаем массы. Не ждали, что я придыбаю.</text:p>
      <text:p text:style-name="P23">Он мне рассказал, как в походе по Уралу целую неделю под дождём шёл. С утра до ночи дождь и дождь. И с тех пор как отрезало — ни в одном походе даже и не моросит.</text:p>
      <text:p text:style-name="P23">Его за это прозвали «сухой талисман». Без него пойдут — мокнут, а с ним и капля не упадёт.</text:p>
      <text:p text:style-name="P23">Потом он ушёл и вернулся со спиртом, налил мне стакан, а себе двадцать капель; <text:soft-page-break/>бутербродами закусили и он снова ушёл.</text:p>
      <text:p text:style-name="P23">С первого этажа музыка пошла. Я на койку прилёг, смотрю — крыша над головой плавает, вот я и спустился на музыку. </text:p>
      <text:p text:style-name="P23">Они там в одной комнате быстрые танцы устроили. Свет потушили, только цветомузыка моргает. Я чуток тоже попрыгал.</text:p>
      <text:p text:style-name="P23">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24">Сухой талисман с кем-то шары гоняет. Я у него кий попросил и — верь не верь! — три шара друг за дружкой по лузам разложил, да хлёстко так. Я и сам обомлел, на бильярде у меня никогда толком не получалось. Дальше я продолжать не стал, кий отдал и во двор вышел.</text:p>
      <text:p text:style-name="P24">Вокруг темень, как в лесу, только свет в окошках да мангале костёр полыхает для шашлыка; и ни души вокруг.</text:p>
      <text:p text:style-name="P24">Подошёл я, на пламя посмотрел и такая вдруг тоска взяла — все люди, как люди только я ото всех ломоть отрезанный. От такой тоски хмель из меня улетучился, поднялся я в комнату, да и уснул с горя.</text:p>
      <text:p text:style-name="P24"/>
      <text:p text:style-name="P25">А летом мне открылось, что есть Игра с большой буквы.</text:p>
      <text:p text:style-name="P25">Стадион в парке на Миру назывался «Авангард» и там встреча встреча по футболу проходила. Играли заводская команда и приезжая.</text:p>
      <text:p text:style-name="P25">Зрителей собралось штук двадцать, такие же ломти отрезанные, кому делать не хрен, и два-три случайных алкаша.</text:p>
      <text:p text:style-name="P25">Ну, выбежали команды на поле, судья, монетка, жребий, всё такое. 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6">А поле-то большое такое, стандартное, пока бедолага с края на край добежит, на него уж и смотреть жалко. Но раз пришёл — сижу, всё равно больше делать нечего. И нечего тут вздыхать.</text:span></text:p>
      <text:p text:style-name="P26">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26">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26">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27">Мы напряжённо следим за полем, где мяч переходит от команды к команде, ускоряясь ударами ног и голов, чтоб мчать дальше.</text:p>
      <text:p text:style-name="P27">Это не они играют, это ими играют, это идёт Игра.</text:p>
      <text:p text:style-name="P27">Наконец и алкашам начало доходить, что происходит нечто небывалое. Они взревели и засвистали как многотысячные трибуны.</text:p>
      <text:p text:style-name="P27">Возможно, этим и спугнули невидимку.</text:p>
      <text:p text:style-name="P27">Игроки, один за другим, начали сникать и вскоре просто бегали запаренной трусцой, как и в начале матча.</text:p>
      <text:p text:style-name="P27">Я не слишком большой ценитель футбола, зато теперь убедился, что есть настоящая Игра.</text:p>
      <text:p text:style-name="P27">Пять минут Игры, разве этого мало?</text:p>
      <text:p text:style-name="P27">Фанаты прославленных клубов возможно и больше видали, но не настолько подряд, а по крупицам, как гомеопаты.</text:p>
      <text:p text:style-name="P27">Да, та Игра ушла, растворилась, умчалась, как порыв ветра, как прилив счастья, но она была <text:soft-page-break/>и восхищает меня до сих пор.</text:p>
      <text:p text:style-name="P27"/>
      <text:p text:style-name="P27">Причиной моей молчаливости стало то, что я прикусил язык.</text:p>
      <text:p text:style-name="P27">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27">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7">Он из утробы матери таким и вышел — полулысый, в очках, с мягким брюшком и холёной степенностью.</text:span></text:p>
      <text:p text:style-name="P28">В своей речи он затронул задачи стоящие перед нами в такой ответственный ускоренно перестроечный период. 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28">Он кончил и председатель собрания спросил нет ли вопросов. Я поднял руку.</text:p>
      <text:p text:style-name="P28">Так не принято — вопрос про вопросы должен закрывать собрание; по негласным правилам. Но я поднял руку, потому что он меня достал, этот соловушка из заводоуправления.</text:p>
      <text:p text:style-name="P28">Я попросил объяснить разницу между экономической и хозяйственной деятельностью; мне интересно; спасибо.</text:p>
      <text:p text:style-name="P28">Руководитель перешепнулся с председателем и тот объявил конец собрания.</text:p>
      <text:p text:style-name="P28">Рабочие с облегчением поспешили по домам.</text:p>
      <text:p text:style-name="P28">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8">громко заметил, что надо бы сменить замок на шкафчике, а то тут шизофреники завелись.</text:span></text:p>
      <text:p text:style-name="P29">Ни к кому конкретно он не обращался, но большинство переодевающихся в спецовки повернули головы ко мне. Вот когда я прикусил язык.</text:p>
      <text:p text:style-name="P29">Против рычагов власти не попрёшь, они негласны и неуловимы и даже дебила из Бочек обучили слову «шизофреник».</text:p>
      <text:p text:style-name="P29"/>
      <text:p text:style-name="P29">- Ты был в Ромнах?</text:p>
      <text:p text:style-name="P29">Здесь, в помывочном зале конотопской бани, <text:s/><text:span text:style-name="T19">где мы голяком намыливаемся над своими жестяными шайками, каждый из нас смахивает на «безвозвратно свободных» с Площадки пятого отделения. <text:s/>Ближайшие соседи по мраморному столику с шайками навострили слух; в Конотопе любят, когда вопрос поставлен прямо, без обиняков.</text:span></text:p>
      <text:p text:style-name="P29">- <text:span text:style-name="T19">В Ромнах я был, но вас не помню.</text:span></text:p>
      <text:p text:style-name="P30">Я и сам залюбовался безупречным поэтическим размером своего ответа. Соседи <text:span text:style-name="T372">перестали втирать мыло в мочалки и с напряжённым вниманием</text:span> п<text:span text:style-name="T372">ри</text:span>двинулись поближе — у конотопчан врождённая склонность к поэзии.</text:p>
      <text:p text:style-name="P30">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371">уже без</text:span> сизовато<text:span text:style-name="T371">го отлива поверх радужки</text:span>...</text:p>
      <text:p text:style-name="P30">- Володя!</text:p>
      <text:p text:style-name="P30">Соседи отодвигаются, некоторые, ухватив шайки, переходят к другим столикам. (Их уже двое...)</text:p>
      <text:p text:style-name="P30">Как же я сразу-то не узнал? Один из нас троих спавших на двух койках. Он смущённо улыбается. <text:span text:style-name="T20">Отсутствие той поволоки в глазах сбило меня поначалу...</text:span></text:p>
      <text:p text:style-name="P30"/>
      <text:p text:style-name="P349">Этот отлив не стеклянноглазость; он потусклее.</text:p>
      <text:p text:style-name="P32">Точно такую же сталисто-сизе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31"><text:soft-page-break/></text:p>
      <text:p text:style-name="P31"/>
      <text:p text:style-name="P31">По официальной версии карабахская война длилась три года — с 1992 по 1994, но на самом деле началась она намного раньше и не кончилась до сих пор. Хотя признаю, те три года были самыми отвратными.</text:p>
      <text:p text:style-name="P31"/>
      <text:p text:style-name="P31"><text:span text:style-name="T371">На втором <text:s/>(по не официальной разметке) году</text:span> войны, когда мне перестало нравиться выражение глаз Сатэник, я постарался отправить её в эвакуацию. По странному стечению обстоятельств, она, вместе с Рузанной и Ашотом, оказалась в Конотопе на Декабристов 13. </text:p>
      <text:p text:style-name="P33">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33">Город ещё не оправился от шока при гибели 25 человек жителей за один обстрел.</text:p>
      <text:p text:style-name="P33">Незнакомые люди в Ереване, узнав куда мы отправляемся, предлагали хотя бы детей им оставить, Ашота и Рузанну (в алфавитном порядке).</text:p>
      <text:p text:style-name="P33">Когда мы добрались на квартиру, которую знакомые сдавали нам бесплатно, я поинтересовался причиной столь скорого возвращения.</text:p>
      <text:p text:style-name="P33">- Я там поняла, что просто так жить и жить-<text:span text:style-name="T21">то</text:span> не стоит.</text:p>
      <text:p text:style-name="P33"/>
      <text:p text:style-name="P34">Вот тебе наглядный пример воздействия среды. </text:p>
      <text:p text:style-name="P34">Отпусти армянскую женщину, воспитанную <text:span text:style-name="T366">по всей строгости</text:span> патриархального уклада на три месяца в Конотоп, так она тебе без спросу вернётся <text:span text:style-name="T366">философиней </text:span>и начнёт <text:s/><text:span text:style-name="T366">мудрые </text:span>сентенции выдавать. <text:span text:style-name="T366">Здрасьте, пожалуйста — получи и распишись...</text:span></text:p>
      <text:p text:style-name="P34">А ничего, что бояться за одного себя легче, чем ещё и за вас родимых? </text:p>
      <text:p text:style-name="P34">Особенно когда завоют сирены воздушной тревоги, или заухают морские орудия Каспийской флотилии, снятые с кораблей и подв<text:span text:style-name="T21">é</text:span>зенные на тумб Верблюжья спина? <text:s/></text:p>
      <text:p text:style-name="P36">А «Грады» и вовсе без предупрежденья бьют — долетят, взорвутся и полквартала нету. Ведь мы живём в век высоких технологий.</text:p>
      <text:p text:style-name="P35"/>
      <text:p text:style-name="P35">Опять меня куда-то занесло, я ж про Ромны, вроде, говорил, а дурдом и война <text:span text:style-name="T370">две большие разницы</text:span>. Или как?..</text:p>
      <text:p text:style-name="P35"/>
      <text:p text:style-name="P35">Это <text:span text:style-name="T365">всё </text:span>к тому, что, <text:span text:style-name="T365">вобщем-то, </text:span><text:s/>я не успел ознакомить Сатэник с некоторыми фактами своей предыдущей биографии, всё как-то руки не доходили. И мне малость интересно было: какую информацию она там зачерпнёт? </text:p>
      <text:p text:style-name="P35">А никакой. Конотопчане своих не топят. </text:p>
      <text:p text:style-name="P35">Единственный прокол случился в разговоре с сотрудницей. (Сатэник там ещё и не работу успела устроиться в заводе КЭМЗ).</text:p>
      <text:p text:style-name="P35">Узнав, что фамилия её мужа Огольцов, сотрудница сказала:</text:p>
      <text:p text:style-name="P35">- Хм...</text:p>
      <text:p text:style-name="P18">Вот, пожалуй, и весь компромат на меня в Закавказьи из конотопских источников.</text:p>
      <text:p text:style-name="P18"/>
      <text:p text:style-name="P18">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8">Я стал как тот мужик, что приоблокотился на оградку детской площадки, типа, понаблюдать как копошится детвора в песочнице: <text:span text:style-name="T22">там </text:span>и Двойка, и руководители с подсобниками, и сам я <text:span text:style-name="T22">со своей ролью, но меня эта возня не цепляла.</text:span></text:p>
      <text:p text:style-name="P18"/>
      <text:p text:style-name="P37">Весной Двойка вызвал меня в Нежин, в общагу, типа, тряхнуть стариной.</text:p>
      <text:p text:style-name="P37">Точно помню, что назначено было на четверг, когда у меня баня и, по-видимому, предпраздничный день — посреди недели он меня не вызывал.</text:p>
      <text:p text:style-name="P37"><text:soft-page-break/>Я прихватил полотенце и смену нижнего — хотя в общаге нет парной, но душ-то имеется, и поехал в Нежин.</text:p>
      <text:p text:style-name="P37">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23">Д</text:span>войка и сказать, что я в вестибюле.</text:p>
      <text:p text:style-name="P38">Он ушёл, а на меня нагрянуло открытие.</text:p>
      <text:p text:style-name="P38">В вестибюль из коридора общаги вышла молоденькая студенточка в мятом халатике и сонным лицом. На меня она не взглянула — мало ли кто ту торчит, а просто подошла к окну неподалёку от меня.</text:p>
      <text:p text:style-name="P38">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тит правую руку за голову, высоко вскинув локоть.</text:p>
      <text:p text:style-name="P38">Что творит! </text:p>
      <text:p text:style-name="P38">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38">Шокирующее <text:s/>открытие.</text:p>
      <text:p text:style-name="P38">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38">Я вышел из общаги. Успеть в Конотоп до закрытия бани и думать нечего. Но сегодня четверг!</text:p>
      <text:p text:style-name="P38">Ничего. В Графском парке есть озеро. Я направился туда кратчайшим путём.</text:p>
      <text:p text:style-name="P38">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38">Надо же! Похоже тут это стало традицией. Что теперь? Барабанить себя в грудь и орать: «это же я! я — та легенда! это всё от меня пошлó!»</text:p>
      <text:p text:style-name="P39">Я с грусть углубился в парк, но не к широкой части озера, а к затоке с чёрной водой у зарослей в пустынной его части.</text:p>
      <text:p text:style-name="P39">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39">На чёрной ряби расплывались белые разводы. Рожденье Афродиты. Русалочка, итит твою налево; растираясь полотенцем, думал я.</text:p>
      <text:p text:style-name="P39">Нет, я не извращенец, просто такой уродился.</text:p>
      <text:p text:style-name="P39"/>
      <text:p text:style-name="P39">Леночка поступила в швейное училище в Сумах и уехала туда учиться. Мне не оставалось никакого смысла и дальше жить на Декабристов 13.</text:p>
      <text:p text:style-name="P39">Я нашёл другое жильё на другой окраине Конотопа, поближе к заводу «Мотордеталь».</text:p>
      <text:p text:style-name="P39">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39">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39">Квартплата составляла всего 15 руб., но тем не менее, я окончательно прекратил рассылать и без того нерегулярные переводы в обе стороны.</text:p>
      <text:p text:style-name="P39">Углубление в немецкий понадобилось мне, чтоб разобраться наконец с этим Фрейдом.</text:p>
      <text:p text:style-name="P39">Как шизофреник со стажем, я не видел резона в его тормознутости на символизме из половых органов.</text:p>
      <text:p text:style-name="P40">Ну, да, сигара смахивает на член, а пепельница на влагалище и тому подобное. Но что из этого? </text:p>
      <text:p text:style-name="P40">На этих толкованиях зациклились до упора, но воз и ныне там.</text:p>
      <text:p text:style-name="P40">Впоследствии я понял, что Фрейд, по сути своей, сказочник, как Ганс Христиан Андерсен, <text:soft-page-break/>просто у них разный запас слов.</text:p>
      <text:p text:style-name="P40">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40">Красота! Чудо что за сказки, сколько в них поэзии...</text:p>
      <text:p text:style-name="P40">И пошёл жонглировать этими четырьмя погремушками. И пошёл! И пошёл!</text:p>
      <text:p text:style-name="P40">Каждый имеет право на персональную научную теорию, но теории проверяются практическими результатами.</text:p>
      <text:p text:style-name="P40">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К тому же он до сих пор вдохновляет массу художников малевать винегреты из фаллосов и вагин.</text:p>
      <text:p text:style-name="P40"/>
      <text:p text:style-name="P40">Ещё в той кухоньке во мне окончательно утвердился давно возникший план — пора покинуть Конотоп. Возник он ещё прошлой осенью...</text:p>
      <text:p text:style-name="P355"/>
      <text:p text:style-name="P355"><text:span text:style-name="T24">...б</text:span>атареи прожекторов на металлических мачтах освещения <text:span text:style-name="T25">насилу </text:span>сдерживают натиск густо-фиолетовой ночи, <text:span text:style-name="T25">их</text:span> влажный отблеск <text:span text:style-name="T25">тянется </text:span>вдоль натруженных рельс. Колеи раздваиваются, расчетверяются, параллельное многорядье путей заставлено вагонами, цистернами, <text:span text:style-name="T24">платформами</text:span>, на которых громоздится, топорщится, высится зачехл<text:span text:style-name="T24">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355"><text:span text:style-name="T26">И</text:span> в ту осеннюю ночь я перес<text:span text:style-name="T25">ёк</text:span> её знакомыми тропами служебных проходов, минуя вагонные лабиринты, <text:span text:style-name="T25">чтобы выйти</text:span> к знакомому пролому в <text:s/>ограде ПМ<text:span text:style-name="T26">С</text:span>-119. <text:span text:style-name="T25">Я </text:span><text:s/>загодя ёж<text:span text:style-name="T25">ился</text:span> и негод<text:span text:style-name="T25">овал</text:span> какая там будет грязь и лужи. </text:p>
      <text:p text:style-name="P352">Вот и 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355">Неотступный свет прожекторов припечатал мою тень к стене. </text:p>
      <text:p text:style-name="P355"><text:span text:style-name="T25">Чем ближе к ней, </text:span>силуэт <text:span text:style-name="T25">у</text:span>меньша<text:span text:style-name="T25">ется</text:span>, подрагивая полями шляпы <text:span text:style-name="T26">при ходьбе; а вот и утонул</text:span> <text:span text:style-name="T25">во мгле</text:span> пролома. </text:p>
      <text:p text:style-name="P355">Для путешествий во времени нужна машина? Возможно, но если она не по карману, <text:span text:style-name="T25">попробуйте</text:span> пешком. Сейчас, <text:span text:style-name="T26">вслед</text:span> за своей <text:span text:style-name="T26">исчезнувшей </text:span>тенью, я окажусь в таких средневековых непр<text:span text:style-name="T26">ó</text:span>лазях и тьмах… </text:p>
      <text:p text:style-name="P355">- Софокл! Эсхил! </text:p>
      <text:p text:style-name="P355"><text:span text:style-name="T25">Опаньки!</text:span> Неужто так широко шагнул, что п<text:span text:style-name="T26">р</text:span>оскочил по самую античность? </text:p>
      <text:p text:style-name="P355">- Эсхил!- хрипло надрывалась средь слякотного мрака ПМСных задворков чёрная тень шагах в <text:span text:style-name="T26">двадцати</text:span> от пролома. </text:p>
      <text:p text:style-name="P355">Моя? Нет, эта пониже и круглее. К тому же в кепке <text:span text:style-name="T25">и</text:span> в кожаном пальто. </text:p>
      <text:p text:style-name="P355">- Чего стал? Тебя звали? Будто понятие имеешь про Софокла. </text:p>
      <text:p text:style-name="P355">- Вы правы, дальше Аристофана я не углублялся. </text:p>
      <text:p text:style-name="P355">Он икнул и чуть покачиваясь, но решительно заступил мне путь. </text:p>
      <text:p text:style-name="P355">- Ты кто?- пахнул он винищем. </text:p>
      <text:p text:style-name="P355">- Прохожий. А вас что сюда привело? </text:p>
      <text:p text:style-name="P355">Он будто не слыхал вопроса. </text:p>
      <text:p text:style-name="P355">- Софокл… Эсхил…- умильно вторил он.- Да, да… Эсхил… Аристофан! А ещё? </text:p>
      <text:p text:style-name="P355">- Ну, ещё Еврипид. </text:p>
      <text:p text:style-name="P355"><text:soft-page-break/>- Точно! Еврипид!- со слезой воскликнул он и вновь самозабвенно простонал, - Софо-о-о-кл…</text:p>
      <text:p text:style-name="P355"/>
      <text:p text:style-name="P355">Мы стояли друг против друга, словно сошедшиеся после разлуки Санчо Панса и Дон-Кихот. <text:span text:style-name="T25">Вот</text:span> Санчо сокрушённо понурился. Козырёк кожаной кепки клюнул меня в переносицу. Проклятье, Санчо! Я ведь с открытым забралом. </text:p>
      <text:p text:style-name="P355">- Художник я, - горестно поведал он, подняв голову, - а сюда на два месяца. </text:p>
      <text:p text:style-name="P353">И снова кивок-клювок. 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41">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38"/>
      <text:p text:style-name="P42">План безупречен, но как насчёт деталей? Например, куда?</text:p>
      <text:p text:style-name="P42">Ну, во первых, туда, где тепло — хватит с меня обморожений, а во-вторых, где есть море и горы. </text:p>
      <text:p text:style-name="P42">Крым не подходит — горы низковаты, к тому же он занят Ольгой.</text:p>
      <text:p text:style-name="P42">Следуя карте, палец наползает на Баку. Вот и ладненько.</text:p>
      <text:p text:style-name="P42"/>
      <text:p text:style-name="P42">Получив причитающийся мне отпуск в строительном цеху «Мотордетали», я написал заявление на увольнение.</text:p>
      <text:p text:style-name="P42">Но прежде чему уехать, оставалось ещё одно дельце. Обещание данное мною трём незнакомцам в ресторане — наведаться в город Львов.</text:p>
      <text:p text:style-name="P42"/>
      <text:p text:style-name="P42">Чем ближе ко л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42">В ячейке камеры хранения я <text:span text:style-name="T27">о</text:span>ставил свой портфель, где кроме гигиенических необходимостей притаилась и серая полузимняя кепка, <text:span text:style-name="T27">чтобы выйти в город в своей неизменной шляпе</text:span></text:p>
      <text:p text:style-name="P42"><text:span text:style-name="T27">Львов красивый город, в нём немало памятников старинной архитектуры и улиц мощёных булыжником</text:span>. <text:span text:style-name="T27">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43">Я не пользовался во Львове никаким видом транспорта, шёл пешком.</text:p>
      <text:p text:style-name="P43">Куда?</text:p>
      <text:p text:style-name="P43">К оперному театру. Моё обещание исполнено, во Львов я наведался, но отнюдь не собирался бегать по улицам с вопросом: «вы, случайно, не бывали проездом в Конотопе два года назад, после того как откинулись с зоны?» </text:p>
      <text:p text:style-name="P43">Я ж не полудурок.</text:p>
      <text:p text:style-name="P43">Я шёл культурно и приятно провести время, потому что поезд на Киев отправляется ровно в полночь.</text:p>
      <text:p text:style-name="P43">Оперный театр во Львове — просто загляденье, дворец; молодцы построившие его поляки; но насчёт приятности, то фиг я угадал.</text:p>
      <text:p text:style-name="P43">Там шла опера современного местного классического композитора о крестьянских волнениях XVI-го века. Творение в стиле «поедят!»</text:p>
      <text:p text:style-name="P43">Но назвался груздем — полезай в кузов, и я отсидел от звонка до звонка.</text:p>
      <text:p text:style-name="P43">К полуночи я вернулся на вокзал, открыл ячейку камеры хранения, а затем портфель.</text:p>
      <text:p text:style-name="P43">Шляпу я положил внутрь ячейки, а на голову плотно насадил серую кепку из портфеля.</text:p>
      <text:p text:style-name="P43">Затем я застегнул портфель, вынул его из ячейки и нежно прикрыл дверцу да ещё и хмыкнул, представляя реакцию следующего её открывателя, когда уткнётся взглядом в шляпу.</text:p>
      <text:p text:style-name="P43">Иди и подумай что подумать.</text:p>
      <text:p text:style-name="P43"/>
      <text:p text:style-name="P43"><text:soft-page-break/>Вернувшись в Конотоп я начал делать прощальные визиты — к брату Саше на Сосновскую, к сестре Наташе на Семи Ветрах; вот только на Декабристов 13 не пошёл. Всё-таки я полудурок.</text:p>
      <text:p text:style-name="P43">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43">Ещё я сходил в ЗАГС, чтобы мне в паспорте поставили штамп о разводе с Ирой, но меня послали в нежинский ЗАГС, по месту заключения брака.</text:p>
      <text:p text:style-name="P43">Нежинский ЗАГС потребовал справку из конотопского народного суда, где расторгался наш брак.</text:p>
      <text:p text:style-name="P43">- Послушайте,- сказал я,- у вас уже записано, что она со мной в разводе. Поставьте мне штамп на этом основании и дело с концом.</text:p>
      <text:p text:style-name="P43">- Такой записи нет. Она к нам не обращалась.</text:p>
      <text:p text:style-name="P43">Вот так они меня оглаушили.</text:p>
      <text:p text:style-name="P43">Пришлось ехать в Конотоп, брать справку в суде и везти обратно.</text:p>
      <text:p text:style-name="P43">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Наверное, чтобы добавить остроты ощущений в своих отношениях с другими. Типа, наставляет рога своему мужу-геологу, пока он в отъезде.</text:p>
      <text:p text:style-name="P43">А потом я вдруг понял почему мне всегда так нравилась сцена последнего расставания Д'Aртаньяна с Рошфором в романе «Двадцать лет спустя».</text:p>
      <text:p text:style-name="P43"/>
      <text:p text:style-name="P43">«- Иди, старый дьявол,- с грустной улыбкой произнёс Д'Aртаньян, глядя вслед удалявшемуся Рошфору.- Иди. Всё равно, нет уж больше Констанции.»</text:p>
      <text:p text:style-name="P43"/>
      <text:p text:style-name="P44">Я понял, что Констанция — это Ира и я. Только не по отдельности, а вместе. Констанция — это мы, когда ещё мучили друг друга своею любовью.</text:p>
      <text:p text:style-name="P44"/>
      <text:p text:style-name="P44">Потом я поехал в Сумы. Сводил Леночку в кино на «Фанфана-Тюльпана», только в этой роли был уже Ален Делон.</text:p>
      <text:p text:style-name="P44">В парке мы покормили лебедей, бросали им с моста кусочки пирожка с капустой, потом и сами сходили в ресторан. Для неё там всё было в диковинку.</text:p>
      <text:p text:style-name="P44">Она проводила меня на вокзал и расплакалась на прощанье. Красивая, на мать похожа, только волосы как у меня.</text:p>
      <text:p text:style-name="P44"/>
      <text:p text:style-name="P44">На следующий день я пошёл на улицу Гоголя 25 и отдал Саше Плаксину свой чёрный дембельский портфель заряженный словарями и ещё парой книг. <text:s/>Мы условились, что он вышлет их мне, когда где-нибудь обоснуюсь и пришлю адрес.</text:p>
      <text:p text:style-name="P44"/>
      <text:p text:style-name="P44">Конотоп провожал меня угрюмым холодом и ветром, но пальто от Наташи грело очень даже хорошо и я поехал в Нежин, чтобы вернуть книгу рассказов Селинджера.</text:p>
      <text:p text:style-name="P44">Спортивную сумку с одеждой и прочими вещами я запер в камере хранения на вокзале и с одним портфелем поехал на улицу Шевченко.</text:p>
      <text:p text:style-name="P44">На мой звонок дверь не открылась, наверно он и Мария Антоновна вышли куда-то в гости.</text:p>
      <text:p text:style-name="P44">Я поехал в центр города, в новый кинотеатр «Космос» напротив универмага.</text:p>
      <text:p text:style-name="P44">Там шла какая-то фигня про Синдбада-морехода производства студии «Узбекфильм», но мне нужно было убить время.</text:p>
      <text:p text:style-name="P44">Я сел и поставил портфель под сиденье. Место слева заняла женщина моих лет, по наклонному проходу справа бегала девочка лет четырёх. Мать, сидевшая в передних рядах, звала её вернуться, но она не слушалась и кричала: «папа!»</text:p>
      <text:p text:style-name="P44">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44">Начался фильм и Синдбад оказывался то на море, то в пещере и фехтовал саблей рядом с <text:soft-page-break/>древними стенами Самарканда на фоне высоковольтной линии электропередач.</text:p>
      <text:p text:style-name="P44">Фильм наконец-то кончился, я взял свою кепку <text:s/>с пальто на коленях и одел её на голову. <text:s/>Соседка слева обронила свои тонкие перчатки мне на колени.</text:p>
      <text:p text:style-name="P44">- Возьми,- сказала она негромко,- проводи меня.</text:p>
      <text:p text:style-name="P44">Я достал портфель из-под сиденья и стал протискиваться за нею.</text:p>
      <text:p text:style-name="P44">В довольно плотной толпе кинозрителей мы спускались по высокой лестнице выхода.</text:p>
      <text:p text:style-name="P44">Офицеры-лётчики поджидали внизу в своих фуражках. Они и не пикнули, когда мы с ней проходили мимо. Кишкá оказалась тонкá.</text:p>
      <text:p text:style-name="P44">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44">Она пригласила к себе на чай.</text:p>
      <text:p text:style-name="P44">Идти пришлось недалеко, в пятиэтажку на спуске от площади.</text:p>
      <text:p text:style-name="P44">Я шёл и места становились всё знакомее и знакомее. Неужто? Не может быть... Точно!</text:p>
      <text:p text:style-name="P45">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45">Но теперь квартира оказалась обставленной и обвешенной. Мы разделись в прихожей и прошли в гостиную.</text:p>
      <text:p text:style-name="P45">На журнальный столик она вместо чая принесла бутылку вина, нарезанную кружками колбасу и шоколадные конфеты.</text:p>
      <text:p text:style-name="P45">Я пил вино, закусывал шоколадом и вспоминал крановщика Виталю.</text:p>
      <text:p text:style-name="P45">Мы не спрашивали имён друг друга. Для того зачем мы тут достаточно и «ты».</text:p>
      <text:p text:style-name="P45">Правда, она не удержалась похвалиться, что работает в прокуратуре. Я не стал уточнять кем, сказал только, что меня ещё не здесь поймают.</text:p>
      <text:p text:style-name="P45">Она ушла в спальню и вернулась запахнувшись в длинный не застёгнутый халат; снова села рядом со мной на диване.</text:p>
      <text:p text:style-name="P45">Я обнял её, запустил руку под воротник халата на спине и расстегнул лифчик. Лицо её радостно просияло. Мы прошли в спальню.</text:p>
      <text:p text:style-name="P45">То, что было потом, можно сравнить с показательными выступлениями чемпионов в фигурном катании. Под стать её точёному телу.</text:p>
      <text:p text:style-name="P45">Оно как раз подходило для всех этих поддержек, тройных тулу<text:span text:style-name="T380">п</text:span>ов и прочей остальной программы.</text:p>
      <text:p text:style-name="P45">Мы переходили от фигуры к фигуре, чётко меняли темп <text:span text:style-name="T28">с</text:span> <text:span text:style-name="T28">произвольной сменой комбинаций и продолжали покорять сердца отсутствующих зрителей своим непревзойдённым мастерством.</text:span></text:p>
      <text:p text:style-name="P46">Упоение восторгом. Сладостное блаженство.</text:p>
      <text:p text:style-name="P47"><text:span text:style-name="T380">Вот только в потоках сладострастья</text:span> у меня зачем-то всплывал<text:span text:style-name="T380">и отрывочные</text:span> мысл<text:span text:style-name="T380">и</text:span> про непонятн<text:span text:style-name="T380">ую</text:span> резиновую грелку <text:span text:style-name="T380">и </text:span>какого-то Тузика <text:span text:style-name="T380">в укромном</text:span> закутк<text:span text:style-name="T380">е</text:span>. При чём тут <text:span text:style-name="T380">грелка</text:span>? Какой <text:span text:style-name="T380">ещё </text:span>Тузик?</text:p>
      <text:p text:style-name="P46">Всё происходящее спрограмированно <text:s/>романом Карпентьера, который я недавно прочёл во «Всесвите». Там тоже герой, перед отправкой в Испанию на войну с генералом Франко в рядах Интернациональных бригад, поимел свою подругу трижды за ночь.</text:p>
      <text:p text:style-name="P46"/>
      <text:p text:style-name="P46">Утром она, наконец, приготовила чай, а я позвонил Жомниру, что привёз его книгу и скоро зайду.</text:p>
      <text:p text:style-name="P46"/>
      <text:p text:style-name="P46">Но к Жомниру я не пошёл, а вернулся к скверу Гоголя и в одной из прилегающих улочек зашёл в парикмахерскую.</text:p>
      <text:p text:style-name="P46">Там не ждали клиента в такую рань, но всё-таки одна из парикмахерш вызвалась побрить меня.</text:p>
      <text:p text:style-name="P46">Эта молодая, похожая на цыганку мастерица покарябала мне всё шею, всякий раз при этом ойкала и затирала порез щипучими квасцами. Ещё и плату взять не постеснялась.</text:p>
      <text:p text:style-name="P46"><text:soft-page-break/></text:p>
      <text:p text:style-name="P46">Опять же мимо сквера я зашёл в школу номер два.</text:p>
      <text:p text:style-name="P46">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46"/>
      <text:p text:style-name="P46">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46">- Вот эта девочка,- сказала педагог,- но она говорит, что у неё нет папы.</text:p>
      <text:p text:style-name="P46">- <text:span text:style-name="T29">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48">Учительница тактично отошла к окну неподалёку.</text:p>
      <text:p text:style-name="P48">Я расстегнул портфель и опустился рядом с тобою на одно колено, чтоб мы сравнялись. Ты всё так же не смотрела на меня.</text:p>
      <text:p text:style-name="P48">- Лилиана,- позвал я, достал из портфеля «Morning Star» и протянул тебе.- Передай это своей маме.</text:p>
      <text:p text:style-name="P48">Ты приняла сложенную газету и молча стояла, опустив глаза.</text:p>
      <text:p text:style-name="P48">- Ладно, Ли,- сказал я, - иди в класс.</text:p>
      <text:p text:style-name="P48">Ты с облегчением повернулась и пошла к двери своего класса.</text:p>
      <text:p text:style-name="P48">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открыток и телеграмм, что вы с ней меня любите, что поздравляете с днём рожденья, или днём Советской армии.</text:p>
      <text:p text:style-name="P48"/>
      <text:p text:style-name="P48">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48">Он сам когда-то хотел перевести его, но больно уж неконьюктурный этот Джойс.</text:p>
      <text:p text:style-name="P48">Я обещал вернуть оригинал ровно через десять лет.</text:p>
      <text:p text:style-name="P48">Поколебавшись всего мгновенье, он вынес книгу из архивной комнаты и отдал мне. </text:p>
      <text:p text:style-name="P48">Будет чем заполнять отмерянную мне вечность.</text:p>
      <text:p text:style-name="P48">- Куда ты теперь?- спросила Мария Антоновна.</text:p>
      <text:p text:style-name="P48">- В Баку.</text:p>
      <text:p text:style-name="P48"/>
      <text:p text:style-name="P48">Привычным толчком поезд отошёл от нежинского вокзала. Всё было позади, впереди было всё.</text:p>
      <text:p text:style-name="P48">Тридцать лет и три года.</text:p>
      <text:p text:style-name="P48">- Тебе пора творить чудеса,- сказал я знакомому саксофонисту, когда тому исполнилось тридцать три.</text:p>
      <text:p text:style-name="P48">- Чудеса я уже натворил,- ответил он,- и даже успел отсидеть за них.</text:p>
      <text:p text:style-name="P48">И как только люди всё успевают?</text:p>
      <text:p text:style-name="P8"/>
      <text:p text:style-name="P8">Я думал, что еду в Баку — устраиваться каменщиком четвёртого разряда, чтобы без помех переводить «Улиса».</text:p>
      <text:p text:style-name="P8">Как оказалось, я ехал в Нагорный Карабах с его войной за независимость и прочими вытекающими последствиями.</text:p>
      <text:p text:style-name="P8">Однако, за окнами вагона <text:span text:style-name="T8">пока что </text:span>всё ещё неслись пейзажи 1987-го, <text:span text:style-name="T5">последнего</text:span> мирного года. До развала нерушимого Союза республик свободных оставалось два года.</text:p>
      <text:p text:style-name="P8">Нынче мне талдычат, что и в том году новая эпоха уже <text:s/>витала в воздухе. <text:span text:style-name="T9">Простите</text:span>, не унюхал.</text:p>
      <text:p text:style-name="P350">В чём причина развала СССР?</text:p>
      <text:p text:style-name="P350">Его прикончили парни с обочины. <text:s/>Так назывался английский телефильм в четырёх сериях <text:soft-page-break/>про жизнь британских безработных.</text:p>
      <text:p text:style-name="P350">Цензоры центрального телевидения не врубились, что рабочий электроцеха завода «Мотордеталь» в конце недели скажет:</text:p>
      <text:p text:style-name="P350">-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350">Волшебная сила искусства затронула живые струны в сердце конотопского мужика и — пошла цепная реакция изменившая лицо мира.</text:p>
      <text:p text:style-name="P350">Поменялась ли его суть, или это была всего лишь пластическая операция?</text:p>
      <text:p text:style-name="P350">Про то пускай ломает голову какой-нибудь другой «я», а то у меня тут уже утро начинает брезжить за тонким <text:s/>полотном палатки оповещая конец бессоной ночи и этого наскончаемого письма.</text:p>
      <text:p text:style-name="P8"/>
      <text:p text:style-name="P14">Ты спросишь как протекала моя дальнейшая жизнь за водоразделом из Кавказского хребта?</text:p>
      <text:p text:style-name="P14">Так можешь и не спрашивать — я всё равно скажу.</text:p>
      <text:p text:style-name="P14">Во-первых, не говори о мое<text:span text:style-name="T10">й</text:span> жизни в прошедшем времени, она всё ещё продолжает течь дальше. Я укатал ей русло как сумел.</text:p>
      <text:p text:style-name="P14">Из-за спиралевидности течения, нам дано лишь проходить через множественные повторения тог<text:span text:style-name="T9">о</text:span> что было и будет.</text:p>
      <text:p text:style-name="P8"><text:s/>«...что было, то и будет...» <text:span text:style-name="T8">сказано в Ветхом завете</text:span>, а В. Даль в своём словаре записал тоже самое на нормальном, людском языке — «хрен редьки не слаще». Но, спрашивается, хоть кому-то помогли эти мудрости?</text:p>
      <text:p text:style-name="P14">А когда подкатывает момент почувствовать, что да пошло оно всё, то <text:span text:style-name="T10">я </text:span>не сопротивляюсь, а иду до конца.</text:p>
      <text:p text:style-name="P14">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4">Конечно, когда распознаю повторение знакомых ситуаций, то стараюсь не повторять мерзостей, за которые потом мучительно стыдно. До сих пор, вроде, удавалось.</text:p>
      <text:p text:style-name="P14">Или? Да, нет — точно...</text:p>
      <text:p text:style-name="P14">Если только тот сучий потрох в китайской палатке ещё чего-нибудь не нароет.</text:p>
      <text:p text:style-name="P14"/>
      <text:p text:style-name="P15">Так вот и текём тут себе — я да Варанда.</text:p>
      <text:p text:style-name="P15">Она — к Араксу, а я мимо и — дальше к последнему пределу, за которым неоглядно<text:span text:style-name="T10">е</text:span> безбрежно синее море, а в нём затерявшийся кораблик-парусник.</text:p>
      <text:p text:style-name="P15"/>
      <text:p text:style-name="P10">Что-то опять меня занесло на всякие эпохи с филологией. <text:span text:style-name="T3">В конце концов, это частное письмо отца к своей дочери, местами где-то и дидактическое даже, ну, в некотором роде.</text:span></text:p>
      <text:p text:style-name="P12"><text:s/>Так что пора, пожалуй, и честь знать — пришло время заэпиложиться.</text:p>
      <text:p text:style-name="P9"><text:tab/></text:p>
      <text:p text:style-name="P9"><text:tab/>...<text:span text:style-name="T3">а о себе, доченька, могу сообщить, что...</text:span></text:p>
      <text:p text:style-name="P11">сказанное кем-то и когда-то «я<text:span text:style-name="T4"> знаю, что я ничего не знаю» <text:s/></text:span><text:s/>— это совсем не про меня; хоть <text:s/><text:span text:style-name="T4"><text:s text:c="2"/>я </text:span>и сам, бывало, умничал этим перлом. <text:span text:style-name="T10">Нынче у меня серьёзные сомнения относительно даже </text:span>и <text:span text:style-name="T4">столь незначительной толики знания.</text:span></text:p>
      <text:p text:style-name="P4">Я сомневаюсь, что знаю хоть что-нибудь <text:span text:style-name="T3">—</text:span> пусть даже и ничего. <text:s/></text:p>
      <text:p text:style-name="P4"/>
      <text:p text:style-name="P4">«<text:span text:style-name="T367">Мы понимаем жизнь лишь оглядываясь на прошлое» изрёк любитель афоризмов. </text:span></text:p>
      <text:p text:style-name="P348">Идиот! Ты не поймёшь её даже если тебя выдернут из могилы и ткнут в неёю безносым черепом!</text:p>
      <text:p text:style-name="P348">И никто не поймёт...</text:p>
      <text:p text:style-name="P4">Несомненно одно <text:span text:style-name="T3">—</text:span> жизнь короче даже, чем ч<text:span text:style-name="T1">ё</text:span>рточка между датой рождения и кончины.</text:p>
      <text:p text:style-name="P4">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3">— </text:span>вс<text:span text:style-name="T1">ё</text:span> тот же наивный лох готовый увязаться в <text:soft-page-break/>экспедицию к неведомым кудыкиным горам.</text:p>
      <text:p text:style-name="P11">И<text:span text:style-name="T4"> пусть обшивка ни к черту, мачта скрыпит и вся эта скорлупа не переживёт ближайшего шторма </text:span>—<text:span text:style-name="T4"> вперёд!</text:span></text:p>
      <text:p text:style-name="P11">И<text:span text:style-name="T4"> пусть очередная каллисто или пенелопа (не велика разница) вопит, <text:s/>расхрыстав свои прелести, и мечется вдоль линии прибоя <text:s text:c="2"/>— вперёд!... <text:s/></text:span></text:p>
      <text:p text:style-name="P1"><text:s/></text:p>
      <text:p text:style-name="P2">Утешает лишь одно, что оставшийся отрезок ч<text:span text:style-name="T1">ё</text:span>рточки уже меньше пройденного и край различим. Значит — достигнем. </text:p>
      <text:p text:style-name="P2">А хули нам <text:span text:style-name="T12">ахулинамистам?!</text:span>!</text:p>
      <text:p text:style-name="P1"/>
      <text:p text:style-name="P1">До свиданья, дочка.</text:p>
      <text:p text:style-name="P1">Обнимаю.</text:p>
      <text:p text:style-name="P7">И, раз уж тебе <text:s text:c="2"/>хочется на «Вы» <text:s/>— </text:p>
      <text:p text:style-name="P3">С любовью, твои папы <text:span text:style-name="T2">—</text:span> Сергей и Николаевич.</text:p>
      <text:p text:style-name="P3"/>
      <text:p text:style-name="P13">(и, <text:span text:style-name="T6">какие бы слухи до тебя ни доходили </text:span><text:s/>— <text:span text:style-name="T7">ты твёрдо </text:span>знай: мы жили долго и счастливо и умерли в один день)</text:p>
      <text:p text:style-name="P1"/>
      <text:p text:style-name="P2">P.S.: <text:s/></text:p>
      <text:p text:style-name="P5">а коли родишь ещё и отпрыска мужеска пола — приглядывай! И буде заметишь излишнюю тягу к бумаге, или, <text:span text:style-name="T11">вместо игр</text:span>, в компьютере<text:span text:style-name="T11"> текст начнёт набирать</text:span>, то заверни <text:span text:style-name="T11">родимого</text:span> в белу тряпицу, да брось в быстру реченьку — он же тебе потом спасибо скажет.</text:p>
      <text:p text:style-name="P1"/>
      <text:p text:style-name="P16">P.P.S.:</text:p>
      <text:p text:style-name="P17">чуть не забыл предупредить, что всяк<text:span text:style-name="T13">и</text:span>е совпадени<text:span text:style-name="T13">я</text:span> с именами реальных людей абсолютно случайн<text:span text:style-name="T13">ы</text:span>, потому что любой графоман имеет право на творческий вымысел и мало ли что кому пригрезится в </text:p>
      <text:p text:style-name="P6"><text:tab/><text:tab/><text:tab/>ночь с 20 на 21 августа 2007 г., </text:p>
      <text:p text:style-name="P17"><text:tab/><text:tab/><text:tab/><text:tab/>на левом берегу <text:span text:style-name="T4">р</text:span>еки<text:span text:style-name="T4"> Варáнда...</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8T15:08:46.822466592</meta:creation-date>
    <dc:date>2016-11-28T22:15:57.595456556</dc:date>
    <dc:creator>sehrguey </dc:creator>
    <meta:editing-duration>PT14H55M24S</meta:editing-duration>
    <meta:editing-cycles>124</meta:editing-cycles>
    <meta:generator>LibreOffice/4.3.3.2$Linux_x86 LibreOffice_project/430m0$Build-2</meta:generator>
    <meta:document-statistic meta:table-count="0" meta:image-count="0" meta:object-count="0" meta:page-count="136" meta:paragraph-count="3249" meta:word-count="66172" meta:character-count="420438" meta:non-whitespace-character-count="355708"/>
  </office:meta>
</office:document-meta>
</file>